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ylfaen" svg:font-family="Sylfaen" style:font-family-generic="roman" style:font-pitch="variable" svg:panose-1="1 10 5 2 5 3 6 3 3 3"/>
    <style:font-face style:name="Helvetica" svg:font-family="Helvetica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 fo:margin-top="0in" fo:margin-bottom="0in" fo:text-indent="0.4444in"/>
    </style:style>
    <style:style style:name="T2" style:parent-style-name="DefaultParagraphFont" style:family="text">
      <style:text-properties style:font-name="Sylfaen" style:font-name-complex="Sylfaen" fo:color="#4A442A" fo:background-color="#FFFFFF"/>
    </style:style>
    <style:style style:name="T3" style:parent-style-name="DefaultParagraphFont" style:family="text">
      <style:text-properties style:font-name="Arial" style:font-name-complex="Arial" fo:color="#4A442A" fo:background-color="#FFFFFF"/>
    </style:style>
    <style:style style:name="P4" style:parent-style-name="NormalWeb" style:family="paragraph">
      <style:paragraph-properties fo:margin-top="0in" fo:margin-bottom="0in" fo:text-indent="0.4444in"/>
    </style:style>
    <style:style style:name="P5" style:parent-style-name="NormalWeb" style:family="paragraph">
      <style:paragraph-properties fo:margin-top="0in" fo:margin-bottom="0in" fo:text-indent="0.4444in"/>
    </style:style>
    <style:style style:name="T6" style:parent-style-name="DefaultParagraphFont" style:family="text">
      <style:text-properties style:font-name="Arial" style:font-name-complex="Arial" fo:color="#4A442A" fo:background-color="#FFFFFF"/>
    </style:style>
    <style:style style:name="T7" style:parent-style-name="DefaultParagraphFont" style:family="text">
      <style:text-properties style:font-name="Sylfaen" style:font-name-complex="Sylfaen" fo:color="#4A442A" fo:background-color="#FFFFFF"/>
    </style:style>
    <style:style style:name="T8" style:parent-style-name="DefaultParagraphFont" style:family="text">
      <style:text-properties fo:color="#4A442A" fo:background-color="#FFFFFF"/>
    </style:style>
    <style:style style:name="T9" style:parent-style-name="DefaultParagraphFont" style:family="text">
      <style:text-properties style:font-name="Sylfaen" style:font-name-complex="Sylfaen" fo:color="#4A442A" fo:background-color="#FFFFFF"/>
    </style:style>
    <style:style style:name="T10" style:parent-style-name="DefaultParagraphFont" style:family="text">
      <style:text-properties fo:color="#4A442A" fo:background-color="#FFFFFF"/>
    </style:style>
    <style:style style:name="T11" style:parent-style-name="DefaultParagraphFont" style:family="text">
      <style:text-properties style:font-name="Sylfaen" style:font-name-complex="Sylfaen" fo:color="#4A442A" fo:background-color="#FFFFFF"/>
    </style:style>
    <style:style style:name="T12" style:parent-style-name="DefaultParagraphFont" style:family="text">
      <style:text-properties fo:color="#4A442A" fo:background-color="#FFFFFF"/>
    </style:style>
    <style:style style:name="T13" style:parent-style-name="DefaultParagraphFont" style:family="text">
      <style:text-properties style:font-name="Sylfaen" style:font-name-complex="Sylfaen" fo:color="#1155CC" fo:background-color="#FFFFFF"/>
    </style:style>
    <style:style style:name="P14" style:parent-style-name="NormalWeb" style:family="paragraph">
      <style:paragraph-properties fo:margin-top="0in" fo:margin-bottom="0in" fo:text-indent="0.4444in"/>
    </style:style>
    <style:style style:name="T15" style:parent-style-name="sc-kafwex" style:family="text">
      <style:text-properties style:font-name="Helvetica" fo:color="#0088CC"/>
    </style:style>
    <style:style style:name="P16" style:parent-style-name="NormalWeb" style:family="paragraph">
      <style:paragraph-properties fo:margin-top="0in" fo:margin-bottom="0in" fo:text-indent="0.4444in"/>
    </style:style>
    <style:style style:name="T17" style:parent-style-name="DefaultParagraphFont" style:family="text">
      <style:text-properties fo:color="#1155CC" fo:background-color="#FFFFFF"/>
    </style:style>
    <style:style style:name="P18" style:parent-style-name="NormalWeb" style:family="paragraph">
      <style:paragraph-properties fo:margin-top="0in" fo:margin-bottom="0in" fo:text-indent="0.4444in"/>
    </style:style>
    <style:style style:name="T19" style:parent-style-name="DefaultParagraphFont" style:family="text">
      <style:text-properties style:font-name="Sylfaen" style:font-name-complex="Sylfaen" fo:color="#4A442A" fo:background-color="#FFFFFF"/>
    </style:style>
    <style:style style:name="T20" style:parent-style-name="DefaultParagraphFont" style:family="text">
      <style:text-properties fo:color="#4A442A" fo:background-color="#FFFFFF"/>
    </style:style>
    <style:style style:name="T21" style:parent-style-name="DefaultParagraphFont" style:family="text">
      <style:text-properties style:font-name="Sylfaen" style:font-name-complex="Sylfaen" fo:color="#4A442A" fo:background-color="#FFFFFF"/>
    </style:style>
    <style:style style:name="T22" style:parent-style-name="DefaultParagraphFont" style:family="text">
      <style:text-properties fo:color="#4A442A" fo:background-color="#FFFFFF"/>
    </style:style>
    <style:style style:name="T23" style:parent-style-name="DefaultParagraphFont" style:family="text">
      <style:text-properties style:font-name="Sylfaen" style:font-name-complex="Sylfaen" fo:color="#4A442A" fo:background-color="#FFFFFF"/>
    </style:style>
    <style:style style:name="T24" style:parent-style-name="DefaultParagraphFont" style:family="text">
      <style:text-properties fo:color="#4A442A" fo:background-color="#FFFFFF"/>
    </style:style>
    <style:style style:name="T25" style:parent-style-name="DefaultParagraphFont" style:family="text">
      <style:text-properties style:font-name="Sylfaen" style:font-name-complex="Sylfaen" fo:color="#4A442A" fo:background-color="#FFFFFF"/>
    </style:style>
    <style:style style:name="T26" style:parent-style-name="DefaultParagraphFont" style:family="text">
      <style:text-properties fo:color="#4A442A" fo:background-color="#FFFFFF"/>
    </style:style>
    <style:style style:name="T27" style:parent-style-name="DefaultParagraphFont" style:family="text">
      <style:text-properties style:font-name="Sylfaen" style:font-name-complex="Sylfaen" fo:color="#4A442A" fo:background-color="#FFFFFF"/>
    </style:style>
    <style:style style:name="T28" style:parent-style-name="DefaultParagraphFont" style:family="text">
      <style:text-properties fo:color="#4A442A" fo:background-color="#FFFFFF"/>
    </style:style>
    <style:style style:name="T29" style:parent-style-name="DefaultParagraphFont" style:family="text">
      <style:text-properties style:font-name="Sylfaen" style:font-name-complex="Sylfaen" fo:color="#4A442A" fo:background-color="#FFFFFF"/>
    </style:style>
    <style:style style:name="T30" style:parent-style-name="DefaultParagraphFont" style:family="text">
      <style:text-properties fo:color="#4A442A" fo:background-color="#FFFFFF"/>
    </style:style>
    <style:style style:name="T31" style:parent-style-name="DefaultParagraphFont" style:family="text">
      <style:text-properties style:font-name="Sylfaen" style:font-name-complex="Sylfaen" fo:color="#4A442A" fo:background-color="#FFFFFF"/>
    </style:style>
    <style:style style:name="T32" style:parent-style-name="DefaultParagraphFont" style:family="text">
      <style:text-properties fo:color="#4A442A" fo:background-color="#FFFFFF"/>
    </style:style>
    <style:style style:name="T33" style:parent-style-name="DefaultParagraphFont" style:family="text">
      <style:text-properties style:font-name="Sylfaen" style:font-name-complex="Sylfaen" fo:color="#4A442A" fo:background-color="#FFFFFF"/>
    </style:style>
    <style:style style:name="T34" style:parent-style-name="DefaultParagraphFont" style:family="text">
      <style:text-properties fo:color="#4A442A" fo:background-color="#FFFFFF"/>
    </style:style>
    <style:style style:name="T35" style:parent-style-name="DefaultParagraphFont" style:family="text">
      <style:text-properties style:font-name="Sylfaen" style:font-name-complex="Sylfaen" fo:color="#4A442A" fo:background-color="#FFFFFF"/>
    </style:style>
    <style:style style:name="T36" style:parent-style-name="DefaultParagraphFont" style:family="text">
      <style:text-properties style:font-name="Sylfaen" style:font-name-complex="Sylfaen" fo:color="#4A442A" fo:background-color="#FFFFFF"/>
    </style:style>
    <style:style style:name="T37" style:parent-style-name="DefaultParagraphFont" style:family="text">
      <style:text-properties fo:color="#4A442A" fo:background-color="#FFFFFF"/>
    </style:style>
    <style:style style:name="T38" style:parent-style-name="DefaultParagraphFont" style:family="text">
      <style:text-properties style:font-name="Sylfaen" style:font-name-complex="Sylfaen" fo:color="#4A442A" fo:background-color="#FFFFFF"/>
    </style:style>
    <style:style style:name="T39" style:parent-style-name="DefaultParagraphFont" style:family="text">
      <style:text-properties fo:color="#4A442A" fo:background-color="#FFFFFF"/>
    </style:style>
    <style:style style:name="T40" style:parent-style-name="DefaultParagraphFont" style:family="text">
      <style:text-properties style:font-name="Sylfaen" style:font-name-complex="Sylfaen" fo:color="#4A442A" fo:background-color="#FFFFFF"/>
    </style:style>
    <style:style style:name="T41" style:parent-style-name="DefaultParagraphFont" style:family="text">
      <style:text-properties fo:color="#4A442A" fo:background-color="#FFFFFF"/>
    </style:style>
    <style:style style:name="T42" style:parent-style-name="DefaultParagraphFont" style:family="text">
      <style:text-properties style:font-name="Sylfaen" style:font-name-complex="Sylfaen" fo:color="#4A442A" fo:background-color="#FFFFFF"/>
    </style:style>
    <style:style style:name="T43" style:parent-style-name="DefaultParagraphFont" style:family="text">
      <style:text-properties fo:color="#4A442A" fo:background-color="#FFFFFF"/>
    </style:style>
    <style:style style:name="T44" style:parent-style-name="DefaultParagraphFont" style:family="text">
      <style:text-properties style:font-name="Sylfaen" style:font-name-complex="Sylfaen" fo:color="#4A442A" fo:background-color="#FFFFFF"/>
    </style:style>
    <style:style style:name="T45" style:parent-style-name="DefaultParagraphFont" style:family="text">
      <style:text-properties fo:color="#4A442A" fo:background-color="#FFFFFF"/>
    </style:style>
    <style:style style:name="T46" style:parent-style-name="DefaultParagraphFont" style:family="text">
      <style:text-properties style:font-name="Sylfaen" style:font-name-complex="Sylfaen" fo:color="#4A442A" fo:background-color="#FFFFFF"/>
    </style:style>
    <style:style style:name="T47" style:parent-style-name="DefaultParagraphFont" style:family="text">
      <style:text-properties fo:color="#4A442A" fo:background-color="#FFFFFF"/>
    </style:style>
    <style:style style:name="T48" style:parent-style-name="DefaultParagraphFont" style:family="text">
      <style:text-properties style:font-name="Sylfaen" style:font-name-complex="Sylfaen" fo:color="#4A442A" fo:background-color="#FFFFFF"/>
    </style:style>
    <style:style style:name="T49" style:parent-style-name="DefaultParagraphFont" style:family="text">
      <style:text-properties fo:color="#4A442A" fo:background-color="#FFFFFF"/>
    </style:style>
    <style:style style:name="T50" style:parent-style-name="DefaultParagraphFont" style:family="text">
      <style:text-properties style:font-name="Tahoma" style:font-name-complex="Tahoma" fo:color="#4A442A" fo:background-color="#FFFFFF"/>
    </style:style>
    <style:style style:name="P51" style:parent-style-name="NormalWeb" style:family="paragraph">
      <style:paragraph-properties fo:margin-top="0in" fo:margin-bottom="0in" fo:text-indent="0.4444in"/>
    </style:style>
    <style:style style:name="T52" style:parent-style-name="DefaultParagraphFont" style:family="text">
      <style:text-properties fo:color="#4A442A" fo:background-color="#FFFFFF"/>
    </style:style>
    <style:style style:name="T53" style:parent-style-name="DefaultParagraphFont" style:family="text">
      <style:text-properties style:font-name="Sylfaen" style:font-name-complex="Sylfaen" fo:color="#4A442A" fo:background-color="#FFFFFF"/>
    </style:style>
    <style:style style:name="T54" style:parent-style-name="DefaultParagraphFont" style:family="text">
      <style:text-properties fo:color="#4A442A" fo:background-color="#FFFFFF"/>
    </style:style>
    <style:style style:name="T55" style:parent-style-name="DefaultParagraphFont" style:family="text">
      <style:text-properties style:font-name="Sylfaen" style:font-name-complex="Sylfaen" fo:color="#4A442A" fo:background-color="#FFFFFF"/>
    </style:style>
    <style:style style:name="T56" style:parent-style-name="DefaultParagraphFont" style:family="text">
      <style:text-properties fo:color="#4A442A" fo:background-color="#FFFFFF"/>
    </style:style>
    <style:style style:name="T57" style:parent-style-name="DefaultParagraphFont" style:family="text">
      <style:text-properties style:font-name="Sylfaen" style:font-name-complex="Sylfaen" fo:color="#4A442A" fo:background-color="#FFFFFF"/>
    </style:style>
    <style:style style:name="T58" style:parent-style-name="DefaultParagraphFont" style:family="text">
      <style:text-properties fo:color="#4A442A" fo:background-color="#FFFFFF"/>
    </style:style>
    <style:style style:name="T59" style:parent-style-name="DefaultParagraphFont" style:family="text">
      <style:text-properties style:font-name="Sylfaen" style:font-name-complex="Sylfaen" fo:color="#4A442A" fo:background-color="#FFFFFF"/>
    </style:style>
    <style:style style:name="T60" style:parent-style-name="DefaultParagraphFont" style:family="text">
      <style:text-properties fo:color="#4A442A" fo:background-color="#FFFFFF"/>
    </style:style>
    <style:style style:name="T61" style:parent-style-name="DefaultParagraphFont" style:family="text">
      <style:text-properties style:font-name="Sylfaen" style:font-name-complex="Sylfaen" fo:color="#4A442A" fo:background-color="#FFFFFF"/>
    </style:style>
    <style:style style:name="T62" style:parent-style-name="DefaultParagraphFont" style:family="text">
      <style:text-properties fo:color="#4A442A" fo:background-color="#FFFFFF"/>
    </style:style>
    <style:style style:name="T63" style:parent-style-name="DefaultParagraphFont" style:family="text">
      <style:text-properties style:font-name="Sylfaen" style:font-name-complex="Sylfaen" fo:color="#4A442A" fo:background-color="#FFFFFF"/>
    </style:style>
    <style:style style:name="T64" style:parent-style-name="DefaultParagraphFont" style:family="text">
      <style:text-properties fo:color="#4A442A" fo:background-color="#FFFFFF"/>
    </style:style>
    <style:style style:name="T65" style:parent-style-name="DefaultParagraphFont" style:family="text">
      <style:text-properties style:font-name="Sylfaen" style:font-name-complex="Sylfaen" fo:color="#4A442A" fo:background-color="#FFFFFF"/>
    </style:style>
    <style:style style:name="T66" style:parent-style-name="DefaultParagraphFont" style:family="text">
      <style:text-properties fo:color="#4A442A" fo:background-color="#FFFFFF"/>
    </style:style>
    <style:style style:name="T67" style:parent-style-name="DefaultParagraphFont" style:family="text">
      <style:text-properties style:font-name="Sylfaen" style:font-name-complex="Sylfaen" fo:color="#4A442A" fo:background-color="#FFFFFF"/>
    </style:style>
    <style:style style:name="T68" style:parent-style-name="DefaultParagraphFont" style:family="text">
      <style:text-properties fo:color="#4A442A" fo:background-color="#FFFFFF"/>
    </style:style>
    <style:style style:name="T69" style:parent-style-name="DefaultParagraphFont" style:family="text">
      <style:text-properties style:font-name="Sylfaen" style:font-name-complex="Sylfaen" fo:color="#4A442A" fo:background-color="#FFFFFF"/>
    </style:style>
    <style:style style:name="T70" style:parent-style-name="DefaultParagraphFont" style:family="text">
      <style:text-properties fo:color="#4A442A" fo:background-color="#FFFFFF"/>
    </style:style>
    <style:style style:name="T71" style:parent-style-name="DefaultParagraphFont" style:family="text">
      <style:text-properties style:font-name="Sylfaen" style:font-name-complex="Sylfaen" fo:color="#4A442A" fo:background-color="#FFFFFF"/>
    </style:style>
    <style:style style:name="T72" style:parent-style-name="DefaultParagraphFont" style:family="text">
      <style:text-properties fo:color="#4A442A" fo:background-color="#FFFFFF"/>
    </style:style>
    <style:style style:name="T73" style:parent-style-name="DefaultParagraphFont" style:family="text">
      <style:text-properties style:font-name="Sylfaen" style:font-name-complex="Sylfaen" fo:color="#4A442A" fo:background-color="#FFFFFF"/>
    </style:style>
    <style:style style:name="T74" style:parent-style-name="DefaultParagraphFont" style:family="text">
      <style:text-properties fo:color="#4A442A" fo:background-color="#FFFFFF"/>
    </style:style>
    <style:style style:name="T75" style:parent-style-name="DefaultParagraphFont" style:family="text">
      <style:text-properties style:font-name="Sylfaen" style:font-name-complex="Sylfaen" fo:color="#4A442A" fo:background-color="#FFFFFF"/>
    </style:style>
    <style:style style:name="T76" style:parent-style-name="DefaultParagraphFont" style:family="text">
      <style:text-properties fo:color="#4A442A" fo:background-color="#FFFFFF"/>
    </style:style>
    <style:style style:name="T77" style:parent-style-name="DefaultParagraphFont" style:family="text">
      <style:text-properties style:font-name="Sylfaen" style:font-name-complex="Sylfaen" fo:color="#4A442A" fo:background-color="#FFFFFF"/>
    </style:style>
    <style:style style:name="T78" style:parent-style-name="DefaultParagraphFont" style:family="text">
      <style:text-properties fo:color="#4A442A" fo:background-color="#FFFFFF"/>
    </style:style>
    <style:style style:name="T79" style:parent-style-name="DefaultParagraphFont" style:family="text">
      <style:text-properties style:font-name="Sylfaen" style:font-name-complex="Sylfaen" fo:color="#4A442A" fo:background-color="#FFFFFF"/>
    </style:style>
    <style:style style:name="T80" style:parent-style-name="DefaultParagraphFont" style:family="text">
      <style:text-properties fo:color="#4A442A" fo:background-color="#FFFFFF"/>
    </style:style>
    <style:style style:name="T81" style:parent-style-name="DefaultParagraphFont" style:family="text">
      <style:text-properties style:font-name="Sylfaen" style:font-name-complex="Sylfaen" fo:color="#4A442A" fo:background-color="#FFFFFF"/>
    </style:style>
    <style:style style:name="T82" style:parent-style-name="DefaultParagraphFont" style:family="text">
      <style:text-properties fo:color="#4A442A" fo:background-color="#FFFFFF"/>
    </style:style>
    <style:style style:name="T83" style:parent-style-name="DefaultParagraphFont" style:family="text">
      <style:text-properties style:font-name="Sylfaen" style:font-name-complex="Sylfaen" fo:color="#4A442A" fo:background-color="#FFFFFF"/>
    </style:style>
    <style:style style:name="T84" style:parent-style-name="DefaultParagraphFont" style:family="text">
      <style:text-properties fo:color="#4A442A" fo:background-color="#FFFFFF"/>
    </style:style>
    <style:style style:name="T85" style:parent-style-name="DefaultParagraphFont" style:family="text">
      <style:text-properties style:font-name="Sylfaen" style:font-name-complex="Sylfaen" fo:color="#4A442A" fo:background-color="#FFFFFF"/>
    </style:style>
    <style:style style:name="T86" style:parent-style-name="DefaultParagraphFont" style:family="text">
      <style:text-properties fo:color="#4A442A" fo:background-color="#FFFFFF"/>
    </style:style>
    <style:style style:name="T87" style:parent-style-name="DefaultParagraphFont" style:family="text">
      <style:text-properties style:font-name="Sylfaen" style:font-name-complex="Sylfaen" fo:color="#4A442A" fo:background-color="#FFFFFF"/>
    </style:style>
    <style:style style:name="T88" style:parent-style-name="DefaultParagraphFont" style:family="text">
      <style:text-properties fo:color="#4A442A" fo:background-color="#FFFFFF"/>
    </style:style>
    <style:style style:name="T89" style:parent-style-name="DefaultParagraphFont" style:family="text">
      <style:text-properties style:font-name="Sylfaen" style:font-name-complex="Sylfaen" fo:color="#4A442A" fo:background-color="#FFFFFF"/>
    </style:style>
    <style:style style:name="T90" style:parent-style-name="DefaultParagraphFont" style:family="text">
      <style:text-properties fo:color="#4A442A" fo:background-color="#FFFFFF"/>
    </style:style>
    <style:style style:name="T91" style:parent-style-name="DefaultParagraphFont" style:family="text">
      <style:text-properties style:font-name="Sylfaen" style:font-name-complex="Sylfaen" fo:color="#4A442A" fo:background-color="#FFFFFF"/>
    </style:style>
    <style:style style:name="T92" style:parent-style-name="DefaultParagraphFont" style:family="text">
      <style:text-properties fo:color="#4A442A" fo:background-color="#FFFFFF"/>
    </style:style>
    <style:style style:name="T93" style:parent-style-name="DefaultParagraphFont" style:family="text">
      <style:text-properties style:font-name="Sylfaen" style:font-name-complex="Sylfaen" fo:color="#4A442A" fo:background-color="#FFFFFF"/>
    </style:style>
    <style:style style:name="T94" style:parent-style-name="DefaultParagraphFont" style:family="text">
      <style:text-properties fo:color="#4A442A" fo:background-color="#FFFFFF"/>
    </style:style>
    <style:style style:name="T95" style:parent-style-name="DefaultParagraphFont" style:family="text">
      <style:text-properties style:font-name="Sylfaen" style:font-name-complex="Sylfaen" fo:color="#4A442A" fo:background-color="#FFFFFF"/>
    </style:style>
    <style:style style:name="T96" style:parent-style-name="DefaultParagraphFont" style:family="text">
      <style:text-properties fo:color="#4A442A" fo:background-color="#FFFFFF"/>
    </style:style>
    <style:style style:name="T97" style:parent-style-name="DefaultParagraphFont" style:family="text">
      <style:text-properties style:font-name="Sylfaen" style:font-name-complex="Sylfaen" fo:color="#4A442A" fo:background-color="#FFFFFF"/>
    </style:style>
    <style:style style:name="T98" style:parent-style-name="DefaultParagraphFont" style:family="text">
      <style:text-properties fo:color="#4A442A" fo:background-color="#FFFFFF"/>
    </style:style>
    <style:style style:name="T99" style:parent-style-name="DefaultParagraphFont" style:family="text">
      <style:text-properties style:font-name="Sylfaen" style:font-name-complex="Sylfaen" fo:color="#4A442A" fo:background-color="#FFFFFF"/>
    </style:style>
    <style:style style:name="T100" style:parent-style-name="DefaultParagraphFont" style:family="text">
      <style:text-properties fo:color="#4A442A" fo:background-color="#FFFFFF"/>
    </style:style>
    <style:style style:name="T101" style:parent-style-name="DefaultParagraphFont" style:family="text">
      <style:text-properties style:font-name="Sylfaen" style:font-name-complex="Sylfaen" fo:color="#4A442A" fo:background-color="#FFFFFF"/>
    </style:style>
    <style:style style:name="T102" style:parent-style-name="DefaultParagraphFont" style:family="text">
      <style:text-properties fo:color="#4A442A" fo:background-color="#FFFFFF"/>
    </style:style>
    <style:style style:name="T103" style:parent-style-name="DefaultParagraphFont" style:family="text">
      <style:text-properties style:font-name="Sylfaen" style:font-name-complex="Sylfaen" fo:color="#4A442A" fo:background-color="#FFFFFF"/>
    </style:style>
    <style:style style:name="T104" style:parent-style-name="DefaultParagraphFont" style:family="text">
      <style:text-properties fo:color="#4A442A" fo:background-color="#FFFFFF"/>
    </style:style>
    <style:style style:name="T105" style:parent-style-name="DefaultParagraphFont" style:family="text">
      <style:text-properties style:font-name="Sylfaen" style:font-name-complex="Sylfaen" fo:color="#4A442A" fo:background-color="#FFFFFF"/>
    </style:style>
    <style:style style:name="T106" style:parent-style-name="DefaultParagraphFont" style:family="text">
      <style:text-properties fo:color="#4A442A" fo:background-color="#FFFFFF"/>
    </style:style>
    <style:style style:name="T107" style:parent-style-name="DefaultParagraphFont" style:family="text">
      <style:text-properties style:font-name="Sylfaen" style:font-name-complex="Sylfaen" fo:color="#4A442A" fo:background-color="#FFFFFF"/>
    </style:style>
    <style:style style:name="T108" style:parent-style-name="DefaultParagraphFont" style:family="text">
      <style:text-properties fo:color="#4A442A" fo:background-color="#FFFFFF"/>
    </style:style>
    <style:style style:name="T109" style:parent-style-name="DefaultParagraphFont" style:family="text">
      <style:text-properties style:font-name="Sylfaen" style:font-name-complex="Sylfaen" fo:color="#4A442A" fo:background-color="#FFFFFF"/>
    </style:style>
    <style:style style:name="T110" style:parent-style-name="DefaultParagraphFont" style:family="text">
      <style:text-properties fo:color="#4A442A" fo:background-color="#FFFFFF"/>
    </style:style>
    <style:style style:name="T111" style:parent-style-name="DefaultParagraphFont" style:family="text">
      <style:text-properties style:font-name="Sylfaen" style:font-name-complex="Sylfaen" fo:color="#4A442A" fo:background-color="#FFFFFF"/>
    </style:style>
    <style:style style:name="T112" style:parent-style-name="DefaultParagraphFont" style:family="text">
      <style:text-properties fo:color="#4A442A" fo:background-color="#FFFFFF"/>
    </style:style>
    <style:style style:name="T113" style:parent-style-name="DefaultParagraphFont" style:family="text">
      <style:text-properties style:font-name="Sylfaen" style:font-name-complex="Sylfaen" fo:color="#4A442A" fo:background-color="#FFFFFF"/>
    </style:style>
    <style:style style:name="T114" style:parent-style-name="DefaultParagraphFont" style:family="text">
      <style:text-properties fo:color="#4A442A" fo:background-color="#FFFFFF"/>
    </style:style>
    <style:style style:name="T115" style:parent-style-name="DefaultParagraphFont" style:family="text">
      <style:text-properties style:font-name="Sylfaen" style:font-name-complex="Sylfaen" fo:color="#4A442A" fo:background-color="#FFFFFF"/>
    </style:style>
    <style:style style:name="T116" style:parent-style-name="DefaultParagraphFont" style:family="text">
      <style:text-properties fo:color="#4A442A" fo:background-color="#FFFFFF"/>
    </style:style>
    <style:style style:name="T117" style:parent-style-name="DefaultParagraphFont" style:family="text">
      <style:text-properties style:font-name="Sylfaen" style:font-name-complex="Sylfaen" fo:color="#4A442A" fo:background-color="#FFFFFF"/>
    </style:style>
    <style:style style:name="T118" style:parent-style-name="DefaultParagraphFont" style:family="text">
      <style:text-properties fo:color="#4A442A" fo:background-color="#FFFFFF"/>
    </style:style>
    <style:style style:name="P119" style:parent-style-name="NormalWeb" style:family="paragraph">
      <style:paragraph-properties fo:margin-top="0in" fo:margin-bottom="0in" fo:text-indent="0.4444in"/>
    </style:style>
    <style:style style:name="T120" style:parent-style-name="DefaultParagraphFont" style:family="text">
      <style:text-properties style:font-name="Arial" style:font-name-complex="Arial" fo:color="#4A442A" fo:background-color="#FFFFFF"/>
    </style:style>
    <style:style style:name="T121" style:parent-style-name="DefaultParagraphFont" style:family="text">
      <style:text-properties style:font-name="Sylfaen" style:font-name-complex="Sylfaen" fo:color="#4A442A" fo:background-color="#FFFFFF"/>
    </style:style>
    <style:style style:name="T122" style:parent-style-name="DefaultParagraphFont" style:family="text">
      <style:text-properties style:font-name="Arial" style:font-name-complex="Arial" fo:color="#4A442A" fo:background-color="#FFFFFF"/>
    </style:style>
    <style:style style:name="T123" style:parent-style-name="DefaultParagraphFont" style:family="text">
      <style:text-properties style:font-name="Sylfaen" style:font-name-complex="Sylfaen" fo:color="#4A442A" fo:background-color="#FFFFFF"/>
    </style:style>
    <style:style style:name="T124" style:parent-style-name="DefaultParagraphFont" style:family="text">
      <style:text-properties style:font-name="Arial" style:font-name-complex="Arial" fo:color="#4A442A" fo:background-color="#FFFFFF"/>
    </style:style>
    <style:style style:name="T125" style:parent-style-name="DefaultParagraphFont" style:family="text">
      <style:text-properties style:font-name="Sylfaen" style:font-name-complex="Sylfaen" fo:color="#4A442A" fo:background-color="#FFFFFF"/>
    </style:style>
    <style:style style:name="T126" style:parent-style-name="DefaultParagraphFont" style:family="text">
      <style:text-properties style:font-name="Arial" style:font-name-complex="Arial" fo:color="#4A442A" fo:background-color="#FFFFFF"/>
    </style:style>
    <style:style style:name="T127" style:parent-style-name="DefaultParagraphFont" style:family="text">
      <style:text-properties style:font-name="Sylfaen" style:font-name-complex="Sylfaen" fo:color="#4A442A" fo:background-color="#FFFFFF"/>
    </style:style>
    <style:style style:name="T128" style:parent-style-name="DefaultParagraphFont" style:family="text">
      <style:text-properties style:font-name="Arial" style:font-name-complex="Arial" fo:color="#4A442A" fo:background-color="#FFFFFF"/>
    </style:style>
    <style:style style:name="T129" style:parent-style-name="DefaultParagraphFont" style:family="text">
      <style:text-properties fo:color="#4A442A" fo:background-color="#FFFFFF"/>
    </style:style>
    <style:style style:name="T130" style:parent-style-name="DefaultParagraphFont" style:family="text">
      <style:text-properties style:font-name="Sylfaen" style:font-name-complex="Sylfaen" fo:color="#4A442A" fo:background-color="#FFFFFF"/>
    </style:style>
    <style:style style:name="P131" style:parent-style-name="NormalWeb" style:family="paragraph">
      <style:paragraph-properties fo:margin-top="0in" fo:margin-bottom="0in" fo:text-indent="0.4444in"/>
      <style:text-properties fo:color="#4A442A" fo:background-color="#FFFFFF"/>
    </style:style>
    <style:style style:name="P132" style:parent-style-name="NormalWeb" style:family="paragraph">
      <style:paragraph-properties fo:margin-top="0in" fo:margin-bottom="0in" fo:text-indent="0.4444in"/>
    </style:style>
    <style:style style:name="T133" style:parent-style-name="DefaultParagraphFont" style:family="text">
      <style:text-properties fo:color="#4A442A" fo:background-color="#FFFFFF"/>
    </style:style>
    <style:style style:name="T134" style:parent-style-name="DefaultParagraphFont" style:family="text">
      <style:text-properties style:font-name="Sylfaen" style:font-name-complex="Sylfaen" fo:color="#4A442A" fo:background-color="#FFFFFF"/>
    </style:style>
    <style:style style:name="T135" style:parent-style-name="DefaultParagraphFont" style:family="text">
      <style:text-properties fo:color="#4A442A" fo:background-color="#FFFFFF"/>
    </style:style>
    <style:style style:name="T136" style:parent-style-name="DefaultParagraphFont" style:family="text">
      <style:text-properties style:font-name="Sylfaen" style:font-name-complex="Sylfaen" fo:color="#4A442A" fo:background-color="#FFFFFF"/>
    </style:style>
    <style:style style:name="T137" style:parent-style-name="DefaultParagraphFont" style:family="text">
      <style:text-properties fo:color="#4A442A" fo:background-color="#FFFFFF"/>
    </style:style>
    <style:style style:name="T138" style:parent-style-name="DefaultParagraphFont" style:family="text">
      <style:text-properties style:font-name="Sylfaen" style:font-name-complex="Sylfaen" fo:color="#4A442A" fo:background-color="#FFFFFF"/>
    </style:style>
    <style:style style:name="T139" style:parent-style-name="DefaultParagraphFont" style:family="text">
      <style:text-properties fo:color="#4A442A" fo:background-color="#FFFFFF"/>
    </style:style>
    <style:style style:name="T140" style:parent-style-name="DefaultParagraphFont" style:family="text">
      <style:text-properties style:font-name="Sylfaen" style:font-name-complex="Sylfaen" fo:color="#4A442A" fo:background-color="#FFFFFF"/>
    </style:style>
    <style:style style:name="T141" style:parent-style-name="DefaultParagraphFont" style:family="text">
      <style:text-properties fo:color="#4A442A" fo:background-color="#FFFFFF"/>
    </style:style>
    <style:style style:name="T142" style:parent-style-name="DefaultParagraphFont" style:family="text">
      <style:text-properties style:font-name="Sylfaen" style:font-name-complex="Sylfaen" fo:color="#4A442A" fo:background-color="#FFFFFF"/>
    </style:style>
    <style:style style:name="T143" style:parent-style-name="DefaultParagraphFont" style:family="text">
      <style:text-properties fo:color="#4A442A" fo:background-color="#FFFFFF"/>
    </style:style>
    <style:style style:name="T144" style:parent-style-name="DefaultParagraphFont" style:family="text">
      <style:text-properties style:font-name="Tahoma" style:font-name-complex="Tahoma" fo:color="#4A442A" fo:background-color="#FFFFFF"/>
    </style:style>
    <style:style style:name="T145" style:parent-style-name="DefaultParagraphFont" style:family="text">
      <style:text-properties fo:color="#4A442A" fo:background-color="#FFFFFF"/>
    </style:style>
    <style:style style:name="T146" style:parent-style-name="DefaultParagraphFont" style:family="text">
      <style:text-properties style:font-name="Sylfaen" style:font-name-complex="Sylfaen" fo:color="#4A442A" fo:background-color="#FFFFFF"/>
    </style:style>
    <style:style style:name="T147" style:parent-style-name="DefaultParagraphFont" style:family="text">
      <style:text-properties fo:color="#4A442A" fo:background-color="#FFFFFF"/>
    </style:style>
    <style:style style:name="T148" style:parent-style-name="DefaultParagraphFont" style:family="text">
      <style:text-properties style:font-name="Tahoma" style:font-name-complex="Tahoma" fo:color="#4A442A" fo:background-color="#FFFFFF"/>
    </style:style>
    <style:style style:name="T149" style:parent-style-name="DefaultParagraphFont" style:family="text">
      <style:text-properties fo:color="#4A442A" fo:background-color="#FFFFFF"/>
    </style:style>
    <style:style style:name="T150" style:parent-style-name="DefaultParagraphFont" style:family="text">
      <style:text-properties fo:color="#1155CC" fo:background-color="#FFFFFF"/>
    </style:style>
    <style:style style:name="P151" style:parent-style-name="NormalWeb" style:family="paragraph">
      <style:paragraph-properties fo:margin-top="0in" fo:margin-bottom="0in" fo:text-indent="0.4444in"/>
    </style:style>
    <style:style style:name="T152" style:parent-style-name="DefaultParagraphFont" style:family="text">
      <style:text-properties style:font-name="Sylfaen" style:font-name-complex="Sylfaen" fo:color="#4A442A" fo:background-color="#FFFFFF"/>
    </style:style>
    <style:style style:name="T153" style:parent-style-name="DefaultParagraphFont" style:family="text">
      <style:text-properties fo:color="#4A442A" fo:background-color="#FFFFFF"/>
    </style:style>
    <style:style style:name="T154" style:parent-style-name="DefaultParagraphFont" style:family="text">
      <style:text-properties style:font-name="Sylfaen" style:font-name-complex="Sylfaen" fo:color="#4A442A" fo:background-color="#FFFFFF"/>
    </style:style>
    <style:style style:name="T155" style:parent-style-name="DefaultParagraphFont" style:family="text">
      <style:text-properties fo:color="#4A442A" fo:background-color="#FFFFFF"/>
    </style:style>
    <style:style style:name="T156" style:parent-style-name="DefaultParagraphFont" style:family="text">
      <style:text-properties style:font-name="Sylfaen" style:font-name-complex="Sylfaen" fo:color="#4A442A" fo:background-color="#FFFFFF"/>
    </style:style>
    <style:style style:name="T157" style:parent-style-name="DefaultParagraphFont" style:family="text">
      <style:text-properties fo:color="#4A442A" fo:background-color="#FFFFFF"/>
    </style:style>
    <style:style style:name="T158" style:parent-style-name="DefaultParagraphFont" style:family="text">
      <style:text-properties style:font-name="Sylfaen" style:font-name-complex="Sylfaen" fo:color="#4A442A" fo:background-color="#FFFFFF"/>
    </style:style>
    <style:style style:name="T159" style:parent-style-name="DefaultParagraphFont" style:family="text">
      <style:text-properties fo:color="#4A442A" fo:background-color="#FFFFFF"/>
    </style:style>
    <style:style style:name="T160" style:parent-style-name="DefaultParagraphFont" style:family="text">
      <style:text-properties style:font-name="Sylfaen" style:font-name-complex="Sylfaen" fo:color="#4A442A" fo:background-color="#FFFFFF"/>
    </style:style>
    <style:style style:name="T161" style:parent-style-name="DefaultParagraphFont" style:family="text">
      <style:text-properties fo:color="#4A442A" fo:background-color="#FFFFFF"/>
    </style:style>
    <style:style style:name="T162" style:parent-style-name="DefaultParagraphFont" style:family="text">
      <style:text-properties style:font-name="Sylfaen" style:font-name-complex="Sylfaen" fo:color="#4A442A" fo:background-color="#FFFFFF"/>
    </style:style>
    <style:style style:name="T163" style:parent-style-name="DefaultParagraphFont" style:family="text">
      <style:text-properties fo:color="#4A442A" fo:background-color="#FFFFFF"/>
    </style:style>
    <style:style style:name="T164" style:parent-style-name="DefaultParagraphFont" style:family="text">
      <style:text-properties style:font-name="Sylfaen" style:font-name-complex="Sylfaen" fo:color="#4A442A" fo:background-color="#FFFFFF"/>
    </style:style>
    <style:style style:name="T165" style:parent-style-name="DefaultParagraphFont" style:family="text">
      <style:text-properties fo:color="#4A442A" fo:background-color="#FFFFFF"/>
    </style:style>
    <style:style style:name="T166" style:parent-style-name="DefaultParagraphFont" style:family="text">
      <style:text-properties style:font-name="Sylfaen" style:font-name-complex="Sylfaen" fo:color="#4A442A" fo:background-color="#FFFFFF"/>
    </style:style>
    <style:style style:name="T167" style:parent-style-name="DefaultParagraphFont" style:family="text">
      <style:text-properties fo:color="#4A442A" fo:background-color="#FFFFFF"/>
    </style:style>
    <style:style style:name="T168" style:parent-style-name="DefaultParagraphFont" style:family="text">
      <style:text-properties style:font-name="Sylfaen" style:font-name-complex="Sylfaen" fo:color="#4A442A" fo:background-color="#FFFFFF"/>
    </style:style>
    <style:style style:name="T169" style:parent-style-name="DefaultParagraphFont" style:family="text">
      <style:text-properties fo:color="#4A442A" fo:background-color="#FFFFFF"/>
    </style:style>
    <style:style style:name="T170" style:parent-style-name="DefaultParagraphFont" style:family="text">
      <style:text-properties style:font-name="Sylfaen" style:font-name-complex="Sylfaen" fo:color="#4A442A" fo:background-color="#FFFFFF"/>
    </style:style>
    <style:style style:name="T171" style:parent-style-name="DefaultParagraphFont" style:family="text">
      <style:text-properties fo:color="#4A442A" fo:background-color="#FFFFFF"/>
    </style:style>
    <style:style style:name="T172" style:parent-style-name="DefaultParagraphFont" style:family="text">
      <style:text-properties style:font-name="Sylfaen" style:font-name-complex="Sylfaen" fo:color="#4A442A" fo:background-color="#FFFFFF"/>
    </style:style>
    <style:style style:name="T173" style:parent-style-name="DefaultParagraphFont" style:family="text">
      <style:text-properties style:font-name="Sylfaen" style:font-name-complex="Sylfaen" fo:color="#4A442A" fo:background-color="#FFFFFF"/>
    </style:style>
    <style:style style:name="T174" style:parent-style-name="DefaultParagraphFont" style:family="text">
      <style:text-properties fo:color="#4A442A" fo:background-color="#FFFFFF"/>
    </style:style>
    <style:style style:name="T175" style:parent-style-name="DefaultParagraphFont" style:family="text">
      <style:text-properties style:font-name="Sylfaen" style:font-name-complex="Sylfaen" fo:color="#4A442A" fo:background-color="#FFFFFF"/>
    </style:style>
    <style:style style:name="T176" style:parent-style-name="DefaultParagraphFont" style:family="text">
      <style:text-properties fo:color="#4A442A" fo:background-color="#FFFFFF"/>
    </style:style>
    <style:style style:name="T177" style:parent-style-name="DefaultParagraphFont" style:family="text">
      <style:text-properties style:font-name="Sylfaen" style:font-name-complex="Sylfaen" fo:color="#4A442A" fo:background-color="#FFFFFF"/>
    </style:style>
    <style:style style:name="T178" style:parent-style-name="DefaultParagraphFont" style:family="text">
      <style:text-properties fo:color="#4A442A" fo:background-color="#FFFFFF"/>
    </style:style>
    <style:style style:name="T179" style:parent-style-name="DefaultParagraphFont" style:family="text">
      <style:text-properties style:font-name="Sylfaen" style:font-name-complex="Sylfaen" fo:color="#4A442A" fo:background-color="#FFFFFF"/>
    </style:style>
    <style:style style:name="T180" style:parent-style-name="DefaultParagraphFont" style:family="text">
      <style:text-properties fo:color="#4A442A" fo:background-color="#FFFFFF"/>
    </style:style>
    <style:style style:name="T181" style:parent-style-name="DefaultParagraphFont" style:family="text">
      <style:text-properties style:font-name="Sylfaen" style:font-name-complex="Sylfaen" fo:color="#4A442A" fo:background-color="#FFFFFF"/>
    </style:style>
    <style:style style:name="T182" style:parent-style-name="DefaultParagraphFont" style:family="text">
      <style:text-properties fo:color="#4A442A" fo:background-color="#FFFFFF"/>
    </style:style>
    <style:style style:name="T183" style:parent-style-name="DefaultParagraphFont" style:family="text">
      <style:text-properties style:font-name="Sylfaen" style:font-name-complex="Sylfaen" fo:color="#4A442A" fo:background-color="#FFFFFF"/>
    </style:style>
    <style:style style:name="T184" style:parent-style-name="DefaultParagraphFont" style:family="text">
      <style:text-properties fo:color="#4A442A" fo:background-color="#FFFFFF"/>
    </style:style>
    <style:style style:name="T185" style:parent-style-name="DefaultParagraphFont" style:family="text">
      <style:text-properties style:font-name="Sylfaen" style:font-name-complex="Sylfaen" fo:color="#4A442A" fo:background-color="#FFFFFF"/>
    </style:style>
    <style:style style:name="T186" style:parent-style-name="DefaultParagraphFont" style:family="text">
      <style:text-properties fo:color="#4A442A" fo:background-color="#FFFFFF"/>
    </style:style>
    <style:style style:name="T187" style:parent-style-name="DefaultParagraphFont" style:family="text">
      <style:text-properties style:font-name="Sylfaen" style:font-name-complex="Sylfaen" fo:color="#4A442A" fo:background-color="#FFFFFF"/>
    </style:style>
    <style:style style:name="T188" style:parent-style-name="DefaultParagraphFont" style:family="text">
      <style:text-properties fo:color="#4A442A" fo:background-color="#FFFFFF"/>
    </style:style>
    <style:style style:name="T189" style:parent-style-name="DefaultParagraphFont" style:family="text">
      <style:text-properties style:font-name="Sylfaen" style:font-name-complex="Sylfaen" fo:color="#4A442A" fo:background-color="#FFFFFF"/>
    </style:style>
    <style:style style:name="T190" style:parent-style-name="DefaultParagraphFont" style:family="text">
      <style:text-properties fo:color="#4A442A" fo:background-color="#FFFFFF"/>
    </style:style>
    <style:style style:name="T191" style:parent-style-name="DefaultParagraphFont" style:family="text">
      <style:text-properties style:font-name="Sylfaen" style:font-name-complex="Sylfaen" fo:color="#4A442A" fo:background-color="#FFFFFF"/>
    </style:style>
    <style:style style:name="T192" style:parent-style-name="DefaultParagraphFont" style:family="text">
      <style:text-properties fo:color="#4A442A" fo:background-color="#FFFFFF"/>
    </style:style>
    <style:style style:name="T193" style:parent-style-name="DefaultParagraphFont" style:family="text">
      <style:text-properties style:font-name="Sylfaen" style:font-name-complex="Sylfaen" fo:color="#4A442A" fo:background-color="#FFFFFF"/>
    </style:style>
    <style:style style:name="T194" style:parent-style-name="DefaultParagraphFont" style:family="text">
      <style:text-properties fo:color="#4A442A" fo:background-color="#FFFFFF"/>
    </style:style>
    <style:style style:name="T195" style:parent-style-name="DefaultParagraphFont" style:family="text">
      <style:text-properties style:font-name="Sylfaen" style:font-name-complex="Sylfaen" fo:color="#4A442A" fo:background-color="#FFFFFF"/>
    </style:style>
    <style:style style:name="T196" style:parent-style-name="DefaultParagraphFont" style:family="text">
      <style:text-properties fo:color="#4A442A" fo:background-color="#FFFFFF"/>
    </style:style>
    <style:style style:name="T197" style:parent-style-name="DefaultParagraphFont" style:family="text">
      <style:text-properties style:font-name="Sylfaen" style:font-name-complex="Sylfaen" fo:color="#4A442A" fo:background-color="#FFFFFF"/>
    </style:style>
    <style:style style:name="T198" style:parent-style-name="DefaultParagraphFont" style:family="text">
      <style:text-properties fo:color="#4A442A" fo:background-color="#FFFFFF"/>
    </style:style>
    <style:style style:name="T199" style:parent-style-name="DefaultParagraphFont" style:family="text">
      <style:text-properties style:font-name="Sylfaen" style:font-name-complex="Sylfaen" fo:color="#4A442A" fo:background-color="#FFFFFF"/>
    </style:style>
    <style:style style:name="T200" style:parent-style-name="DefaultParagraphFont" style:family="text">
      <style:text-properties fo:color="#4A442A" fo:background-color="#FFFFFF"/>
    </style:style>
    <style:style style:name="T201" style:parent-style-name="DefaultParagraphFont" style:family="text">
      <style:text-properties style:font-name="Sylfaen" style:font-name-complex="Sylfaen" fo:color="#4A442A" fo:background-color="#FFFFFF"/>
    </style:style>
    <style:style style:name="T202" style:parent-style-name="DefaultParagraphFont" style:family="text">
      <style:text-properties fo:color="#4A442A" fo:background-color="#FFFFFF"/>
    </style:style>
    <style:style style:name="T203" style:parent-style-name="DefaultParagraphFont" style:family="text">
      <style:text-properties style:font-name="Sylfaen" style:font-name-complex="Sylfaen" fo:color="#4A442A" fo:background-color="#FFFFFF"/>
    </style:style>
    <style:style style:name="T204" style:parent-style-name="DefaultParagraphFont" style:family="text">
      <style:text-properties fo:color="#4A442A" fo:background-color="#FFFFFF"/>
    </style:style>
    <style:style style:name="T205" style:parent-style-name="DefaultParagraphFont" style:family="text">
      <style:text-properties style:font-name="Sylfaen" style:font-name-complex="Sylfaen" fo:color="#4A442A" fo:background-color="#FFFFFF"/>
    </style:style>
    <style:style style:name="T206" style:parent-style-name="DefaultParagraphFont" style:family="text">
      <style:text-properties fo:color="#4A442A" fo:background-color="#FFFFFF"/>
    </style:style>
    <style:style style:name="T207" style:parent-style-name="DefaultParagraphFont" style:family="text">
      <style:text-properties style:font-name="Sylfaen" style:font-name-complex="Sylfaen" fo:color="#4A442A" fo:background-color="#FFFFFF"/>
    </style:style>
    <style:style style:name="T208" style:parent-style-name="DefaultParagraphFont" style:family="text">
      <style:text-properties fo:color="#4A442A" fo:background-color="#FFFFFF"/>
    </style:style>
    <style:style style:name="T209" style:parent-style-name="DefaultParagraphFont" style:family="text">
      <style:text-properties style:font-name="Sylfaen" style:font-name-complex="Sylfaen" fo:color="#4A442A" fo:background-color="#FFFFFF"/>
    </style:style>
    <style:style style:name="T210" style:parent-style-name="DefaultParagraphFont" style:family="text">
      <style:text-properties fo:color="#4A442A" fo:background-color="#FFFFFF"/>
    </style:style>
    <style:style style:name="T211" style:parent-style-name="DefaultParagraphFont" style:family="text">
      <style:text-properties style:font-name="Sylfaen" style:font-name-complex="Sylfaen" fo:color="#4A442A" fo:background-color="#FFFFFF"/>
    </style:style>
    <style:style style:name="T212" style:parent-style-name="DefaultParagraphFont" style:family="text">
      <style:text-properties fo:color="#4A442A" fo:background-color="#FFFFFF"/>
    </style:style>
    <style:style style:name="T213" style:parent-style-name="DefaultParagraphFont" style:family="text">
      <style:text-properties style:font-name="Sylfaen" style:font-name-complex="Sylfaen" fo:color="#4A442A" fo:background-color="#FFFFFF"/>
    </style:style>
    <style:style style:name="T214" style:parent-style-name="DefaultParagraphFont" style:family="text">
      <style:text-properties fo:color="#4A442A" fo:background-color="#FFFFFF"/>
    </style:style>
    <style:style style:name="T215" style:parent-style-name="DefaultParagraphFont" style:family="text">
      <style:text-properties style:font-name="Sylfaen" style:font-name-complex="Sylfaen" fo:color="#4A442A" fo:background-color="#FFFFFF"/>
    </style:style>
    <style:style style:name="T216" style:parent-style-name="DefaultParagraphFont" style:family="text">
      <style:text-properties fo:color="#4A442A" fo:background-color="#FFFFFF"/>
    </style:style>
    <style:style style:name="T217" style:parent-style-name="DefaultParagraphFont" style:family="text">
      <style:text-properties style:font-name="Sylfaen" style:font-name-complex="Sylfaen" fo:color="#4A442A" fo:background-color="#FFFFFF"/>
    </style:style>
    <style:style style:name="T218" style:parent-style-name="DefaultParagraphFont" style:family="text">
      <style:text-properties fo:color="#4A442A" fo:background-color="#FFFFFF"/>
    </style:style>
    <style:style style:name="T219" style:parent-style-name="DefaultParagraphFont" style:family="text">
      <style:text-properties style:font-name="Sylfaen" style:font-name-complex="Sylfaen" fo:color="#4A442A" fo:background-color="#FFFFFF"/>
    </style:style>
    <style:style style:name="T220" style:parent-style-name="DefaultParagraphFont" style:family="text">
      <style:text-properties fo:color="#4A442A" fo:background-color="#FFFFFF"/>
    </style:style>
    <style:style style:name="T221" style:parent-style-name="DefaultParagraphFont" style:family="text">
      <style:text-properties style:font-name="Sylfaen" style:font-name-complex="Sylfaen" fo:color="#4A442A" fo:background-color="#FFFFFF"/>
    </style:style>
    <style:style style:name="T222" style:parent-style-name="DefaultParagraphFont" style:family="text">
      <style:text-properties fo:color="#4A442A" fo:background-color="#FFFFFF"/>
    </style:style>
    <style:style style:name="T223" style:parent-style-name="DefaultParagraphFont" style:family="text">
      <style:text-properties style:font-name="Sylfaen" style:font-name-complex="Sylfaen" fo:color="#4A442A" fo:background-color="#FFFFFF"/>
    </style:style>
    <style:style style:name="T224" style:parent-style-name="DefaultParagraphFont" style:family="text">
      <style:text-properties fo:color="#4A442A" fo:background-color="#FFFFFF"/>
    </style:style>
    <style:style style:name="T225" style:parent-style-name="DefaultParagraphFont" style:family="text">
      <style:text-properties style:font-name="Sylfaen" style:font-name-complex="Sylfaen" fo:color="#4A442A" fo:background-color="#FFFFFF"/>
    </style:style>
    <style:style style:name="T226" style:parent-style-name="DefaultParagraphFont" style:family="text">
      <style:text-properties fo:color="#4A442A" fo:background-color="#FFFFFF"/>
    </style:style>
    <style:style style:name="T227" style:parent-style-name="DefaultParagraphFont" style:family="text">
      <style:text-properties style:font-name="Sylfaen" style:font-name-complex="Sylfaen" fo:color="#4A442A" fo:background-color="#FFFFFF"/>
    </style:style>
    <style:style style:name="T228" style:parent-style-name="DefaultParagraphFont" style:family="text">
      <style:text-properties fo:color="#4A442A" fo:background-color="#FFFFFF"/>
    </style:style>
    <style:style style:name="T229" style:parent-style-name="DefaultParagraphFont" style:family="text">
      <style:text-properties style:font-name="Sylfaen" style:font-name-complex="Sylfaen" fo:color="#4A442A" fo:background-color="#FFFFFF"/>
    </style:style>
    <style:style style:name="T230" style:parent-style-name="DefaultParagraphFont" style:family="text">
      <style:text-properties fo:color="#4A442A" fo:background-color="#FFFFFF"/>
    </style:style>
    <style:style style:name="T231" style:parent-style-name="DefaultParagraphFont" style:family="text">
      <style:text-properties style:font-name="Sylfaen" style:font-name-complex="Sylfaen" fo:color="#4A442A" fo:background-color="#FFFFFF"/>
    </style:style>
    <style:style style:name="T232" style:parent-style-name="DefaultParagraphFont" style:family="text">
      <style:text-properties fo:color="#4A442A" fo:background-color="#FFFFFF"/>
    </style:style>
    <style:style style:name="T233" style:parent-style-name="DefaultParagraphFont" style:family="text">
      <style:text-properties style:font-name="Sylfaen" style:font-name-complex="Sylfaen" fo:color="#4A442A" fo:background-color="#FFFFFF"/>
    </style:style>
    <style:style style:name="T234" style:parent-style-name="DefaultParagraphFont" style:family="text">
      <style:text-properties fo:color="#4A442A" fo:background-color="#FFFFFF"/>
    </style:style>
    <style:style style:name="T235" style:parent-style-name="DefaultParagraphFont" style:family="text">
      <style:text-properties style:font-name="Sylfaen" style:font-name-complex="Sylfaen" fo:color="#4A442A" fo:background-color="#FFFFFF"/>
    </style:style>
    <style:style style:name="T236" style:parent-style-name="DefaultParagraphFont" style:family="text">
      <style:text-properties fo:color="#4A442A" fo:background-color="#FFFFFF"/>
    </style:style>
    <style:style style:name="T237" style:parent-style-name="DefaultParagraphFont" style:family="text">
      <style:text-properties style:font-name="Tahoma" style:font-name-complex="Tahoma" fo:color="#4A442A" fo:background-color="#FFFFFF"/>
    </style:style>
    <style:style style:name="T238" style:parent-style-name="DefaultParagraphFont" style:family="text">
      <style:text-properties fo:color="#4A442A" fo:background-color="#FFFFFF"/>
    </style:style>
    <style:style style:name="T239" style:parent-style-name="DefaultParagraphFont" style:family="text">
      <style:text-properties style:font-name="Sylfaen" style:font-name-complex="Sylfaen" fo:color="#4A442A" fo:background-color="#FFFFFF"/>
    </style:style>
    <style:style style:name="P240" style:parent-style-name="NormalWeb" style:family="paragraph">
      <style:paragraph-properties fo:margin-top="0in" fo:margin-bottom="0in" fo:text-indent="0.4444in"/>
    </style:style>
    <style:style style:name="T241" style:parent-style-name="DefaultParagraphFont" style:family="text">
      <style:text-properties style:font-name="Sylfaen" style:font-name-complex="Sylfaen" fo:color="#4A442A" fo:background-color="#FFFFFF"/>
    </style:style>
    <style:style style:name="T242" style:parent-style-name="DefaultParagraphFont" style:family="text">
      <style:text-properties fo:color="#4A442A" fo:background-color="#FFFFFF"/>
    </style:style>
    <style:style style:name="T243" style:parent-style-name="DefaultParagraphFont" style:family="text">
      <style:text-properties style:font-name="Sylfaen" style:font-name-complex="Sylfaen" fo:color="#4A442A" fo:background-color="#FFFFFF"/>
    </style:style>
    <style:style style:name="T244" style:parent-style-name="DefaultParagraphFont" style:family="text">
      <style:text-properties fo:color="#4A442A" fo:background-color="#FFFFFF"/>
    </style:style>
    <style:style style:name="T245" style:parent-style-name="DefaultParagraphFont" style:family="text">
      <style:text-properties style:font-name="Sylfaen" style:font-name-complex="Sylfaen" fo:color="#4A442A" fo:background-color="#FFFFFF"/>
    </style:style>
    <style:style style:name="T246" style:parent-style-name="DefaultParagraphFont" style:family="text">
      <style:text-properties fo:color="#4A442A" fo:background-color="#FFFFFF"/>
    </style:style>
    <style:style style:name="T247" style:parent-style-name="DefaultParagraphFont" style:family="text">
      <style:text-properties style:font-name="Sylfaen" style:font-name-complex="Sylfaen" fo:color="#4A442A" fo:background-color="#FFFFFF"/>
    </style:style>
    <style:style style:name="T248" style:parent-style-name="DefaultParagraphFont" style:family="text">
      <style:text-properties fo:color="#4A442A" fo:background-color="#FFFFFF"/>
    </style:style>
    <style:style style:name="T249" style:parent-style-name="DefaultParagraphFont" style:family="text">
      <style:text-properties style:font-name="Sylfaen" style:font-name-complex="Sylfaen" fo:color="#4A442A" fo:background-color="#FFFFFF"/>
    </style:style>
    <style:style style:name="T250" style:parent-style-name="DefaultParagraphFont" style:family="text">
      <style:text-properties fo:color="#4A442A" fo:background-color="#FFFFFF"/>
    </style:style>
    <style:style style:name="T251" style:parent-style-name="DefaultParagraphFont" style:family="text">
      <style:text-properties style:font-name="Sylfaen" style:font-name-complex="Sylfaen" fo:color="#4A442A" fo:background-color="#FFFFFF"/>
    </style:style>
    <style:style style:name="T252" style:parent-style-name="DefaultParagraphFont" style:family="text">
      <style:text-properties fo:color="#4A442A" fo:background-color="#FFFFFF"/>
    </style:style>
    <style:style style:name="T253" style:parent-style-name="DefaultParagraphFont" style:family="text">
      <style:text-properties style:font-name="Sylfaen" style:font-name-complex="Sylfaen" fo:color="#4A442A" fo:background-color="#FFFFFF"/>
    </style:style>
    <style:style style:name="T254" style:parent-style-name="DefaultParagraphFont" style:family="text">
      <style:text-properties fo:color="#4A442A" fo:background-color="#FFFFFF"/>
    </style:style>
    <style:style style:name="T255" style:parent-style-name="DefaultParagraphFont" style:family="text">
      <style:text-properties style:font-name="Sylfaen" style:font-name-complex="Sylfaen" fo:color="#4A442A" fo:background-color="#FFFFFF"/>
    </style:style>
    <style:style style:name="T256" style:parent-style-name="DefaultParagraphFont" style:family="text">
      <style:text-properties fo:color="#4A442A" fo:background-color="#FFFFFF"/>
    </style:style>
    <style:style style:name="P257" style:parent-style-name="NormalWeb" style:family="paragraph">
      <style:paragraph-properties fo:margin-top="0in" fo:margin-bottom="0in" fo:text-indent="0.4444in"/>
    </style:style>
    <style:style style:name="T258" style:parent-style-name="Hyperlink" style:family="text">
      <style:text-properties fo:background-color="#FFFFFF"/>
    </style:style>
    <style:style style:name="P259" style:parent-style-name="NormalWeb" style:family="paragraph">
      <style:paragraph-properties fo:margin-top="0in" fo:margin-bottom="0in" fo:text-indent="0.4444in"/>
      <style:text-properties fo:color="#4A442A" fo:background-color="#FFFFFF"/>
    </style:style>
    <style:style style:name="P260" style:parent-style-name="NormalWeb" style:family="paragraph">
      <style:paragraph-properties fo:margin-top="0in" fo:margin-bottom="0in" fo:text-indent="0.4444in"/>
    </style:style>
    <style:style style:name="P261" style:parent-style-name="NormalWeb" style:family="paragraph">
      <style:paragraph-properties fo:margin-top="0in" fo:margin-bottom="0in" fo:text-indent="0.4444in"/>
    </style:style>
    <style:style style:name="T262" style:parent-style-name="DefaultParagraphFont" style:family="text">
      <style:text-properties fo:color="#4A442A" fo:background-color="#FFFFFF"/>
    </style:style>
    <style:style style:name="T263" style:parent-style-name="DefaultParagraphFont" style:family="text">
      <style:text-properties style:font-name="Sylfaen" style:font-name-complex="Sylfaen" fo:color="#4A442A" fo:background-color="#FFFFFF"/>
    </style:style>
    <style:style style:name="T264" style:parent-style-name="DefaultParagraphFont" style:family="text">
      <style:text-properties fo:color="#4A442A" fo:background-color="#FFFFFF"/>
    </style:style>
    <style:style style:name="T265" style:parent-style-name="DefaultParagraphFont" style:family="text">
      <style:text-properties style:font-name="Sylfaen" style:font-name-complex="Sylfaen" fo:color="#4A442A" fo:background-color="#FFFFFF"/>
    </style:style>
    <style:style style:name="T266" style:parent-style-name="DefaultParagraphFont" style:family="text">
      <style:text-properties fo:color="#4A442A" fo:background-color="#FFFFFF"/>
    </style:style>
    <style:style style:name="T267" style:parent-style-name="DefaultParagraphFont" style:family="text">
      <style:text-properties style:font-name="Sylfaen" style:font-name-complex="Sylfaen" fo:color="#4A442A" fo:background-color="#FFFFFF"/>
    </style:style>
    <style:style style:name="T268" style:parent-style-name="DefaultParagraphFont" style:family="text">
      <style:text-properties fo:color="#4A442A" fo:background-color="#FFFFFF"/>
    </style:style>
    <style:style style:name="T269" style:parent-style-name="DefaultParagraphFont" style:family="text">
      <style:text-properties style:font-name="Sylfaen" style:font-name-complex="Sylfaen" fo:color="#4A442A" fo:background-color="#FFFFFF"/>
    </style:style>
    <style:style style:name="T270" style:parent-style-name="DefaultParagraphFont" style:family="text">
      <style:text-properties fo:color="#4A442A" fo:background-color="#FFFFFF"/>
    </style:style>
    <style:style style:name="T271" style:parent-style-name="DefaultParagraphFont" style:family="text">
      <style:text-properties style:font-name="Sylfaen" style:font-name-complex="Sylfaen" fo:color="#4A442A" fo:background-color="#FFFFFF"/>
    </style:style>
    <style:style style:name="T272" style:parent-style-name="DefaultParagraphFont" style:family="text">
      <style:text-properties fo:color="#4A442A" fo:background-color="#FFFFFF"/>
    </style:style>
    <style:style style:name="T273" style:parent-style-name="DefaultParagraphFont" style:family="text">
      <style:text-properties style:font-name="Sylfaen" style:font-name-complex="Sylfaen" fo:color="#4A442A" fo:background-color="#FFFFFF"/>
    </style:style>
    <style:style style:name="T274" style:parent-style-name="DefaultParagraphFont" style:family="text">
      <style:text-properties fo:color="#4A442A" fo:background-color="#FFFFFF"/>
    </style:style>
    <style:style style:name="T275" style:parent-style-name="DefaultParagraphFont" style:family="text">
      <style:text-properties style:font-name="Sylfaen" style:font-name-complex="Sylfaen" fo:color="#4A442A" fo:background-color="#FFFFFF"/>
    </style:style>
    <style:style style:name="P276" style:parent-style-name="NormalWeb" style:family="paragraph">
      <style:paragraph-properties fo:margin-top="0in" fo:margin-bottom="0in" fo:text-indent="0.4444in"/>
    </style:style>
    <style:style style:name="T277" style:parent-style-name="Hyperlink" style:family="text">
      <style:text-properties style:font-name="Sylfaen" style:font-name-complex="Sylfaen" fo:background-color="#FFFFFF"/>
    </style:style>
    <style:style style:name="P278" style:parent-style-name="NormalWeb" style:family="paragraph">
      <style:paragraph-properties fo:margin-top="0in" fo:margin-bottom="0in" fo:text-indent="0.4444in"/>
      <style:text-properties style:font-name="Sylfaen" style:font-name-complex="Sylfaen" fo:color="#4A442A" fo:background-color="#FFFFFF"/>
    </style:style>
    <style:style style:name="P279" style:parent-style-name="NormalWeb" style:family="paragraph">
      <style:paragraph-properties fo:margin-top="0in" fo:margin-bottom="0in" fo:text-indent="0.4444in"/>
    </style:style>
    <style:style style:name="P280" style:parent-style-name="NormalWeb" style:family="paragraph">
      <style:paragraph-properties fo:margin-top="0in" fo:margin-bottom="0in" fo:text-indent="0.4444in"/>
    </style:style>
    <style:style style:name="T281" style:parent-style-name="DefaultParagraphFont" style:family="text">
      <style:text-properties fo:color="#4A442A" fo:background-color="#FFFFFF"/>
    </style:style>
    <style:style style:name="T282" style:parent-style-name="DefaultParagraphFont" style:family="text">
      <style:text-properties fo:color="#000000" fo:background-color="#FFFFFF"/>
    </style:style>
    <style:style style:name="T283" style:parent-style-name="DefaultParagraphFont" style:family="text">
      <style:text-properties style:font-name="Sylfaen" style:font-name-complex="Sylfaen" fo:color="#000000" fo:background-color="#FFFFFF"/>
    </style:style>
    <style:style style:name="T284" style:parent-style-name="DefaultParagraphFont" style:family="text">
      <style:text-properties fo:color="#000000" fo:background-color="#FFFFFF"/>
    </style:style>
    <style:style style:name="T285" style:parent-style-name="DefaultParagraphFont" style:family="text">
      <style:text-properties style:font-name="Sylfaen" style:font-name-complex="Sylfaen" fo:color="#000000" fo:background-color="#FFFFFF"/>
    </style:style>
    <style:style style:name="T286" style:parent-style-name="DefaultParagraphFont" style:family="text">
      <style:text-properties fo:color="#000000" fo:background-color="#FFFFFF"/>
    </style:style>
    <style:style style:name="T287" style:parent-style-name="DefaultParagraphFont" style:family="text">
      <style:text-properties style:font-name="Sylfaen" style:font-name-complex="Sylfaen" fo:color="#000000" fo:background-color="#FFFFFF"/>
    </style:style>
    <style:style style:name="T288" style:parent-style-name="DefaultParagraphFont" style:family="text">
      <style:text-properties fo:color="#000000" fo:background-color="#FFFFFF"/>
    </style:style>
    <style:style style:name="T289" style:parent-style-name="DefaultParagraphFont" style:family="text">
      <style:text-properties style:font-name="Sylfaen" style:font-name-complex="Sylfaen" fo:color="#000000" fo:background-color="#FFFFFF"/>
    </style:style>
    <style:style style:name="T290" style:parent-style-name="DefaultParagraphFont" style:family="text">
      <style:text-properties fo:color="#000000" fo:background-color="#FFFFFF"/>
    </style:style>
    <style:style style:name="T291" style:parent-style-name="DefaultParagraphFont" style:family="text">
      <style:text-properties style:font-name="Sylfaen" style:font-name-complex="Sylfaen" fo:color="#000000" fo:background-color="#FFFFFF"/>
    </style:style>
    <style:style style:name="T292" style:parent-style-name="DefaultParagraphFont" style:family="text">
      <style:text-properties fo:color="#000000" fo:background-color="#FFFFFF"/>
    </style:style>
    <style:style style:name="T293" style:parent-style-name="DefaultParagraphFont" style:family="text">
      <style:text-properties style:font-name="Sylfaen" style:font-name-complex="Sylfaen" fo:color="#4A442A" fo:background-color="#FFFFFF"/>
    </style:style>
    <style:style style:name="T294" style:parent-style-name="DefaultParagraphFont" style:family="text">
      <style:text-properties fo:color="#4A442A" fo:background-color="#FFFFFF"/>
    </style:style>
    <style:style style:name="T295" style:parent-style-name="DefaultParagraphFont" style:family="text">
      <style:text-properties style:font-name="Sylfaen" style:font-name-complex="Sylfaen" fo:color="#4A442A" fo:background-color="#FFFFFF"/>
    </style:style>
    <style:style style:name="T296" style:parent-style-name="DefaultParagraphFont" style:family="text">
      <style:text-properties fo:color="#4A442A" fo:background-color="#FFFFFF"/>
    </style:style>
    <style:style style:name="T297" style:parent-style-name="DefaultParagraphFont" style:family="text">
      <style:text-properties style:font-name="Sylfaen" style:font-name-complex="Sylfaen" fo:color="#4A442A" fo:background-color="#FFFFFF"/>
    </style:style>
    <style:style style:name="T298" style:parent-style-name="DefaultParagraphFont" style:family="text">
      <style:text-properties fo:color="#4A442A" fo:background-color="#FFFFFF"/>
    </style:style>
    <style:style style:name="T299" style:parent-style-name="DefaultParagraphFont" style:family="text">
      <style:text-properties fo:color="#1155CC" fo:background-color="#FFFFFF"/>
    </style:style>
    <style:style style:name="T300" style:parent-style-name="DefaultParagraphFont" style:family="text">
      <style:text-properties fo:color="#4A442A" fo:background-color="#FFFFFF"/>
    </style:style>
    <style:style style:name="T301" style:parent-style-name="DefaultParagraphFont" style:family="text">
      <style:text-properties style:font-name="Sylfaen" style:font-name-complex="Sylfaen" fo:color="#4A442A" fo:background-color="#FFFFFF"/>
    </style:style>
    <style:style style:name="T302" style:parent-style-name="DefaultParagraphFont" style:family="text">
      <style:text-properties fo:color="#4A442A" fo:background-color="#FFFFFF"/>
    </style:style>
    <style:style style:name="P303" style:parent-style-name="NormalWeb" style:family="paragraph">
      <style:paragraph-properties fo:margin-top="0in" fo:margin-bottom="0in" fo:text-indent="0.4444in"/>
    </style:style>
    <style:style style:name="P304" style:parent-style-name="NormalWeb" style:family="paragraph">
      <style:paragraph-properties fo:margin-top="0in" fo:margin-bottom="0in" fo:text-indent="0.4444in"/>
    </style:style>
    <style:style style:name="T305" style:parent-style-name="DefaultParagraphFont" style:family="text">
      <style:text-properties fo:color="#4A442A" fo:background-color="#FFFFFF"/>
    </style:style>
    <style:style style:name="T306" style:parent-style-name="DefaultParagraphFont" style:family="text">
      <style:text-properties fo:color="#000000" fo:background-color="#FFFFFF"/>
    </style:style>
    <style:style style:name="T307" style:parent-style-name="DefaultParagraphFont" style:family="text">
      <style:text-properties style:font-name="Sylfaen" style:font-name-complex="Sylfaen" fo:color="#000000" fo:background-color="#FFFFFF"/>
    </style:style>
    <style:style style:name="T308" style:parent-style-name="DefaultParagraphFont" style:family="text">
      <style:text-properties fo:color="#000000" fo:background-color="#FFFFFF"/>
    </style:style>
    <style:style style:name="T309" style:parent-style-name="DefaultParagraphFont" style:family="text">
      <style:text-properties style:font-name="Sylfaen" style:font-name-complex="Sylfaen" fo:color="#000000" fo:background-color="#FFFFFF"/>
    </style:style>
    <style:style style:name="T310" style:parent-style-name="DefaultParagraphFont" style:family="text">
      <style:text-properties fo:color="#000000" fo:background-color="#FFFFFF"/>
    </style:style>
    <style:style style:name="T311" style:parent-style-name="DefaultParagraphFont" style:family="text">
      <style:text-properties style:font-name="Sylfaen" style:font-name-complex="Sylfaen" fo:color="#000000" fo:background-color="#FFFFFF"/>
    </style:style>
    <style:style style:name="T312" style:parent-style-name="DefaultParagraphFont" style:family="text">
      <style:text-properties fo:color="#000000" fo:background-color="#FFFFFF"/>
    </style:style>
    <style:style style:name="T313" style:parent-style-name="DefaultParagraphFont" style:family="text">
      <style:text-properties style:font-name="Sylfaen" style:font-name-complex="Sylfaen" fo:color="#000000" fo:background-color="#FFFFFF"/>
    </style:style>
    <style:style style:name="T314" style:parent-style-name="DefaultParagraphFont" style:family="text">
      <style:text-properties fo:color="#000000" fo:background-color="#FFFFFF"/>
    </style:style>
    <style:style style:name="T315" style:parent-style-name="DefaultParagraphFont" style:family="text">
      <style:text-properties style:font-name="Sylfaen" style:font-name-complex="Sylfaen" fo:color="#000000" fo:background-color="#FFFFFF"/>
    </style:style>
    <style:style style:name="T316" style:parent-style-name="DefaultParagraphFont" style:family="text">
      <style:text-properties fo:color="#000000" fo:background-color="#FFFFFF"/>
    </style:style>
    <style:style style:name="T317" style:parent-style-name="DefaultParagraphFont" style:family="text">
      <style:text-properties style:font-name="Sylfaen" style:font-name-complex="Sylfaen" fo:color="#000000" fo:background-color="#FFFFFF"/>
    </style:style>
    <style:style style:name="T318" style:parent-style-name="DefaultParagraphFont" style:family="text">
      <style:text-properties fo:color="#000000" fo:background-color="#FFFFFF"/>
    </style:style>
    <style:style style:name="T319" style:parent-style-name="DefaultParagraphFont" style:family="text">
      <style:text-properties style:font-name="Sylfaen" style:font-name-complex="Sylfaen" fo:color="#4A442A" fo:background-color="#FFFFFF"/>
    </style:style>
    <style:style style:name="T320" style:parent-style-name="DefaultParagraphFont" style:family="text">
      <style:text-properties fo:color="#4A442A" fo:background-color="#FFFFFF"/>
    </style:style>
    <style:style style:name="T321" style:parent-style-name="DefaultParagraphFont" style:family="text">
      <style:text-properties style:font-name="Sylfaen" style:font-name-complex="Sylfaen" fo:color="#4A442A" fo:background-color="#FFFFFF"/>
    </style:style>
    <style:style style:name="T322" style:parent-style-name="DefaultParagraphFont" style:family="text">
      <style:text-properties fo:color="#4A442A" fo:background-color="#FFFFFF"/>
    </style:style>
    <style:style style:name="T323" style:parent-style-name="DefaultParagraphFont" style:family="text">
      <style:text-properties style:font-name="Sylfaen" style:font-name-complex="Sylfaen" fo:color="#4A442A" fo:background-color="#FFFFFF"/>
    </style:style>
    <style:style style:name="T324" style:parent-style-name="DefaultParagraphFont" style:family="text">
      <style:text-properties fo:color="#4A442A" fo:background-color="#FFFFFF"/>
    </style:style>
    <style:style style:name="T325" style:parent-style-name="DefaultParagraphFont" style:family="text">
      <style:text-properties fo:color="#000000" fo:background-color="#FFFFFF"/>
    </style:style>
    <style:style style:name="T326" style:parent-style-name="DefaultParagraphFont" style:family="text">
      <style:text-properties fo:color="#000000" fo:background-color="#FFFFFF"/>
    </style:style>
    <style:style style:name="T327" style:parent-style-name="DefaultParagraphFont" style:family="text">
      <style:text-properties fo:color="#4A442A" fo:background-color="#FFFFFF"/>
    </style:style>
    <style:style style:name="T328" style:parent-style-name="DefaultParagraphFont" style:family="text">
      <style:text-properties style:font-name="Sylfaen" style:font-name-complex="Sylfaen" fo:color="#4A442A" fo:background-color="#FFFFFF"/>
    </style:style>
    <style:style style:name="T329" style:parent-style-name="DefaultParagraphFont" style:family="text">
      <style:text-properties fo:color="#4A442A" fo:background-color="#FFFFFF"/>
    </style:style>
    <style:style style:name="P330" style:parent-style-name="NormalWeb" style:family="paragraph">
      <style:paragraph-properties fo:margin-top="0in" fo:margin-bottom="0in" fo:text-indent="0.4444in"/>
    </style:style>
    <style:style style:name="P331" style:parent-style-name="NormalWeb" style:family="paragraph">
      <style:paragraph-properties fo:margin-top="0in" fo:margin-bottom="0in" fo:text-indent="0.4444in"/>
    </style:style>
    <style:style style:name="T332" style:parent-style-name="DefaultParagraphFont" style:family="text">
      <style:text-properties fo:color="#4A442A" fo:background-color="#FFFFFF"/>
    </style:style>
    <style:style style:name="T333" style:parent-style-name="DefaultParagraphFont" style:family="text">
      <style:text-properties fo:color="#000000" fo:background-color="#FFFFFF"/>
    </style:style>
    <style:style style:name="T334" style:parent-style-name="DefaultParagraphFont" style:family="text">
      <style:text-properties style:font-name="Sylfaen" style:font-name-complex="Sylfaen" fo:color="#000000" fo:background-color="#FFFFFF"/>
    </style:style>
    <style:style style:name="T335" style:parent-style-name="DefaultParagraphFont" style:family="text">
      <style:text-properties fo:color="#000000" fo:background-color="#FFFFFF"/>
    </style:style>
    <style:style style:name="T336" style:parent-style-name="DefaultParagraphFont" style:family="text">
      <style:text-properties style:font-name="Sylfaen" style:font-name-complex="Sylfaen" fo:color="#000000" fo:background-color="#FFFFFF"/>
    </style:style>
    <style:style style:name="T337" style:parent-style-name="DefaultParagraphFont" style:family="text">
      <style:text-properties fo:color="#000000" fo:background-color="#FFFFFF"/>
    </style:style>
    <style:style style:name="T338" style:parent-style-name="DefaultParagraphFont" style:family="text">
      <style:text-properties style:font-name="Sylfaen" style:font-name-complex="Sylfaen" fo:color="#000000" fo:background-color="#FFFFFF"/>
    </style:style>
    <style:style style:name="T339" style:parent-style-name="DefaultParagraphFont" style:family="text">
      <style:text-properties fo:color="#000000" fo:background-color="#FFFFFF"/>
    </style:style>
    <style:style style:name="T340" style:parent-style-name="DefaultParagraphFont" style:family="text">
      <style:text-properties style:font-name="Sylfaen" style:font-name-complex="Sylfaen" fo:color="#000000" fo:background-color="#FFFFFF"/>
    </style:style>
    <style:style style:name="T341" style:parent-style-name="DefaultParagraphFont" style:family="text">
      <style:text-properties fo:color="#000000" fo:background-color="#FFFFFF"/>
    </style:style>
    <style:style style:name="T342" style:parent-style-name="DefaultParagraphFont" style:family="text">
      <style:text-properties fo:color="#222222" fo:background-color="#FFFFFF"/>
    </style:style>
    <style:style style:name="T343" style:parent-style-name="DefaultParagraphFont" style:family="text">
      <style:text-properties style:font-name="Sylfaen" style:font-name-complex="Sylfaen" fo:color="#222222" fo:background-color="#FFFFFF"/>
    </style:style>
    <style:style style:name="T344" style:parent-style-name="DefaultParagraphFont" style:family="text">
      <style:text-properties fo:color="#222222" fo:background-color="#FFFFFF"/>
    </style:style>
    <style:style style:name="T345" style:parent-style-name="DefaultParagraphFont" style:family="text">
      <style:text-properties style:font-name="Sylfaen" style:font-name-complex="Sylfaen" fo:color="#000000" fo:background-color="#FFFFFF"/>
    </style:style>
    <style:style style:name="T346" style:parent-style-name="DefaultParagraphFont" style:family="text">
      <style:text-properties fo:color="#000000" fo:background-color="#FFFFFF"/>
    </style:style>
    <style:style style:name="T347" style:parent-style-name="DefaultParagraphFont" style:family="text">
      <style:text-properties style:font-name="Sylfaen" style:font-name-complex="Sylfaen" fo:color="#000000" fo:background-color="#FFFFFF"/>
    </style:style>
    <style:style style:name="T348" style:parent-style-name="DefaultParagraphFont" style:family="text">
      <style:text-properties fo:color="#000000" fo:background-color="#FFFFFF"/>
    </style:style>
    <style:style style:name="T349" style:parent-style-name="DefaultParagraphFont" style:family="text">
      <style:text-properties style:font-name="Sylfaen" style:font-name-complex="Sylfaen" fo:color="#000000" fo:background-color="#FFFFFF"/>
    </style:style>
    <style:style style:name="T350" style:parent-style-name="DefaultParagraphFont" style:family="text">
      <style:text-properties fo:color="#000000" fo:background-color="#FFFFFF"/>
    </style:style>
    <style:style style:name="T351" style:parent-style-name="DefaultParagraphFont" style:family="text">
      <style:text-properties style:font-name="Sylfaen" style:font-name-complex="Sylfaen" fo:color="#000000" fo:background-color="#FFFFFF"/>
    </style:style>
    <style:style style:name="T352" style:parent-style-name="DefaultParagraphFont" style:family="text">
      <style:text-properties fo:color="#000000" fo:background-color="#FFFFFF"/>
    </style:style>
    <style:style style:name="T353" style:parent-style-name="DefaultParagraphFont" style:family="text">
      <style:text-properties style:font-name="Sylfaen" style:font-name-complex="Sylfaen" fo:color="#000000" fo:background-color="#FFFFFF"/>
    </style:style>
    <style:style style:name="P354" style:parent-style-name="NormalWeb" style:family="paragraph">
      <style:paragraph-properties fo:margin-top="0in" fo:margin-bottom="0in" fo:text-indent="0.4444in"/>
    </style:style>
    <style:style style:name="T355" style:parent-style-name="DefaultParagraphFont" style:family="text">
      <style:text-properties fo:color="#1155CC" fo:background-color="#FFFFFF"/>
    </style:style>
    <style:style style:name="T356" style:parent-style-name="DefaultParagraphFont" style:family="text">
      <style:text-properties fo:color="#000000" fo:background-color="#FFFFFF"/>
    </style:style>
    <style:style style:name="T357" style:parent-style-name="DefaultParagraphFont" style:family="text">
      <style:text-properties fo:color="#4A442A" fo:background-color="#FFFFFF"/>
    </style:style>
    <style:style style:name="T358" style:parent-style-name="DefaultParagraphFont" style:family="text">
      <style:text-properties style:font-name="Sylfaen" style:font-name-complex="Sylfaen" fo:color="#4A442A" fo:background-color="#FFFFFF"/>
    </style:style>
    <style:style style:name="T359" style:parent-style-name="DefaultParagraphFont" style:family="text">
      <style:text-properties fo:color="#4A442A" fo:background-color="#FFFFFF"/>
    </style:style>
    <style:style style:name="P360" style:parent-style-name="NormalWeb" style:family="paragraph">
      <style:paragraph-properties fo:margin-top="0in" fo:margin-bottom="0in" fo:text-indent="0.4444in"/>
    </style:style>
    <style:style style:name="T361" style:parent-style-name="Hyperlink" style:family="text">
      <style:text-properties style:font-name="Sylfaen" style:font-name-complex="Sylfaen" fo:background-color="#FFFFFF"/>
    </style:style>
    <style:style style:name="P362" style:parent-style-name="NormalWeb" style:family="paragraph">
      <style:paragraph-properties fo:margin-top="0in" fo:margin-bottom="0in" fo:text-indent="0.4444in"/>
      <style:text-properties fo:color="#4A442A" fo:background-color="#FFFFFF"/>
    </style:style>
    <style:style style:name="P363" style:parent-style-name="NormalWeb" style:family="paragraph">
      <style:paragraph-properties fo:margin-top="0in" fo:margin-bottom="0in" fo:text-indent="0.4444in"/>
    </style:style>
    <style:style style:name="P364" style:parent-style-name="NormalWeb" style:family="paragraph">
      <style:paragraph-properties fo:margin-top="0in" fo:margin-bottom="0in" fo:text-indent="0.4444in"/>
    </style:style>
    <style:style style:name="P365" style:parent-style-name="NormalWeb" style:family="paragraph">
      <style:paragraph-properties fo:margin-top="0in" fo:margin-bottom="0in" fo:text-indent="0.4444in"/>
    </style:style>
    <style:style style:name="T366" style:parent-style-name="DefaultParagraphFont" style:family="text">
      <style:text-properties fo:color="#000000" fo:background-color="#FFFFFF"/>
    </style:style>
    <style:style style:name="T367" style:parent-style-name="DefaultParagraphFont" style:family="text">
      <style:text-properties style:font-name="Sylfaen" style:font-name-complex="Sylfaen" fo:color="#000000" fo:background-color="#FFFFFF"/>
    </style:style>
    <style:style style:name="T368" style:parent-style-name="DefaultParagraphFont" style:family="text">
      <style:text-properties fo:color="#000000" fo:background-color="#FFFFFF"/>
    </style:style>
    <style:style style:name="T369" style:parent-style-name="DefaultParagraphFont" style:family="text">
      <style:text-properties style:font-name="Sylfaen" style:font-name-complex="Sylfaen" fo:color="#000000" fo:background-color="#FFFFFF"/>
    </style:style>
    <style:style style:name="T370" style:parent-style-name="DefaultParagraphFont" style:family="text">
      <style:text-properties fo:color="#000000" fo:background-color="#FFFFFF"/>
    </style:style>
    <style:style style:name="T371" style:parent-style-name="DefaultParagraphFont" style:family="text">
      <style:text-properties style:font-name="Sylfaen" style:font-name-complex="Sylfaen" fo:color="#000000" fo:background-color="#FFFFFF"/>
    </style:style>
    <style:style style:name="T372" style:parent-style-name="DefaultParagraphFont" style:family="text">
      <style:text-properties fo:color="#000000" fo:background-color="#FFFFFF"/>
    </style:style>
    <style:style style:name="T373" style:parent-style-name="DefaultParagraphFont" style:family="text">
      <style:text-properties style:font-name="Sylfaen" style:font-name-complex="Sylfaen" fo:color="#000000" fo:background-color="#FFFFFF"/>
    </style:style>
    <style:style style:name="T374" style:parent-style-name="DefaultParagraphFont" style:family="text">
      <style:text-properties fo:color="#000000" fo:background-color="#FFFFFF"/>
    </style:style>
    <style:style style:name="T375" style:parent-style-name="DefaultParagraphFont" style:family="text">
      <style:text-properties fo:color="#222222" fo:background-color="#FFFFFF"/>
    </style:style>
    <style:style style:name="T376" style:parent-style-name="DefaultParagraphFont" style:family="text">
      <style:text-properties style:font-name="Sylfaen" style:font-name-complex="Sylfaen" fo:color="#222222" fo:background-color="#FFFFFF"/>
    </style:style>
    <style:style style:name="T377" style:parent-style-name="DefaultParagraphFont" style:family="text">
      <style:text-properties fo:color="#222222" fo:background-color="#FFFFFF"/>
    </style:style>
    <style:style style:name="T378" style:parent-style-name="DefaultParagraphFont" style:family="text">
      <style:text-properties style:font-name="Sylfaen" style:font-name-complex="Sylfaen" fo:color="#222222" fo:background-color="#FFFFFF"/>
    </style:style>
    <style:style style:name="T379" style:parent-style-name="DefaultParagraphFont" style:family="text">
      <style:text-properties fo:color="#222222" fo:background-color="#FFFFFF"/>
    </style:style>
    <style:style style:name="T380" style:parent-style-name="DefaultParagraphFont" style:family="text">
      <style:text-properties style:font-name="Sylfaen" style:font-name-complex="Sylfaen" fo:color="#000000" fo:background-color="#FFFFFF"/>
    </style:style>
    <style:style style:name="T381" style:parent-style-name="DefaultParagraphFont" style:family="text">
      <style:text-properties fo:color="#000000" fo:background-color="#FFFFFF"/>
    </style:style>
    <style:style style:name="T382" style:parent-style-name="DefaultParagraphFont" style:family="text">
      <style:text-properties style:font-name="Sylfaen" style:font-name-complex="Sylfaen" fo:color="#000000" fo:background-color="#FFFFFF"/>
    </style:style>
    <style:style style:name="T383" style:parent-style-name="DefaultParagraphFont" style:family="text">
      <style:text-properties fo:color="#000000" fo:background-color="#FFFFFF"/>
    </style:style>
    <style:style style:name="T384" style:parent-style-name="DefaultParagraphFont" style:family="text">
      <style:text-properties style:font-name="Sylfaen" style:font-name-complex="Sylfaen" fo:color="#000000" fo:background-color="#FFFFFF"/>
    </style:style>
    <style:style style:name="T385" style:parent-style-name="DefaultParagraphFont" style:family="text">
      <style:text-properties fo:color="#000000" fo:background-color="#FFFFFF"/>
    </style:style>
    <style:style style:name="T386" style:parent-style-name="DefaultParagraphFont" style:family="text">
      <style:text-properties style:font-name="Sylfaen" style:font-name-complex="Sylfaen" fo:color="#000000" fo:background-color="#FFFFFF"/>
    </style:style>
    <style:style style:name="T387" style:parent-style-name="DefaultParagraphFont" style:family="text">
      <style:text-properties fo:color="#000000" fo:background-color="#FFFFFF"/>
    </style:style>
    <style:style style:name="T388" style:parent-style-name="DefaultParagraphFont" style:family="text">
      <style:text-properties style:font-name="Sylfaen" style:font-name-complex="Sylfaen" fo:color="#000000" fo:background-color="#FFFFFF"/>
    </style:style>
    <style:style style:name="T389" style:parent-style-name="DefaultParagraphFont" style:family="text">
      <style:text-properties fo:color="#000000" fo:background-color="#FFFFFF"/>
    </style:style>
    <style:style style:name="T390" style:parent-style-name="DefaultParagraphFont" style:family="text">
      <style:text-properties style:font-name="Sylfaen" style:font-name-complex="Sylfaen" fo:color="#000000" fo:background-color="#FFFFFF"/>
    </style:style>
    <style:style style:name="T391" style:parent-style-name="DefaultParagraphFont" style:family="text">
      <style:text-properties fo:color="#000000" fo:background-color="#FFFFFF"/>
    </style:style>
    <style:style style:name="T392" style:parent-style-name="DefaultParagraphFont" style:family="text">
      <style:text-properties style:font-name="Sylfaen" style:font-name-complex="Sylfaen" fo:color="#000000" fo:background-color="#FFFFFF"/>
    </style:style>
    <style:style style:name="T393" style:parent-style-name="DefaultParagraphFont" style:family="text">
      <style:text-properties fo:color="#000000" fo:background-color="#FFFFFF"/>
    </style:style>
    <style:style style:name="T394" style:parent-style-name="DefaultParagraphFont" style:family="text">
      <style:text-properties style:font-name="Sylfaen" style:font-name-complex="Sylfaen" fo:color="#000000" fo:background-color="#FFFFFF"/>
    </style:style>
    <style:style style:name="T395" style:parent-style-name="DefaultParagraphFont" style:family="text">
      <style:text-properties fo:color="#000000" fo:background-color="#FFFFFF"/>
    </style:style>
    <style:style style:name="T396" style:parent-style-name="DefaultParagraphFont" style:family="text">
      <style:text-properties style:font-name="Sylfaen" style:font-name-complex="Sylfaen" fo:color="#000000" fo:background-color="#FFFFFF"/>
    </style:style>
    <style:style style:name="P397" style:parent-style-name="NormalWeb" style:family="paragraph">
      <style:paragraph-properties fo:margin-top="0in" fo:margin-bottom="0in" fo:text-indent="0.4444in"/>
    </style:style>
    <style:style style:name="T398" style:parent-style-name="Hyperlink" style:family="text">
      <style:text-properties style:font-name="Sylfaen" style:font-name-complex="Sylfaen" fo:background-color="#FFFFFF"/>
    </style:style>
    <style:style style:name="P399" style:parent-style-name="NormalWeb" style:family="paragraph">
      <style:paragraph-properties fo:margin-top="0in" fo:margin-bottom="0in" fo:text-indent="0.4444in"/>
      <style:text-properties style:font-name="Sylfaen" style:font-name-complex="Sylfaen" fo:color="#000000" fo:background-color="#FFFFFF"/>
    </style:style>
    <style:style style:name="P400" style:parent-style-name="NormalWeb" style:family="paragraph">
      <style:paragraph-properties fo:margin-top="0in" fo:margin-bottom="0in" fo:text-indent="0.4444in"/>
    </style:style>
    <style:style style:name="P401" style:parent-style-name="NormalWeb" style:family="paragraph">
      <style:paragraph-properties fo:margin-top="0in" fo:margin-bottom="0in" fo:text-indent="0.4444in"/>
    </style:style>
    <style:style style:name="T402" style:parent-style-name="DefaultParagraphFont" style:family="text">
      <style:text-properties fo:color="#000000" fo:background-color="#FFFFFF"/>
    </style:style>
    <style:style style:name="T403" style:parent-style-name="DefaultParagraphFont" style:family="text">
      <style:text-properties style:font-name="Sylfaen" style:font-name-complex="Sylfaen" fo:color="#000000" fo:background-color="#FFFFFF"/>
    </style:style>
    <style:style style:name="T404" style:parent-style-name="DefaultParagraphFont" style:family="text">
      <style:text-properties fo:color="#000000" fo:background-color="#FFFFFF"/>
    </style:style>
    <style:style style:name="T405" style:parent-style-name="DefaultParagraphFont" style:family="text">
      <style:text-properties style:font-name="Sylfaen" style:font-name-complex="Sylfaen" fo:color="#000000" fo:background-color="#FFFFFF"/>
    </style:style>
    <style:style style:name="T406" style:parent-style-name="DefaultParagraphFont" style:family="text">
      <style:text-properties fo:color="#000000" fo:background-color="#FFFFFF"/>
    </style:style>
    <style:style style:name="T407" style:parent-style-name="DefaultParagraphFont" style:family="text">
      <style:text-properties style:font-name="Sylfaen" style:font-name-complex="Sylfaen" fo:color="#000000" fo:background-color="#FFFFFF"/>
    </style:style>
    <style:style style:name="T408" style:parent-style-name="DefaultParagraphFont" style:family="text">
      <style:text-properties fo:color="#000000" fo:background-color="#FFFFFF"/>
    </style:style>
    <style:style style:name="T409" style:parent-style-name="DefaultParagraphFont" style:family="text">
      <style:text-properties style:font-name="Sylfaen" style:font-name-complex="Sylfaen" fo:color="#000000" fo:background-color="#FFFFFF"/>
    </style:style>
    <style:style style:name="T410" style:parent-style-name="DefaultParagraphFont" style:family="text">
      <style:text-properties fo:color="#000000" fo:background-color="#FFFFFF"/>
    </style:style>
    <style:style style:name="T411" style:parent-style-name="DefaultParagraphFont" style:family="text">
      <style:text-properties style:font-name="Sylfaen" style:font-name-complex="Sylfaen" fo:color="#000000" fo:background-color="#FFFFFF"/>
    </style:style>
    <style:style style:name="T412" style:parent-style-name="DefaultParagraphFont" style:family="text">
      <style:text-properties fo:color="#000000" fo:background-color="#FFFFFF"/>
    </style:style>
    <style:style style:name="T413" style:parent-style-name="DefaultParagraphFont" style:family="text">
      <style:text-properties style:font-name="Sylfaen" style:font-name-complex="Sylfaen" fo:color="#000000" fo:background-color="#FFFFFF"/>
    </style:style>
    <style:style style:name="T414" style:parent-style-name="DefaultParagraphFont" style:family="text">
      <style:text-properties fo:color="#000000" fo:background-color="#FFFFFF"/>
    </style:style>
    <style:style style:name="T415" style:parent-style-name="DefaultParagraphFont" style:family="text">
      <style:text-properties style:font-name="Sylfaen" style:font-name-complex="Sylfaen" fo:color="#000000" fo:background-color="#FFFFFF"/>
    </style:style>
    <style:style style:name="T416" style:parent-style-name="DefaultParagraphFont" style:family="text">
      <style:text-properties fo:color="#000000" fo:background-color="#FFFFFF"/>
    </style:style>
    <style:style style:name="T417" style:parent-style-name="DefaultParagraphFont" style:family="text">
      <style:text-properties style:font-name="Sylfaen" style:font-name-complex="Sylfaen" fo:color="#000000" fo:background-color="#FFFFFF"/>
    </style:style>
    <style:style style:name="T418" style:parent-style-name="DefaultParagraphFont" style:family="text">
      <style:text-properties fo:color="#000000" fo:background-color="#FFFFFF"/>
    </style:style>
    <style:style style:name="T419" style:parent-style-name="DefaultParagraphFont" style:family="text">
      <style:text-properties style:font-name="Sylfaen" style:font-name-complex="Sylfaen" fo:color="#000000" fo:background-color="#FFFFFF"/>
    </style:style>
    <style:style style:name="T420" style:parent-style-name="DefaultParagraphFont" style:family="text">
      <style:text-properties fo:color="#000000" fo:background-color="#FFFFFF"/>
    </style:style>
    <style:style style:name="T421" style:parent-style-name="DefaultParagraphFont" style:family="text">
      <style:text-properties style:font-name="Sylfaen" style:font-name-complex="Sylfaen" fo:color="#000000" fo:background-color="#FFFFFF"/>
    </style:style>
    <style:style style:name="T422" style:parent-style-name="DefaultParagraphFont" style:family="text">
      <style:text-properties fo:color="#000000" fo:background-color="#FFFFFF"/>
    </style:style>
    <style:style style:name="T423" style:parent-style-name="DefaultParagraphFont" style:family="text">
      <style:text-properties style:font-name="Sylfaen" style:font-name-complex="Sylfaen" fo:color="#000000" fo:background-color="#FFFFFF"/>
    </style:style>
    <style:style style:name="T424" style:parent-style-name="DefaultParagraphFont" style:family="text">
      <style:text-properties fo:color="#000000" fo:background-color="#FFFFFF"/>
    </style:style>
    <style:style style:name="T425" style:parent-style-name="DefaultParagraphFont" style:family="text">
      <style:text-properties style:font-name="Sylfaen" style:font-name-complex="Sylfaen" fo:color="#000000" fo:background-color="#FFFFFF"/>
    </style:style>
    <style:style style:name="T426" style:parent-style-name="DefaultParagraphFont" style:family="text">
      <style:text-properties fo:color="#000000" fo:background-color="#FFFFFF"/>
    </style:style>
    <style:style style:name="T427" style:parent-style-name="DefaultParagraphFont" style:family="text">
      <style:text-properties style:font-name="Sylfaen" style:font-name-complex="Sylfaen" fo:color="#4A442A" fo:background-color="#FFFFFF"/>
    </style:style>
    <style:style style:name="T428" style:parent-style-name="DefaultParagraphFont" style:family="text">
      <style:text-properties style:font-name="Arial" style:font-name-complex="Arial" fo:color="#4A442A" fo:background-color="#FFFFFF"/>
    </style:style>
    <style:style style:name="T429" style:parent-style-name="DefaultParagraphFont" style:family="text">
      <style:text-properties style:font-name="Sylfaen" style:font-name-complex="Sylfaen" fo:color="#4A442A" fo:background-color="#FFFFFF"/>
    </style:style>
    <style:style style:name="T430" style:parent-style-name="DefaultParagraphFont" style:family="text">
      <style:text-properties style:font-name="Arial" style:font-name-complex="Arial" fo:color="#4A442A" fo:background-color="#FFFFFF"/>
    </style:style>
    <style:style style:name="T431" style:parent-style-name="DefaultParagraphFont" style:family="text">
      <style:text-properties style:font-name="Sylfaen" style:font-name-complex="Sylfaen" fo:color="#4A442A" fo:background-color="#FFFFFF"/>
    </style:style>
    <style:style style:name="T432" style:parent-style-name="DefaultParagraphFont" style:family="text">
      <style:text-properties style:font-name="Arial" style:font-name-complex="Arial" fo:color="#4A442A" fo:background-color="#FFFFFF"/>
    </style:style>
    <style:style style:name="T433" style:parent-style-name="DefaultParagraphFont" style:family="text">
      <style:text-properties style:font-name="Sylfaen" style:font-name-complex="Sylfaen" fo:color="#4A442A" fo:background-color="#FFFFFF"/>
    </style:style>
    <style:style style:name="T434" style:parent-style-name="DefaultParagraphFont" style:family="text">
      <style:text-properties style:font-name="Arial" style:font-name-complex="Arial" fo:color="#4A442A" fo:background-color="#FFFFFF"/>
    </style:style>
    <style:style style:name="T435" style:parent-style-name="DefaultParagraphFont" style:family="text">
      <style:text-properties style:font-name="Sylfaen" style:font-name-complex="Sylfaen" fo:color="#4A442A" fo:background-color="#FFFFFF"/>
    </style:style>
    <style:style style:name="T436" style:parent-style-name="DefaultParagraphFont" style:family="text">
      <style:text-properties style:font-name="Arial" style:font-name-complex="Arial" fo:color="#4A442A" fo:background-color="#FFFFFF"/>
    </style:style>
    <style:style style:name="T437" style:parent-style-name="DefaultParagraphFont" style:family="text">
      <style:text-properties style:font-name="Sylfaen" style:font-name-complex="Sylfaen" fo:color="#4A442A" fo:background-color="#FFFFFF"/>
    </style:style>
    <style:style style:name="T438" style:parent-style-name="DefaultParagraphFont" style:family="text">
      <style:text-properties style:font-name="Arial" style:font-name-complex="Arial" fo:color="#4A442A" fo:background-color="#FFFFFF"/>
    </style:style>
    <style:style style:name="T439" style:parent-style-name="DefaultParagraphFont" style:family="text">
      <style:text-properties style:font-name="Sylfaen" style:font-name-complex="Sylfaen" fo:color="#4A442A" fo:background-color="#FFFFFF"/>
    </style:style>
    <style:style style:name="T440" style:parent-style-name="DefaultParagraphFont" style:family="text">
      <style:text-properties style:font-name="Arial" style:font-name-complex="Arial" fo:color="#4A442A" fo:background-color="#FFFFFF"/>
    </style:style>
    <style:style style:name="T441" style:parent-style-name="DefaultParagraphFont" style:family="text">
      <style:text-properties style:font-name="Sylfaen" style:font-name-complex="Sylfaen" fo:color="#4A442A" fo:background-color="#FFFFFF"/>
    </style:style>
    <style:style style:name="T442" style:parent-style-name="DefaultParagraphFont" style:family="text">
      <style:text-properties style:font-name="Arial" style:font-name-complex="Arial" fo:color="#4A442A" fo:background-color="#FFFFFF"/>
    </style:style>
    <style:style style:name="T443" style:parent-style-name="DefaultParagraphFont" style:family="text">
      <style:text-properties style:font-name="Sylfaen" style:font-name-complex="Sylfaen" fo:color="#4A442A" fo:background-color="#FFFFFF"/>
    </style:style>
    <style:style style:name="T444" style:parent-style-name="DefaultParagraphFont" style:family="text">
      <style:text-properties style:font-name="Arial" style:font-name-complex="Arial" fo:color="#4A442A" fo:background-color="#FFFFFF"/>
    </style:style>
    <style:style style:name="T445" style:parent-style-name="DefaultParagraphFont" style:family="text">
      <style:text-properties style:font-name="Sylfaen" style:font-name-complex="Sylfaen" fo:color="#4A442A" fo:background-color="#FFFFFF"/>
    </style:style>
    <style:style style:name="T446" style:parent-style-name="DefaultParagraphFont" style:family="text">
      <style:text-properties style:font-name="Arial" style:font-name-complex="Arial" fo:color="#4A442A" fo:background-color="#FFFFFF"/>
    </style:style>
    <style:style style:name="T447" style:parent-style-name="DefaultParagraphFont" style:family="text">
      <style:text-properties style:font-name="Sylfaen" style:font-name-complex="Sylfaen" fo:color="#4A442A" fo:background-color="#FFFFFF"/>
    </style:style>
    <style:style style:name="T448" style:parent-style-name="DefaultParagraphFont" style:family="text">
      <style:text-properties style:font-name="Arial" style:font-name-complex="Arial" fo:color="#4A442A" fo:background-color="#FFFFFF"/>
    </style:style>
    <style:style style:name="T449" style:parent-style-name="DefaultParagraphFont" style:family="text">
      <style:text-properties style:font-name="Sylfaen" style:font-name-complex="Sylfaen" fo:color="#4A442A" fo:background-color="#FFFFFF"/>
    </style:style>
    <style:style style:name="T450" style:parent-style-name="DefaultParagraphFont" style:family="text">
      <style:text-properties style:font-name="Arial" style:font-name-complex="Arial" fo:color="#4A442A" fo:background-color="#FFFFFF"/>
    </style:style>
    <style:style style:name="T451" style:parent-style-name="DefaultParagraphFont" style:family="text">
      <style:text-properties style:font-name="Tahoma" style:font-name-complex="Tahoma" fo:color="#4A442A" fo:background-color="#FFFFFF"/>
    </style:style>
    <style:style style:name="T452" style:parent-style-name="DefaultParagraphFont" style:family="text">
      <style:text-properties style:font-name="Arial" style:font-name-complex="Arial" fo:color="#4A442A" fo:background-color="#FFFFFF"/>
    </style:style>
    <style:style style:name="T453" style:parent-style-name="DefaultParagraphFont" style:family="text">
      <style:text-properties style:font-name="Arial" style:font-name-complex="Arial" fo:color="#1155CC" fo:background-color="#FFFFFF"/>
    </style:style>
    <style:style style:name="T454" style:parent-style-name="DefaultParagraphFont" style:family="text">
      <style:text-properties style:font-name="Arial" style:font-name-complex="Arial" fo:color="#4A442A" fo:background-color="#FFFFFF"/>
    </style:style>
    <style:style style:name="P455" style:parent-style-name="NormalWeb" style:family="paragraph">
      <style:paragraph-properties fo:margin-top="0in" fo:margin-bottom="0in" fo:text-indent="0.4444in"/>
    </style:style>
    <style:style style:name="T456" style:parent-style-name="Hyperlink" style:family="text">
      <style:text-properties style:font-name="Arial" style:font-name-complex="Arial" fo:background-color="#FFFFFF"/>
    </style:style>
    <style:style style:name="P457" style:parent-style-name="NormalWeb" style:family="paragraph">
      <style:paragraph-properties fo:margin-top="0in" fo:margin-bottom="0in" fo:text-indent="0.4444in"/>
      <style:text-properties style:font-name="Arial" style:font-name-complex="Arial" fo:color="#4A442A" fo:background-color="#FFFFFF"/>
    </style:style>
    <style:style style:name="P458" style:parent-style-name="NormalWeb" style:family="paragraph">
      <style:paragraph-properties fo:margin-top="0in" fo:margin-bottom="0in" fo:text-indent="0.4444in"/>
    </style:style>
    <style:style style:name="T459" style:parent-style-name="DefaultParagraphFont" style:family="text">
      <style:text-properties style:font-name="Arial" style:font-name-complex="Arial" fo:color="#4A442A" fo:background-color="#FFFFFF"/>
    </style:style>
    <style:style style:name="P460" style:parent-style-name="NormalWeb" style:family="paragraph">
      <style:paragraph-properties fo:margin-top="0in" fo:margin-bottom="0in" fo:text-indent="0.4444in"/>
    </style:style>
    <style:style style:name="T461" style:parent-style-name="DefaultParagraphFont" style:family="text">
      <style:text-properties style:font-name="Arial" style:font-name-complex="Arial" fo:color="#4A442A" fo:background-color="#FFFFFF"/>
    </style:style>
    <style:style style:name="T462" style:parent-style-name="DefaultParagraphFont" style:family="text">
      <style:text-properties style:font-name="Sylfaen" style:font-name-complex="Sylfaen" fo:color="#4A442A" fo:background-color="#FFFFFF"/>
    </style:style>
    <style:style style:name="T463" style:parent-style-name="DefaultParagraphFont" style:family="text">
      <style:text-properties style:font-name="Arial" style:font-name-complex="Arial" fo:color="#4A442A" fo:background-color="#FFFFFF"/>
    </style:style>
    <style:style style:name="T464" style:parent-style-name="DefaultParagraphFont" style:family="text">
      <style:text-properties style:font-name="Sylfaen" style:font-name-complex="Sylfaen" fo:color="#4A442A" fo:background-color="#FFFFFF"/>
    </style:style>
    <style:style style:name="T465" style:parent-style-name="DefaultParagraphFont" style:family="text">
      <style:text-properties style:font-name="Arial" style:font-name-complex="Arial" fo:color="#4A442A" fo:background-color="#FFFFFF"/>
    </style:style>
    <style:style style:name="T466" style:parent-style-name="DefaultParagraphFont" style:family="text">
      <style:text-properties style:font-name="Sylfaen" style:font-name-complex="Sylfaen" fo:color="#4A442A" fo:background-color="#FFFFFF"/>
    </style:style>
    <style:style style:name="T467" style:parent-style-name="DefaultParagraphFont" style:family="text">
      <style:text-properties style:font-name="Arial" style:font-name-complex="Arial" fo:color="#4A442A" fo:background-color="#FFFFFF"/>
    </style:style>
    <style:style style:name="T468" style:parent-style-name="DefaultParagraphFont" style:family="text">
      <style:text-properties style:font-name="Sylfaen" style:font-name-complex="Sylfaen" fo:color="#4A442A" fo:background-color="#FFFFFF"/>
    </style:style>
    <style:style style:name="T469" style:parent-style-name="DefaultParagraphFont" style:family="text">
      <style:text-properties style:font-name="Arial" style:font-name-complex="Arial" fo:color="#4A442A" fo:background-color="#FFFFFF"/>
    </style:style>
    <style:style style:name="T470" style:parent-style-name="DefaultParagraphFont" style:family="text">
      <style:text-properties style:font-name="Sylfaen" style:font-name-complex="Sylfaen" fo:color="#4A442A" fo:background-color="#FFFFFF"/>
    </style:style>
    <style:style style:name="T471" style:parent-style-name="DefaultParagraphFont" style:family="text">
      <style:text-properties style:font-name="Arial" style:font-name-complex="Arial" fo:color="#4A442A" fo:background-color="#FFFFFF"/>
    </style:style>
    <style:style style:name="T472" style:parent-style-name="DefaultParagraphFont" style:family="text">
      <style:text-properties style:font-name="Sylfaen" style:font-name-complex="Sylfaen" fo:color="#4A442A" fo:background-color="#FFFFFF"/>
    </style:style>
    <style:style style:name="T473" style:parent-style-name="DefaultParagraphFont" style:family="text">
      <style:text-properties style:font-name="Arial" style:font-name-complex="Arial" fo:color="#4A442A" fo:background-color="#FFFFFF"/>
    </style:style>
    <style:style style:name="T474" style:parent-style-name="DefaultParagraphFont" style:family="text">
      <style:text-properties style:font-name="Sylfaen" style:font-name-complex="Sylfaen" fo:color="#4A442A" fo:background-color="#FFFFFF"/>
    </style:style>
    <style:style style:name="T475" style:parent-style-name="DefaultParagraphFont" style:family="text">
      <style:text-properties style:font-name="Arial" style:font-name-complex="Arial" fo:color="#4A442A" fo:background-color="#FFFFFF"/>
    </style:style>
    <style:style style:name="T476" style:parent-style-name="DefaultParagraphFont" style:family="text">
      <style:text-properties style:font-name="Sylfaen" style:font-name-complex="Sylfaen" fo:color="#4A442A" fo:background-color="#FFFFFF"/>
    </style:style>
    <style:style style:name="T477" style:parent-style-name="DefaultParagraphFont" style:family="text">
      <style:text-properties style:font-name="Arial" style:font-name-complex="Arial" fo:color="#4A442A" fo:background-color="#FFFFFF"/>
    </style:style>
    <style:style style:name="T478" style:parent-style-name="DefaultParagraphFont" style:family="text">
      <style:text-properties style:font-name="Sylfaen" style:font-name-complex="Sylfaen" fo:color="#4A442A" fo:background-color="#FFFFFF"/>
    </style:style>
    <style:style style:name="T479" style:parent-style-name="DefaultParagraphFont" style:family="text">
      <style:text-properties style:font-name="Arial" style:font-name-complex="Arial" fo:color="#4A442A" fo:background-color="#FFFFFF"/>
    </style:style>
    <style:style style:name="T480" style:parent-style-name="DefaultParagraphFont" style:family="text">
      <style:text-properties style:font-name="Sylfaen" style:font-name-complex="Sylfaen" fo:color="#4A442A" fo:background-color="#FFFFFF"/>
    </style:style>
    <style:style style:name="T481" style:parent-style-name="DefaultParagraphFont" style:family="text">
      <style:text-properties style:font-name="Arial" style:font-name-complex="Arial" fo:color="#4A442A" fo:background-color="#FFFFFF"/>
    </style:style>
    <style:style style:name="T482" style:parent-style-name="DefaultParagraphFont" style:family="text">
      <style:text-properties style:font-name="Sylfaen" style:font-name-complex="Sylfaen" fo:color="#4A442A" fo:background-color="#FFFFFF"/>
    </style:style>
    <style:style style:name="T483" style:parent-style-name="DefaultParagraphFont" style:family="text">
      <style:text-properties style:font-name="Arial" style:font-name-complex="Arial" fo:color="#4A442A" fo:background-color="#FFFFFF"/>
    </style:style>
    <style:style style:name="T484" style:parent-style-name="DefaultParagraphFont" style:family="text">
      <style:text-properties style:font-name="Sylfaen" style:font-name-complex="Sylfaen" fo:color="#4A442A" fo:background-color="#FFFFFF"/>
    </style:style>
    <style:style style:name="T485" style:parent-style-name="DefaultParagraphFont" style:family="text">
      <style:text-properties style:font-name="Arial" style:font-name-complex="Arial" fo:color="#4A442A" fo:background-color="#FFFFFF"/>
    </style:style>
    <style:style style:name="T486" style:parent-style-name="DefaultParagraphFont" style:family="text">
      <style:text-properties style:font-name="Sylfaen" style:font-name-complex="Sylfaen" fo:color="#4A442A" fo:background-color="#FFFFFF"/>
    </style:style>
    <style:style style:name="P487" style:parent-style-name="NormalWeb" style:family="paragraph">
      <style:paragraph-properties fo:margin-top="0in" fo:margin-bottom="0in" fo:text-indent="0.4444in"/>
    </style:style>
    <style:style style:name="T488" style:parent-style-name="Hyperlink" style:family="text">
      <style:text-properties style:font-name="Sylfaen" style:font-name-complex="Sylfaen" fo:background-color="#FFFFFF"/>
    </style:style>
    <style:style style:name="P489" style:parent-style-name="NormalWeb" style:family="paragraph">
      <style:paragraph-properties fo:margin-top="0in" fo:margin-bottom="0in" fo:text-indent="0.4444in"/>
      <style:text-properties style:font-name="Sylfaen" style:font-name-complex="Sylfaen" fo:color="#4A442A" fo:background-color="#FFFFFF"/>
    </style:style>
    <style:style style:name="P490" style:parent-style-name="NormalWeb" style:family="paragraph">
      <style:paragraph-properties fo:margin-top="0in" fo:margin-bottom="0in" fo:text-indent="0.4444in"/>
    </style:style>
    <style:style style:name="P491" style:parent-style-name="NormalWeb" style:family="paragraph">
      <style:paragraph-properties fo:margin-top="0in" fo:margin-bottom="0in" fo:text-indent="0.4444in"/>
    </style:style>
    <style:style style:name="T492" style:parent-style-name="DefaultParagraphFont" style:family="text">
      <style:text-properties style:font-name="Arial" style:font-name-complex="Arial" fo:color="#4A442A" fo:background-color="#FFFFFF"/>
    </style:style>
    <style:style style:name="T493" style:parent-style-name="DefaultParagraphFont" style:family="text">
      <style:text-properties style:font-name="Sylfaen" style:font-name-complex="Sylfaen" fo:color="#4A442A" fo:background-color="#FFFFFF"/>
    </style:style>
    <style:style style:name="T494" style:parent-style-name="DefaultParagraphFont" style:family="text">
      <style:text-properties style:font-name="Arial" style:font-name-complex="Arial" fo:color="#4A442A" fo:background-color="#FFFFFF"/>
    </style:style>
    <style:style style:name="T495" style:parent-style-name="DefaultParagraphFont" style:family="text">
      <style:text-properties style:font-name="Sylfaen" style:font-name-complex="Sylfaen" fo:color="#4A442A" fo:background-color="#FFFFFF"/>
    </style:style>
    <style:style style:name="T496" style:parent-style-name="DefaultParagraphFont" style:family="text">
      <style:text-properties style:font-name="Arial" style:font-name-complex="Arial" fo:color="#4A442A" fo:background-color="#FFFFFF"/>
    </style:style>
    <style:style style:name="T497" style:parent-style-name="DefaultParagraphFont" style:family="text">
      <style:text-properties style:font-name="Sylfaen" style:font-name-complex="Sylfaen" fo:color="#4A442A" fo:background-color="#FFFFFF"/>
    </style:style>
    <style:style style:name="T498" style:parent-style-name="DefaultParagraphFont" style:family="text">
      <style:text-properties style:font-name="Arial" style:font-name-complex="Arial" fo:color="#4A442A" fo:background-color="#FFFFFF"/>
    </style:style>
    <style:style style:name="T499" style:parent-style-name="DefaultParagraphFont" style:family="text">
      <style:text-properties style:font-name="Sylfaen" style:font-name-complex="Sylfaen" fo:color="#4A442A" fo:background-color="#FFFFFF"/>
    </style:style>
    <style:style style:name="T500" style:parent-style-name="DefaultParagraphFont" style:family="text">
      <style:text-properties style:font-name="Arial" style:font-name-complex="Arial" fo:color="#4A442A" fo:background-color="#FFFFFF"/>
    </style:style>
    <style:style style:name="T501" style:parent-style-name="DefaultParagraphFont" style:family="text">
      <style:text-properties style:font-name="Sylfaen" style:font-name-complex="Sylfaen" fo:color="#4A442A" fo:background-color="#FFFFFF"/>
    </style:style>
    <style:style style:name="T502" style:parent-style-name="DefaultParagraphFont" style:family="text">
      <style:text-properties style:font-name="Arial" style:font-name-complex="Arial" fo:color="#4A442A" fo:background-color="#FFFFFF"/>
    </style:style>
    <style:style style:name="T503" style:parent-style-name="DefaultParagraphFont" style:family="text">
      <style:text-properties style:font-name="Sylfaen" style:font-name-complex="Sylfaen" fo:color="#4A442A" fo:background-color="#FFFFFF"/>
    </style:style>
    <style:style style:name="T504" style:parent-style-name="DefaultParagraphFont" style:family="text">
      <style:text-properties style:font-name="Arial" style:font-name-complex="Arial" fo:color="#4A442A" fo:background-color="#FFFFFF"/>
    </style:style>
    <style:style style:name="T505" style:parent-style-name="DefaultParagraphFont" style:family="text">
      <style:text-properties style:font-name="Sylfaen" style:font-name-complex="Sylfaen" fo:color="#4A442A" fo:background-color="#FFFFFF"/>
    </style:style>
    <style:style style:name="T506" style:parent-style-name="DefaultParagraphFont" style:family="text">
      <style:text-properties style:font-name="Arial" style:font-name-complex="Arial" fo:color="#4A442A" fo:background-color="#FFFFFF"/>
    </style:style>
    <style:style style:name="T507" style:parent-style-name="DefaultParagraphFont" style:family="text">
      <style:text-properties style:font-name="Sylfaen" style:font-name-complex="Sylfaen" fo:color="#4A442A" fo:background-color="#FFFFFF"/>
    </style:style>
    <style:style style:name="T508" style:parent-style-name="DefaultParagraphFont" style:family="text">
      <style:text-properties style:font-name="Arial" style:font-name-complex="Arial" fo:color="#4A442A" fo:background-color="#FFFFFF"/>
    </style:style>
    <style:style style:name="T509" style:parent-style-name="DefaultParagraphFont" style:family="text">
      <style:text-properties style:font-name="Sylfaen" style:font-name-complex="Sylfaen" fo:color="#4A442A" fo:background-color="#FFFFFF"/>
    </style:style>
    <style:style style:name="T510" style:parent-style-name="DefaultParagraphFont" style:family="text">
      <style:text-properties style:font-name="Arial" style:font-name-complex="Arial" fo:color="#4A442A" fo:background-color="#FFFFFF"/>
    </style:style>
    <style:style style:name="T511" style:parent-style-name="DefaultParagraphFont" style:family="text">
      <style:text-properties style:font-name="Sylfaen" style:font-name-complex="Sylfaen" fo:color="#4A442A" fo:background-color="#FFFFFF"/>
    </style:style>
    <style:style style:name="T512" style:parent-style-name="DefaultParagraphFont" style:family="text">
      <style:text-properties style:font-name="Arial" style:font-name-complex="Arial" fo:color="#4A442A" fo:background-color="#FFFFFF"/>
    </style:style>
    <style:style style:name="T513" style:parent-style-name="DefaultParagraphFont" style:family="text">
      <style:text-properties style:font-name="Sylfaen" style:font-name-complex="Sylfaen" fo:color="#4A442A" fo:background-color="#FFFFFF"/>
    </style:style>
    <style:style style:name="T514" style:parent-style-name="DefaultParagraphFont" style:family="text">
      <style:text-properties style:font-name="Arial" style:font-name-complex="Arial" fo:color="#4A442A" fo:background-color="#FFFFFF"/>
    </style:style>
    <style:style style:name="T515" style:parent-style-name="DefaultParagraphFont" style:family="text">
      <style:text-properties style:font-name="Sylfaen" style:font-name-complex="Sylfaen" fo:color="#4A442A" fo:background-color="#FFFFFF"/>
    </style:style>
    <style:style style:name="T516" style:parent-style-name="DefaultParagraphFont" style:family="text">
      <style:text-properties style:font-name="Arial" style:font-name-complex="Arial" fo:color="#4A442A" fo:background-color="#FFFFFF"/>
    </style:style>
    <style:style style:name="T517" style:parent-style-name="DefaultParagraphFont" style:family="text">
      <style:text-properties style:font-name="Sylfaen" style:font-name-complex="Sylfaen" fo:color="#4A442A" fo:background-color="#FFFFFF"/>
    </style:style>
    <style:style style:name="T518" style:parent-style-name="DefaultParagraphFont" style:family="text">
      <style:text-properties style:font-name="Arial" style:font-name-complex="Arial" fo:color="#4A442A" fo:background-color="#FFFFFF"/>
    </style:style>
    <style:style style:name="T519" style:parent-style-name="DefaultParagraphFont" style:family="text">
      <style:text-properties style:font-name="Sylfaen" style:font-name-complex="Sylfaen" fo:color="#4A442A" fo:background-color="#FFFFFF"/>
    </style:style>
    <style:style style:name="T520" style:parent-style-name="DefaultParagraphFont" style:family="text">
      <style:text-properties style:font-name="Arial" style:font-name-complex="Arial" fo:color="#4A442A" fo:background-color="#FFFFFF"/>
    </style:style>
    <style:style style:name="T521" style:parent-style-name="DefaultParagraphFont" style:family="text">
      <style:text-properties style:font-name="Sylfaen" style:font-name-complex="Sylfaen" fo:color="#4A442A" fo:background-color="#FFFFFF"/>
    </style:style>
    <style:style style:name="T522" style:parent-style-name="DefaultParagraphFont" style:family="text">
      <style:text-properties style:font-name="Arial" style:font-name-complex="Arial" fo:color="#4A442A" fo:background-color="#FFFFFF"/>
    </style:style>
    <style:style style:name="T523" style:parent-style-name="DefaultParagraphFont" style:family="text">
      <style:text-properties style:font-name="Sylfaen" style:font-name-complex="Sylfaen" fo:color="#4A442A" fo:background-color="#FFFFFF"/>
    </style:style>
    <style:style style:name="T524" style:parent-style-name="DefaultParagraphFont" style:family="text">
      <style:text-properties style:font-name="Arial" style:font-name-complex="Arial" fo:color="#4A442A" fo:background-color="#FFFFFF"/>
    </style:style>
    <style:style style:name="T525" style:parent-style-name="DefaultParagraphFont" style:family="text">
      <style:text-properties style:font-name="Sylfaen" style:font-name-complex="Sylfaen" fo:color="#4A442A" fo:background-color="#FFFFFF"/>
    </style:style>
    <style:style style:name="T526" style:parent-style-name="DefaultParagraphFont" style:family="text">
      <style:text-properties style:font-name="Arial" style:font-name-complex="Arial" fo:color="#4A442A" fo:background-color="#FFFFFF"/>
    </style:style>
    <style:style style:name="T527" style:parent-style-name="DefaultParagraphFont" style:family="text">
      <style:text-properties style:font-name="Sylfaen" style:font-name-complex="Sylfaen" fo:color="#4A442A" fo:background-color="#FFFFFF"/>
    </style:style>
    <style:style style:name="T528" style:parent-style-name="DefaultParagraphFont" style:family="text">
      <style:text-properties style:font-name="Arial" style:font-name-complex="Arial" fo:color="#4A442A" fo:background-color="#FFFFFF"/>
    </style:style>
    <style:style style:name="T529" style:parent-style-name="DefaultParagraphFont" style:family="text">
      <style:text-properties style:font-name="Sylfaen" style:font-name-complex="Sylfaen" fo:color="#4A442A" fo:background-color="#FFFFFF"/>
    </style:style>
    <style:style style:name="T530" style:parent-style-name="DefaultParagraphFont" style:family="text">
      <style:text-properties style:font-name="Arial" style:font-name-complex="Arial" fo:color="#4A442A" fo:background-color="#FFFFFF"/>
    </style:style>
    <style:style style:name="T531" style:parent-style-name="DefaultParagraphFont" style:family="text">
      <style:text-properties style:font-name="Sylfaen" style:font-name-complex="Sylfaen" fo:color="#4A442A" fo:background-color="#FFFFFF"/>
    </style:style>
    <style:style style:name="T532" style:parent-style-name="DefaultParagraphFont" style:family="text">
      <style:text-properties style:font-name="Arial" style:font-name-complex="Arial" fo:color="#4A442A" fo:background-color="#FFFFFF"/>
    </style:style>
    <style:style style:name="T533" style:parent-style-name="DefaultParagraphFont" style:family="text">
      <style:text-properties style:font-name="Sylfaen" style:font-name-complex="Sylfaen" fo:color="#4A442A" fo:background-color="#FFFFFF"/>
    </style:style>
    <style:style style:name="P534" style:parent-style-name="NormalWeb" style:family="paragraph">
      <style:paragraph-properties fo:margin-top="0in" fo:margin-bottom="0in" fo:text-indent="0.4444in"/>
    </style:style>
    <style:style style:name="T535" style:parent-style-name="Hyperlink" style:family="text">
      <style:text-properties style:font-name="Sylfaen" style:font-name-complex="Sylfaen" fo:background-color="#FFFFFF"/>
    </style:style>
    <style:style style:name="P536" style:parent-style-name="NormalWeb" style:family="paragraph">
      <style:paragraph-properties fo:margin-top="0in" fo:margin-bottom="0in" fo:text-indent="0.4444in"/>
      <style:text-properties style:font-name="Sylfaen" style:font-name-complex="Sylfaen" fo:color="#4A442A" fo:background-color="#FFFFFF"/>
    </style:style>
    <style:style style:name="P537" style:parent-style-name="NormalWeb" style:family="paragraph">
      <style:paragraph-properties fo:margin-top="0in" fo:margin-bottom="0in" fo:text-indent="0.4444in"/>
    </style:style>
    <style:style style:name="P538" style:parent-style-name="NormalWeb" style:family="paragraph">
      <style:paragraph-properties fo:margin-top="0in" fo:margin-bottom="0in" fo:text-indent="0.4444in"/>
    </style:style>
    <style:style style:name="T539" style:parent-style-name="DefaultParagraphFont" style:family="text">
      <style:text-properties style:font-name="Arial" style:font-name-complex="Arial" fo:color="#4A442A" fo:background-color="#FFFFFF"/>
    </style:style>
    <style:style style:name="T540" style:parent-style-name="DefaultParagraphFont" style:family="text">
      <style:text-properties style:font-name="Arial" style:font-name-complex="Arial" fo:color="#4A442A" fo:background-color="#FFFFFF"/>
    </style:style>
    <style:style style:name="T541" style:parent-style-name="DefaultParagraphFont" style:family="text">
      <style:text-properties style:font-name="Sylfaen" style:font-name-complex="Sylfaen" fo:color="#4A442A" fo:background-color="#FFFFFF"/>
    </style:style>
    <style:style style:name="T542" style:parent-style-name="DefaultParagraphFont" style:family="text">
      <style:text-properties style:font-name="Arial" style:font-name-complex="Arial" fo:color="#4A442A" fo:background-color="#FFFFFF"/>
    </style:style>
    <style:style style:name="T543" style:parent-style-name="DefaultParagraphFont" style:family="text">
      <style:text-properties style:font-name="Sylfaen" style:font-name-complex="Sylfaen" fo:color="#4A442A" fo:background-color="#FFFFFF"/>
    </style:style>
    <style:style style:name="T544" style:parent-style-name="DefaultParagraphFont" style:family="text">
      <style:text-properties style:font-name="Arial" style:font-name-complex="Arial" fo:color="#4A442A" fo:background-color="#FFFFFF"/>
    </style:style>
    <style:style style:name="T545" style:parent-style-name="DefaultParagraphFont" style:family="text">
      <style:text-properties style:font-name="Sylfaen" style:font-name-complex="Sylfaen" fo:color="#4A442A" fo:background-color="#FFFFFF"/>
    </style:style>
    <style:style style:name="T546" style:parent-style-name="DefaultParagraphFont" style:family="text">
      <style:text-properties style:font-name="Arial" style:font-name-complex="Arial" fo:color="#4A442A" fo:background-color="#FFFFFF"/>
    </style:style>
    <style:style style:name="T547" style:parent-style-name="DefaultParagraphFont" style:family="text">
      <style:text-properties style:font-name="Sylfaen" style:font-name-complex="Sylfaen" fo:color="#4A442A" fo:background-color="#FFFFFF"/>
    </style:style>
    <style:style style:name="T548" style:parent-style-name="DefaultParagraphFont" style:family="text">
      <style:text-properties style:font-name="Arial" style:font-name-complex="Arial" fo:color="#4A442A" fo:background-color="#FFFFFF"/>
    </style:style>
    <style:style style:name="T549" style:parent-style-name="DefaultParagraphFont" style:family="text">
      <style:text-properties fo:color="#000000" fo:background-color="#FFFFFF"/>
    </style:style>
    <style:style style:name="T550" style:parent-style-name="DefaultParagraphFont" style:family="text">
      <style:text-properties style:font-name="Sylfaen" style:font-name-complex="Sylfaen" fo:color="#000000" fo:background-color="#FFFFFF"/>
    </style:style>
    <style:style style:name="T551" style:parent-style-name="DefaultParagraphFont" style:family="text">
      <style:text-properties fo:color="#000000" fo:background-color="#FFFFFF"/>
    </style:style>
    <style:style style:name="T552" style:parent-style-name="DefaultParagraphFont" style:family="text">
      <style:text-properties style:font-name="Sylfaen" style:font-name-complex="Sylfaen" fo:color="#000000" fo:background-color="#FFFFFF"/>
    </style:style>
    <style:style style:name="T553" style:parent-style-name="DefaultParagraphFont" style:family="text">
      <style:text-properties fo:color="#000000" fo:background-color="#FFFFFF"/>
    </style:style>
    <style:style style:name="T554" style:parent-style-name="DefaultParagraphFont" style:family="text">
      <style:text-properties style:font-name="Sylfaen" style:font-name-complex="Sylfaen" fo:color="#000000" fo:background-color="#FFFFFF"/>
    </style:style>
    <style:style style:name="T555" style:parent-style-name="DefaultParagraphFont" style:family="text">
      <style:text-properties fo:color="#000000" fo:background-color="#FFFFFF"/>
    </style:style>
    <style:style style:name="T556" style:parent-style-name="DefaultParagraphFont" style:family="text">
      <style:text-properties style:font-name="Sylfaen" style:font-name-complex="Sylfaen" fo:color="#000000" fo:background-color="#FFFFFF"/>
    </style:style>
    <style:style style:name="T557" style:parent-style-name="DefaultParagraphFont" style:family="text">
      <style:text-properties fo:color="#000000" fo:background-color="#FFFFFF"/>
    </style:style>
    <style:style style:name="T558" style:parent-style-name="DefaultParagraphFont" style:family="text">
      <style:text-properties style:font-name="Sylfaen" style:font-name-complex="Sylfaen" fo:color="#000000" fo:background-color="#FFFFFF"/>
    </style:style>
    <style:style style:name="T559" style:parent-style-name="DefaultParagraphFont" style:family="text">
      <style:text-properties fo:color="#000000" fo:background-color="#FFFFFF"/>
    </style:style>
    <style:style style:name="T560" style:parent-style-name="DefaultParagraphFont" style:family="text">
      <style:text-properties style:font-name="Sylfaen" style:font-name-complex="Sylfaen" fo:color="#000000" fo:background-color="#FFFFFF"/>
    </style:style>
    <style:style style:name="T561" style:parent-style-name="DefaultParagraphFont" style:family="text">
      <style:text-properties fo:color="#000000" fo:background-color="#FFFFFF"/>
    </style:style>
    <style:style style:name="P562" style:parent-style-name="NormalWeb" style:family="paragraph">
      <style:paragraph-properties fo:margin-top="0in" fo:margin-bottom="0in" fo:text-indent="0.4444in"/>
    </style:style>
    <style:style style:name="T563" style:parent-style-name="Hyperlink" style:family="text">
      <style:text-properties fo:background-color="#FFFFFF"/>
    </style:style>
    <style:style style:name="P564" style:parent-style-name="NormalWeb" style:family="paragraph">
      <style:paragraph-properties fo:margin-top="0in" fo:margin-bottom="0in" fo:text-indent="0.4444in"/>
      <style:text-properties fo:color="#000000" fo:background-color="#FFFFFF"/>
    </style:style>
    <style:style style:name="P565" style:parent-style-name="NormalWeb" style:family="paragraph">
      <style:paragraph-properties fo:margin-top="0in" fo:margin-bottom="0in" fo:text-indent="0.4444in"/>
    </style:style>
    <style:style style:name="P566" style:parent-style-name="NormalWeb" style:family="paragraph">
      <style:paragraph-properties fo:margin-top="0in" fo:margin-bottom="0in" fo:text-indent="0.4444in"/>
    </style:style>
    <style:style style:name="T567" style:parent-style-name="DefaultParagraphFont" style:family="text">
      <style:text-properties fo:color="#000000" fo:background-color="#FFFFFF"/>
    </style:style>
    <style:style style:name="T568" style:parent-style-name="DefaultParagraphFont" style:family="text">
      <style:text-properties style:font-name="Sylfaen" style:font-name-complex="Sylfaen" fo:color="#4A442A" fo:background-color="#FFFFFF"/>
    </style:style>
    <style:style style:name="T569" style:parent-style-name="DefaultParagraphFont" style:family="text">
      <style:text-properties style:font-name="Arial" style:font-name-complex="Arial" fo:color="#4A442A" fo:background-color="#FFFFFF"/>
    </style:style>
    <style:style style:name="T570" style:parent-style-name="DefaultParagraphFont" style:family="text">
      <style:text-properties style:font-name="Sylfaen" style:font-name-complex="Sylfaen" fo:color="#4A442A" fo:background-color="#FFFFFF"/>
    </style:style>
    <style:style style:name="T571" style:parent-style-name="DefaultParagraphFont" style:family="text">
      <style:text-properties style:font-name="Arial" style:font-name-complex="Arial" fo:color="#4A442A" fo:background-color="#FFFFFF"/>
    </style:style>
    <style:style style:name="T572" style:parent-style-name="DefaultParagraphFont" style:family="text">
      <style:text-properties style:font-name="Sylfaen" style:font-name-complex="Sylfaen" fo:color="#4A442A" fo:background-color="#FFFFFF"/>
    </style:style>
    <style:style style:name="T573" style:parent-style-name="DefaultParagraphFont" style:family="text">
      <style:text-properties style:font-name="Arial" style:font-name-complex="Arial" fo:color="#4A442A" fo:background-color="#FFFFFF"/>
    </style:style>
    <style:style style:name="T574" style:parent-style-name="DefaultParagraphFont" style:family="text">
      <style:text-properties style:font-name="Sylfaen" style:font-name-complex="Sylfaen" fo:color="#4A442A" fo:background-color="#FFFFFF"/>
    </style:style>
    <style:style style:name="T575" style:parent-style-name="DefaultParagraphFont" style:family="text">
      <style:text-properties style:font-name="Arial" style:font-name-complex="Arial" fo:color="#4A442A" fo:background-color="#FFFFFF"/>
    </style:style>
    <style:style style:name="T576" style:parent-style-name="DefaultParagraphFont" style:family="text">
      <style:text-properties style:font-name="Sylfaen" style:font-name-complex="Sylfaen" fo:color="#4A442A" fo:background-color="#FFFFFF"/>
    </style:style>
    <style:style style:name="T577" style:parent-style-name="DefaultParagraphFont" style:family="text">
      <style:text-properties style:font-name="Arial" style:font-name-complex="Arial" fo:color="#4A442A" fo:background-color="#FFFFFF"/>
    </style:style>
    <style:style style:name="T578" style:parent-style-name="DefaultParagraphFont" style:family="text">
      <style:text-properties style:font-name="Sylfaen" style:font-name-complex="Sylfaen" fo:color="#4A442A" fo:background-color="#FFFFFF"/>
    </style:style>
    <style:style style:name="T579" style:parent-style-name="DefaultParagraphFont" style:family="text">
      <style:text-properties style:font-name="Arial" style:font-name-complex="Arial" fo:color="#4A442A" fo:background-color="#FFFFFF"/>
    </style:style>
    <style:style style:name="T580" style:parent-style-name="DefaultParagraphFont" style:family="text">
      <style:text-properties style:font-name="Sylfaen" style:font-name-complex="Sylfaen" fo:color="#000000" fo:background-color="#FFFFFF"/>
    </style:style>
    <style:style style:name="T581" style:parent-style-name="DefaultParagraphFont" style:family="text">
      <style:text-properties fo:color="#000000" fo:background-color="#FFFFFF"/>
    </style:style>
    <style:style style:name="T582" style:parent-style-name="DefaultParagraphFont" style:family="text">
      <style:text-properties style:font-name="Sylfaen" style:font-name-complex="Sylfaen" fo:color="#000000" fo:background-color="#FFFFFF"/>
    </style:style>
    <style:style style:name="T583" style:parent-style-name="DefaultParagraphFont" style:family="text">
      <style:text-properties fo:color="#000000" fo:background-color="#FFFFFF"/>
    </style:style>
    <style:style style:name="T584" style:parent-style-name="DefaultParagraphFont" style:family="text">
      <style:text-properties style:font-name="Sylfaen" style:font-name-complex="Sylfaen" fo:color="#000000" fo:background-color="#FFFFFF"/>
    </style:style>
    <style:style style:name="T585" style:parent-style-name="DefaultParagraphFont" style:family="text">
      <style:text-properties fo:color="#000000" fo:background-color="#FFFFFF"/>
    </style:style>
    <style:style style:name="T586" style:parent-style-name="DefaultParagraphFont" style:family="text">
      <style:text-properties style:font-name="Sylfaen" style:font-name-complex="Sylfaen" fo:color="#000000" fo:background-color="#FFFFFF"/>
    </style:style>
    <style:style style:name="T587" style:parent-style-name="DefaultParagraphFont" style:family="text">
      <style:text-properties fo:color="#000000" fo:background-color="#FFFFFF"/>
    </style:style>
    <style:style style:name="T588" style:parent-style-name="DefaultParagraphFont" style:family="text">
      <style:text-properties style:font-name="Sylfaen" style:font-name-complex="Sylfaen" fo:color="#000000" fo:background-color="#FFFFFF"/>
    </style:style>
    <style:style style:name="T589" style:parent-style-name="DefaultParagraphFont" style:family="text">
      <style:text-properties fo:color="#000000" fo:background-color="#FFFFFF"/>
    </style:style>
    <style:style style:name="T590" style:parent-style-name="DefaultParagraphFont" style:family="text">
      <style:text-properties style:font-name="Sylfaen" style:font-name-complex="Sylfaen" fo:color="#000000" fo:background-color="#FFFFFF"/>
    </style:style>
    <style:style style:name="T591" style:parent-style-name="DefaultParagraphFont" style:family="text">
      <style:text-properties fo:color="#000000" fo:background-color="#FFFFFF"/>
    </style:style>
    <style:style style:name="T592" style:parent-style-name="DefaultParagraphFont" style:family="text">
      <style:text-properties style:font-name="Sylfaen" style:font-name-complex="Sylfaen" fo:color="#000000" fo:background-color="#FFFFFF"/>
    </style:style>
    <style:style style:name="T593" style:parent-style-name="DefaultParagraphFont" style:family="text">
      <style:text-properties fo:color="#000000" fo:background-color="#FFFFFF"/>
    </style:style>
    <style:style style:name="P594" style:parent-style-name="NormalWeb" style:family="paragraph">
      <style:paragraph-properties fo:margin-top="0in" fo:margin-bottom="0in" fo:text-indent="0.4444in"/>
    </style:style>
    <style:style style:name="T595" style:parent-style-name="Hyperlink" style:family="text">
      <style:text-properties fo:background-color="#FFFFFF"/>
    </style:style>
    <style:style style:name="P596" style:parent-style-name="NormalWeb" style:family="paragraph">
      <style:paragraph-properties fo:margin-top="0in" fo:margin-bottom="0in" fo:text-indent="0.4444in"/>
      <style:text-properties fo:color="#000000" fo:background-color="#FFFFFF"/>
    </style:style>
    <style:style style:name="P597" style:parent-style-name="NormalWeb" style:family="paragraph">
      <style:paragraph-properties fo:margin-top="0in" fo:margin-bottom="0in" fo:text-indent="0.4444in"/>
    </style:style>
    <style:style style:name="P598" style:parent-style-name="NormalWeb" style:family="paragraph">
      <style:paragraph-properties fo:margin-top="0in" fo:margin-bottom="0in" fo:text-indent="0.4444in"/>
    </style:style>
    <style:style style:name="T599" style:parent-style-name="DefaultParagraphFont" style:family="text">
      <style:text-properties fo:color="#000000" fo:background-color="#FFFFFF"/>
    </style:style>
    <style:style style:name="T600" style:parent-style-name="DefaultParagraphFont" style:family="text">
      <style:text-properties style:font-name="Sylfaen" style:font-name-complex="Sylfaen" fo:color="#000000" fo:background-color="#FFFFFF"/>
    </style:style>
    <style:style style:name="T601" style:parent-style-name="DefaultParagraphFont" style:family="text">
      <style:text-properties fo:color="#000000" fo:background-color="#FFFFFF"/>
    </style:style>
    <style:style style:name="T602" style:parent-style-name="DefaultParagraphFont" style:family="text">
      <style:text-properties style:font-name="Sylfaen" style:font-name-complex="Sylfaen" fo:color="#000000" fo:background-color="#FFFFFF"/>
    </style:style>
    <style:style style:name="T603" style:parent-style-name="DefaultParagraphFont" style:family="text">
      <style:text-properties fo:color="#000000" fo:background-color="#FFFFFF"/>
    </style:style>
    <style:style style:name="T604" style:parent-style-name="DefaultParagraphFont" style:family="text">
      <style:text-properties style:font-name="Sylfaen" style:font-name-complex="Sylfaen" fo:color="#000000" fo:background-color="#FFFFFF"/>
    </style:style>
    <style:style style:name="T605" style:parent-style-name="DefaultParagraphFont" style:family="text">
      <style:text-properties fo:color="#000000" fo:background-color="#FFFFFF"/>
    </style:style>
    <style:style style:name="T606" style:parent-style-name="DefaultParagraphFont" style:family="text">
      <style:text-properties style:font-name="Sylfaen" style:font-name-complex="Sylfaen" fo:color="#000000" fo:background-color="#FFFFFF"/>
    </style:style>
    <style:style style:name="T607" style:parent-style-name="DefaultParagraphFont" style:family="text">
      <style:text-properties fo:color="#000000" fo:background-color="#FFFFFF"/>
    </style:style>
    <style:style style:name="T608" style:parent-style-name="DefaultParagraphFont" style:family="text">
      <style:text-properties style:font-name="Sylfaen" style:font-name-complex="Sylfaen" fo:color="#000000" fo:background-color="#FFFFFF"/>
    </style:style>
    <style:style style:name="T609" style:parent-style-name="DefaultParagraphFont" style:family="text">
      <style:text-properties fo:color="#000000" fo:background-color="#FFFFFF"/>
    </style:style>
    <style:style style:name="T610" style:parent-style-name="DefaultParagraphFont" style:family="text">
      <style:text-properties style:font-name="Sylfaen" style:font-name-complex="Sylfaen" fo:color="#000000" fo:background-color="#FFFFFF"/>
    </style:style>
    <style:style style:name="T611" style:parent-style-name="DefaultParagraphFont" style:family="text">
      <style:text-properties fo:color="#000000" fo:background-color="#FFFFFF"/>
    </style:style>
    <style:style style:name="T612" style:parent-style-name="DefaultParagraphFont" style:family="text">
      <style:text-properties style:font-name="Sylfaen" style:font-name-complex="Sylfaen" fo:color="#000000" fo:background-color="#FFFFFF"/>
    </style:style>
    <style:style style:name="T613" style:parent-style-name="DefaultParagraphFont" style:family="text">
      <style:text-properties fo:color="#000000" fo:background-color="#FFFFFF"/>
    </style:style>
    <style:style style:name="T614" style:parent-style-name="DefaultParagraphFont" style:family="text">
      <style:text-properties style:font-name="Sylfaen" style:font-name-complex="Sylfaen" fo:color="#000000" fo:background-color="#FFFFFF"/>
    </style:style>
    <style:style style:name="T615" style:parent-style-name="DefaultParagraphFont" style:family="text">
      <style:text-properties fo:color="#000000" fo:background-color="#FFFFFF"/>
    </style:style>
    <style:style style:name="T616" style:parent-style-name="DefaultParagraphFont" style:family="text">
      <style:text-properties style:font-name="Sylfaen" style:font-name-complex="Sylfaen" fo:color="#000000" fo:background-color="#FFFFFF"/>
    </style:style>
    <style:style style:name="T617" style:parent-style-name="DefaultParagraphFont" style:family="text">
      <style:text-properties fo:color="#000000" fo:background-color="#FFFFFF"/>
    </style:style>
    <style:style style:name="T618" style:parent-style-name="DefaultParagraphFont" style:family="text">
      <style:text-properties style:font-name="Sylfaen" style:font-name-complex="Sylfaen" fo:color="#000000" fo:background-color="#FFFFFF"/>
    </style:style>
    <style:style style:name="T619" style:parent-style-name="DefaultParagraphFont" style:family="text">
      <style:text-properties fo:color="#000000" fo:background-color="#FFFFFF"/>
    </style:style>
    <style:style style:name="T620" style:parent-style-name="DefaultParagraphFont" style:family="text">
      <style:text-properties fo:color="#1155CC" fo:background-color="#FFFFFF"/>
    </style:style>
    <style:style style:name="T621" style:parent-style-name="DefaultParagraphFont" style:family="text">
      <style:text-properties fo:color="#000000" fo:background-color="#FFFFFF"/>
    </style:style>
    <style:style style:name="T622" style:parent-style-name="DefaultParagraphFont" style:family="text">
      <style:text-properties style:font-name="Sylfaen" style:font-name-complex="Sylfaen" fo:color="#000000" fo:background-color="#FFFFFF"/>
    </style:style>
    <style:style style:name="P623" style:parent-style-name="NormalWeb" style:family="paragraph">
      <style:paragraph-properties fo:margin-top="0in" fo:margin-bottom="0in" fo:text-indent="0.4444in"/>
    </style:style>
    <style:style style:name="P624" style:parent-style-name="NormalWeb" style:family="paragraph">
      <style:paragraph-properties fo:margin-top="0in" fo:margin-bottom="0in" fo:text-indent="0.4444in"/>
    </style:style>
    <style:style style:name="T625" style:parent-style-name="DefaultParagraphFont" style:family="text">
      <style:text-properties fo:color="#000000" fo:background-color="#FFFFFF"/>
    </style:style>
    <style:style style:name="T626" style:parent-style-name="DefaultParagraphFont" style:family="text">
      <style:text-properties style:font-name="Sylfaen" style:font-name-complex="Sylfaen" fo:color="#000000" fo:background-color="#FFFFFF"/>
    </style:style>
    <style:style style:name="T627" style:parent-style-name="DefaultParagraphFont" style:family="text">
      <style:text-properties fo:color="#000000" fo:background-color="#FFFFFF"/>
    </style:style>
    <style:style style:name="T628" style:parent-style-name="DefaultParagraphFont" style:family="text">
      <style:text-properties style:font-name="Sylfaen" style:font-name-complex="Sylfaen" fo:color="#000000" fo:background-color="#FFFFFF"/>
    </style:style>
    <style:style style:name="T629" style:parent-style-name="DefaultParagraphFont" style:family="text">
      <style:text-properties fo:color="#000000" fo:background-color="#FFFFFF"/>
    </style:style>
    <style:style style:name="T630" style:parent-style-name="DefaultParagraphFont" style:family="text">
      <style:text-properties style:font-name="Sylfaen" style:font-name-complex="Sylfaen" fo:color="#000000" fo:background-color="#FFFFFF"/>
    </style:style>
    <style:style style:name="T631" style:parent-style-name="DefaultParagraphFont" style:family="text">
      <style:text-properties fo:color="#000000" fo:background-color="#FFFFFF"/>
    </style:style>
    <style:style style:name="P632" style:parent-style-name="NormalWeb" style:family="paragraph">
      <style:paragraph-properties fo:margin-top="0in" fo:margin-bottom="0in" fo:text-indent="0.4444in"/>
      <style:text-properties fo:color="#000000" fo:background-color="#FFFFFF"/>
    </style:style>
    <style:style style:name="P633" style:parent-style-name="NormalWeb" style:family="paragraph">
      <style:paragraph-properties fo:margin-top="0in" fo:margin-bottom="0in" fo:text-indent="0.4444in"/>
    </style:style>
    <style:style style:name="T634" style:parent-style-name="Hyperlink" style:family="text">
      <style:text-properties fo:background-color="#FFFFFF"/>
    </style:style>
    <style:style style:name="P635" style:parent-style-name="NormalWeb" style:family="paragraph">
      <style:paragraph-properties fo:margin-top="0in" fo:margin-bottom="0in" fo:text-indent="0.4444in"/>
      <style:text-properties fo:color="#000000" fo:background-color="#FFFFFF"/>
    </style:style>
    <style:style style:name="P636" style:parent-style-name="NormalWeb" style:family="paragraph">
      <style:paragraph-properties fo:margin-top="0in" fo:margin-bottom="0in" fo:text-indent="0.4444in"/>
      <style:text-properties fo:color="#000000" fo:background-color="#FFFFFF"/>
    </style:style>
    <style:style style:name="P637" style:parent-style-name="NormalWeb" style:family="paragraph">
      <style:paragraph-properties fo:margin-top="0in" fo:margin-bottom="0in" fo:text-indent="0.4444in"/>
    </style:style>
    <style:style style:name="T638" style:parent-style-name="DefaultParagraphFont" style:family="text">
      <style:text-properties fo:color="#000000" fo:background-color="#FFFFFF"/>
    </style:style>
    <style:style style:name="T639" style:parent-style-name="DefaultParagraphFont" style:family="text">
      <style:text-properties fo:color="#000000" fo:background-color="#FFFFFF"/>
    </style:style>
    <style:style style:name="T640" style:parent-style-name="DefaultParagraphFont" style:family="text">
      <style:text-properties style:font-name="Sylfaen" style:font-name-complex="Sylfaen" fo:color="#000000" fo:background-color="#FFFFFF"/>
    </style:style>
    <style:style style:name="T641" style:parent-style-name="DefaultParagraphFont" style:family="text">
      <style:text-properties fo:color="#000000" fo:background-color="#FFFFFF"/>
    </style:style>
    <style:style style:name="T642" style:parent-style-name="DefaultParagraphFont" style:family="text">
      <style:text-properties style:font-name="Sylfaen" style:font-name-complex="Sylfaen" fo:color="#000000" fo:background-color="#FFFFFF"/>
    </style:style>
    <style:style style:name="T643" style:parent-style-name="DefaultParagraphFont" style:family="text">
      <style:text-properties fo:color="#000000" fo:background-color="#FFFFFF"/>
    </style:style>
    <style:style style:name="T644" style:parent-style-name="DefaultParagraphFont" style:family="text">
      <style:text-properties style:font-name="Sylfaen" style:font-name-complex="Sylfaen" fo:color="#000000" fo:background-color="#FFFFFF"/>
    </style:style>
    <style:style style:name="T645" style:parent-style-name="DefaultParagraphFont" style:family="text">
      <style:text-properties fo:color="#000000" fo:background-color="#FFFFFF"/>
    </style:style>
    <style:style style:name="T646" style:parent-style-name="DefaultParagraphFont" style:family="text">
      <style:text-properties style:font-name="Sylfaen" style:font-name-complex="Sylfaen" fo:color="#000000" fo:background-color="#FFFFFF"/>
    </style:style>
    <style:style style:name="T647" style:parent-style-name="DefaultParagraphFont" style:family="text">
      <style:text-properties fo:color="#000000" fo:background-color="#FFFFFF"/>
    </style:style>
    <style:style style:name="T648" style:parent-style-name="DefaultParagraphFont" style:family="text">
      <style:text-properties style:font-name="Sylfaen" style:font-name-complex="Sylfaen" fo:color="#000000" fo:background-color="#FFFFFF"/>
    </style:style>
    <style:style style:name="T649" style:parent-style-name="DefaultParagraphFont" style:family="text">
      <style:text-properties fo:color="#000000" fo:background-color="#FFFFFF"/>
    </style:style>
    <style:style style:name="T650" style:parent-style-name="DefaultParagraphFont" style:family="text">
      <style:text-properties style:font-name="Sylfaen" style:font-name-complex="Sylfaen" fo:color="#000000" fo:background-color="#FFFFFF"/>
    </style:style>
    <style:style style:name="T651" style:parent-style-name="DefaultParagraphFont" style:family="text">
      <style:text-properties fo:color="#000000" fo:background-color="#FFFFFF"/>
    </style:style>
    <style:style style:name="T652" style:parent-style-name="DefaultParagraphFont" style:family="text">
      <style:text-properties style:font-name="Sylfaen" style:font-name-complex="Sylfaen" fo:color="#000000" fo:background-color="#FFFFFF"/>
    </style:style>
    <style:style style:name="T653" style:parent-style-name="DefaultParagraphFont" style:family="text">
      <style:text-properties fo:color="#000000" fo:background-color="#FFFFFF"/>
    </style:style>
    <style:style style:name="T654" style:parent-style-name="DefaultParagraphFont" style:family="text">
      <style:text-properties style:font-name="Sylfaen" style:font-name-complex="Sylfaen" fo:color="#000000" fo:background-color="#FFFFFF"/>
    </style:style>
    <style:style style:name="T655" style:parent-style-name="DefaultParagraphFont" style:family="text">
      <style:text-properties fo:color="#000000" fo:background-color="#FFFFFF"/>
    </style:style>
    <style:style style:name="T656" style:parent-style-name="DefaultParagraphFont" style:family="text">
      <style:text-properties style:font-name="Sylfaen" style:font-name-complex="Sylfaen" fo:color="#000000" fo:background-color="#FFFFFF"/>
    </style:style>
    <style:style style:name="T657" style:parent-style-name="DefaultParagraphFont" style:family="text">
      <style:text-properties fo:color="#000000" fo:background-color="#FFFFFF"/>
    </style:style>
    <style:style style:name="T658" style:parent-style-name="DefaultParagraphFont" style:family="text">
      <style:text-properties style:font-name="Sylfaen" style:font-name-complex="Sylfaen" fo:color="#000000" fo:background-color="#FFFFFF"/>
    </style:style>
    <style:style style:name="T659" style:parent-style-name="DefaultParagraphFont" style:family="text">
      <style:text-properties fo:color="#000000" fo:background-color="#FFFFFF"/>
    </style:style>
    <style:style style:name="T660" style:parent-style-name="DefaultParagraphFont" style:family="text">
      <style:text-properties style:font-name="Sylfaen" style:font-name-complex="Sylfaen" fo:color="#000000" fo:background-color="#FFFFFF"/>
    </style:style>
    <style:style style:name="T661" style:parent-style-name="DefaultParagraphFont" style:family="text">
      <style:text-properties fo:color="#000000" fo:background-color="#FFFFFF"/>
    </style:style>
    <style:style style:name="T662" style:parent-style-name="DefaultParagraphFont" style:family="text">
      <style:text-properties style:font-name="Sylfaen" style:font-name-complex="Sylfaen" fo:color="#000000" fo:background-color="#FFFFFF"/>
    </style:style>
    <style:style style:name="T663" style:parent-style-name="DefaultParagraphFont" style:family="text">
      <style:text-properties fo:color="#000000" fo:background-color="#FFFFFF"/>
    </style:style>
    <style:style style:name="T664" style:parent-style-name="DefaultParagraphFont" style:family="text">
      <style:text-properties style:font-name="Sylfaen" style:font-name-complex="Sylfaen" fo:color="#000000" fo:background-color="#FFFFFF"/>
    </style:style>
    <style:style style:name="T665" style:parent-style-name="DefaultParagraphFont" style:family="text">
      <style:text-properties fo:color="#000000" fo:background-color="#FFFFFF"/>
    </style:style>
    <style:style style:name="T666" style:parent-style-name="DefaultParagraphFont" style:family="text">
      <style:text-properties style:font-name="Sylfaen" style:font-name-complex="Sylfaen" fo:color="#000000" fo:background-color="#FFFFFF"/>
    </style:style>
    <style:style style:name="T667" style:parent-style-name="DefaultParagraphFont" style:family="text">
      <style:text-properties fo:color="#000000" fo:background-color="#FFFFFF"/>
    </style:style>
    <style:style style:name="T668" style:parent-style-name="DefaultParagraphFont" style:family="text">
      <style:text-properties style:font-name="Sylfaen" style:font-name-complex="Sylfaen" fo:color="#000000" fo:background-color="#FFFFFF"/>
    </style:style>
    <style:style style:name="T669" style:parent-style-name="DefaultParagraphFont" style:family="text">
      <style:text-properties fo:color="#000000" fo:background-color="#FFFFFF"/>
    </style:style>
    <style:style style:name="T670" style:parent-style-name="DefaultParagraphFont" style:family="text">
      <style:text-properties style:font-name="Sylfaen" style:font-name-complex="Sylfaen" fo:color="#000000" fo:background-color="#FFFFFF"/>
    </style:style>
    <style:style style:name="T671" style:parent-style-name="DefaultParagraphFont" style:family="text">
      <style:text-properties fo:color="#000000" fo:background-color="#FFFFFF"/>
    </style:style>
    <style:style style:name="P672" style:parent-style-name="NormalWeb" style:family="paragraph">
      <style:paragraph-properties fo:margin-top="0in" fo:margin-bottom="0in" fo:text-indent="0.4444in"/>
    </style:style>
    <style:style style:name="T673" style:parent-style-name="Hyperlink" style:family="text">
      <style:text-properties fo:background-color="#FFFFFF"/>
    </style:style>
    <style:style style:name="P674" style:parent-style-name="NormalWeb" style:family="paragraph">
      <style:paragraph-properties fo:margin-top="0in" fo:margin-bottom="0in" fo:text-indent="0.4444in"/>
      <style:text-properties fo:color="#000000" fo:background-color="#FFFFFF"/>
    </style:style>
    <style:style style:name="P675" style:parent-style-name="NormalWeb" style:family="paragraph">
      <style:paragraph-properties fo:margin-top="0in" fo:margin-bottom="0in" fo:text-indent="0.4444in"/>
    </style:style>
    <style:style style:name="P676" style:parent-style-name="NormalWeb" style:family="paragraph">
      <style:paragraph-properties fo:margin-top="0in" fo:margin-bottom="0in" fo:text-indent="0.4444in"/>
    </style:style>
    <style:style style:name="T677" style:parent-style-name="DefaultParagraphFont" style:family="text">
      <style:text-properties fo:color="#000000" fo:background-color="#FFFFFF"/>
    </style:style>
    <style:style style:name="T678" style:parent-style-name="DefaultParagraphFont" style:family="text">
      <style:text-properties style:font-name="Sylfaen" style:font-name-complex="Sylfaen" fo:color="#000000" fo:background-color="#FFFFFF"/>
    </style:style>
    <style:style style:name="T679" style:parent-style-name="DefaultParagraphFont" style:family="text">
      <style:text-properties fo:color="#000000" fo:background-color="#FFFFFF"/>
    </style:style>
    <style:style style:name="T680" style:parent-style-name="DefaultParagraphFont" style:family="text">
      <style:text-properties style:font-name="Sylfaen" style:font-name-complex="Sylfaen" fo:color="#000000" fo:background-color="#FFFFFF"/>
    </style:style>
    <style:style style:name="T681" style:parent-style-name="DefaultParagraphFont" style:family="text">
      <style:text-properties fo:color="#000000" fo:background-color="#FFFFFF"/>
    </style:style>
    <style:style style:name="T682" style:parent-style-name="DefaultParagraphFont" style:family="text">
      <style:text-properties style:font-name="Sylfaen" style:font-name-complex="Sylfaen" fo:color="#000000" fo:background-color="#FFFFFF"/>
    </style:style>
    <style:style style:name="T683" style:parent-style-name="DefaultParagraphFont" style:family="text">
      <style:text-properties fo:color="#000000" fo:background-color="#FFFFFF"/>
    </style:style>
    <style:style style:name="T684" style:parent-style-name="DefaultParagraphFont" style:family="text">
      <style:text-properties style:font-name="Sylfaen" style:font-name-complex="Sylfaen" fo:color="#000000" fo:background-color="#FFFFFF"/>
    </style:style>
    <style:style style:name="T685" style:parent-style-name="DefaultParagraphFont" style:family="text">
      <style:text-properties fo:color="#000000" fo:background-color="#FFFFFF"/>
    </style:style>
    <style:style style:name="T686" style:parent-style-name="DefaultParagraphFont" style:family="text">
      <style:text-properties style:font-name="Sylfaen" style:font-name-complex="Sylfaen" fo:color="#000000" fo:background-color="#FFFFFF"/>
    </style:style>
    <style:style style:name="T687" style:parent-style-name="DefaultParagraphFont" style:family="text">
      <style:text-properties fo:color="#000000" fo:background-color="#FFFFFF"/>
    </style:style>
    <style:style style:name="T688" style:parent-style-name="DefaultParagraphFont" style:family="text">
      <style:text-properties style:font-name="Sylfaen" style:font-name-complex="Sylfaen" fo:color="#000000" fo:background-color="#FFFFFF"/>
    </style:style>
    <style:style style:name="T689" style:parent-style-name="DefaultParagraphFont" style:family="text">
      <style:text-properties fo:color="#000000" fo:background-color="#FFFFFF"/>
    </style:style>
    <style:style style:name="T690" style:parent-style-name="DefaultParagraphFont" style:family="text">
      <style:text-properties style:font-name="Sylfaen" style:font-name-complex="Sylfaen" fo:color="#000000" fo:background-color="#FFFFFF"/>
    </style:style>
    <style:style style:name="T691" style:parent-style-name="DefaultParagraphFont" style:family="text">
      <style:text-properties fo:color="#000000" fo:background-color="#FFFFFF"/>
    </style:style>
    <style:style style:name="T692" style:parent-style-name="DefaultParagraphFont" style:family="text">
      <style:text-properties style:font-name="Sylfaen" style:font-name-complex="Sylfaen" fo:color="#000000" fo:background-color="#FFFFFF"/>
    </style:style>
    <style:style style:name="T693" style:parent-style-name="DefaultParagraphFont" style:family="text">
      <style:text-properties fo:color="#000000" fo:background-color="#FFFFFF"/>
    </style:style>
    <style:style style:name="T694" style:parent-style-name="DefaultParagraphFont" style:family="text">
      <style:text-properties style:font-name="Sylfaen" style:font-name-complex="Sylfaen" fo:color="#000000" fo:background-color="#FFFFFF"/>
    </style:style>
    <style:style style:name="T695" style:parent-style-name="DefaultParagraphFont" style:family="text">
      <style:text-properties fo:color="#000000" fo:background-color="#FFFFFF"/>
    </style:style>
    <style:style style:name="T696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697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698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699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700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701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702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703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704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705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706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707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P708" style:parent-style-name="NormalWeb" style:family="paragraph">
      <style:paragraph-properties fo:margin-top="0in" fo:margin-bottom="0in" fo:text-indent="0.4444in"/>
    </style:style>
    <style:style style:name="T709" style:parent-style-name="Hyperlink" style:family="text">
      <style:text-properties style:font-name="Sylfaen" style:font-name-complex="Sylfaen" fo:font-weight="bold" style:font-weight-asian="bold" style:font-weight-complex="bold" fo:background-color="#FFFFFF"/>
    </style:style>
    <style:style style:name="P710" style:parent-style-name="NormalWeb" style:family="paragraph">
      <style:paragraph-properties fo:margin-top="0in" fo:margin-bottom="0in" fo:text-indent="0.4444in"/>
      <style:text-properties style:font-name="Sylfaen" style:font-name-complex="Sylfaen" fo:font-weight="bold" style:font-weight-asian="bold" style:font-weight-complex="bold" fo:color="#000000" fo:background-color="#FFFFFF"/>
    </style:style>
    <style:style style:name="P711" style:parent-style-name="NormalWeb" style:family="paragraph">
      <style:paragraph-properties fo:margin-top="0in" fo:margin-bottom="0in" fo:text-indent="0.4444in"/>
    </style:style>
    <style:style style:name="P712" style:parent-style-name="NormalWeb" style:family="paragraph">
      <style:paragraph-properties fo:margin-top="0in" fo:margin-bottom="0in" fo:text-indent="0.4444in"/>
    </style:style>
    <style:style style:name="T713" style:parent-style-name="DefaultParagraphFont" style:family="text">
      <style:text-properties fo:color="#000000" fo:background-color="#FFFFFF"/>
    </style:style>
    <style:style style:name="T714" style:parent-style-name="DefaultParagraphFont" style:family="text">
      <style:text-properties style:font-name="Sylfaen" style:font-name-complex="Sylfaen" fo:color="#000000" fo:background-color="#FFFFFF"/>
    </style:style>
    <style:style style:name="T715" style:parent-style-name="DefaultParagraphFont" style:family="text">
      <style:text-properties fo:color="#000000" fo:background-color="#FFFFFF"/>
    </style:style>
    <style:style style:name="T716" style:parent-style-name="DefaultParagraphFont" style:family="text">
      <style:text-properties style:font-name="Sylfaen" style:font-name-complex="Sylfaen" fo:color="#000000" fo:background-color="#FFFFFF"/>
    </style:style>
    <style:style style:name="T717" style:parent-style-name="DefaultParagraphFont" style:family="text">
      <style:text-properties fo:color="#000000" fo:background-color="#FFFFFF"/>
    </style:style>
    <style:style style:name="T718" style:parent-style-name="DefaultParagraphFont" style:family="text">
      <style:text-properties style:font-name="Sylfaen" style:font-name-complex="Sylfaen" fo:color="#000000" fo:background-color="#FFFFFF"/>
    </style:style>
    <style:style style:name="T719" style:parent-style-name="DefaultParagraphFont" style:family="text">
      <style:text-properties fo:color="#000000" fo:background-color="#FFFFFF"/>
    </style:style>
    <style:style style:name="T720" style:parent-style-name="DefaultParagraphFont" style:family="text">
      <style:text-properties style:font-name="Sylfaen" style:font-name-complex="Sylfaen" fo:color="#000000" fo:background-color="#FFFFFF"/>
    </style:style>
    <style:style style:name="T721" style:parent-style-name="DefaultParagraphFont" style:family="text">
      <style:text-properties fo:color="#000000" fo:background-color="#FFFFFF"/>
    </style:style>
    <style:style style:name="T722" style:parent-style-name="DefaultParagraphFont" style:family="text">
      <style:text-properties style:font-name="Sylfaen" style:font-name-complex="Sylfaen" fo:color="#000000" fo:background-color="#FFFFFF"/>
    </style:style>
    <style:style style:name="T723" style:parent-style-name="DefaultParagraphFont" style:family="text">
      <style:text-properties fo:color="#000000" fo:background-color="#FFFFFF"/>
    </style:style>
    <style:style style:name="T724" style:parent-style-name="DefaultParagraphFont" style:family="text">
      <style:text-properties style:font-name="Sylfaen" style:font-name-complex="Sylfaen" fo:color="#000000" fo:background-color="#FFFFFF"/>
    </style:style>
    <style:style style:name="T725" style:parent-style-name="DefaultParagraphFont" style:family="text">
      <style:text-properties fo:color="#000000" fo:background-color="#FFFFFF"/>
    </style:style>
    <style:style style:name="T726" style:parent-style-name="DefaultParagraphFont" style:family="text">
      <style:text-properties style:font-name="Sylfaen" style:font-name-complex="Sylfaen" fo:color="#000000" fo:background-color="#FFFFFF"/>
    </style:style>
    <style:style style:name="T727" style:parent-style-name="DefaultParagraphFont" style:family="text">
      <style:text-properties fo:color="#000000" fo:background-color="#FFFFFF"/>
    </style:style>
    <style:style style:name="T728" style:parent-style-name="DefaultParagraphFont" style:family="text">
      <style:text-properties style:font-name="Sylfaen" style:font-name-complex="Sylfaen" fo:color="#000000" fo:background-color="#FFFFFF"/>
    </style:style>
    <style:style style:name="T729" style:parent-style-name="DefaultParagraphFont" style:family="text">
      <style:text-properties fo:color="#000000" fo:background-color="#FFFFFF"/>
    </style:style>
    <style:style style:name="T730" style:parent-style-name="DefaultParagraphFont" style:family="text">
      <style:text-properties style:font-name="Sylfaen" style:font-name-complex="Sylfaen" fo:color="#000000" fo:background-color="#FFFFFF"/>
    </style:style>
    <style:style style:name="T731" style:parent-style-name="DefaultParagraphFont" style:family="text">
      <style:text-properties fo:color="#000000" fo:background-color="#FFFFFF"/>
    </style:style>
    <style:style style:name="T732" style:parent-style-name="DefaultParagraphFont" style:family="text">
      <style:text-properties style:font-name="Sylfaen" style:font-name-complex="Sylfaen" fo:color="#000000" fo:background-color="#FFFFFF"/>
    </style:style>
    <style:style style:name="T733" style:parent-style-name="DefaultParagraphFont" style:family="text">
      <style:text-properties fo:color="#000000" fo:background-color="#FFFFFF"/>
    </style:style>
    <style:style style:name="T734" style:parent-style-name="DefaultParagraphFont" style:family="text">
      <style:text-properties style:font-name="Sylfaen" style:font-name-complex="Sylfaen" fo:color="#000000" fo:background-color="#FFFFFF"/>
    </style:style>
    <style:style style:name="T735" style:parent-style-name="DefaultParagraphFont" style:family="text">
      <style:text-properties fo:color="#000000" fo:background-color="#FFFFFF"/>
    </style:style>
    <style:style style:name="T736" style:parent-style-name="DefaultParagraphFont" style:family="text">
      <style:text-properties style:font-name="Sylfaen" style:font-name-complex="Sylfaen" fo:color="#000000" fo:background-color="#FFFFFF"/>
    </style:style>
    <style:style style:name="T737" style:parent-style-name="DefaultParagraphFont" style:family="text">
      <style:text-properties fo:color="#000000" fo:background-color="#FFFFFF"/>
    </style:style>
    <style:style style:name="T738" style:parent-style-name="DefaultParagraphFont" style:family="text">
      <style:text-properties style:font-name="Sylfaen" style:font-name-complex="Sylfaen" fo:color="#000000" fo:background-color="#FFFFFF"/>
    </style:style>
    <style:style style:name="T739" style:parent-style-name="DefaultParagraphFont" style:family="text">
      <style:text-properties fo:color="#000000" fo:background-color="#FFFFFF"/>
    </style:style>
    <style:style style:name="T740" style:parent-style-name="DefaultParagraphFont" style:family="text">
      <style:text-properties style:font-name="Sylfaen" style:font-name-complex="Sylfaen" fo:color="#000000" fo:background-color="#FFFFFF"/>
    </style:style>
    <style:style style:name="T741" style:parent-style-name="DefaultParagraphFont" style:family="text">
      <style:text-properties fo:color="#000000" fo:background-color="#FFFFFF"/>
    </style:style>
    <style:style style:name="T742" style:parent-style-name="DefaultParagraphFont" style:family="text">
      <style:text-properties style:font-name="Sylfaen" style:font-name-complex="Sylfaen" fo:color="#000000" fo:background-color="#FFFFFF"/>
    </style:style>
    <style:style style:name="T743" style:parent-style-name="DefaultParagraphFont" style:family="text">
      <style:text-properties fo:color="#000000" fo:background-color="#FFFFFF"/>
    </style:style>
    <style:style style:name="T744" style:parent-style-name="DefaultParagraphFont" style:family="text">
      <style:text-properties style:font-name="Sylfaen" style:font-name-complex="Sylfaen" fo:color="#000000" fo:background-color="#FFFFFF"/>
    </style:style>
    <style:style style:name="T745" style:parent-style-name="DefaultParagraphFont" style:family="text">
      <style:text-properties fo:color="#000000" fo:background-color="#FFFFFF"/>
    </style:style>
    <style:style style:name="T746" style:parent-style-name="DefaultParagraphFont" style:family="text">
      <style:text-properties style:font-name="Sylfaen" style:font-name-complex="Sylfaen" fo:color="#000000" fo:background-color="#FFFFFF"/>
    </style:style>
    <style:style style:name="T747" style:parent-style-name="DefaultParagraphFont" style:family="text">
      <style:text-properties fo:color="#000000" fo:background-color="#FFFFFF"/>
    </style:style>
    <style:style style:name="P748" style:parent-style-name="NormalWeb" style:family="paragraph">
      <style:paragraph-properties fo:margin-top="0in" fo:margin-bottom="0in" fo:text-indent="0.4444in"/>
    </style:style>
    <style:style style:name="T749" style:parent-style-name="Hyperlink" style:family="text">
      <style:text-properties fo:background-color="#FFFFFF"/>
    </style:style>
    <style:style style:name="P750" style:parent-style-name="NormalWeb" style:family="paragraph">
      <style:paragraph-properties fo:margin-top="0in" fo:margin-bottom="0in" fo:text-indent="0.4444in"/>
      <style:text-properties fo:color="#000000" fo:background-color="#FFFFFF"/>
    </style:style>
    <style:style style:name="P751" style:parent-style-name="NormalWeb" style:family="paragraph">
      <style:paragraph-properties fo:margin-top="0in" fo:margin-bottom="0in" fo:text-indent="0.4444in"/>
    </style:style>
    <style:style style:name="T752" style:parent-style-name="DefaultParagraphFont" style:family="text">
      <style:text-properties fo:color="#000000" fo:background-color="#FFFFFF"/>
    </style:style>
    <style:style style:name="P753" style:parent-style-name="NormalWeb" style:family="paragraph">
      <style:paragraph-properties fo:margin-top="0in" fo:margin-bottom="0in" fo:text-indent="0.4444in"/>
    </style:style>
    <style:style style:name="T754" style:parent-style-name="DefaultParagraphFont" style:family="text">
      <style:text-properties fo:color="#000000" fo:background-color="#FFFFFF"/>
    </style:style>
    <style:style style:name="T755" style:parent-style-name="DefaultParagraphFont" style:family="text">
      <style:text-properties style:font-name="Sylfaen" style:font-name-complex="Sylfaen" fo:color="#333333" fo:background-color="#FFFFFF"/>
    </style:style>
    <style:style style:name="T756" style:parent-style-name="DefaultParagraphFont" style:family="text">
      <style:text-properties fo:color="#333333" fo:background-color="#FFFFFF"/>
    </style:style>
    <style:style style:name="T757" style:parent-style-name="DefaultParagraphFont" style:family="text">
      <style:text-properties style:font-name="Sylfaen" style:font-name-complex="Sylfaen" fo:color="#333333" fo:background-color="#FFFFFF"/>
    </style:style>
    <style:style style:name="T758" style:parent-style-name="DefaultParagraphFont" style:family="text">
      <style:text-properties fo:color="#333333" fo:background-color="#FFFFFF"/>
    </style:style>
    <style:style style:name="T759" style:parent-style-name="DefaultParagraphFont" style:family="text">
      <style:text-properties style:font-name="Sylfaen" style:font-name-complex="Sylfaen" fo:color="#333333" fo:background-color="#FFFFFF"/>
    </style:style>
    <style:style style:name="T760" style:parent-style-name="DefaultParagraphFont" style:family="text">
      <style:text-properties fo:color="#333333" fo:background-color="#FFFFFF"/>
    </style:style>
    <style:style style:name="T761" style:parent-style-name="DefaultParagraphFont" style:family="text">
      <style:text-properties style:font-name="Sylfaen" style:font-name-complex="Sylfaen" fo:color="#333333" fo:background-color="#FFFFFF"/>
    </style:style>
    <style:style style:name="T762" style:parent-style-name="DefaultParagraphFont" style:family="text">
      <style:text-properties fo:color="#333333" fo:background-color="#FFFFFF"/>
    </style:style>
    <style:style style:name="T763" style:parent-style-name="DefaultParagraphFont" style:family="text">
      <style:text-properties style:font-name="Sylfaen" style:font-name-complex="Sylfaen" fo:color="#333333" fo:background-color="#FFFFFF"/>
    </style:style>
    <style:style style:name="T764" style:parent-style-name="DefaultParagraphFont" style:family="text">
      <style:text-properties fo:color="#333333" fo:background-color="#FFFFFF"/>
    </style:style>
    <style:style style:name="T765" style:parent-style-name="DefaultParagraphFont" style:family="text">
      <style:text-properties style:font-name="Sylfaen" style:font-name-complex="Sylfaen" fo:color="#333333" fo:background-color="#FFFFFF"/>
    </style:style>
    <style:style style:name="T766" style:parent-style-name="DefaultParagraphFont" style:family="text">
      <style:text-properties fo:color="#333333" fo:background-color="#FFFFFF"/>
    </style:style>
    <style:style style:name="T767" style:parent-style-name="DefaultParagraphFont" style:family="text">
      <style:text-properties style:font-name="Sylfaen" style:font-name-complex="Sylfaen" fo:color="#333333" fo:background-color="#FFFFFF"/>
    </style:style>
    <style:style style:name="T768" style:parent-style-name="DefaultParagraphFont" style:family="text">
      <style:text-properties fo:color="#333333" fo:background-color="#FFFFFF"/>
    </style:style>
    <style:style style:name="T769" style:parent-style-name="DefaultParagraphFont" style:family="text">
      <style:text-properties style:font-name="Sylfaen" style:font-name-complex="Sylfaen" fo:color="#333333" fo:background-color="#FFFFFF"/>
    </style:style>
    <style:style style:name="T770" style:parent-style-name="DefaultParagraphFont" style:family="text">
      <style:text-properties fo:color="#333333" fo:background-color="#FFFFFF"/>
    </style:style>
    <style:style style:name="T771" style:parent-style-name="DefaultParagraphFont" style:family="text">
      <style:text-properties style:font-name="Sylfaen" style:font-name-complex="Sylfaen" fo:color="#333333" fo:background-color="#FFFFFF"/>
    </style:style>
    <style:style style:name="T772" style:parent-style-name="DefaultParagraphFont" style:family="text">
      <style:text-properties fo:color="#333333" fo:background-color="#FFFFFF"/>
    </style:style>
    <style:style style:name="T773" style:parent-style-name="DefaultParagraphFont" style:family="text">
      <style:text-properties fo:color="#1155CC" fo:background-color="#FFFFFF"/>
    </style:style>
    <style:style style:name="P774" style:parent-style-name="NormalWeb" style:family="paragraph">
      <style:paragraph-properties fo:margin-top="0in" fo:margin-bottom="0in" fo:text-indent="0.4444in"/>
    </style:style>
    <style:style style:name="P775" style:parent-style-name="NormalWeb" style:family="paragraph">
      <style:paragraph-properties fo:margin-top="0in" fo:margin-bottom="0in" fo:text-indent="0.4444in"/>
    </style:style>
    <style:style style:name="P776" style:parent-style-name="NormalWeb" style:family="paragraph">
      <style:paragraph-properties fo:margin-top="0in" fo:margin-bottom="0in" fo:text-indent="0.4444in"/>
    </style:style>
    <style:style style:name="T777" style:parent-style-name="DefaultParagraphFont" style:family="text">
      <style:text-properties fo:color="#333333" fo:background-color="#FFFFFF"/>
    </style:style>
    <style:style style:name="T778" style:parent-style-name="DefaultParagraphFont" style:family="text">
      <style:text-properties style:font-name="Sylfaen" style:font-name-complex="Sylfaen" fo:color="#333333" fo:background-color="#FFFFFF"/>
    </style:style>
    <style:style style:name="T779" style:parent-style-name="DefaultParagraphFont" style:family="text">
      <style:text-properties fo:color="#333333" fo:background-color="#FFFFFF"/>
    </style:style>
    <style:style style:name="T780" style:parent-style-name="DefaultParagraphFont" style:family="text">
      <style:text-properties style:font-name="Sylfaen" style:font-name-complex="Sylfaen" fo:color="#333333" fo:background-color="#FFFFFF"/>
    </style:style>
    <style:style style:name="T781" style:parent-style-name="DefaultParagraphFont" style:family="text">
      <style:text-properties fo:color="#333333" fo:background-color="#FFFFFF"/>
    </style:style>
    <style:style style:name="T782" style:parent-style-name="DefaultParagraphFont" style:family="text">
      <style:text-properties style:font-name="Sylfaen" style:font-name-complex="Sylfaen" fo:color="#333333" fo:background-color="#FFFFFF"/>
    </style:style>
    <style:style style:name="T783" style:parent-style-name="DefaultParagraphFont" style:family="text">
      <style:text-properties fo:color="#333333" fo:background-color="#FFFFFF"/>
    </style:style>
    <style:style style:name="T784" style:parent-style-name="DefaultParagraphFont" style:family="text">
      <style:text-properties style:font-name="Sylfaen" style:font-name-complex="Sylfaen" fo:color="#333333" fo:background-color="#FFFFFF"/>
    </style:style>
    <style:style style:name="T785" style:parent-style-name="DefaultParagraphFont" style:family="text">
      <style:text-properties fo:color="#333333" fo:background-color="#FFFFFF"/>
    </style:style>
    <style:style style:name="T786" style:parent-style-name="DefaultParagraphFont" style:family="text">
      <style:text-properties style:font-name="Sylfaen" style:font-name-complex="Sylfaen" fo:color="#333333" fo:background-color="#FFFFFF"/>
    </style:style>
    <style:style style:name="T787" style:parent-style-name="DefaultParagraphFont" style:family="text">
      <style:text-properties fo:color="#333333" fo:background-color="#FFFFFF"/>
    </style:style>
    <style:style style:name="T788" style:parent-style-name="DefaultParagraphFont" style:family="text">
      <style:text-properties style:font-name="Sylfaen" style:font-name-complex="Sylfaen" fo:color="#333333" fo:background-color="#FFFFFF"/>
    </style:style>
    <style:style style:name="T789" style:parent-style-name="DefaultParagraphFont" style:family="text">
      <style:text-properties fo:color="#333333" fo:background-color="#FFFFFF"/>
    </style:style>
    <style:style style:name="T790" style:parent-style-name="DefaultParagraphFont" style:family="text">
      <style:text-properties style:font-name="Sylfaen" style:font-name-complex="Sylfaen" fo:color="#333333" fo:background-color="#FFFFFF"/>
    </style:style>
    <style:style style:name="T791" style:parent-style-name="DefaultParagraphFont" style:family="text">
      <style:text-properties fo:color="#333333" fo:background-color="#FFFFFF"/>
    </style:style>
    <style:style style:name="T792" style:parent-style-name="DefaultParagraphFont" style:family="text">
      <style:text-properties style:font-name="Sylfaen" style:font-name-complex="Sylfaen" fo:color="#333333" fo:background-color="#FFFFFF"/>
    </style:style>
    <style:style style:name="T793" style:parent-style-name="DefaultParagraphFont" style:family="text">
      <style:text-properties fo:color="#333333" fo:background-color="#FFFFFF"/>
    </style:style>
    <style:style style:name="T794" style:parent-style-name="DefaultParagraphFont" style:family="text">
      <style:text-properties style:font-name="Sylfaen" style:font-name-complex="Sylfaen" fo:color="#333333" fo:background-color="#FFFFFF"/>
    </style:style>
    <style:style style:name="T795" style:parent-style-name="DefaultParagraphFont" style:family="text">
      <style:text-properties fo:color="#333333" fo:background-color="#FFFFFF"/>
    </style:style>
    <style:style style:name="T796" style:parent-style-name="DefaultParagraphFont" style:family="text">
      <style:text-properties style:font-name="Sylfaen" style:font-name-complex="Sylfaen" fo:color="#333333" fo:background-color="#FFFFFF"/>
    </style:style>
    <style:style style:name="T797" style:parent-style-name="DefaultParagraphFont" style:family="text">
      <style:text-properties fo:color="#333333" fo:background-color="#FFFFFF"/>
    </style:style>
    <style:style style:name="T798" style:parent-style-name="DefaultParagraphFont" style:family="text">
      <style:text-properties style:font-name="Sylfaen" style:font-name-complex="Sylfaen" fo:color="#333333" fo:background-color="#FFFFFF"/>
    </style:style>
    <style:style style:name="T799" style:parent-style-name="DefaultParagraphFont" style:family="text">
      <style:text-properties fo:color="#333333" fo:background-color="#FFFFFF"/>
    </style:style>
    <style:style style:name="T800" style:parent-style-name="DefaultParagraphFont" style:family="text">
      <style:text-properties style:font-name="Sylfaen" style:font-name-complex="Sylfaen" fo:color="#333333" fo:background-color="#FFFFFF"/>
    </style:style>
    <style:style style:name="T801" style:parent-style-name="DefaultParagraphFont" style:family="text">
      <style:text-properties fo:color="#333333" fo:background-color="#FFFFFF"/>
    </style:style>
    <style:style style:name="T802" style:parent-style-name="DefaultParagraphFont" style:family="text">
      <style:text-properties style:font-name="Sylfaen" style:font-name-complex="Sylfaen" fo:color="#333333" fo:background-color="#FFFFFF"/>
    </style:style>
    <style:style style:name="T803" style:parent-style-name="DefaultParagraphFont" style:family="text">
      <style:text-properties fo:color="#333333" fo:background-color="#FFFFFF"/>
    </style:style>
    <style:style style:name="T804" style:parent-style-name="DefaultParagraphFont" style:family="text">
      <style:text-properties style:font-name="Sylfaen" style:font-name-complex="Sylfaen" fo:color="#333333" fo:background-color="#FFFFFF"/>
    </style:style>
    <style:style style:name="T805" style:parent-style-name="DefaultParagraphFont" style:family="text">
      <style:text-properties fo:color="#333333" fo:background-color="#FFFFFF"/>
    </style:style>
    <style:style style:name="T806" style:parent-style-name="DefaultParagraphFont" style:family="text">
      <style:text-properties style:font-name="Sylfaen" style:font-name-complex="Sylfaen" fo:color="#333333" fo:background-color="#FFFFFF"/>
    </style:style>
    <style:style style:name="T807" style:parent-style-name="DefaultParagraphFont" style:family="text">
      <style:text-properties fo:color="#333333" fo:background-color="#FFFFFF"/>
    </style:style>
    <style:style style:name="T808" style:parent-style-name="DefaultParagraphFont" style:family="text">
      <style:text-properties style:font-name="Sylfaen" style:font-name-complex="Sylfaen" fo:color="#333333" fo:background-color="#FFFFFF"/>
    </style:style>
    <style:style style:name="T809" style:parent-style-name="DefaultParagraphFont" style:family="text">
      <style:text-properties fo:color="#333333" fo:background-color="#FFFFFF"/>
    </style:style>
    <style:style style:name="P810" style:parent-style-name="NormalWeb" style:family="paragraph">
      <style:paragraph-properties fo:margin-top="0in" fo:margin-bottom="0in" fo:text-indent="0.4444in"/>
    </style:style>
    <style:style style:name="T811" style:parent-style-name="Hyperlink" style:family="text">
      <style:text-properties fo:background-color="#FFFFFF"/>
    </style:style>
    <style:style style:name="P812" style:parent-style-name="NormalWeb" style:family="paragraph">
      <style:paragraph-properties fo:margin-top="0in" fo:margin-bottom="0in" fo:text-indent="0.4444in"/>
      <style:text-properties fo:color="#333333" fo:background-color="#FFFFFF"/>
    </style:style>
    <style:style style:name="P813" style:parent-style-name="NormalWeb" style:family="paragraph">
      <style:paragraph-properties fo:margin-top="0in" fo:margin-bottom="0in" fo:text-indent="0.4444in"/>
    </style:style>
    <style:style style:name="P814" style:parent-style-name="NormalWeb" style:family="paragraph">
      <style:paragraph-properties fo:margin-top="0in" fo:margin-bottom="0in" fo:text-indent="0.4444in"/>
    </style:style>
    <style:style style:name="T815" style:parent-style-name="DefaultParagraphFont" style:family="text">
      <style:text-properties fo:color="#333333" fo:background-color="#FFFFFF"/>
    </style:style>
    <style:style style:name="T816" style:parent-style-name="DefaultParagraphFont" style:family="text">
      <style:text-properties style:font-name="Sylfaen" style:font-name-complex="Sylfaen" fo:color="#333333" fo:background-color="#FFFFFF"/>
    </style:style>
    <style:style style:name="T817" style:parent-style-name="DefaultParagraphFont" style:family="text">
      <style:text-properties fo:color="#333333" fo:background-color="#FFFFFF"/>
    </style:style>
    <style:style style:name="T818" style:parent-style-name="DefaultParagraphFont" style:family="text">
      <style:text-properties style:font-name="Sylfaen" style:font-name-complex="Sylfaen" fo:color="#333333" fo:background-color="#FFFFFF"/>
    </style:style>
    <style:style style:name="T819" style:parent-style-name="DefaultParagraphFont" style:family="text">
      <style:text-properties fo:color="#333333" fo:background-color="#FFFFFF"/>
    </style:style>
    <style:style style:name="T820" style:parent-style-name="DefaultParagraphFont" style:family="text">
      <style:text-properties style:font-name="Sylfaen" style:font-name-complex="Sylfaen" fo:color="#333333" fo:background-color="#FFFFFF"/>
    </style:style>
    <style:style style:name="T821" style:parent-style-name="DefaultParagraphFont" style:family="text">
      <style:text-properties fo:color="#333333" fo:background-color="#FFFFFF"/>
    </style:style>
    <style:style style:name="T822" style:parent-style-name="DefaultParagraphFont" style:family="text">
      <style:text-properties style:font-name="Sylfaen" style:font-name-complex="Sylfaen" fo:color="#333333" fo:background-color="#FFFFFF"/>
    </style:style>
    <style:style style:name="T823" style:parent-style-name="DefaultParagraphFont" style:family="text">
      <style:text-properties fo:color="#333333" fo:background-color="#FFFFFF"/>
    </style:style>
    <style:style style:name="T824" style:parent-style-name="DefaultParagraphFont" style:family="text">
      <style:text-properties style:font-name="Sylfaen" style:font-name-complex="Sylfaen" fo:color="#333333" fo:background-color="#FFFFFF"/>
    </style:style>
    <style:style style:name="T825" style:parent-style-name="DefaultParagraphFont" style:family="text">
      <style:text-properties fo:color="#333333" fo:background-color="#FFFFFF"/>
    </style:style>
    <style:style style:name="T826" style:parent-style-name="DefaultParagraphFont" style:family="text">
      <style:text-properties fo:color="#1155CC" fo:background-color="#FFFFFF"/>
    </style:style>
    <style:style style:name="T827" style:parent-style-name="DefaultParagraphFont" style:family="text">
      <style:text-properties fo:color="#1155CC" fo:background-color="#FFFFFF"/>
    </style:style>
    <style:style style:name="T828" style:parent-style-name="DefaultParagraphFont" style:family="text">
      <style:text-properties fo:color="#333333" fo:background-color="#FFFFFF"/>
    </style:style>
    <style:style style:name="T829" style:parent-style-name="DefaultParagraphFont" style:family="text">
      <style:text-properties style:font-name="Sylfaen" style:font-name-complex="Sylfaen" fo:color="#333333" fo:background-color="#FFFFFF"/>
    </style:style>
    <style:style style:name="T830" style:parent-style-name="DefaultParagraphFont" style:family="text">
      <style:text-properties fo:color="#333333" fo:background-color="#FFFFFF"/>
    </style:style>
    <style:style style:name="P831" style:parent-style-name="NormalWeb" style:family="paragraph">
      <style:paragraph-properties fo:margin-top="0in" fo:margin-bottom="0in" fo:text-indent="0.4444in"/>
    </style:style>
    <style:style style:name="P832" style:parent-style-name="NormalWeb" style:family="paragraph">
      <style:paragraph-properties fo:margin-top="0in" fo:margin-bottom="0in" fo:text-indent="0.4444in"/>
    </style:style>
    <style:style style:name="T833" style:parent-style-name="DefaultParagraphFont" style:family="text">
      <style:text-properties fo:color="#333333" fo:background-color="#FFFFFF"/>
    </style:style>
    <style:style style:name="T834" style:parent-style-name="DefaultParagraphFont" style:family="text">
      <style:text-properties style:font-name="Sylfaen" style:font-name-complex="Sylfaen" fo:color="#333333" fo:background-color="#FFFFFF"/>
    </style:style>
    <style:style style:name="T835" style:parent-style-name="DefaultParagraphFont" style:family="text">
      <style:text-properties fo:color="#333333" fo:background-color="#FFFFFF"/>
    </style:style>
    <style:style style:name="T836" style:parent-style-name="DefaultParagraphFont" style:family="text">
      <style:text-properties style:font-name="Sylfaen" style:font-name-complex="Sylfaen" fo:color="#333333" fo:background-color="#FFFFFF"/>
    </style:style>
    <style:style style:name="T837" style:parent-style-name="DefaultParagraphFont" style:family="text">
      <style:text-properties fo:color="#333333" fo:background-color="#FFFFFF"/>
    </style:style>
    <style:style style:name="T838" style:parent-style-name="DefaultParagraphFont" style:family="text">
      <style:text-properties style:font-name="Sylfaen" style:font-name-complex="Sylfaen" fo:color="#333333" fo:background-color="#FFFFFF"/>
    </style:style>
    <style:style style:name="T839" style:parent-style-name="DefaultParagraphFont" style:family="text">
      <style:text-properties fo:color="#333333" fo:background-color="#FFFFFF"/>
    </style:style>
    <style:style style:name="T840" style:parent-style-name="DefaultParagraphFont" style:family="text">
      <style:text-properties style:font-name="Sylfaen" style:font-name-complex="Sylfaen" fo:color="#333333" fo:background-color="#FFFFFF"/>
    </style:style>
    <style:style style:name="T841" style:parent-style-name="DefaultParagraphFont" style:family="text">
      <style:text-properties fo:color="#333333" fo:background-color="#FFFFFF"/>
    </style:style>
    <style:style style:name="T842" style:parent-style-name="DefaultParagraphFont" style:family="text">
      <style:text-properties style:font-name="Sylfaen" style:font-name-complex="Sylfaen" fo:color="#333333" fo:background-color="#FFFFFF"/>
    </style:style>
    <style:style style:name="T843" style:parent-style-name="DefaultParagraphFont" style:family="text">
      <style:text-properties fo:color="#333333" fo:background-color="#FFFFFF"/>
    </style:style>
    <style:style style:name="T844" style:parent-style-name="DefaultParagraphFont" style:family="text">
      <style:text-properties style:font-name="Sylfaen" style:font-name-complex="Sylfaen" fo:color="#333333" fo:background-color="#FFFFFF"/>
    </style:style>
    <style:style style:name="T845" style:parent-style-name="DefaultParagraphFont" style:family="text">
      <style:text-properties fo:color="#333333" fo:background-color="#FFFFFF"/>
    </style:style>
    <style:style style:name="T846" style:parent-style-name="DefaultParagraphFont" style:family="text">
      <style:text-properties fo:color="#1155CC" fo:background-color="#FFFFFF"/>
    </style:style>
    <style:style style:name="P847" style:parent-style-name="NormalWeb" style:family="paragraph">
      <style:paragraph-properties fo:margin-top="0in" fo:margin-bottom="0in" fo:text-indent="0.4444in"/>
    </style:style>
    <style:style style:name="T848" style:parent-style-name="Hyperlink" style:family="text">
      <style:text-properties fo:background-color="#FFFFFF"/>
    </style:style>
    <style:style style:name="P849" style:parent-style-name="NormalWeb" style:family="paragraph">
      <style:paragraph-properties fo:margin-top="0in" fo:margin-bottom="0in" fo:text-indent="0.4444in"/>
    </style:style>
    <style:style style:name="P850" style:parent-style-name="NormalWeb" style:family="paragraph">
      <style:paragraph-properties fo:margin-top="0in" fo:margin-bottom="0in" fo:text-indent="0.4444in"/>
    </style:style>
    <style:style style:name="T851" style:parent-style-name="DefaultParagraphFont" style:family="text">
      <style:text-properties fo:color="#333333" fo:background-color="#FFFFFF"/>
    </style:style>
    <style:style style:name="T852" style:parent-style-name="DefaultParagraphFont" style:family="text">
      <style:text-properties style:font-name="Sylfaen" style:font-name-complex="Sylfaen" fo:color="#333333" fo:background-color="#FFFFFF"/>
    </style:style>
    <style:style style:name="T853" style:parent-style-name="DefaultParagraphFont" style:family="text">
      <style:text-properties fo:color="#333333" fo:background-color="#FFFFFF"/>
    </style:style>
    <style:style style:name="T854" style:parent-style-name="DefaultParagraphFont" style:family="text">
      <style:text-properties style:font-name="Sylfaen" style:font-name-complex="Sylfaen" fo:color="#333333" fo:background-color="#FFFFFF"/>
    </style:style>
    <style:style style:name="T855" style:parent-style-name="DefaultParagraphFont" style:family="text">
      <style:text-properties fo:color="#333333" fo:background-color="#FFFFFF"/>
    </style:style>
    <style:style style:name="T856" style:parent-style-name="DefaultParagraphFont" style:family="text">
      <style:text-properties style:font-name="Sylfaen" style:font-name-complex="Sylfaen" fo:color="#333333" fo:background-color="#FFFFFF"/>
    </style:style>
    <style:style style:name="T857" style:parent-style-name="DefaultParagraphFont" style:family="text">
      <style:text-properties fo:color="#333333" fo:background-color="#FFFFFF"/>
    </style:style>
    <style:style style:name="T858" style:parent-style-name="DefaultParagraphFont" style:family="text">
      <style:text-properties fo:color="#333333" fo:background-color="#FFFFFF"/>
    </style:style>
    <style:style style:name="T859" style:parent-style-name="DefaultParagraphFont" style:family="text">
      <style:text-properties style:font-name="Sylfaen" style:font-name-complex="Sylfaen" fo:color="#333333" fo:background-color="#FFFFFF"/>
    </style:style>
    <style:style style:name="T860" style:parent-style-name="DefaultParagraphFont" style:family="text">
      <style:text-properties fo:color="#333333" fo:background-color="#FFFFFF"/>
    </style:style>
    <style:style style:name="T861" style:parent-style-name="DefaultParagraphFont" style:family="text">
      <style:text-properties style:font-name="Sylfaen" style:font-name-complex="Sylfaen" fo:color="#333333" fo:background-color="#FFFFFF"/>
    </style:style>
    <style:style style:name="T862" style:parent-style-name="DefaultParagraphFont" style:family="text">
      <style:text-properties fo:color="#333333" fo:background-color="#FFFFFF"/>
    </style:style>
    <style:style style:name="T863" style:parent-style-name="DefaultParagraphFont" style:family="text">
      <style:text-properties style:font-name="Sylfaen" style:font-name-complex="Sylfaen" fo:color="#333333" fo:background-color="#FFFFFF"/>
    </style:style>
    <style:style style:name="T864" style:parent-style-name="DefaultParagraphFont" style:family="text">
      <style:text-properties fo:color="#333333" fo:background-color="#FFFFFF"/>
    </style:style>
    <style:style style:name="P865" style:parent-style-name="NormalWeb" style:family="paragraph">
      <style:paragraph-properties fo:margin-top="0in" fo:margin-bottom="0in" fo:text-indent="0.4444in"/>
    </style:style>
    <style:style style:name="T866" style:parent-style-name="Hyperlink" style:family="text">
      <style:text-properties fo:background-color="#FFFFFF"/>
    </style:style>
    <style:style style:name="P867" style:parent-style-name="NormalWeb" style:family="paragraph">
      <style:paragraph-properties fo:margin-top="0in" fo:margin-bottom="0in" fo:text-indent="0.4444in"/>
    </style:style>
    <style:style style:name="T868" style:parent-style-name="DefaultParagraphFont" style:family="text">
      <style:text-properties fo:color="#333333" fo:background-color="#FFFFFF"/>
    </style:style>
    <style:style style:name="T869" style:parent-style-name="DefaultParagraphFont" style:family="text">
      <style:text-properties style:font-name="Sylfaen" style:font-name-complex="Sylfaen" fo:color="#333333" fo:background-color="#FFFFFF"/>
    </style:style>
    <style:style style:name="T870" style:parent-style-name="DefaultParagraphFont" style:family="text">
      <style:text-properties fo:color="#333333" fo:background-color="#FFFFFF"/>
    </style:style>
    <style:style style:name="T871" style:parent-style-name="DefaultParagraphFont" style:family="text">
      <style:text-properties style:font-name="Sylfaen" style:font-name-complex="Sylfaen" fo:color="#333333" fo:background-color="#FFFFFF"/>
    </style:style>
    <style:style style:name="T872" style:parent-style-name="DefaultParagraphFont" style:family="text">
      <style:text-properties fo:color="#333333" fo:background-color="#FFFFFF"/>
    </style:style>
    <style:style style:name="T873" style:parent-style-name="DefaultParagraphFont" style:family="text">
      <style:text-properties style:font-name="Sylfaen" style:font-name-complex="Sylfaen" fo:color="#333333" fo:background-color="#FFFFFF"/>
    </style:style>
    <style:style style:name="T874" style:parent-style-name="DefaultParagraphFont" style:family="text">
      <style:text-properties fo:color="#333333" fo:background-color="#FFFFFF"/>
    </style:style>
    <style:style style:name="T875" style:parent-style-name="DefaultParagraphFont" style:family="text">
      <style:text-properties style:font-name="Sylfaen" style:font-name-complex="Sylfaen" fo:color="#333333" fo:background-color="#FFFFFF"/>
    </style:style>
    <style:style style:name="T876" style:parent-style-name="DefaultParagraphFont" style:family="text">
      <style:text-properties fo:color="#333333" fo:background-color="#FFFFFF"/>
    </style:style>
    <style:style style:name="T877" style:parent-style-name="DefaultParagraphFont" style:family="text">
      <style:text-properties style:font-name="Sylfaen" style:font-name-complex="Sylfaen" fo:color="#333333" fo:background-color="#FFFFFF"/>
    </style:style>
    <style:style style:name="T878" style:parent-style-name="DefaultParagraphFont" style:family="text">
      <style:text-properties fo:color="#333333" fo:background-color="#FFFFFF"/>
    </style:style>
    <style:style style:name="T879" style:parent-style-name="DefaultParagraphFont" style:family="text">
      <style:text-properties style:font-name="Sylfaen" style:font-name-complex="Sylfaen" fo:color="#333333" fo:background-color="#FFFFFF"/>
    </style:style>
    <style:style style:name="T880" style:parent-style-name="DefaultParagraphFont" style:family="text">
      <style:text-properties fo:color="#333333" fo:background-color="#FFFFFF"/>
    </style:style>
    <style:style style:name="T881" style:parent-style-name="DefaultParagraphFont" style:family="text">
      <style:text-properties style:font-name="Sylfaen" style:font-name-complex="Sylfaen" fo:color="#333333" fo:background-color="#FFFFFF"/>
    </style:style>
    <style:style style:name="T882" style:parent-style-name="DefaultParagraphFont" style:family="text">
      <style:text-properties fo:color="#333333" fo:background-color="#FFFFFF"/>
    </style:style>
    <style:style style:name="T883" style:parent-style-name="DefaultParagraphFont" style:family="text">
      <style:text-properties style:font-name="Sylfaen" style:font-name-complex="Sylfaen" fo:color="#333333" fo:background-color="#FFFFFF"/>
    </style:style>
    <style:style style:name="T884" style:parent-style-name="DefaultParagraphFont" style:family="text">
      <style:text-properties fo:color="#333333" fo:background-color="#FFFFFF"/>
    </style:style>
    <style:style style:name="T885" style:parent-style-name="DefaultParagraphFont" style:family="text">
      <style:text-properties style:font-name="Sylfaen" style:font-name-complex="Sylfaen" fo:color="#333333" fo:background-color="#FFFFFF"/>
    </style:style>
    <style:style style:name="T886" style:parent-style-name="DefaultParagraphFont" style:family="text">
      <style:text-properties fo:color="#333333" fo:background-color="#FFFFFF"/>
    </style:style>
    <style:style style:name="T887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888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889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890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891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892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893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894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895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896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897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898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899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P900" style:parent-style-name="NormalWeb" style:family="paragraph">
      <style:paragraph-properties fo:margin-top="0in" fo:margin-bottom="0in" fo:text-indent="0.4444in"/>
    </style:style>
    <style:style style:name="T901" style:parent-style-name="Hyperlink" style:family="text">
      <style:text-properties style:font-name="Sylfaen" style:font-name-complex="Sylfaen" fo:font-weight="bold" style:font-weight-asian="bold" style:font-weight-complex="bold" fo:background-color="#FFFFFF"/>
    </style:style>
    <style:style style:name="P902" style:parent-style-name="NormalWeb" style:family="paragraph">
      <style:paragraph-properties fo:margin-top="0in" fo:margin-bottom="0in" fo:text-indent="0.4444in"/>
      <style:text-properties style:font-name="Sylfaen" style:font-name-complex="Sylfaen" fo:font-weight="bold" style:font-weight-asian="bold" style:font-weight-complex="bold" fo:color="#000000" fo:background-color="#FFFFFF"/>
    </style:style>
    <style:style style:name="P903" style:parent-style-name="NormalWeb" style:family="paragraph">
      <style:paragraph-properties fo:margin-top="0in" fo:margin-bottom="0in" fo:text-indent="0.4444in"/>
    </style:style>
    <style:style style:name="P904" style:parent-style-name="NormalWeb" style:family="paragraph">
      <style:paragraph-properties fo:margin-top="0in" fo:margin-bottom="0in" fo:text-indent="0.4444in"/>
    </style:style>
    <style:style style:name="T905" style:parent-style-name="DefaultParagraphFont" style:family="text">
      <style:text-properties fo:color="#333333"/>
    </style:style>
    <style:style style:name="T906" style:parent-style-name="DefaultParagraphFont" style:family="text">
      <style:text-properties style:font-name="Sylfaen" style:font-name-complex="Sylfaen" fo:color="#333333"/>
    </style:style>
    <style:style style:name="T907" style:parent-style-name="DefaultParagraphFont" style:family="text">
      <style:text-properties fo:color="#333333"/>
    </style:style>
    <style:style style:name="T908" style:parent-style-name="DefaultParagraphFont" style:family="text">
      <style:text-properties style:font-name="Sylfaen" style:font-name-complex="Sylfaen" fo:color="#333333"/>
    </style:style>
    <style:style style:name="T909" style:parent-style-name="DefaultParagraphFont" style:family="text">
      <style:text-properties fo:color="#333333"/>
    </style:style>
    <style:style style:name="T910" style:parent-style-name="DefaultParagraphFont" style:family="text">
      <style:text-properties style:font-name="Sylfaen" style:font-name-complex="Sylfaen" fo:color="#333333"/>
    </style:style>
    <style:style style:name="T911" style:parent-style-name="DefaultParagraphFont" style:family="text">
      <style:text-properties fo:color="#333333"/>
    </style:style>
    <style:style style:name="T912" style:parent-style-name="DefaultParagraphFont" style:family="text">
      <style:text-properties style:font-name="Sylfaen" style:font-name-complex="Sylfaen" fo:color="#333333"/>
    </style:style>
    <style:style style:name="T913" style:parent-style-name="DefaultParagraphFont" style:family="text">
      <style:text-properties fo:color="#333333"/>
    </style:style>
    <style:style style:name="T914" style:parent-style-name="DefaultParagraphFont" style:family="text">
      <style:text-properties style:font-name="Sylfaen" style:font-name-complex="Sylfaen" fo:color="#333333"/>
    </style:style>
    <style:style style:name="T915" style:parent-style-name="DefaultParagraphFont" style:family="text">
      <style:text-properties fo:color="#333333"/>
    </style:style>
    <style:style style:name="T916" style:parent-style-name="DefaultParagraphFont" style:family="text">
      <style:text-properties style:font-name="Sylfaen" style:font-name-complex="Sylfaen" fo:color="#333333"/>
    </style:style>
    <style:style style:name="T917" style:parent-style-name="DefaultParagraphFont" style:family="text">
      <style:text-properties fo:color="#333333"/>
    </style:style>
    <style:style style:name="T918" style:parent-style-name="DefaultParagraphFont" style:family="text">
      <style:text-properties style:font-name="Sylfaen" style:font-name-complex="Sylfaen" fo:color="#333333"/>
    </style:style>
    <style:style style:name="T919" style:parent-style-name="DefaultParagraphFont" style:family="text">
      <style:text-properties fo:color="#333333"/>
    </style:style>
    <style:style style:name="T920" style:parent-style-name="DefaultParagraphFont" style:family="text">
      <style:text-properties style:font-name="Sylfaen" style:font-name-complex="Sylfaen" fo:color="#333333"/>
    </style:style>
    <style:style style:name="T921" style:parent-style-name="DefaultParagraphFont" style:family="text">
      <style:text-properties fo:color="#333333"/>
    </style:style>
    <style:style style:name="T922" style:parent-style-name="DefaultParagraphFont" style:family="text">
      <style:text-properties style:font-name="Sylfaen" style:font-name-complex="Sylfaen" fo:color="#333333"/>
    </style:style>
    <style:style style:name="T923" style:parent-style-name="DefaultParagraphFont" style:family="text">
      <style:text-properties fo:color="#333333"/>
    </style:style>
    <style:style style:name="T924" style:parent-style-name="DefaultParagraphFont" style:family="text">
      <style:text-properties style:font-name="Sylfaen" style:font-name-complex="Sylfaen" fo:color="#333333"/>
    </style:style>
    <style:style style:name="T925" style:parent-style-name="DefaultParagraphFont" style:family="text">
      <style:text-properties fo:color="#333333"/>
    </style:style>
    <style:style style:name="T926" style:parent-style-name="DefaultParagraphFont" style:family="text">
      <style:text-properties style:font-name="Sylfaen" style:font-name-complex="Sylfaen" fo:color="#333333"/>
    </style:style>
    <style:style style:name="T927" style:parent-style-name="DefaultParagraphFont" style:family="text">
      <style:text-properties fo:color="#333333"/>
    </style:style>
    <style:style style:name="T928" style:parent-style-name="DefaultParagraphFont" style:family="text">
      <style:text-properties style:font-name="Sylfaen" style:font-name-complex="Sylfaen" fo:color="#333333"/>
    </style:style>
    <style:style style:name="T929" style:parent-style-name="DefaultParagraphFont" style:family="text">
      <style:text-properties style:font-name="Sylfaen" style:font-name-complex="Sylfaen" fo:color="#333333"/>
    </style:style>
    <style:style style:name="P930" style:parent-style-name="NormalWeb" style:family="paragraph">
      <style:paragraph-properties fo:margin-top="0in" fo:margin-bottom="0in" fo:text-indent="0.4444in"/>
    </style:style>
    <style:style style:name="T931" style:parent-style-name="Hyperlink" style:family="text">
      <style:text-properties fo:background-color="#FFFFFF"/>
    </style:style>
    <style:style style:name="P932" style:parent-style-name="NormalWeb" style:family="paragraph">
      <style:paragraph-properties fo:margin-top="0in" fo:margin-bottom="0in" fo:text-indent="0.4444in"/>
      <style:text-properties fo:color="#333333" fo:background-color="#FFFFFF"/>
    </style:style>
    <style:style style:name="P933" style:parent-style-name="NormalWeb" style:family="paragraph">
      <style:paragraph-properties fo:margin-top="0in" fo:margin-bottom="0in" fo:text-indent="0.4444in"/>
    </style:style>
    <style:style style:name="P934" style:parent-style-name="NormalWeb" style:family="paragraph">
      <style:paragraph-properties fo:margin-top="0in" fo:margin-bottom="0in" fo:text-indent="0.4444in"/>
    </style:style>
    <style:style style:name="T935" style:parent-style-name="DefaultParagraphFont" style:family="text">
      <style:text-properties fo:color="#333333" fo:background-color="#FFFFFF"/>
    </style:style>
    <style:style style:name="T936" style:parent-style-name="DefaultParagraphFont" style:family="text">
      <style:text-properties style:font-name="Sylfaen" style:font-name-complex="Sylfaen" fo:color="#333333" fo:background-color="#FFFFFF"/>
    </style:style>
    <style:style style:name="T937" style:parent-style-name="DefaultParagraphFont" style:family="text">
      <style:text-properties fo:color="#333333" fo:background-color="#FFFFFF"/>
    </style:style>
    <style:style style:name="T938" style:parent-style-name="DefaultParagraphFont" style:family="text">
      <style:text-properties style:font-name="Sylfaen" style:font-name-complex="Sylfaen" fo:color="#333333" fo:background-color="#FFFFFF"/>
    </style:style>
    <style:style style:name="T939" style:parent-style-name="DefaultParagraphFont" style:family="text">
      <style:text-properties fo:color="#333333" fo:background-color="#FFFFFF"/>
    </style:style>
    <style:style style:name="T940" style:parent-style-name="DefaultParagraphFont" style:family="text">
      <style:text-properties style:font-name="Sylfaen" style:font-name-complex="Sylfaen" fo:color="#333333" fo:background-color="#FFFFFF"/>
    </style:style>
    <style:style style:name="T941" style:parent-style-name="DefaultParagraphFont" style:family="text">
      <style:text-properties fo:color="#333333" fo:background-color="#FFFFFF"/>
    </style:style>
    <style:style style:name="T942" style:parent-style-name="DefaultParagraphFont" style:family="text">
      <style:text-properties style:font-name="Sylfaen" style:font-name-complex="Sylfaen" fo:color="#333333" fo:background-color="#FFFFFF"/>
    </style:style>
    <style:style style:name="T943" style:parent-style-name="DefaultParagraphFont" style:family="text">
      <style:text-properties fo:color="#333333" fo:background-color="#FFFFFF"/>
    </style:style>
    <style:style style:name="T944" style:parent-style-name="DefaultParagraphFont" style:family="text">
      <style:text-properties style:font-name="Sylfaen" style:font-name-complex="Sylfaen" fo:color="#333333" fo:background-color="#FFFFFF"/>
    </style:style>
    <style:style style:name="T945" style:parent-style-name="DefaultParagraphFont" style:family="text">
      <style:text-properties fo:color="#333333" fo:background-color="#FFFFFF"/>
    </style:style>
    <style:style style:name="T946" style:parent-style-name="DefaultParagraphFont" style:family="text">
      <style:text-properties style:font-name="Sylfaen" style:font-name-complex="Sylfaen" fo:color="#333333" fo:background-color="#FFFFFF"/>
    </style:style>
    <style:style style:name="T947" style:parent-style-name="DefaultParagraphFont" style:family="text">
      <style:text-properties fo:color="#333333" fo:background-color="#FFFFFF"/>
    </style:style>
    <style:style style:name="T948" style:parent-style-name="DefaultParagraphFont" style:family="text">
      <style:text-properties style:font-name="Sylfaen" style:font-name-complex="Sylfaen" fo:color="#333333" fo:background-color="#FFFFFF"/>
    </style:style>
    <style:style style:name="T949" style:parent-style-name="DefaultParagraphFont" style:family="text">
      <style:text-properties fo:color="#333333" fo:background-color="#FFFFFF"/>
    </style:style>
    <style:style style:name="T950" style:parent-style-name="DefaultParagraphFont" style:family="text">
      <style:text-properties style:font-name="Sylfaen" style:font-name-complex="Sylfaen" fo:color="#333333" fo:background-color="#FFFFFF"/>
    </style:style>
    <style:style style:name="T951" style:parent-style-name="DefaultParagraphFont" style:family="text">
      <style:text-properties fo:color="#333333" fo:background-color="#FFFFFF"/>
    </style:style>
    <style:style style:name="T952" style:parent-style-name="DefaultParagraphFont" style:family="text">
      <style:text-properties fo:color="#000000" fo:background-color="#FFFFFF"/>
    </style:style>
    <style:style style:name="T953" style:parent-style-name="DefaultParagraphFont" style:family="text">
      <style:text-properties style:font-name="Sylfaen" style:font-name-complex="Sylfaen" fo:color="#000000" fo:background-color="#FFFFFF"/>
    </style:style>
    <style:style style:name="T954" style:parent-style-name="DefaultParagraphFont" style:family="text">
      <style:text-properties fo:color="#000000" fo:background-color="#FFFFFF"/>
    </style:style>
    <style:style style:name="T955" style:parent-style-name="DefaultParagraphFont" style:family="text">
      <style:text-properties style:font-name="Sylfaen" style:font-name-complex="Sylfaen" fo:color="#000000" fo:background-color="#FFFFFF"/>
    </style:style>
    <style:style style:name="T956" style:parent-style-name="DefaultParagraphFont" style:family="text">
      <style:text-properties fo:color="#000000" fo:background-color="#FFFFFF"/>
    </style:style>
    <style:style style:name="T957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958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959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960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961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962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963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P964" style:parent-style-name="NormalWeb" style:family="paragraph">
      <style:paragraph-properties fo:margin-top="0in" fo:margin-bottom="0in" fo:text-indent="0.4444in"/>
    </style:style>
    <style:style style:name="T965" style:parent-style-name="Hyperlink" style:family="text">
      <style:text-properties style:font-name="Sylfaen" style:font-name-complex="Sylfaen" fo:font-weight="bold" style:font-weight-asian="bold" style:font-weight-complex="bold" fo:background-color="#FFFFFF"/>
    </style:style>
    <style:style style:name="P966" style:parent-style-name="NormalWeb" style:family="paragraph">
      <style:paragraph-properties fo:margin-top="0in" fo:margin-bottom="0in" fo:text-indent="0.4444in"/>
      <style:text-properties style:font-name="Sylfaen" style:font-name-complex="Sylfaen" fo:font-weight="bold" style:font-weight-asian="bold" style:font-weight-complex="bold" fo:color="#000000" fo:background-color="#FFFFFF"/>
    </style:style>
    <style:style style:name="P967" style:parent-style-name="NormalWeb" style:family="paragraph">
      <style:paragraph-properties fo:margin-top="0in" fo:margin-bottom="0in" fo:text-indent="0.4444in"/>
    </style:style>
    <style:style style:name="P968" style:parent-style-name="NormalWeb" style:family="paragraph">
      <style:paragraph-properties fo:margin-top="0in" fo:margin-bottom="0in" fo:text-indent="0.4444in"/>
    </style:style>
    <style:style style:name="T969" style:parent-style-name="DefaultParagraphFont" style:family="text">
      <style:text-properties fo:color="#000000" fo:background-color="#FFFFFF"/>
    </style:style>
    <style:style style:name="T970" style:parent-style-name="DefaultParagraphFont" style:family="text">
      <style:text-properties style:font-name="Sylfaen" style:font-name-complex="Sylfaen" fo:color="#000000" fo:background-color="#FFFFFF"/>
    </style:style>
    <style:style style:name="T971" style:parent-style-name="DefaultParagraphFont" style:family="text">
      <style:text-properties fo:color="#000000" fo:background-color="#FFFFFF"/>
    </style:style>
    <style:style style:name="T972" style:parent-style-name="DefaultParagraphFont" style:family="text">
      <style:text-properties style:font-name="Sylfaen" style:font-name-complex="Sylfaen" fo:color="#000000" fo:background-color="#FFFFFF"/>
    </style:style>
    <style:style style:name="T973" style:parent-style-name="DefaultParagraphFont" style:family="text">
      <style:text-properties fo:color="#000000" fo:background-color="#FFFFFF"/>
    </style:style>
    <style:style style:name="T974" style:parent-style-name="DefaultParagraphFont" style:family="text">
      <style:text-properties style:font-name="Sylfaen" style:font-name-complex="Sylfaen" fo:color="#000000" fo:background-color="#FFFFFF"/>
    </style:style>
    <style:style style:name="T975" style:parent-style-name="DefaultParagraphFont" style:family="text">
      <style:text-properties fo:color="#000000" fo:background-color="#FFFFFF"/>
    </style:style>
    <style:style style:name="T976" style:parent-style-name="DefaultParagraphFont" style:family="text">
      <style:text-properties style:font-name="Sylfaen" style:font-name-complex="Sylfaen" fo:color="#000000" fo:background-color="#FFFFFF"/>
    </style:style>
    <style:style style:name="T977" style:parent-style-name="DefaultParagraphFont" style:family="text">
      <style:text-properties fo:color="#000000" fo:background-color="#FFFFFF"/>
    </style:style>
    <style:style style:name="T978" style:parent-style-name="DefaultParagraphFont" style:family="text">
      <style:text-properties style:font-name="Sylfaen" style:font-name-complex="Sylfaen" fo:color="#000000" fo:background-color="#FFFFFF"/>
    </style:style>
    <style:style style:name="T979" style:parent-style-name="DefaultParagraphFont" style:family="text">
      <style:text-properties fo:color="#000000" fo:background-color="#FFFFFF"/>
    </style:style>
    <style:style style:name="T980" style:parent-style-name="DefaultParagraphFont" style:family="text">
      <style:text-properties style:font-name="Sylfaen" style:font-name-complex="Sylfaen" fo:color="#000000" fo:background-color="#FFFFFF"/>
    </style:style>
    <style:style style:name="T981" style:parent-style-name="DefaultParagraphFont" style:family="text">
      <style:text-properties fo:color="#000000" fo:background-color="#FFFFFF"/>
    </style:style>
    <style:style style:name="T982" style:parent-style-name="DefaultParagraphFont" style:family="text">
      <style:text-properties style:font-name="Sylfaen" style:font-name-complex="Sylfaen" fo:color="#000000" fo:background-color="#FFFFFF"/>
    </style:style>
    <style:style style:name="T983" style:parent-style-name="DefaultParagraphFont" style:family="text">
      <style:text-properties fo:color="#000000" fo:background-color="#FFFFFF"/>
    </style:style>
    <style:style style:name="T984" style:parent-style-name="DefaultParagraphFont" style:family="text">
      <style:text-properties style:font-name="Sylfaen" style:font-name-complex="Sylfaen" fo:color="#000000" fo:background-color="#FFFFFF"/>
    </style:style>
    <style:style style:name="T985" style:parent-style-name="DefaultParagraphFont" style:family="text">
      <style:text-properties fo:color="#000000" fo:background-color="#FFFFFF"/>
    </style:style>
    <style:style style:name="T986" style:parent-style-name="DefaultParagraphFont" style:family="text">
      <style:text-properties style:font-name="Sylfaen" style:font-name-complex="Sylfaen" fo:color="#000000" fo:background-color="#FFFFFF"/>
    </style:style>
    <style:style style:name="T987" style:parent-style-name="DefaultParagraphFont" style:family="text">
      <style:text-properties fo:color="#000000" fo:background-color="#FFFFFF"/>
    </style:style>
    <style:style style:name="T988" style:parent-style-name="DefaultParagraphFont" style:family="text">
      <style:text-properties style:font-name="Sylfaen" style:font-name-complex="Sylfaen" fo:color="#000000" fo:background-color="#FFFFFF"/>
    </style:style>
    <style:style style:name="T989" style:parent-style-name="DefaultParagraphFont" style:family="text">
      <style:text-properties fo:color="#000000" fo:background-color="#FFFFFF"/>
    </style:style>
    <style:style style:name="T990" style:parent-style-name="DefaultParagraphFont" style:family="text">
      <style:text-properties style:font-name="Sylfaen" style:font-name-complex="Sylfaen" fo:color="#000000" fo:background-color="#FFFFFF"/>
    </style:style>
    <style:style style:name="T991" style:parent-style-name="DefaultParagraphFont" style:family="text">
      <style:text-properties fo:color="#000000" fo:background-color="#FFFFFF"/>
    </style:style>
    <style:style style:name="T992" style:parent-style-name="DefaultParagraphFont" style:family="text">
      <style:text-properties style:font-name="Sylfaen" style:font-name-complex="Sylfaen" fo:color="#000000" fo:background-color="#FFFFFF"/>
    </style:style>
    <style:style style:name="T993" style:parent-style-name="DefaultParagraphFont" style:family="text">
      <style:text-properties fo:color="#000000" fo:background-color="#FFFFFF"/>
    </style:style>
    <style:style style:name="T994" style:parent-style-name="DefaultParagraphFont" style:family="text">
      <style:text-properties style:font-name="Sylfaen" style:font-name-complex="Sylfaen" fo:color="#000000" fo:background-color="#FFFFFF"/>
    </style:style>
    <style:style style:name="T995" style:parent-style-name="DefaultParagraphFont" style:family="text">
      <style:text-properties fo:color="#000000" fo:background-color="#FFFFFF"/>
    </style:style>
    <style:style style:name="P996" style:parent-style-name="NormalWeb" style:family="paragraph">
      <style:paragraph-properties fo:margin-top="0in" fo:margin-bottom="0in" fo:text-indent="0.4444in"/>
    </style:style>
    <style:style style:name="P997" style:parent-style-name="NormalWeb" style:family="paragraph">
      <style:paragraph-properties fo:margin-top="0in" fo:margin-bottom="0in" fo:text-indent="0.4444in"/>
    </style:style>
    <style:style style:name="P998" style:parent-style-name="NormalWeb" style:family="paragraph">
      <style:paragraph-properties fo:margin-top="0in" fo:margin-bottom="0in" fo:text-indent="0.4444in"/>
    </style:style>
    <style:style style:name="T999" style:parent-style-name="DefaultParagraphFont" style:family="text">
      <style:text-properties fo:color="#1155CC" fo:background-color="#FFFFFF"/>
    </style:style>
    <style:style style:name="T1000" style:parent-style-name="DefaultParagraphFont" style:family="text">
      <style:text-properties fo:color="#00000A" fo:background-color="#FFFFFF"/>
    </style:style>
    <style:style style:name="T1001" style:parent-style-name="DefaultParagraphFont" style:family="text">
      <style:text-properties style:font-name="Tahoma" style:font-name-complex="Tahoma" fo:color="#00000A" fo:background-color="#FFFFFF"/>
    </style:style>
    <style:style style:name="T1002" style:parent-style-name="DefaultParagraphFont" style:family="text">
      <style:text-properties fo:color="#00000A" fo:background-color="#FFFFFF"/>
    </style:style>
    <style:style style:name="T1003" style:parent-style-name="DefaultParagraphFont" style:family="text">
      <style:text-properties style:font-name="Tahoma" style:font-name-complex="Tahoma" fo:color="#00000A" fo:background-color="#FFFFFF"/>
    </style:style>
    <style:style style:name="T1004" style:parent-style-name="DefaultParagraphFont" style:family="text">
      <style:text-properties fo:color="#00000A" fo:background-color="#FFFFFF"/>
    </style:style>
    <style:style style:name="P1005" style:parent-style-name="NormalWeb" style:family="paragraph">
      <style:paragraph-properties fo:margin-top="0in" fo:margin-bottom="0in" fo:text-indent="0.4444in"/>
    </style:style>
    <style:style style:name="P1006" style:parent-style-name="NormalWeb" style:family="paragraph">
      <style:paragraph-properties fo:margin-top="0in" fo:margin-bottom="0in" fo:text-indent="0.4444in"/>
    </style:style>
    <style:style style:name="T1007" style:parent-style-name="DefaultParagraphFont" style:family="text">
      <style:text-properties fo:color="#000000" fo:background-color="#FFFFFF"/>
    </style:style>
    <style:style style:name="T1008" style:parent-style-name="DefaultParagraphFont" style:family="text">
      <style:text-properties style:font-name="Sylfaen" style:font-name-complex="Sylfaen" fo:color="#000000" fo:background-color="#FFFFFF"/>
    </style:style>
    <style:style style:name="T1009" style:parent-style-name="DefaultParagraphFont" style:family="text">
      <style:text-properties fo:color="#000000" fo:background-color="#FFFFFF"/>
    </style:style>
    <style:style style:name="T1010" style:parent-style-name="DefaultParagraphFont" style:family="text">
      <style:text-properties style:font-name="Sylfaen" style:font-name-complex="Sylfaen" fo:color="#000000" fo:background-color="#FFFFFF"/>
    </style:style>
    <style:style style:name="T1011" style:parent-style-name="DefaultParagraphFont" style:family="text">
      <style:text-properties fo:color="#000000" fo:background-color="#FFFFFF"/>
    </style:style>
    <style:style style:name="T1012" style:parent-style-name="DefaultParagraphFont" style:family="text">
      <style:text-properties style:font-name="Sylfaen" style:font-name-complex="Sylfaen" fo:color="#000000" fo:background-color="#FFFFFF"/>
    </style:style>
    <style:style style:name="T1013" style:parent-style-name="DefaultParagraphFont" style:family="text">
      <style:text-properties fo:color="#000000" fo:background-color="#FFFFFF"/>
    </style:style>
    <style:style style:name="T1014" style:parent-style-name="DefaultParagraphFont" style:family="text">
      <style:text-properties style:font-name="Sylfaen" style:font-name-complex="Sylfaen" fo:color="#000000" fo:background-color="#FFFFFF"/>
    </style:style>
    <style:style style:name="T1015" style:parent-style-name="DefaultParagraphFont" style:family="text">
      <style:text-properties fo:color="#000000" fo:background-color="#FFFFFF"/>
    </style:style>
    <style:style style:name="T1016" style:parent-style-name="DefaultParagraphFont" style:family="text">
      <style:text-properties style:font-name="Sylfaen" style:font-name-complex="Sylfaen" fo:color="#000000" fo:background-color="#FFFFFF"/>
    </style:style>
    <style:style style:name="T1017" style:parent-style-name="DefaultParagraphFont" style:family="text">
      <style:text-properties fo:color="#000000" fo:background-color="#FFFFFF"/>
    </style:style>
    <style:style style:name="T1018" style:parent-style-name="DefaultParagraphFont" style:family="text">
      <style:text-properties style:font-name="Sylfaen" style:font-name-complex="Sylfaen" fo:color="#000000" fo:background-color="#FFFFFF"/>
    </style:style>
    <style:style style:name="T1019" style:parent-style-name="DefaultParagraphFont" style:family="text">
      <style:text-properties fo:color="#000000" fo:background-color="#FFFFFF"/>
    </style:style>
    <style:style style:name="T1020" style:parent-style-name="DefaultParagraphFont" style:family="text">
      <style:text-properties style:font-name="Sylfaen" style:font-name-complex="Sylfaen" fo:color="#000000" fo:background-color="#FFFFFF"/>
    </style:style>
    <style:style style:name="T1021" style:parent-style-name="DefaultParagraphFont" style:family="text">
      <style:text-properties fo:color="#000000" fo:background-color="#FFFFFF"/>
    </style:style>
    <style:style style:name="T1022" style:parent-style-name="DefaultParagraphFont" style:family="text">
      <style:text-properties style:font-name="Sylfaen" style:font-name-complex="Sylfaen" fo:color="#000000" fo:background-color="#FFFFFF"/>
    </style:style>
    <style:style style:name="T1023" style:parent-style-name="DefaultParagraphFont" style:family="text">
      <style:text-properties fo:color="#000000" fo:background-color="#FFFFFF"/>
    </style:style>
    <style:style style:name="T1024" style:parent-style-name="DefaultParagraphFont" style:family="text">
      <style:text-properties style:font-name="Sylfaen" style:font-name-complex="Sylfaen" fo:color="#000000" fo:background-color="#FFFFFF"/>
    </style:style>
    <style:style style:name="T1025" style:parent-style-name="DefaultParagraphFont" style:family="text">
      <style:text-properties fo:color="#000000" fo:background-color="#FFFFFF"/>
    </style:style>
    <style:style style:name="T1026" style:parent-style-name="DefaultParagraphFont" style:family="text">
      <style:text-properties style:font-name="Sylfaen" style:font-name-complex="Sylfaen" fo:color="#000000" fo:background-color="#FFFFFF"/>
    </style:style>
    <style:style style:name="T1027" style:parent-style-name="DefaultParagraphFont" style:family="text">
      <style:text-properties fo:color="#000000" fo:background-color="#FFFFFF"/>
    </style:style>
    <style:style style:name="T1028" style:parent-style-name="DefaultParagraphFont" style:family="text">
      <style:text-properties style:font-name="Sylfaen" style:font-name-complex="Sylfaen" fo:color="#000000" fo:background-color="#FFFFFF"/>
    </style:style>
    <style:style style:name="P1029" style:parent-style-name="NormalWeb" style:family="paragraph">
      <style:paragraph-properties fo:margin-top="0in" fo:margin-bottom="0in" fo:text-indent="0.4444in"/>
    </style:style>
    <style:style style:name="P1030" style:parent-style-name="NormalWeb" style:family="paragraph">
      <style:paragraph-properties fo:margin-top="0in" fo:margin-bottom="0in" fo:text-indent="0.4444in"/>
    </style:style>
    <style:style style:name="P1031" style:parent-style-name="NormalWeb" style:family="paragraph">
      <style:paragraph-properties fo:margin-top="0in" fo:margin-bottom="0in" fo:text-indent="0.4444in"/>
    </style:style>
    <style:style style:name="T1032" style:parent-style-name="DefaultParagraphFont" style:family="text">
      <style:text-properties fo:color="#1155CC" fo:background-color="#FFFFFF"/>
    </style:style>
    <style:style style:name="P1033" style:parent-style-name="NormalWeb" style:family="paragraph">
      <style:paragraph-properties fo:margin-top="0in" fo:margin-bottom="0in" fo:text-indent="0.4444in"/>
    </style:style>
    <style:style style:name="T1034" style:parent-style-name="DefaultParagraphFont" style:family="text">
      <style:text-properties fo:color="#000000" fo:background-color="#FFFFFF"/>
    </style:style>
    <style:style style:name="T1035" style:parent-style-name="DefaultParagraphFont" style:family="text">
      <style:text-properties fo:color="#1155CC" fo:background-color="#FFFFFF"/>
    </style:style>
    <style:style style:name="P1036" style:parent-style-name="NormalWeb" style:family="paragraph">
      <style:paragraph-properties fo:margin-top="0in" fo:margin-bottom="0in" fo:text-indent="0.4444in"/>
    </style:style>
    <style:style style:name="P1037" style:parent-style-name="NormalWeb" style:family="paragraph">
      <style:paragraph-properties fo:margin-top="0in" fo:margin-bottom="0in" fo:text-indent="0.4444in"/>
    </style:style>
    <style:style style:name="T1038" style:parent-style-name="DefaultParagraphFont" style:family="text">
      <style:text-properties fo:color="#000000" fo:background-color="#FFFFFF"/>
    </style:style>
    <style:style style:name="T1039" style:parent-style-name="DefaultParagraphFont" style:family="text">
      <style:text-properties style:font-name="Sylfaen" style:font-name-complex="Sylfaen" fo:color="#000000" fo:background-color="#FFFFFF"/>
    </style:style>
    <style:style style:name="T1040" style:parent-style-name="DefaultParagraphFont" style:family="text">
      <style:text-properties fo:color="#000000" fo:background-color="#FFFFFF"/>
    </style:style>
    <style:style style:name="T1041" style:parent-style-name="DefaultParagraphFont" style:family="text">
      <style:text-properties style:font-name="Sylfaen" style:font-name-complex="Sylfaen" fo:color="#000000" fo:background-color="#FFFFFF"/>
    </style:style>
    <style:style style:name="T1042" style:parent-style-name="DefaultParagraphFont" style:family="text">
      <style:text-properties fo:color="#000000" fo:background-color="#FFFFFF"/>
    </style:style>
    <style:style style:name="T1043" style:parent-style-name="DefaultParagraphFont" style:family="text">
      <style:text-properties style:font-name="Sylfaen" style:font-name-complex="Sylfaen" fo:color="#000000" fo:background-color="#FFFFFF"/>
    </style:style>
    <style:style style:name="T1044" style:parent-style-name="DefaultParagraphFont" style:family="text">
      <style:text-properties fo:color="#000000" fo:background-color="#FFFFFF"/>
    </style:style>
    <style:style style:name="T1045" style:parent-style-name="DefaultParagraphFont" style:family="text">
      <style:text-properties style:font-name="Sylfaen" style:font-name-complex="Sylfaen" fo:color="#000000" fo:background-color="#FFFFFF"/>
    </style:style>
    <style:style style:name="T1046" style:parent-style-name="DefaultParagraphFont" style:family="text">
      <style:text-properties fo:color="#000000" fo:background-color="#FFFFFF"/>
    </style:style>
    <style:style style:name="T1047" style:parent-style-name="DefaultParagraphFont" style:family="text">
      <style:text-properties style:font-name="Sylfaen" style:font-name-complex="Sylfaen" fo:color="#000000" fo:background-color="#FFFFFF"/>
    </style:style>
    <style:style style:name="T1048" style:parent-style-name="DefaultParagraphFont" style:family="text">
      <style:text-properties fo:color="#000000" fo:background-color="#FFFFFF"/>
    </style:style>
    <style:style style:name="T1049" style:parent-style-name="DefaultParagraphFont" style:family="text">
      <style:text-properties style:font-name="Sylfaen" style:font-name-complex="Sylfaen" fo:color="#000000" fo:background-color="#FFFFFF"/>
    </style:style>
    <style:style style:name="T1050" style:parent-style-name="DefaultParagraphFont" style:family="text">
      <style:text-properties fo:color="#000000" fo:background-color="#FFFFFF"/>
    </style:style>
    <style:style style:name="T1051" style:parent-style-name="DefaultParagraphFont" style:family="text">
      <style:text-properties style:font-name="Sylfaen" style:font-name-complex="Sylfaen" fo:color="#000000" fo:background-color="#FFFFFF"/>
    </style:style>
    <style:style style:name="T1052" style:parent-style-name="DefaultParagraphFont" style:family="text">
      <style:text-properties fo:color="#000000" fo:background-color="#FFFFFF"/>
    </style:style>
    <style:style style:name="T1053" style:parent-style-name="DefaultParagraphFont" style:family="text">
      <style:text-properties style:font-name="Sylfaen" style:font-name-complex="Sylfaen" fo:color="#000000" fo:background-color="#FFFFFF"/>
    </style:style>
    <style:style style:name="T1054" style:parent-style-name="DefaultParagraphFont" style:family="text">
      <style:text-properties fo:color="#000000" fo:background-color="#FFFFFF"/>
    </style:style>
    <style:style style:name="T1055" style:parent-style-name="DefaultParagraphFont" style:family="text">
      <style:text-properties style:font-name="Sylfaen" style:font-name-complex="Sylfaen" fo:color="#000000" fo:background-color="#FFFFFF"/>
    </style:style>
    <style:style style:name="T1056" style:parent-style-name="DefaultParagraphFont" style:family="text">
      <style:text-properties fo:color="#000000" fo:background-color="#FFFFFF"/>
    </style:style>
    <style:style style:name="T1057" style:parent-style-name="DefaultParagraphFont" style:family="text">
      <style:text-properties style:font-name="Sylfaen" style:font-name-complex="Sylfaen" fo:color="#000000" fo:background-color="#FFFFFF"/>
    </style:style>
    <style:style style:name="T1058" style:parent-style-name="DefaultParagraphFont" style:family="text">
      <style:text-properties fo:color="#000000" fo:background-color="#FFFFFF"/>
    </style:style>
    <style:style style:name="T1059" style:parent-style-name="DefaultParagraphFont" style:family="text">
      <style:text-properties style:font-name="Sylfaen" style:font-name-complex="Sylfaen" fo:color="#000000" fo:background-color="#FFFFFF"/>
    </style:style>
    <style:style style:name="T1060" style:parent-style-name="DefaultParagraphFont" style:family="text">
      <style:text-properties fo:color="#000000" fo:background-color="#FFFFFF"/>
    </style:style>
    <style:style style:name="T1061" style:parent-style-name="DefaultParagraphFont" style:family="text">
      <style:text-properties style:font-name="Sylfaen" style:font-name-complex="Sylfaen" fo:color="#000000" fo:background-color="#FFFFFF"/>
    </style:style>
    <style:style style:name="T1062" style:parent-style-name="DefaultParagraphFont" style:family="text">
      <style:text-properties fo:color="#000000" fo:background-color="#FFFFFF"/>
    </style:style>
    <style:style style:name="T1063" style:parent-style-name="DefaultParagraphFont" style:family="text">
      <style:text-properties style:font-name="Sylfaen" style:font-name-complex="Sylfaen" fo:color="#000000" fo:background-color="#FFFFFF"/>
    </style:style>
    <style:style style:name="T1064" style:parent-style-name="DefaultParagraphFont" style:family="text">
      <style:text-properties fo:color="#000000" fo:background-color="#FFFFFF"/>
    </style:style>
    <style:style style:name="T1065" style:parent-style-name="DefaultParagraphFont" style:family="text">
      <style:text-properties style:font-name="Sylfaen" style:font-name-complex="Sylfaen" fo:color="#000000" fo:background-color="#FFFFFF"/>
    </style:style>
    <style:style style:name="T1066" style:parent-style-name="DefaultParagraphFont" style:family="text">
      <style:text-properties fo:color="#000000" fo:background-color="#FFFFFF"/>
    </style:style>
    <style:style style:name="T1067" style:parent-style-name="DefaultParagraphFont" style:family="text">
      <style:text-properties style:font-name="Sylfaen" style:font-name-complex="Sylfaen" fo:color="#000000" fo:background-color="#FFFFFF"/>
    </style:style>
    <style:style style:name="T1068" style:parent-style-name="DefaultParagraphFont" style:family="text">
      <style:text-properties fo:color="#000000" fo:background-color="#FFFFFF"/>
    </style:style>
    <style:style style:name="T1069" style:parent-style-name="DefaultParagraphFont" style:family="text">
      <style:text-properties style:font-name="Sylfaen" style:font-name-complex="Sylfaen" fo:color="#000000" fo:background-color="#FFFFFF"/>
    </style:style>
    <style:style style:name="T1070" style:parent-style-name="DefaultParagraphFont" style:family="text">
      <style:text-properties fo:color="#000000" fo:background-color="#FFFFFF"/>
    </style:style>
    <style:style style:name="T1071" style:parent-style-name="DefaultParagraphFont" style:family="text">
      <style:text-properties style:font-name="Sylfaen" style:font-name-complex="Sylfaen" fo:color="#000000" fo:background-color="#FFFFFF"/>
    </style:style>
    <style:style style:name="T1072" style:parent-style-name="DefaultParagraphFont" style:family="text">
      <style:text-properties fo:color="#000000" fo:background-color="#FFFFFF"/>
    </style:style>
    <style:style style:name="P1073" style:parent-style-name="NormalWeb" style:family="paragraph">
      <style:paragraph-properties fo:margin-top="0in" fo:margin-bottom="0in" fo:text-indent="0.4444in"/>
    </style:style>
    <style:style style:name="T1074" style:parent-style-name="Hyperlink" style:family="text">
      <style:text-properties fo:background-color="#FFFFFF"/>
    </style:style>
    <style:style style:name="P1075" style:parent-style-name="NormalWeb" style:family="paragraph">
      <style:paragraph-properties fo:margin-top="0in" fo:margin-bottom="0in" fo:text-indent="0.4444in"/>
    </style:style>
    <style:style style:name="P1076" style:parent-style-name="NormalWeb" style:family="paragraph">
      <style:paragraph-properties fo:margin-top="0in" fo:margin-bottom="0in" fo:text-indent="0.4444in"/>
    </style:style>
    <style:style style:name="T1077" style:parent-style-name="DefaultParagraphFont" style:family="text">
      <style:text-properties fo:color="#000000" fo:background-color="#FFFFFF"/>
    </style:style>
    <style:style style:name="T1078" style:parent-style-name="DefaultParagraphFont" style:family="text">
      <style:text-properties style:font-name="Sylfaen" style:font-name-complex="Sylfaen" fo:color="#000000" fo:background-color="#FFFFFF"/>
    </style:style>
    <style:style style:name="T1079" style:parent-style-name="DefaultParagraphFont" style:family="text">
      <style:text-properties fo:color="#000000" fo:background-color="#FFFFFF"/>
    </style:style>
    <style:style style:name="T1080" style:parent-style-name="DefaultParagraphFont" style:family="text">
      <style:text-properties style:font-name="Sylfaen" style:font-name-complex="Sylfaen" fo:color="#000000" fo:background-color="#FFFFFF"/>
    </style:style>
    <style:style style:name="T1081" style:parent-style-name="DefaultParagraphFont" style:family="text">
      <style:text-properties fo:color="#000000" fo:background-color="#FFFFFF"/>
    </style:style>
    <style:style style:name="T1082" style:parent-style-name="DefaultParagraphFont" style:family="text">
      <style:text-properties style:font-name="Sylfaen" style:font-name-complex="Sylfaen" fo:color="#000000" fo:background-color="#FFFFFF"/>
    </style:style>
    <style:style style:name="T1083" style:parent-style-name="DefaultParagraphFont" style:family="text">
      <style:text-properties fo:color="#000000" fo:background-color="#FFFFFF"/>
    </style:style>
    <style:style style:name="T1084" style:parent-style-name="DefaultParagraphFont" style:family="text">
      <style:text-properties style:font-name="Sylfaen" style:font-name-complex="Sylfaen" fo:color="#000000" fo:background-color="#FFFFFF"/>
    </style:style>
    <style:style style:name="T1085" style:parent-style-name="DefaultParagraphFont" style:family="text">
      <style:text-properties fo:color="#000000" fo:background-color="#FFFFFF"/>
    </style:style>
    <style:style style:name="T1086" style:parent-style-name="DefaultParagraphFont" style:family="text">
      <style:text-properties style:font-name="Sylfaen" style:font-name-complex="Sylfaen" fo:color="#000000" fo:background-color="#FFFFFF"/>
    </style:style>
    <style:style style:name="T1087" style:parent-style-name="DefaultParagraphFont" style:family="text">
      <style:text-properties fo:color="#000000" fo:background-color="#FFFFFF"/>
    </style:style>
    <style:style style:name="T1088" style:parent-style-name="DefaultParagraphFont" style:family="text">
      <style:text-properties style:font-name="Sylfaen" style:font-name-complex="Sylfaen" fo:color="#000000" fo:background-color="#FFFFFF"/>
    </style:style>
    <style:style style:name="T1089" style:parent-style-name="DefaultParagraphFont" style:family="text">
      <style:text-properties fo:color="#000000" fo:background-color="#FFFFFF"/>
    </style:style>
    <style:style style:name="T1090" style:parent-style-name="DefaultParagraphFont" style:family="text">
      <style:text-properties style:font-name="Sylfaen" style:font-name-complex="Sylfaen" fo:color="#000000" fo:background-color="#FFFFFF"/>
    </style:style>
    <style:style style:name="T1091" style:parent-style-name="DefaultParagraphFont" style:family="text">
      <style:text-properties fo:color="#000000" fo:background-color="#FFFFFF"/>
    </style:style>
    <style:style style:name="T1092" style:parent-style-name="DefaultParagraphFont" style:family="text">
      <style:text-properties style:font-name="Sylfaen" style:font-name-complex="Sylfaen" fo:color="#000000" fo:background-color="#FFFFFF"/>
    </style:style>
    <style:style style:name="T1093" style:parent-style-name="DefaultParagraphFont" style:family="text">
      <style:text-properties fo:color="#000000" fo:background-color="#FFFFFF"/>
    </style:style>
    <style:style style:name="T1094" style:parent-style-name="DefaultParagraphFont" style:family="text">
      <style:text-properties style:font-name="Sylfaen" style:font-name-complex="Sylfaen" fo:color="#000000" fo:background-color="#FFFFFF"/>
    </style:style>
    <style:style style:name="T1095" style:parent-style-name="DefaultParagraphFont" style:family="text">
      <style:text-properties fo:color="#000000" fo:background-color="#FFFFFF"/>
    </style:style>
    <style:style style:name="T1096" style:parent-style-name="DefaultParagraphFont" style:family="text">
      <style:text-properties style:font-name="Sylfaen" style:font-name-complex="Sylfaen" fo:color="#000000" fo:background-color="#FFFFFF"/>
    </style:style>
    <style:style style:name="T1097" style:parent-style-name="DefaultParagraphFont" style:family="text">
      <style:text-properties fo:color="#000000" fo:background-color="#FFFFFF"/>
    </style:style>
    <style:style style:name="T1098" style:parent-style-name="DefaultParagraphFont" style:family="text">
      <style:text-properties style:font-name="Sylfaen" style:font-name-complex="Sylfaen" fo:color="#000000" fo:background-color="#FFFFFF"/>
    </style:style>
    <style:style style:name="T1099" style:parent-style-name="DefaultParagraphFont" style:family="text">
      <style:text-properties fo:color="#000000" fo:background-color="#FFFFFF"/>
    </style:style>
    <style:style style:name="T1100" style:parent-style-name="DefaultParagraphFont" style:family="text">
      <style:text-properties style:font-name="Arial" style:font-name-complex="Arial" fo:color="#4A442A" fo:background-color="#FFFFFF"/>
    </style:style>
    <style:style style:name="T1101" style:parent-style-name="DefaultParagraphFont" style:family="text">
      <style:text-properties style:font-name="Sylfaen" style:font-name-complex="Sylfaen" fo:color="#4A442A" fo:background-color="#FFFFFF"/>
    </style:style>
    <style:style style:name="T1102" style:parent-style-name="DefaultParagraphFont" style:family="text">
      <style:text-properties style:font-name="Arial" style:font-name-complex="Arial" fo:color="#4A442A" fo:background-color="#FFFFFF"/>
    </style:style>
    <style:style style:name="T1103" style:parent-style-name="DefaultParagraphFont" style:family="text">
      <style:text-properties style:font-name="Sylfaen" style:font-name-complex="Sylfaen" fo:color="#4A442A" fo:background-color="#FFFFFF"/>
    </style:style>
    <style:style style:name="T1104" style:parent-style-name="DefaultParagraphFont" style:family="text">
      <style:text-properties style:font-name="Arial" style:font-name-complex="Arial" fo:color="#4A442A" fo:background-color="#FFFFFF"/>
    </style:style>
    <style:style style:name="T1105" style:parent-style-name="DefaultParagraphFont" style:family="text">
      <style:text-properties style:font-name="Sylfaen" style:font-name-complex="Sylfaen" fo:color="#4A442A" fo:background-color="#FFFFFF"/>
    </style:style>
    <style:style style:name="T1106" style:parent-style-name="DefaultParagraphFont" style:family="text">
      <style:text-properties style:font-name="Arial" style:font-name-complex="Arial" fo:color="#4A442A" fo:background-color="#FFFFFF"/>
    </style:style>
    <style:style style:name="T1107" style:parent-style-name="DefaultParagraphFont" style:family="text">
      <style:text-properties style:font-name="Sylfaen" style:font-name-complex="Sylfaen" fo:color="#4A442A" fo:background-color="#FFFFFF"/>
    </style:style>
    <style:style style:name="T1108" style:parent-style-name="DefaultParagraphFont" style:family="text">
      <style:text-properties style:font-name="Arial" style:font-name-complex="Arial" fo:color="#4A442A" fo:background-color="#FFFFFF"/>
    </style:style>
    <style:style style:name="P1109" style:parent-style-name="NormalWeb" style:family="paragraph">
      <style:paragraph-properties fo:margin-top="0in" fo:margin-bottom="0in" fo:text-indent="0.4444in"/>
    </style:style>
    <style:style style:name="T1110" style:parent-style-name="Hyperlink" style:family="text">
      <style:text-properties style:font-name="Arial" style:font-name-complex="Arial" fo:background-color="#FFFFFF"/>
    </style:style>
    <style:style style:name="P1111" style:parent-style-name="NormalWeb" style:family="paragraph">
      <style:paragraph-properties fo:margin-top="0in" fo:margin-bottom="0in" fo:text-indent="0.4444in"/>
      <style:text-properties style:font-name="Arial" style:font-name-complex="Arial" fo:color="#4A442A" fo:background-color="#FFFFFF"/>
    </style:style>
    <style:style style:name="P1112" style:parent-style-name="NormalWeb" style:family="paragraph">
      <style:paragraph-properties fo:margin-top="0in" fo:margin-bottom="0in" fo:text-indent="0.4444in"/>
    </style:style>
    <style:style style:name="P1113" style:parent-style-name="NormalWeb" style:family="paragraph">
      <style:paragraph-properties fo:margin-top="0in" fo:margin-bottom="0in" fo:text-indent="0.4444in"/>
    </style:style>
    <style:style style:name="T1114" style:parent-style-name="DefaultParagraphFont" style:family="text">
      <style:text-properties style:font-name="Arial" style:font-name-complex="Arial" fo:color="#4A442A" fo:background-color="#FFFFFF"/>
    </style:style>
    <style:style style:name="T1115" style:parent-style-name="DefaultParagraphFont" style:family="text">
      <style:text-properties fo:color="#222222" fo:background-color="#FFFFFF"/>
    </style:style>
    <style:style style:name="T1116" style:parent-style-name="DefaultParagraphFont" style:family="text">
      <style:text-properties style:font-name="Sylfaen" style:font-name-complex="Sylfaen" fo:font-weight="bold" style:font-weight-asian="bold" style:font-weight-complex="bold" fo:color="#222222" fo:background-color="#FFFFFF"/>
    </style:style>
    <style:style style:name="T1117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118" style:parent-style-name="DefaultParagraphFont" style:family="text">
      <style:text-properties fo:color="#222222" fo:background-color="#FFFFFF"/>
    </style:style>
    <style:style style:name="T1119" style:parent-style-name="DefaultParagraphFont" style:family="text">
      <style:text-properties style:font-name="Sylfaen" style:font-name-complex="Sylfaen" fo:color="#222222" fo:background-color="#FFFFFF"/>
    </style:style>
    <style:style style:name="T1120" style:parent-style-name="DefaultParagraphFont" style:family="text">
      <style:text-properties fo:color="#222222" fo:background-color="#FFFFFF"/>
    </style:style>
    <style:style style:name="T1121" style:parent-style-name="DefaultParagraphFont" style:family="text">
      <style:text-properties style:font-name="Sylfaen" style:font-name-complex="Sylfaen" fo:color="#222222" fo:background-color="#FFFFFF"/>
    </style:style>
    <style:style style:name="T1122" style:parent-style-name="DefaultParagraphFont" style:family="text">
      <style:text-properties fo:color="#222222" fo:background-color="#FFFFFF"/>
    </style:style>
    <style:style style:name="T1123" style:parent-style-name="DefaultParagraphFont" style:family="text">
      <style:text-properties style:font-name="Sylfaen" style:font-name-complex="Sylfaen" fo:color="#222222" fo:background-color="#FFFFFF"/>
    </style:style>
    <style:style style:name="T1124" style:parent-style-name="DefaultParagraphFont" style:family="text">
      <style:text-properties fo:color="#222222" fo:background-color="#FFFFFF"/>
    </style:style>
    <style:style style:name="T1125" style:parent-style-name="DefaultParagraphFont" style:family="text">
      <style:text-properties style:font-name="Sylfaen" style:font-name-complex="Sylfaen" fo:color="#222222" fo:background-color="#FFFFFF"/>
    </style:style>
    <style:style style:name="T1126" style:parent-style-name="DefaultParagraphFont" style:family="text">
      <style:text-properties fo:color="#222222" fo:background-color="#FFFFFF"/>
    </style:style>
    <style:style style:name="T1127" style:parent-style-name="DefaultParagraphFont" style:family="text">
      <style:text-properties style:font-name="Sylfaen" style:font-name-complex="Sylfaen" fo:color="#222222" fo:background-color="#FFFFFF"/>
    </style:style>
    <style:style style:name="T1128" style:parent-style-name="DefaultParagraphFont" style:family="text">
      <style:text-properties fo:color="#222222" fo:background-color="#FFFFFF"/>
    </style:style>
    <style:style style:name="T1129" style:parent-style-name="DefaultParagraphFont" style:family="text">
      <style:text-properties style:font-name="Tahoma" style:font-name-complex="Tahoma" fo:color="#222222" fo:background-color="#FFFFFF"/>
    </style:style>
    <style:style style:name="T1130" style:parent-style-name="DefaultParagraphFont" style:family="text">
      <style:text-properties fo:color="#222222" fo:background-color="#FFFFFF"/>
    </style:style>
    <style:style style:name="T1131" style:parent-style-name="DefaultParagraphFont" style:family="text">
      <style:text-properties style:font-name="Sylfaen" style:font-name-complex="Sylfaen" fo:color="#222222" fo:background-color="#FFFFFF"/>
    </style:style>
    <style:style style:name="T1132" style:parent-style-name="DefaultParagraphFont" style:family="text">
      <style:text-properties fo:color="#222222" fo:background-color="#FFFFFF"/>
    </style:style>
    <style:style style:name="T1133" style:parent-style-name="DefaultParagraphFont" style:family="text">
      <style:text-properties style:font-name="Sylfaen" style:font-name-complex="Sylfaen" fo:color="#222222" fo:background-color="#FFFFFF"/>
    </style:style>
    <style:style style:name="T1134" style:parent-style-name="DefaultParagraphFont" style:family="text">
      <style:text-properties fo:color="#222222" fo:background-color="#FFFFFF"/>
    </style:style>
    <style:style style:name="T1135" style:parent-style-name="DefaultParagraphFont" style:family="text">
      <style:text-properties style:font-name="Sylfaen" style:font-name-complex="Sylfaen" fo:color="#222222" fo:background-color="#FFFFFF"/>
    </style:style>
    <style:style style:name="T1136" style:parent-style-name="DefaultParagraphFont" style:family="text">
      <style:text-properties fo:color="#222222" fo:background-color="#FFFFFF"/>
    </style:style>
    <style:style style:name="T1137" style:parent-style-name="DefaultParagraphFont" style:family="text">
      <style:text-properties style:font-name="Sylfaen" style:font-name-complex="Sylfaen" fo:color="#222222" fo:background-color="#FFFFFF"/>
    </style:style>
    <style:style style:name="T1138" style:parent-style-name="DefaultParagraphFont" style:family="text">
      <style:text-properties fo:color="#222222" fo:background-color="#FFFFFF"/>
    </style:style>
    <style:style style:name="T1139" style:parent-style-name="DefaultParagraphFont" style:family="text">
      <style:text-properties style:font-name="Sylfaen" style:font-name-complex="Sylfaen" fo:color="#222222" fo:background-color="#FFFFFF"/>
    </style:style>
    <style:style style:name="T1140" style:parent-style-name="DefaultParagraphFont" style:family="text">
      <style:text-properties fo:color="#222222" fo:background-color="#FFFFFF"/>
    </style:style>
    <style:style style:name="T1141" style:parent-style-name="DefaultParagraphFont" style:family="text">
      <style:text-properties style:font-name="Sylfaen" style:font-name-complex="Sylfaen" fo:color="#222222" fo:background-color="#FFFFFF"/>
    </style:style>
    <style:style style:name="T1142" style:parent-style-name="DefaultParagraphFont" style:family="text">
      <style:text-properties fo:color="#222222" fo:background-color="#FFFFFF"/>
    </style:style>
    <style:style style:name="T1143" style:parent-style-name="DefaultParagraphFont" style:family="text">
      <style:text-properties style:font-name="Sylfaen" style:font-name-complex="Sylfaen" fo:color="#222222" fo:background-color="#FFFFFF"/>
    </style:style>
    <style:style style:name="T1144" style:parent-style-name="DefaultParagraphFont" style:family="text">
      <style:text-properties fo:color="#222222" fo:background-color="#FFFFFF"/>
    </style:style>
    <style:style style:name="T1145" style:parent-style-name="DefaultParagraphFont" style:family="text">
      <style:text-properties style:font-name="Sylfaen" style:font-name-complex="Sylfaen" fo:color="#222222" fo:background-color="#FFFFFF"/>
    </style:style>
    <style:style style:name="T1146" style:parent-style-name="DefaultParagraphFont" style:family="text">
      <style:text-properties fo:color="#222222" fo:background-color="#FFFFFF"/>
    </style:style>
    <style:style style:name="T1147" style:parent-style-name="DefaultParagraphFont" style:family="text">
      <style:text-properties style:font-name="Sylfaen" style:font-name-complex="Sylfaen" fo:color="#222222" fo:background-color="#FFFFFF"/>
    </style:style>
    <style:style style:name="T1148" style:parent-style-name="DefaultParagraphFont" style:family="text">
      <style:text-properties fo:color="#222222" fo:background-color="#FFFFFF"/>
    </style:style>
    <style:style style:name="T1149" style:parent-style-name="DefaultParagraphFont" style:family="text">
      <style:text-properties style:font-name="Sylfaen" style:font-name-complex="Sylfaen" fo:color="#222222" fo:background-color="#FFFFFF"/>
    </style:style>
    <style:style style:name="T1150" style:parent-style-name="DefaultParagraphFont" style:family="text">
      <style:text-properties fo:color="#222222" fo:background-color="#FFFFFF"/>
    </style:style>
    <style:style style:name="T1151" style:parent-style-name="DefaultParagraphFont" style:family="text">
      <style:text-properties style:font-name="Sylfaen" style:font-name-complex="Sylfaen" fo:color="#222222" fo:background-color="#FFFFFF"/>
    </style:style>
    <style:style style:name="T1152" style:parent-style-name="DefaultParagraphFont" style:family="text">
      <style:text-properties fo:color="#222222" fo:background-color="#FFFFFF"/>
    </style:style>
    <style:style style:name="T1153" style:parent-style-name="DefaultParagraphFont" style:family="text">
      <style:text-properties style:font-name="Sylfaen" style:font-name-complex="Sylfaen" fo:color="#222222" fo:background-color="#FFFFFF"/>
    </style:style>
    <style:style style:name="T1154" style:parent-style-name="DefaultParagraphFont" style:family="text">
      <style:text-properties fo:color="#222222" fo:background-color="#FFFFFF"/>
    </style:style>
    <style:style style:name="T1155" style:parent-style-name="DefaultParagraphFont" style:family="text">
      <style:text-properties style:font-name="Sylfaen" style:font-name-complex="Sylfaen" fo:color="#222222" fo:background-color="#FFFFFF"/>
    </style:style>
    <style:style style:name="T1156" style:parent-style-name="DefaultParagraphFont" style:family="text">
      <style:text-properties fo:color="#222222" fo:background-color="#FFFFFF"/>
    </style:style>
    <style:style style:name="T1157" style:parent-style-name="DefaultParagraphFont" style:family="text">
      <style:text-properties style:font-name="Sylfaen" style:font-name-complex="Sylfaen" fo:color="#222222" fo:background-color="#FFFFFF"/>
    </style:style>
    <style:style style:name="T1158" style:parent-style-name="DefaultParagraphFont" style:family="text">
      <style:text-properties fo:color="#222222" fo:background-color="#FFFFFF"/>
    </style:style>
    <style:style style:name="T115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1160" style:parent-style-name="DefaultParagraphFont" style:family="text">
      <style:text-properties fo:color="#222222" fo:background-color="#FFFFFF"/>
    </style:style>
    <style:style style:name="T1161" style:parent-style-name="DefaultParagraphFont" style:family="text">
      <style:text-properties style:font-name="Sylfaen" style:font-name-complex="Sylfaen" fo:color="#222222" fo:background-color="#FFFFFF"/>
    </style:style>
    <style:style style:name="T1162" style:parent-style-name="DefaultParagraphFont" style:family="text">
      <style:text-properties fo:color="#222222" fo:background-color="#FFFFFF"/>
    </style:style>
    <style:style style:name="P1163" style:parent-style-name="NormalWeb" style:family="paragraph">
      <style:paragraph-properties fo:margin-top="0in" fo:margin-bottom="0in" fo:text-indent="0.4444in"/>
    </style:style>
    <style:style style:name="P1164" style:parent-style-name="NormalWeb" style:family="paragraph">
      <style:paragraph-properties fo:margin-top="0in" fo:margin-bottom="0in" fo:text-indent="0.4444in"/>
    </style:style>
    <style:style style:name="T1165" style:parent-style-name="DefaultParagraphFont" style:family="text">
      <style:text-properties fo:color="#222222"/>
    </style:style>
    <style:style style:name="T1166" style:parent-style-name="DefaultParagraphFont" style:family="text">
      <style:text-properties style:font-name="Sylfaen" style:font-name-complex="Sylfaen" fo:color="#222222"/>
    </style:style>
    <style:style style:name="T1167" style:parent-style-name="DefaultParagraphFont" style:family="text">
      <style:text-properties fo:color="#222222"/>
    </style:style>
    <style:style style:name="T1168" style:parent-style-name="DefaultParagraphFont" style:family="text">
      <style:text-properties style:font-name="Sylfaen" style:font-name-complex="Sylfaen" fo:color="#222222"/>
    </style:style>
    <style:style style:name="T1169" style:parent-style-name="DefaultParagraphFont" style:family="text">
      <style:text-properties fo:color="#222222"/>
    </style:style>
    <style:style style:name="T1170" style:parent-style-name="DefaultParagraphFont" style:family="text">
      <style:text-properties style:font-name="Sylfaen" style:font-name-complex="Sylfaen" fo:color="#222222"/>
    </style:style>
    <style:style style:name="T1171" style:parent-style-name="DefaultParagraphFont" style:family="text">
      <style:text-properties fo:color="#222222"/>
    </style:style>
    <style:style style:name="T1172" style:parent-style-name="DefaultParagraphFont" style:family="text">
      <style:text-properties style:font-name="Sylfaen" style:font-name-complex="Sylfaen" fo:color="#222222"/>
    </style:style>
    <style:style style:name="T1173" style:parent-style-name="DefaultParagraphFont" style:family="text">
      <style:text-properties fo:color="#222222"/>
    </style:style>
    <style:style style:name="T1174" style:parent-style-name="DefaultParagraphFont" style:family="text">
      <style:text-properties style:font-name="Sylfaen" style:font-name-complex="Sylfaen" fo:color="#222222"/>
    </style:style>
    <style:style style:name="T1175" style:parent-style-name="DefaultParagraphFont" style:family="text">
      <style:text-properties fo:color="#222222"/>
    </style:style>
    <style:style style:name="T1176" style:parent-style-name="DefaultParagraphFont" style:family="text">
      <style:text-properties style:font-name="Sylfaen" style:font-name-complex="Sylfaen" fo:color="#222222"/>
    </style:style>
    <style:style style:name="T1177" style:parent-style-name="DefaultParagraphFont" style:family="text">
      <style:text-properties fo:color="#222222"/>
    </style:style>
    <style:style style:name="T1178" style:parent-style-name="DefaultParagraphFont" style:family="text">
      <style:text-properties style:font-name="Sylfaen" style:font-name-complex="Sylfaen" fo:color="#222222"/>
    </style:style>
    <style:style style:name="T1179" style:parent-style-name="DefaultParagraphFont" style:family="text">
      <style:text-properties fo:color="#222222"/>
    </style:style>
    <style:style style:name="T1180" style:parent-style-name="DefaultParagraphFont" style:family="text">
      <style:text-properties style:font-name="Arial" style:font-name-complex="Arial" fo:color="#4A442A" fo:background-color="#FFFFFF"/>
    </style:style>
    <style:style style:name="T1181" style:parent-style-name="DefaultParagraphFont" style:family="text">
      <style:text-properties style:font-name="Sylfaen" style:font-name-complex="Sylfaen" fo:color="#4A442A" fo:background-color="#FFFFFF"/>
    </style:style>
    <style:style style:name="T1182" style:parent-style-name="DefaultParagraphFont" style:family="text">
      <style:text-properties style:font-name="Arial" style:font-name-complex="Arial" fo:color="#4A442A" fo:background-color="#FFFFFF"/>
    </style:style>
    <style:style style:name="T1183" style:parent-style-name="DefaultParagraphFont" style:family="text">
      <style:text-properties style:font-name="Sylfaen" style:font-name-complex="Sylfaen" fo:color="#4A442A" fo:background-color="#FFFFFF"/>
    </style:style>
    <style:style style:name="T1184" style:parent-style-name="DefaultParagraphFont" style:family="text">
      <style:text-properties style:font-name="Arial" style:font-name-complex="Arial" fo:color="#4A442A" fo:background-color="#FFFFFF"/>
    </style:style>
    <style:style style:name="T1185" style:parent-style-name="DefaultParagraphFont" style:family="text">
      <style:text-properties style:font-name="Sylfaen" style:font-name-complex="Sylfaen" fo:color="#4A442A" fo:background-color="#FFFFFF"/>
    </style:style>
    <style:style style:name="T1186" style:parent-style-name="DefaultParagraphFont" style:family="text">
      <style:text-properties style:font-name="Arial" style:font-name-complex="Arial" fo:color="#4A442A" fo:background-color="#FFFFFF"/>
    </style:style>
    <style:style style:name="T1187" style:parent-style-name="DefaultParagraphFont" style:family="text">
      <style:text-properties style:font-name="Sylfaen" style:font-name-complex="Sylfaen" fo:color="#4A442A" fo:background-color="#FFFFFF"/>
    </style:style>
    <style:style style:name="T1188" style:parent-style-name="DefaultParagraphFont" style:family="text">
      <style:text-properties style:font-name="Arial" style:font-name-complex="Arial" fo:color="#4A442A" fo:background-color="#FFFFFF"/>
    </style:style>
    <style:style style:name="T1189" style:parent-style-name="DefaultParagraphFont" style:family="text">
      <style:text-properties style:font-name="Sylfaen" style:font-name-complex="Sylfaen" fo:color="#4A442A" fo:background-color="#FFFFFF"/>
    </style:style>
    <style:style style:name="T1190" style:parent-style-name="DefaultParagraphFont" style:family="text">
      <style:text-properties style:font-name="Arial" style:font-name-complex="Arial" fo:color="#4A442A" fo:background-color="#FFFFFF"/>
    </style:style>
    <style:style style:name="T1191" style:parent-style-name="DefaultParagraphFont" style:family="text">
      <style:text-properties style:font-name="Sylfaen" style:font-name-complex="Sylfaen" fo:color="#4A442A" fo:background-color="#FFFFFF"/>
    </style:style>
    <style:style style:name="T1192" style:parent-style-name="DefaultParagraphFont" style:family="text">
      <style:text-properties style:font-name="Arial" style:font-name-complex="Arial" fo:color="#4A442A" fo:background-color="#FFFFFF"/>
    </style:style>
    <style:style style:name="T1193" style:parent-style-name="DefaultParagraphFont" style:family="text">
      <style:text-properties style:font-name="Sylfaen" style:font-name-complex="Sylfaen" fo:color="#4A442A" fo:background-color="#FFFFFF"/>
    </style:style>
    <style:style style:name="P1194" style:parent-style-name="NormalWeb" style:family="paragraph">
      <style:paragraph-properties fo:margin-top="0in" fo:margin-bottom="0in" fo:text-indent="0.4444in"/>
    </style:style>
    <style:style style:name="T1195" style:parent-style-name="Hyperlink" style:family="text">
      <style:text-properties style:font-name="Sylfaen" style:font-name-complex="Sylfaen" fo:background-color="#FFFFFF"/>
    </style:style>
    <style:style style:name="P1196" style:parent-style-name="NormalWeb" style:family="paragraph">
      <style:paragraph-properties fo:margin-top="0in" fo:margin-bottom="0in" fo:text-indent="0.4444in"/>
      <style:text-properties style:font-name="Sylfaen" style:font-name-complex="Sylfaen" fo:color="#4A442A" fo:background-color="#FFFFFF"/>
    </style:style>
    <style:style style:name="P1197" style:parent-style-name="NormalWeb" style:family="paragraph">
      <style:paragraph-properties fo:margin-top="0in" fo:margin-bottom="0in" fo:text-indent="0.4444in"/>
    </style:style>
    <style:style style:name="P1198" style:parent-style-name="NormalWeb" style:family="paragraph">
      <style:paragraph-properties fo:margin-top="0in" fo:margin-bottom="0in" fo:text-indent="0.4444in"/>
    </style:style>
    <style:style style:name="T1199" style:parent-style-name="DefaultParagraphFont" style:family="text">
      <style:text-properties style:font-name="Arial" style:font-name-complex="Arial" fo:color="#4A442A" fo:background-color="#FFFFFF"/>
    </style:style>
    <style:style style:name="T1200" style:parent-style-name="DefaultParagraphFont" style:family="text">
      <style:text-properties style:font-name="Sylfaen" style:font-name-complex="Sylfaen" fo:color="#4A442A" fo:background-color="#FFFFFF"/>
    </style:style>
    <style:style style:name="T1201" style:parent-style-name="DefaultParagraphFont" style:family="text">
      <style:text-properties style:font-name="Arial" style:font-name-complex="Arial" fo:color="#4A442A" fo:background-color="#FFFFFF"/>
    </style:style>
    <style:style style:name="T1202" style:parent-style-name="DefaultParagraphFont" style:family="text">
      <style:text-properties style:font-name="Sylfaen" style:font-name-complex="Sylfaen" fo:color="#4A442A" fo:background-color="#FFFFFF"/>
    </style:style>
    <style:style style:name="T1203" style:parent-style-name="DefaultParagraphFont" style:family="text">
      <style:text-properties style:font-name="Arial" style:font-name-complex="Arial" fo:color="#4A442A" fo:background-color="#FFFFFF"/>
    </style:style>
    <style:style style:name="T1204" style:parent-style-name="DefaultParagraphFont" style:family="text">
      <style:text-properties style:font-name="Sylfaen" style:font-name-complex="Sylfaen" fo:color="#4A442A" fo:background-color="#FFFFFF"/>
    </style:style>
    <style:style style:name="T1205" style:parent-style-name="DefaultParagraphFont" style:family="text">
      <style:text-properties style:font-name="Arial" style:font-name-complex="Arial" fo:color="#4A442A" fo:background-color="#FFFFFF"/>
    </style:style>
    <style:style style:name="T1206" style:parent-style-name="DefaultParagraphFont" style:family="text">
      <style:text-properties style:font-name="Sylfaen" style:font-name-complex="Sylfaen" fo:color="#4A442A" fo:background-color="#FFFFFF"/>
    </style:style>
    <style:style style:name="T1207" style:parent-style-name="DefaultParagraphFont" style:family="text">
      <style:text-properties style:font-name="Arial" style:font-name-complex="Arial" fo:color="#4A442A" fo:background-color="#FFFFFF"/>
    </style:style>
    <style:style style:name="T1208" style:parent-style-name="DefaultParagraphFont" style:family="text">
      <style:text-properties style:font-name="Sylfaen" style:font-name-complex="Sylfaen" fo:color="#4A442A" fo:background-color="#FFFFFF"/>
    </style:style>
    <style:style style:name="T1209" style:parent-style-name="DefaultParagraphFont" style:family="text">
      <style:text-properties style:font-name="Arial" style:font-name-complex="Arial" fo:color="#4A442A" fo:background-color="#FFFFFF"/>
    </style:style>
    <style:style style:name="T1210" style:parent-style-name="DefaultParagraphFont" style:family="text">
      <style:text-properties style:font-name="Sylfaen" style:font-name-complex="Sylfaen" fo:color="#4A442A" fo:background-color="#FFFFFF"/>
    </style:style>
    <style:style style:name="T1211" style:parent-style-name="DefaultParagraphFont" style:family="text">
      <style:text-properties style:font-name="Arial" style:font-name-complex="Arial" fo:color="#4A442A" fo:background-color="#FFFFFF"/>
    </style:style>
    <style:style style:name="T1212" style:parent-style-name="DefaultParagraphFont" style:family="text">
      <style:text-properties style:font-name="Sylfaen" style:font-name-complex="Sylfaen" fo:color="#4A442A" fo:background-color="#FFFFFF"/>
    </style:style>
    <style:style style:name="T1213" style:parent-style-name="DefaultParagraphFont" style:family="text">
      <style:text-properties style:font-name="Arial" style:font-name-complex="Arial" fo:color="#4A442A" fo:background-color="#FFFFFF"/>
    </style:style>
    <style:style style:name="T1214" style:parent-style-name="DefaultParagraphFont" style:family="text">
      <style:text-properties style:font-name="Sylfaen" style:font-name-complex="Sylfaen" fo:color="#4A442A" fo:background-color="#FFFFFF"/>
    </style:style>
    <style:style style:name="T1215" style:parent-style-name="DefaultParagraphFont" style:family="text">
      <style:text-properties style:font-name="Arial" style:font-name-complex="Arial" fo:color="#4A442A" fo:background-color="#FFFFFF"/>
    </style:style>
    <style:style style:name="T1216" style:parent-style-name="DefaultParagraphFont" style:family="text">
      <style:text-properties style:font-name="Sylfaen" style:font-name-complex="Sylfaen" fo:color="#4A442A" fo:background-color="#FFFFFF"/>
    </style:style>
    <style:style style:name="T1217" style:parent-style-name="DefaultParagraphFont" style:family="text">
      <style:text-properties style:font-name="Arial" style:font-name-complex="Arial" fo:color="#4A442A" fo:background-color="#FFFFFF"/>
    </style:style>
    <style:style style:name="T1218" style:parent-style-name="DefaultParagraphFont" style:family="text">
      <style:text-properties style:font-name="Sylfaen" style:font-name-complex="Sylfaen" fo:color="#4A442A" fo:background-color="#FFFFFF"/>
    </style:style>
    <style:style style:name="T1219" style:parent-style-name="DefaultParagraphFont" style:family="text">
      <style:text-properties style:font-name="Arial" style:font-name-complex="Arial" fo:color="#4A442A" fo:background-color="#FFFFFF"/>
    </style:style>
    <style:style style:name="T1220" style:parent-style-name="DefaultParagraphFont" style:family="text">
      <style:text-properties fo:color="#333333" fo:background-color="#FFFFFF"/>
    </style:style>
    <style:style style:name="T1221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222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223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224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225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226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227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228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229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230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231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232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233" style:parent-style-name="DefaultParagraphFont" style:family="text">
      <style:text-properties style:font-name="Arial" style:font-name-complex="Arial" fo:color="#4A442A" fo:background-color="#FFFFFF"/>
    </style:style>
    <style:style style:name="P1234" style:parent-style-name="NormalWeb" style:family="paragraph">
      <style:paragraph-properties fo:margin-top="0in" fo:margin-bottom="0in" fo:text-indent="0.4444in"/>
    </style:style>
    <style:style style:name="T1235" style:parent-style-name="Hyperlink" style:family="text">
      <style:text-properties style:font-name="Arial" style:font-name-complex="Arial" fo:background-color="#FFFFFF"/>
    </style:style>
    <style:style style:name="P1236" style:parent-style-name="NormalWeb" style:family="paragraph">
      <style:paragraph-properties fo:margin-top="0in" fo:margin-bottom="0in" fo:text-indent="0.4444in"/>
      <style:text-properties style:font-name="Arial" style:font-name-complex="Arial" fo:color="#4A442A" fo:background-color="#FFFFFF"/>
    </style:style>
    <style:style style:name="P1237" style:parent-style-name="NormalWeb" style:family="paragraph">
      <style:paragraph-properties fo:margin-top="0in" fo:margin-bottom="0in" fo:text-indent="0.4444in"/>
    </style:style>
    <style:style style:name="P1238" style:parent-style-name="NormalWeb" style:family="paragraph">
      <style:paragraph-properties fo:margin-top="0in" fo:margin-bottom="0in" fo:text-indent="0.4444in"/>
    </style:style>
    <style:style style:name="T1239" style:parent-style-name="DefaultParagraphFont" style:family="text">
      <style:text-properties style:font-name="Arial" style:font-name-complex="Arial" fo:color="#4A442A" fo:background-color="#FFFFFF"/>
    </style:style>
    <style:style style:name="T1240" style:parent-style-name="DefaultParagraphFont" style:family="text">
      <style:text-properties style:font-name="Sylfaen" style:font-name-complex="Sylfaen" fo:color="#333333" fo:background-color="#FFFFFF"/>
    </style:style>
    <style:style style:name="T1241" style:parent-style-name="DefaultParagraphFont" style:family="text">
      <style:text-properties fo:color="#333333" fo:background-color="#FFFFFF"/>
    </style:style>
    <style:style style:name="T1242" style:parent-style-name="DefaultParagraphFont" style:family="text">
      <style:text-properties style:font-name="Sylfaen" style:font-name-complex="Sylfaen" fo:color="#333333" fo:background-color="#FFFFFF"/>
    </style:style>
    <style:style style:name="T1243" style:parent-style-name="DefaultParagraphFont" style:family="text">
      <style:text-properties fo:color="#333333" fo:background-color="#FFFFFF"/>
    </style:style>
    <style:style style:name="T1244" style:parent-style-name="DefaultParagraphFont" style:family="text">
      <style:text-properties style:font-name="Sylfaen" style:font-name-complex="Sylfaen" fo:color="#333333" fo:background-color="#FFFFFF"/>
    </style:style>
    <style:style style:name="T1245" style:parent-style-name="DefaultParagraphFont" style:family="text">
      <style:text-properties fo:color="#333333" fo:background-color="#FFFFFF"/>
    </style:style>
    <style:style style:name="T1246" style:parent-style-name="DefaultParagraphFont" style:family="text">
      <style:text-properties style:font-name="Sylfaen" style:font-name-complex="Sylfaen" fo:color="#333333" fo:background-color="#FFFFFF"/>
    </style:style>
    <style:style style:name="T1247" style:parent-style-name="DefaultParagraphFont" style:family="text">
      <style:text-properties fo:color="#333333" fo:background-color="#FFFFFF"/>
    </style:style>
    <style:style style:name="T1248" style:parent-style-name="DefaultParagraphFont" style:family="text">
      <style:text-properties style:font-name="Sylfaen" style:font-name-complex="Sylfaen" fo:color="#333333" fo:background-color="#FFFFFF"/>
    </style:style>
    <style:style style:name="T1249" style:parent-style-name="DefaultParagraphFont" style:family="text">
      <style:text-properties fo:color="#333333" fo:background-color="#FFFFFF"/>
    </style:style>
    <style:style style:name="T1250" style:parent-style-name="DefaultParagraphFont" style:family="text">
      <style:text-properties style:font-name="Sylfaen" style:font-name-complex="Sylfaen" fo:color="#333333" fo:background-color="#FFFFFF"/>
    </style:style>
    <style:style style:name="T1251" style:parent-style-name="DefaultParagraphFont" style:family="text">
      <style:text-properties fo:color="#333333" fo:background-color="#FFFFFF"/>
    </style:style>
    <style:style style:name="T1252" style:parent-style-name="DefaultParagraphFont" style:family="text">
      <style:text-properties style:font-name="Sylfaen" style:font-name-complex="Sylfaen" fo:color="#333333" fo:background-color="#FFFFFF"/>
    </style:style>
    <style:style style:name="T1253" style:parent-style-name="DefaultParagraphFont" style:family="text">
      <style:text-properties fo:color="#333333" fo:background-color="#FFFFFF"/>
    </style:style>
    <style:style style:name="T1254" style:parent-style-name="DefaultParagraphFont" style:family="text">
      <style:text-properties style:font-name="Sylfaen" style:font-name-complex="Sylfaen" fo:color="#333333" fo:background-color="#FFFFFF"/>
    </style:style>
    <style:style style:name="T1255" style:parent-style-name="DefaultParagraphFont" style:family="text">
      <style:text-properties fo:color="#333333" fo:background-color="#FFFFFF"/>
    </style:style>
    <style:style style:name="T1256" style:parent-style-name="DefaultParagraphFont" style:family="text">
      <style:text-properties style:font-name="Sylfaen" style:font-name-complex="Sylfaen" fo:color="#333333" fo:background-color="#FFFFFF"/>
    </style:style>
    <style:style style:name="T1257" style:parent-style-name="DefaultParagraphFont" style:family="text">
      <style:text-properties fo:color="#333333" fo:background-color="#FFFFFF"/>
    </style:style>
    <style:style style:name="T1258" style:parent-style-name="DefaultParagraphFont" style:family="text">
      <style:text-properties style:font-name="Sylfaen" style:font-name-complex="Sylfaen" fo:color="#333333" fo:background-color="#FFFFFF"/>
    </style:style>
    <style:style style:name="T1259" style:parent-style-name="DefaultParagraphFont" style:family="text">
      <style:text-properties fo:color="#333333" fo:background-color="#FFFFFF"/>
    </style:style>
    <style:style style:name="T1260" style:parent-style-name="DefaultParagraphFont" style:family="text">
      <style:text-properties style:font-name="Sylfaen" style:font-name-complex="Sylfaen" fo:color="#333333" fo:background-color="#FFFFFF"/>
    </style:style>
    <style:style style:name="T1261" style:parent-style-name="DefaultParagraphFont" style:family="text">
      <style:text-properties fo:color="#333333" fo:background-color="#FFFFFF"/>
    </style:style>
    <style:style style:name="T1262" style:parent-style-name="DefaultParagraphFont" style:family="text">
      <style:text-properties style:font-name="Sylfaen" style:font-name-complex="Sylfaen" fo:color="#333333" fo:background-color="#FFFFFF"/>
    </style:style>
    <style:style style:name="T1263" style:parent-style-name="DefaultParagraphFont" style:family="text">
      <style:text-properties fo:color="#333333" fo:background-color="#FFFFFF"/>
    </style:style>
    <style:style style:name="T1264" style:parent-style-name="DefaultParagraphFont" style:family="text">
      <style:text-properties style:font-name="Sylfaen" style:font-name-complex="Sylfaen" fo:color="#333333" fo:background-color="#FFFFFF"/>
    </style:style>
    <style:style style:name="T1265" style:parent-style-name="DefaultParagraphFont" style:family="text">
      <style:text-properties fo:color="#333333" fo:background-color="#FFFFFF"/>
    </style:style>
    <style:style style:name="T1266" style:parent-style-name="DefaultParagraphFont" style:family="text">
      <style:text-properties style:font-name="Arial" style:font-name-complex="Arial" fo:color="#4A442A" fo:background-color="#FFFFFF"/>
    </style:style>
    <style:style style:name="T1267" style:parent-style-name="DefaultParagraphFont" style:family="text">
      <style:text-properties style:font-name="Arial" style:font-name-complex="Arial" fo:color="#1155CC" fo:background-color="#FFFFFF"/>
    </style:style>
    <style:style style:name="P1268" style:parent-style-name="NormalWeb" style:family="paragraph">
      <style:paragraph-properties fo:margin-top="0in" fo:margin-bottom="0in" fo:text-indent="0.4444in"/>
    </style:style>
    <style:style style:name="T1269" style:parent-style-name="Hyperlink" style:family="text">
      <style:text-properties style:font-name="Arial" style:font-name-complex="Arial" fo:background-color="#FFFFFF"/>
    </style:style>
    <style:style style:name="P1270" style:parent-style-name="NormalWeb" style:family="paragraph">
      <style:paragraph-properties fo:margin-top="0in" fo:margin-bottom="0in" fo:text-indent="0.4444in"/>
      <style:text-properties style:font-name="Arial" style:font-name-complex="Arial" fo:color="#1155CC" fo:background-color="#FFFFFF"/>
    </style:style>
    <style:style style:name="P1271" style:parent-style-name="NormalWeb" style:family="paragraph">
      <style:paragraph-properties fo:margin-top="0in" fo:margin-bottom="0in" fo:text-indent="0.4444in"/>
    </style:style>
    <style:style style:name="P1272" style:parent-style-name="NormalWeb" style:family="paragraph">
      <style:paragraph-properties fo:margin-top="0in" fo:margin-bottom="0in" fo:text-indent="0.4444in"/>
    </style:style>
    <style:style style:name="T1273" style:parent-style-name="DefaultParagraphFont" style:family="text">
      <style:text-properties style:font-name="Arial" style:font-name-complex="Arial" fo:color="#4A442A" fo:background-color="#FFFFFF"/>
    </style:style>
    <style:style style:name="T1274" style:parent-style-name="DefaultParagraphFont" style:family="text">
      <style:text-properties style:font-name="Sylfaen" style:font-name-complex="Sylfaen" fo:color="#4A442A" fo:background-color="#FFFFFF"/>
    </style:style>
    <style:style style:name="T1275" style:parent-style-name="DefaultParagraphFont" style:family="text">
      <style:text-properties style:font-name="Arial" style:font-name-complex="Arial" fo:color="#4A442A" fo:background-color="#FFFFFF"/>
    </style:style>
    <style:style style:name="T1276" style:parent-style-name="DefaultParagraphFont" style:family="text">
      <style:text-properties style:font-name="Sylfaen" style:font-name-complex="Sylfaen" fo:color="#4A442A" fo:background-color="#FFFFFF"/>
    </style:style>
    <style:style style:name="T1277" style:parent-style-name="DefaultParagraphFont" style:family="text">
      <style:text-properties style:font-name="Arial" style:font-name-complex="Arial" fo:color="#4A442A" fo:background-color="#FFFFFF"/>
    </style:style>
    <style:style style:name="T1278" style:parent-style-name="DefaultParagraphFont" style:family="text">
      <style:text-properties style:font-name="Sylfaen" style:font-name-complex="Sylfaen" fo:color="#4A442A" fo:background-color="#FFFFFF"/>
    </style:style>
    <style:style style:name="T1279" style:parent-style-name="DefaultParagraphFont" style:family="text">
      <style:text-properties style:font-name="Arial" style:font-name-complex="Arial" fo:color="#4A442A" fo:background-color="#FFFFFF"/>
    </style:style>
    <style:style style:name="T1280" style:parent-style-name="DefaultParagraphFont" style:family="text">
      <style:text-properties style:font-name="Sylfaen" style:font-name-complex="Sylfaen" fo:color="#4A442A" fo:background-color="#FFFFFF"/>
    </style:style>
    <style:style style:name="T1281" style:parent-style-name="DefaultParagraphFont" style:family="text">
      <style:text-properties style:font-name="Arial" style:font-name-complex="Arial" fo:color="#4A442A" fo:background-color="#FFFFFF"/>
    </style:style>
    <style:style style:name="T1282" style:parent-style-name="DefaultParagraphFont" style:family="text">
      <style:text-properties style:font-name="Sylfaen" style:font-name-complex="Sylfaen" fo:color="#4A442A" fo:background-color="#FFFFFF"/>
    </style:style>
    <style:style style:name="T1283" style:parent-style-name="DefaultParagraphFont" style:family="text">
      <style:text-properties style:font-name="Arial" style:font-name-complex="Arial" fo:color="#4A442A" fo:background-color="#FFFFFF"/>
    </style:style>
    <style:style style:name="T1284" style:parent-style-name="DefaultParagraphFont" style:family="text">
      <style:text-properties style:font-name="Sylfaen" style:font-name-complex="Sylfaen" fo:color="#4A442A" fo:background-color="#FFFFFF"/>
    </style:style>
    <style:style style:name="T1285" style:parent-style-name="DefaultParagraphFont" style:family="text">
      <style:text-properties style:font-name="Arial" style:font-name-complex="Arial" fo:color="#4A442A" fo:background-color="#FFFFFF"/>
    </style:style>
    <style:style style:name="T1286" style:parent-style-name="DefaultParagraphFont" style:family="text">
      <style:text-properties style:font-name="Sylfaen" style:font-name-complex="Sylfaen" fo:color="#4A442A" fo:background-color="#FFFFFF"/>
    </style:style>
    <style:style style:name="T1287" style:parent-style-name="DefaultParagraphFont" style:family="text">
      <style:text-properties style:font-name="Arial" style:font-name-complex="Arial" fo:color="#4A442A" fo:background-color="#FFFFFF"/>
    </style:style>
    <style:style style:name="T1288" style:parent-style-name="DefaultParagraphFont" style:family="text">
      <style:text-properties style:font-name="Sylfaen" style:font-name-complex="Sylfaen" fo:color="#4A442A" fo:background-color="#FFFFFF"/>
    </style:style>
    <style:style style:name="T1289" style:parent-style-name="DefaultParagraphFont" style:family="text">
      <style:text-properties style:font-name="Arial" style:font-name-complex="Arial" fo:color="#4A442A" fo:background-color="#FFFFFF"/>
    </style:style>
    <style:style style:name="T1290" style:parent-style-name="DefaultParagraphFont" style:family="text">
      <style:text-properties style:font-name="Sylfaen" style:font-name-complex="Sylfaen" fo:color="#4A442A" fo:background-color="#FFFFFF"/>
    </style:style>
    <style:style style:name="T1291" style:parent-style-name="DefaultParagraphFont" style:family="text">
      <style:text-properties style:font-name="Arial" style:font-name-complex="Arial" fo:color="#4A442A" fo:background-color="#FFFFFF"/>
    </style:style>
    <style:style style:name="T1292" style:parent-style-name="DefaultParagraphFont" style:family="text">
      <style:text-properties style:font-name="Sylfaen" style:font-name-complex="Sylfaen" fo:color="#4A442A" fo:background-color="#FFFFFF"/>
    </style:style>
    <style:style style:name="T1293" style:parent-style-name="DefaultParagraphFont" style:family="text">
      <style:text-properties style:font-name="Arial" style:font-name-complex="Arial" fo:color="#4A442A" fo:background-color="#FFFFFF"/>
    </style:style>
    <style:style style:name="T1294" style:parent-style-name="DefaultParagraphFont" style:family="text">
      <style:text-properties style:font-name="Sylfaen" style:font-name-complex="Sylfaen" fo:color="#4A442A" fo:background-color="#FFFFFF"/>
    </style:style>
    <style:style style:name="T1295" style:parent-style-name="DefaultParagraphFont" style:family="text">
      <style:text-properties style:font-name="Arial" style:font-name-complex="Arial" fo:color="#4A442A" fo:background-color="#FFFFFF"/>
    </style:style>
    <style:style style:name="T1296" style:parent-style-name="DefaultParagraphFont" style:family="text">
      <style:text-properties style:font-name="Sylfaen" style:font-name-complex="Sylfaen" fo:color="#4A442A" fo:background-color="#FFFFFF"/>
    </style:style>
    <style:style style:name="T1297" style:parent-style-name="DefaultParagraphFont" style:family="text">
      <style:text-properties style:font-name="Arial" style:font-name-complex="Arial" fo:color="#4A442A" fo:background-color="#FFFFFF"/>
    </style:style>
    <style:style style:name="T1298" style:parent-style-name="DefaultParagraphFont" style:family="text">
      <style:text-properties style:font-name="Sylfaen" style:font-name-complex="Sylfaen" fo:color="#4A442A" fo:background-color="#FFFFFF"/>
    </style:style>
    <style:style style:name="T1299" style:parent-style-name="DefaultParagraphFont" style:family="text">
      <style:text-properties style:font-name="Arial" style:font-name-complex="Arial" fo:color="#4A442A" fo:background-color="#FFFFFF"/>
    </style:style>
    <style:style style:name="T1300" style:parent-style-name="DefaultParagraphFont" style:family="text">
      <style:text-properties style:font-name="Sylfaen" style:font-name-complex="Sylfaen" fo:color="#4A442A" fo:background-color="#FFFFFF"/>
    </style:style>
    <style:style style:name="T1301" style:parent-style-name="DefaultParagraphFont" style:family="text">
      <style:text-properties style:font-name="Arial" style:font-name-complex="Arial" fo:color="#4A442A" fo:background-color="#FFFFFF"/>
    </style:style>
    <style:style style:name="T1302" style:parent-style-name="DefaultParagraphFont" style:family="text">
      <style:text-properties style:font-name="Sylfaen" style:font-name-complex="Sylfaen" fo:color="#4A442A" fo:background-color="#FFFFFF"/>
    </style:style>
    <style:style style:name="T1303" style:parent-style-name="DefaultParagraphFont" style:family="text">
      <style:text-properties style:font-name="Arial" style:font-name-complex="Arial" fo:color="#4A442A" fo:background-color="#FFFFFF"/>
    </style:style>
    <style:style style:name="T1304" style:parent-style-name="DefaultParagraphFont" style:family="text">
      <style:text-properties style:font-name="Sylfaen" style:font-name-complex="Sylfaen" fo:color="#4A442A" fo:background-color="#FFFFFF"/>
    </style:style>
    <style:style style:name="T1305" style:parent-style-name="DefaultParagraphFont" style:family="text">
      <style:text-properties style:font-name="Arial" style:font-name-complex="Arial" fo:color="#4A442A" fo:background-color="#FFFFFF"/>
    </style:style>
    <style:style style:name="T1306" style:parent-style-name="DefaultParagraphFont" style:family="text">
      <style:text-properties style:font-name="Sylfaen" style:font-name-complex="Sylfaen" fo:color="#4A442A" fo:background-color="#FFFFFF"/>
    </style:style>
    <style:style style:name="T1307" style:parent-style-name="DefaultParagraphFont" style:family="text">
      <style:text-properties style:font-name="Arial" style:font-name-complex="Arial" fo:color="#4A442A" fo:background-color="#FFFFFF"/>
    </style:style>
    <style:style style:name="T1308" style:parent-style-name="DefaultParagraphFont" style:family="text">
      <style:text-properties style:font-name="Sylfaen" style:font-name-complex="Sylfaen" fo:color="#4A442A" fo:background-color="#FFFFFF"/>
    </style:style>
    <style:style style:name="T1309" style:parent-style-name="DefaultParagraphFont" style:family="text">
      <style:text-properties style:font-name="Arial" style:font-name-complex="Arial" fo:color="#4A442A" fo:background-color="#FFFFFF"/>
    </style:style>
    <style:style style:name="T1310" style:parent-style-name="DefaultParagraphFont" style:family="text">
      <style:text-properties style:font-name="Sylfaen" style:font-name-complex="Sylfaen" fo:color="#4A442A" fo:background-color="#FFFFFF"/>
    </style:style>
    <style:style style:name="P1311" style:parent-style-name="NormalWeb" style:family="paragraph">
      <style:paragraph-properties fo:margin-top="0in" fo:margin-bottom="0in" fo:text-indent="0.4444in"/>
    </style:style>
    <style:style style:name="T1312" style:parent-style-name="Hyperlink" style:family="text">
      <style:text-properties style:font-name="Sylfaen" style:font-name-complex="Sylfaen" fo:background-color="#FFFFFF"/>
    </style:style>
    <style:style style:name="P1313" style:parent-style-name="NormalWeb" style:family="paragraph">
      <style:paragraph-properties fo:margin-top="0in" fo:margin-bottom="0in" fo:text-indent="0.4444in"/>
      <style:text-properties style:font-name="Sylfaen" style:font-name-complex="Sylfaen" fo:color="#4A442A" fo:background-color="#FFFFFF"/>
    </style:style>
    <style:style style:name="P1314" style:parent-style-name="NormalWeb" style:family="paragraph">
      <style:paragraph-properties fo:margin-top="0in" fo:margin-bottom="0in" fo:text-indent="0.4444in"/>
    </style:style>
    <style:style style:name="P1315" style:parent-style-name="NormalWeb" style:family="paragraph">
      <style:paragraph-properties fo:margin-top="0in" fo:margin-bottom="0in" fo:text-indent="0.4444in"/>
    </style:style>
    <style:style style:name="T1316" style:parent-style-name="DefaultParagraphFont" style:family="text">
      <style:text-properties style:font-name="Arial" style:font-name-complex="Arial" fo:color="#4A442A" fo:background-color="#FFFFFF"/>
    </style:style>
    <style:style style:name="T1317" style:parent-style-name="DefaultParagraphFont" style:family="text">
      <style:text-properties style:font-name="Sylfaen" style:font-name-complex="Sylfaen" fo:color="#4A442A" fo:background-color="#FFFFFF"/>
    </style:style>
    <style:style style:name="T1318" style:parent-style-name="DefaultParagraphFont" style:family="text">
      <style:text-properties style:font-name="Arial" style:font-name-complex="Arial" fo:color="#4A442A" fo:background-color="#FFFFFF"/>
    </style:style>
    <style:style style:name="T1319" style:parent-style-name="DefaultParagraphFont" style:family="text">
      <style:text-properties style:font-name="Sylfaen" style:font-name-complex="Sylfaen" fo:color="#4A442A" fo:background-color="#FFFFFF"/>
    </style:style>
    <style:style style:name="T1320" style:parent-style-name="DefaultParagraphFont" style:family="text">
      <style:text-properties style:font-name="Arial" style:font-name-complex="Arial" fo:color="#4A442A" fo:background-color="#FFFFFF"/>
    </style:style>
    <style:style style:name="T1321" style:parent-style-name="DefaultParagraphFont" style:family="text">
      <style:text-properties style:font-name="Sylfaen" style:font-name-complex="Sylfaen" fo:color="#4A442A" fo:background-color="#FFFFFF"/>
    </style:style>
    <style:style style:name="T1322" style:parent-style-name="DefaultParagraphFont" style:family="text">
      <style:text-properties style:font-name="Arial" style:font-name-complex="Arial" fo:color="#4A442A" fo:background-color="#FFFFFF"/>
    </style:style>
    <style:style style:name="T1323" style:parent-style-name="DefaultParagraphFont" style:family="text">
      <style:text-properties style:font-name="Sylfaen" style:font-name-complex="Sylfaen" fo:color="#4A442A" fo:background-color="#FFFFFF"/>
    </style:style>
    <style:style style:name="T1324" style:parent-style-name="DefaultParagraphFont" style:family="text">
      <style:text-properties style:font-name="Arial" style:font-name-complex="Arial" fo:color="#4A442A" fo:background-color="#FFFFFF"/>
    </style:style>
    <style:style style:name="T1325" style:parent-style-name="DefaultParagraphFont" style:family="text">
      <style:text-properties style:font-name="Sylfaen" style:font-name-complex="Sylfaen" fo:color="#4A442A" fo:background-color="#FFFFFF"/>
    </style:style>
    <style:style style:name="T1326" style:parent-style-name="DefaultParagraphFont" style:family="text">
      <style:text-properties style:font-name="Arial" style:font-name-complex="Arial" fo:color="#4A442A" fo:background-color="#FFFFFF"/>
    </style:style>
    <style:style style:name="T1327" style:parent-style-name="DefaultParagraphFont" style:family="text">
      <style:text-properties style:font-name="Sylfaen" style:font-name-complex="Sylfaen" fo:color="#4A442A" fo:background-color="#FFFFFF"/>
    </style:style>
    <style:style style:name="T1328" style:parent-style-name="DefaultParagraphFont" style:family="text">
      <style:text-properties style:font-name="Arial" style:font-name-complex="Arial" fo:color="#4A442A" fo:background-color="#FFFFFF"/>
    </style:style>
    <style:style style:name="T1329" style:parent-style-name="DefaultParagraphFont" style:family="text">
      <style:text-properties style:font-name="Sylfaen" style:font-name-complex="Sylfaen" fo:color="#4A442A" fo:background-color="#FFFFFF"/>
    </style:style>
    <style:style style:name="T1330" style:parent-style-name="DefaultParagraphFont" style:family="text">
      <style:text-properties style:font-name="Arial" style:font-name-complex="Arial" fo:color="#4A442A" fo:background-color="#FFFFFF"/>
    </style:style>
    <style:style style:name="T1331" style:parent-style-name="DefaultParagraphFont" style:family="text">
      <style:text-properties style:font-name="Sylfaen" style:font-name-complex="Sylfaen" fo:color="#4A442A" fo:background-color="#FFFFFF"/>
    </style:style>
    <style:style style:name="T1332" style:parent-style-name="DefaultParagraphFont" style:family="text">
      <style:text-properties style:font-name="Arial" style:font-name-complex="Arial" fo:color="#4A442A" fo:background-color="#FFFFFF"/>
    </style:style>
    <style:style style:name="T1333" style:parent-style-name="DefaultParagraphFont" style:family="text">
      <style:text-properties style:font-name="Sylfaen" style:font-name-complex="Sylfaen" fo:color="#4A442A" fo:background-color="#FFFFFF"/>
    </style:style>
    <style:style style:name="T1334" style:parent-style-name="DefaultParagraphFont" style:family="text">
      <style:text-properties style:font-name="Arial" style:font-name-complex="Arial" fo:color="#4A442A" fo:background-color="#FFFFFF"/>
    </style:style>
    <style:style style:name="P1335" style:parent-style-name="NormalWeb" style:family="paragraph">
      <style:paragraph-properties fo:margin-top="0in" fo:margin-bottom="0in" fo:text-indent="0.4444in"/>
    </style:style>
    <style:style style:name="T1336" style:parent-style-name="Hyperlink" style:family="text">
      <style:text-properties style:font-name="Arial" style:font-name-complex="Arial" fo:background-color="#FFFFFF"/>
    </style:style>
    <style:style style:name="P1337" style:parent-style-name="NormalWeb" style:family="paragraph">
      <style:paragraph-properties fo:margin-top="0in" fo:margin-bottom="0in" fo:text-indent="0.4444in"/>
      <style:text-properties style:font-name="Arial" style:font-name-complex="Arial" fo:color="#4A442A" fo:background-color="#FFFFFF"/>
    </style:style>
    <style:style style:name="P1338" style:parent-style-name="NormalWeb" style:family="paragraph">
      <style:paragraph-properties fo:margin-top="0in" fo:margin-bottom="0in" fo:text-indent="0.4444in"/>
    </style:style>
    <style:style style:name="P1339" style:parent-style-name="NormalWeb" style:family="paragraph">
      <style:paragraph-properties fo:margin-top="0in" fo:margin-bottom="0in" fo:text-indent="0.4444in"/>
    </style:style>
    <style:style style:name="T1340" style:parent-style-name="DefaultParagraphFont" style:family="text">
      <style:text-properties style:font-name="Arial" style:font-name-complex="Arial" fo:color="#4A442A" fo:background-color="#FFFFFF"/>
    </style:style>
    <style:style style:name="T1341" style:parent-style-name="DefaultParagraphFont" style:family="text">
      <style:text-properties style:font-name="Sylfaen" style:font-name-complex="Sylfaen" fo:color="#4A442A" fo:background-color="#FFFFFF"/>
    </style:style>
    <style:style style:name="T1342" style:parent-style-name="DefaultParagraphFont" style:family="text">
      <style:text-properties style:font-name="Arial" style:font-name-complex="Arial" fo:color="#4A442A" fo:background-color="#FFFFFF"/>
    </style:style>
    <style:style style:name="T1343" style:parent-style-name="DefaultParagraphFont" style:family="text">
      <style:text-properties style:font-name="Sylfaen" style:font-name-complex="Sylfaen" fo:color="#4A442A" fo:background-color="#FFFFFF"/>
    </style:style>
    <style:style style:name="T1344" style:parent-style-name="DefaultParagraphFont" style:family="text">
      <style:text-properties style:font-name="Arial" style:font-name-complex="Arial" fo:color="#4A442A" fo:background-color="#FFFFFF"/>
    </style:style>
    <style:style style:name="T1345" style:parent-style-name="DefaultParagraphFont" style:family="text">
      <style:text-properties style:font-name="Sylfaen" style:font-name-complex="Sylfaen" fo:color="#4A442A" fo:background-color="#FFFFFF"/>
    </style:style>
    <style:style style:name="T1346" style:parent-style-name="DefaultParagraphFont" style:family="text">
      <style:text-properties style:font-name="Arial" style:font-name-complex="Arial" fo:color="#4A442A" fo:background-color="#FFFFFF"/>
    </style:style>
    <style:style style:name="T1347" style:parent-style-name="DefaultParagraphFont" style:family="text">
      <style:text-properties style:font-name="Sylfaen" style:font-name-complex="Sylfaen" fo:color="#4A442A" fo:background-color="#FFFFFF"/>
    </style:style>
    <style:style style:name="T1348" style:parent-style-name="DefaultParagraphFont" style:family="text">
      <style:text-properties style:font-name="Arial" style:font-name-complex="Arial" fo:color="#4A442A" fo:background-color="#FFFFFF"/>
    </style:style>
    <style:style style:name="T1349" style:parent-style-name="DefaultParagraphFont" style:family="text">
      <style:text-properties style:font-name="Sylfaen" style:font-name-complex="Sylfaen" fo:color="#4A442A" fo:background-color="#FFFFFF"/>
    </style:style>
    <style:style style:name="T1350" style:parent-style-name="DefaultParagraphFont" style:family="text">
      <style:text-properties style:font-name="Arial" style:font-name-complex="Arial" fo:color="#4A442A" fo:background-color="#FFFFFF"/>
    </style:style>
    <style:style style:name="T1351" style:parent-style-name="DefaultParagraphFont" style:family="text">
      <style:text-properties fo:color="#000000" fo:background-color="#FFFFFF"/>
    </style:style>
    <style:style style:name="T1352" style:parent-style-name="DefaultParagraphFont" style:family="text">
      <style:text-properties style:font-name="Sylfaen" style:font-name-complex="Sylfaen" fo:color="#000000" fo:background-color="#FFFFFF"/>
    </style:style>
    <style:style style:name="T1353" style:parent-style-name="DefaultParagraphFont" style:family="text">
      <style:text-properties fo:color="#000000" fo:background-color="#FFFFFF"/>
    </style:style>
    <style:style style:name="T1354" style:parent-style-name="DefaultParagraphFont" style:family="text">
      <style:text-properties style:font-name="Sylfaen" style:font-name-complex="Sylfaen" fo:color="#000000" fo:background-color="#FFFFFF"/>
    </style:style>
    <style:style style:name="T1355" style:parent-style-name="DefaultParagraphFont" style:family="text">
      <style:text-properties fo:color="#000000" fo:background-color="#FFFFFF"/>
    </style:style>
    <style:style style:name="T1356" style:parent-style-name="DefaultParagraphFont" style:family="text">
      <style:text-properties style:font-name="Sylfaen" style:font-name-complex="Sylfaen" fo:color="#000000" fo:background-color="#FFFFFF"/>
    </style:style>
    <style:style style:name="T1357" style:parent-style-name="DefaultParagraphFont" style:family="text">
      <style:text-properties fo:color="#000000" fo:background-color="#FFFFFF"/>
    </style:style>
    <style:style style:name="T1358" style:parent-style-name="DefaultParagraphFont" style:family="text">
      <style:text-properties style:font-name="Sylfaen" style:font-name-complex="Sylfaen" fo:color="#000000" fo:background-color="#FFFFFF"/>
    </style:style>
    <style:style style:name="T1359" style:parent-style-name="DefaultParagraphFont" style:family="text">
      <style:text-properties fo:color="#000000" fo:background-color="#FFFFFF"/>
    </style:style>
    <style:style style:name="P1360" style:parent-style-name="NormalWeb" style:family="paragraph">
      <style:paragraph-properties fo:margin-top="0in" fo:margin-bottom="0in" fo:text-indent="0.4444in"/>
    </style:style>
    <style:style style:name="T1361" style:parent-style-name="Hyperlink" style:family="text">
      <style:text-properties fo:background-color="#FFFFFF"/>
    </style:style>
    <style:style style:name="P1362" style:parent-style-name="NormalWeb" style:family="paragraph">
      <style:paragraph-properties fo:margin-top="0in" fo:margin-bottom="0in" fo:text-indent="0.4444in"/>
      <style:text-properties fo:color="#000000" fo:background-color="#FFFFFF"/>
    </style:style>
    <style:style style:name="P1363" style:parent-style-name="NormalWeb" style:family="paragraph">
      <style:paragraph-properties fo:margin-top="0in" fo:margin-bottom="0in" fo:text-indent="0.4444in"/>
    </style:style>
    <style:style style:name="P1364" style:parent-style-name="NormalWeb" style:family="paragraph">
      <style:paragraph-properties fo:margin-top="0in" fo:margin-bottom="0in" fo:text-indent="0.4444in"/>
    </style:style>
    <style:style style:name="T1365" style:parent-style-name="DefaultParagraphFont" style:family="text">
      <style:text-properties fo:color="#000000" fo:background-color="#FFFFFF"/>
    </style:style>
    <style:style style:name="T1366" style:parent-style-name="DefaultParagraphFont" style:family="text">
      <style:text-properties style:font-name="Sylfaen" style:font-name-complex="Sylfaen" fo:color="#4A442A" fo:background-color="#FFFFFF"/>
    </style:style>
    <style:style style:name="T1367" style:parent-style-name="DefaultParagraphFont" style:family="text">
      <style:text-properties style:font-name="Arial" style:font-name-complex="Arial" fo:color="#4A442A" fo:background-color="#FFFFFF"/>
    </style:style>
    <style:style style:name="T1368" style:parent-style-name="DefaultParagraphFont" style:family="text">
      <style:text-properties style:font-name="Sylfaen" style:font-name-complex="Sylfaen" fo:color="#4A442A" fo:background-color="#FFFFFF"/>
    </style:style>
    <style:style style:name="T1369" style:parent-style-name="DefaultParagraphFont" style:family="text">
      <style:text-properties style:font-name="Arial" style:font-name-complex="Arial" fo:color="#4A442A" fo:background-color="#FFFFFF"/>
    </style:style>
    <style:style style:name="T1370" style:parent-style-name="DefaultParagraphFont" style:family="text">
      <style:text-properties style:font-name="Sylfaen" style:font-name-complex="Sylfaen" fo:color="#4A442A" fo:background-color="#FFFFFF"/>
    </style:style>
    <style:style style:name="T1371" style:parent-style-name="DefaultParagraphFont" style:family="text">
      <style:text-properties style:font-name="Arial" style:font-name-complex="Arial" fo:color="#4A442A" fo:background-color="#FFFFFF"/>
    </style:style>
    <style:style style:name="T1372" style:parent-style-name="DefaultParagraphFont" style:family="text">
      <style:text-properties fo:color="#000000" fo:background-color="#FFFFFF"/>
    </style:style>
    <style:style style:name="T1373" style:parent-style-name="DefaultParagraphFont" style:family="text">
      <style:text-properties style:font-name="Sylfaen" style:font-name-complex="Sylfaen" fo:color="#000000" fo:background-color="#FFFFFF"/>
    </style:style>
    <style:style style:name="T1374" style:parent-style-name="DefaultParagraphFont" style:family="text">
      <style:text-properties fo:color="#000000" fo:background-color="#FFFFFF"/>
    </style:style>
    <style:style style:name="T1375" style:parent-style-name="DefaultParagraphFont" style:family="text">
      <style:text-properties style:font-name="Sylfaen" style:font-name-complex="Sylfaen" fo:color="#000000" fo:background-color="#FFFFFF"/>
    </style:style>
    <style:style style:name="T1376" style:parent-style-name="DefaultParagraphFont" style:family="text">
      <style:text-properties fo:color="#000000" fo:background-color="#FFFFFF"/>
    </style:style>
    <style:style style:name="T1377" style:parent-style-name="DefaultParagraphFont" style:family="text">
      <style:text-properties style:font-name="Sylfaen" style:font-name-complex="Sylfaen" fo:color="#000000" fo:background-color="#FFFFFF"/>
    </style:style>
    <style:style style:name="T1378" style:parent-style-name="DefaultParagraphFont" style:family="text">
      <style:text-properties fo:color="#000000" fo:background-color="#FFFFFF"/>
    </style:style>
    <style:style style:name="T1379" style:parent-style-name="DefaultParagraphFont" style:family="text">
      <style:text-properties style:font-name="Sylfaen" style:font-name-complex="Sylfaen" fo:color="#000000" fo:background-color="#FFFFFF"/>
    </style:style>
    <style:style style:name="T1380" style:parent-style-name="DefaultParagraphFont" style:family="text">
      <style:text-properties fo:color="#000000" fo:background-color="#FFFFFF"/>
    </style:style>
    <style:style style:name="T1381" style:parent-style-name="DefaultParagraphFont" style:family="text">
      <style:text-properties style:font-name="Sylfaen" style:font-name-complex="Sylfaen" fo:color="#000000" fo:background-color="#FFFFFF"/>
    </style:style>
    <style:style style:name="T1382" style:parent-style-name="DefaultParagraphFont" style:family="text">
      <style:text-properties fo:color="#000000" fo:background-color="#FFFFFF"/>
    </style:style>
    <style:style style:name="T1383" style:parent-style-name="DefaultParagraphFont" style:family="text">
      <style:text-properties style:font-name="Sylfaen" style:font-name-complex="Sylfaen" fo:color="#000000" fo:background-color="#FFFFFF"/>
    </style:style>
    <style:style style:name="T1384" style:parent-style-name="DefaultParagraphFont" style:family="text">
      <style:text-properties fo:color="#000000" fo:background-color="#FFFFFF"/>
    </style:style>
    <style:style style:name="T1385" style:parent-style-name="DefaultParagraphFont" style:family="text">
      <style:text-properties style:font-name="Sylfaen" style:font-name-complex="Sylfaen" fo:color="#000000" fo:background-color="#FFFFFF"/>
    </style:style>
    <style:style style:name="T1386" style:parent-style-name="DefaultParagraphFont" style:family="text">
      <style:text-properties fo:color="#000000" fo:background-color="#FFFFFF"/>
    </style:style>
    <style:style style:name="T1387" style:parent-style-name="DefaultParagraphFont" style:family="text">
      <style:text-properties style:font-name="Sylfaen" style:font-name-complex="Sylfaen" fo:color="#000000" fo:background-color="#FFFFFF"/>
    </style:style>
    <style:style style:name="T1388" style:parent-style-name="DefaultParagraphFont" style:family="text">
      <style:text-properties fo:color="#000000" fo:background-color="#FFFFFF"/>
    </style:style>
    <style:style style:name="T1389" style:parent-style-name="DefaultParagraphFont" style:family="text">
      <style:text-properties style:font-name="Sylfaen" style:font-name-complex="Sylfaen" fo:color="#000000" fo:background-color="#FFFFFF"/>
    </style:style>
    <style:style style:name="T1390" style:parent-style-name="DefaultParagraphFont" style:family="text">
      <style:text-properties fo:color="#000000" fo:background-color="#FFFFFF"/>
    </style:style>
    <style:style style:name="T1391" style:parent-style-name="DefaultParagraphFont" style:family="text">
      <style:text-properties style:font-name="Sylfaen" style:font-name-complex="Sylfaen" fo:color="#000000" fo:background-color="#FFFFFF"/>
    </style:style>
    <style:style style:name="T1392" style:parent-style-name="DefaultParagraphFont" style:family="text">
      <style:text-properties fo:color="#000000" fo:background-color="#FFFFFF"/>
    </style:style>
    <style:style style:name="T1393" style:parent-style-name="DefaultParagraphFont" style:family="text">
      <style:text-properties style:font-name="Sylfaen" style:font-name-complex="Sylfaen" fo:color="#000000" fo:background-color="#FFFFFF"/>
    </style:style>
    <style:style style:name="T1394" style:parent-style-name="DefaultParagraphFont" style:family="text">
      <style:text-properties fo:color="#000000" fo:background-color="#FFFFFF"/>
    </style:style>
    <style:style style:name="T1395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396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397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398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399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P1400" style:parent-style-name="NormalWeb" style:family="paragraph">
      <style:paragraph-properties fo:margin-top="0in" fo:margin-bottom="0in" fo:text-indent="0.4444in"/>
    </style:style>
    <style:style style:name="T1401" style:parent-style-name="Hyperlink" style:family="text">
      <style:text-properties style:font-name="Sylfaen" style:font-name-complex="Sylfaen" fo:font-weight="bold" style:font-weight-asian="bold" style:font-weight-complex="bold" fo:background-color="#FFFFFF"/>
    </style:style>
    <style:style style:name="P1402" style:parent-style-name="NormalWeb" style:family="paragraph">
      <style:paragraph-properties fo:margin-top="0in" fo:margin-bottom="0in" fo:text-indent="0.4444in"/>
      <style:text-properties style:font-name="Sylfaen" style:font-name-complex="Sylfaen" fo:font-weight="bold" style:font-weight-asian="bold" style:font-weight-complex="bold" fo:color="#000000" fo:background-color="#FFFFFF"/>
    </style:style>
    <style:style style:name="P1403" style:parent-style-name="NormalWeb" style:family="paragraph">
      <style:paragraph-properties fo:margin-top="0in" fo:margin-bottom="0in" fo:text-indent="0.4444in"/>
    </style:style>
    <style:style style:name="P1404" style:parent-style-name="NormalWeb" style:family="paragraph">
      <style:paragraph-properties fo:margin-top="0in" fo:margin-bottom="0in" fo:text-indent="0.4444in"/>
    </style:style>
    <style:style style:name="T1405" style:parent-style-name="DefaultParagraphFont" style:family="text">
      <style:text-properties style:font-name="Arial" style:font-name-complex="Arial" fo:color="#4A442A" fo:background-color="#FFFFFF"/>
    </style:style>
    <style:style style:name="T1406" style:parent-style-name="DefaultParagraphFont" style:family="text">
      <style:text-properties fo:color="#333333" fo:background-color="#FFFFFF"/>
    </style:style>
    <style:style style:name="T1407" style:parent-style-name="DefaultParagraphFont" style:family="text">
      <style:text-properties style:font-name="Sylfaen" style:font-name-complex="Sylfaen" fo:color="#4A442A" fo:background-color="#FFFFFF"/>
    </style:style>
    <style:style style:name="T1408" style:parent-style-name="DefaultParagraphFont" style:family="text">
      <style:text-properties style:font-name="Arial" style:font-name-complex="Arial" fo:color="#4A442A" fo:background-color="#FFFFFF"/>
    </style:style>
    <style:style style:name="T1409" style:parent-style-name="DefaultParagraphFont" style:family="text">
      <style:text-properties style:font-name="Sylfaen" style:font-name-complex="Sylfaen" fo:color="#4A442A" fo:background-color="#FFFFFF"/>
    </style:style>
    <style:style style:name="T1410" style:parent-style-name="DefaultParagraphFont" style:family="text">
      <style:text-properties style:font-name="Arial" style:font-name-complex="Arial" fo:color="#4A442A" fo:background-color="#FFFFFF"/>
    </style:style>
    <style:style style:name="T1411" style:parent-style-name="DefaultParagraphFont" style:family="text">
      <style:text-properties style:font-name="Sylfaen" style:font-name-complex="Sylfaen" fo:color="#4A442A" fo:background-color="#FFFFFF"/>
    </style:style>
    <style:style style:name="T1412" style:parent-style-name="DefaultParagraphFont" style:family="text">
      <style:text-properties style:font-name="Arial" style:font-name-complex="Arial" fo:color="#4A442A" fo:background-color="#FFFFFF"/>
    </style:style>
    <style:style style:name="T1413" style:parent-style-name="DefaultParagraphFont" style:family="text">
      <style:text-properties fo:color="#000000" fo:background-color="#FFFFFF"/>
    </style:style>
    <style:style style:name="T1414" style:parent-style-name="DefaultParagraphFont" style:family="text">
      <style:text-properties style:font-name="Sylfaen" style:font-name-complex="Sylfaen" fo:color="#000000" fo:background-color="#FFFFFF"/>
    </style:style>
    <style:style style:name="T1415" style:parent-style-name="DefaultParagraphFont" style:family="text">
      <style:text-properties fo:color="#000000" fo:background-color="#FFFFFF"/>
    </style:style>
    <style:style style:name="T1416" style:parent-style-name="DefaultParagraphFont" style:family="text">
      <style:text-properties style:font-name="Sylfaen" style:font-name-complex="Sylfaen" fo:color="#000000" fo:background-color="#FFFFFF"/>
    </style:style>
    <style:style style:name="T1417" style:parent-style-name="DefaultParagraphFont" style:family="text">
      <style:text-properties fo:color="#000000" fo:background-color="#FFFFFF"/>
    </style:style>
    <style:style style:name="T1418" style:parent-style-name="DefaultParagraphFont" style:family="text">
      <style:text-properties style:font-name="Sylfaen" style:font-name-complex="Sylfaen" fo:color="#000000" fo:background-color="#FFFFFF"/>
    </style:style>
    <style:style style:name="T1419" style:parent-style-name="DefaultParagraphFont" style:family="text">
      <style:text-properties fo:color="#000000" fo:background-color="#FFFFFF"/>
    </style:style>
    <style:style style:name="T1420" style:parent-style-name="DefaultParagraphFont" style:family="text">
      <style:text-properties style:font-name="Sylfaen" style:font-name-complex="Sylfaen" fo:color="#000000" fo:background-color="#FFFFFF"/>
    </style:style>
    <style:style style:name="T1421" style:parent-style-name="DefaultParagraphFont" style:family="text">
      <style:text-properties fo:color="#000000" fo:background-color="#FFFFFF"/>
    </style:style>
    <style:style style:name="T1422" style:parent-style-name="DefaultParagraphFont" style:family="text">
      <style:text-properties style:font-name="Sylfaen" style:font-name-complex="Sylfaen" fo:color="#000000" fo:background-color="#FFFFFF"/>
    </style:style>
    <style:style style:name="T1423" style:parent-style-name="DefaultParagraphFont" style:family="text">
      <style:text-properties fo:color="#000000" fo:background-color="#FFFFFF"/>
    </style:style>
    <style:style style:name="T1424" style:parent-style-name="DefaultParagraphFont" style:family="text">
      <style:text-properties style:font-name="Sylfaen" style:font-name-complex="Sylfaen" fo:color="#000000" fo:background-color="#FFFFFF"/>
    </style:style>
    <style:style style:name="T1425" style:parent-style-name="DefaultParagraphFont" style:family="text">
      <style:text-properties fo:color="#000000" fo:background-color="#FFFFFF"/>
    </style:style>
    <style:style style:name="T1426" style:parent-style-name="DefaultParagraphFont" style:family="text">
      <style:text-properties style:font-name="Sylfaen" style:font-name-complex="Sylfaen" fo:color="#000000" fo:background-color="#FFFFFF"/>
    </style:style>
    <style:style style:name="T1427" style:parent-style-name="DefaultParagraphFont" style:family="text">
      <style:text-properties fo:color="#000000" fo:background-color="#FFFFFF"/>
    </style:style>
    <style:style style:name="T1428" style:parent-style-name="DefaultParagraphFont" style:family="text">
      <style:text-properties style:font-name="Sylfaen" style:font-name-complex="Sylfaen" fo:color="#000000" fo:background-color="#FFFFFF"/>
    </style:style>
    <style:style style:name="T1429" style:parent-style-name="DefaultParagraphFont" style:family="text">
      <style:text-properties fo:color="#000000" fo:background-color="#FFFFFF"/>
    </style:style>
    <style:style style:name="T1430" style:parent-style-name="DefaultParagraphFont" style:family="text">
      <style:text-properties style:font-name="Sylfaen" style:font-name-complex="Sylfaen" fo:color="#000000" fo:background-color="#FFFFFF"/>
    </style:style>
    <style:style style:name="T1431" style:parent-style-name="DefaultParagraphFont" style:family="text">
      <style:text-properties fo:color="#000000" fo:background-color="#FFFFFF"/>
    </style:style>
    <style:style style:name="T1432" style:parent-style-name="DefaultParagraphFont" style:family="text">
      <style:text-properties style:font-name="Sylfaen" style:font-name-complex="Sylfaen" fo:color="#000000" fo:background-color="#FFFFFF"/>
    </style:style>
    <style:style style:name="T1433" style:parent-style-name="DefaultParagraphFont" style:family="text">
      <style:text-properties fo:color="#000000" fo:background-color="#FFFFFF"/>
    </style:style>
    <style:style style:name="T1434" style:parent-style-name="DefaultParagraphFont" style:family="text">
      <style:text-properties style:font-name="Sylfaen" style:font-name-complex="Sylfaen" fo:color="#333333" fo:background-color="#FFFFFF"/>
    </style:style>
    <style:style style:name="T1435" style:parent-style-name="DefaultParagraphFont" style:family="text">
      <style:text-properties fo:color="#333333" fo:background-color="#FFFFFF"/>
    </style:style>
    <style:style style:name="T1436" style:parent-style-name="DefaultParagraphFont" style:family="text">
      <style:text-properties style:font-name="Sylfaen" style:font-name-complex="Sylfaen" fo:color="#333333" fo:background-color="#FFFFFF"/>
    </style:style>
    <style:style style:name="T1437" style:parent-style-name="DefaultParagraphFont" style:family="text">
      <style:text-properties fo:color="#333333" fo:background-color="#FFFFFF"/>
    </style:style>
    <style:style style:name="T1438" style:parent-style-name="DefaultParagraphFont" style:family="text">
      <style:text-properties style:font-name="Sylfaen" style:font-name-complex="Sylfaen" fo:color="#333333" fo:background-color="#FFFFFF"/>
    </style:style>
    <style:style style:name="T1439" style:parent-style-name="DefaultParagraphFont" style:family="text">
      <style:text-properties fo:color="#333333" fo:background-color="#FFFFFF"/>
    </style:style>
    <style:style style:name="T1440" style:parent-style-name="DefaultParagraphFont" style:family="text">
      <style:text-properties style:font-name="Sylfaen" style:font-name-complex="Sylfaen" fo:color="#333333" fo:background-color="#FFFFFF"/>
    </style:style>
    <style:style style:name="T1441" style:parent-style-name="DefaultParagraphFont" style:family="text">
      <style:text-properties fo:color="#333333" fo:background-color="#FFFFFF"/>
    </style:style>
    <style:style style:name="T1442" style:parent-style-name="DefaultParagraphFont" style:family="text">
      <style:text-properties style:font-name="Sylfaen" style:font-name-complex="Sylfaen" fo:color="#333333" fo:background-color="#FFFFFF"/>
    </style:style>
    <style:style style:name="T1443" style:parent-style-name="DefaultParagraphFont" style:family="text">
      <style:text-properties fo:color="#333333" fo:background-color="#FFFFFF"/>
    </style:style>
    <style:style style:name="T1444" style:parent-style-name="DefaultParagraphFont" style:family="text">
      <style:text-properties style:font-name="Sylfaen" style:font-name-complex="Sylfaen" fo:color="#333333" fo:background-color="#FFFFFF"/>
    </style:style>
    <style:style style:name="T1445" style:parent-style-name="DefaultParagraphFont" style:family="text">
      <style:text-properties fo:color="#333333" fo:background-color="#FFFFFF"/>
    </style:style>
    <style:style style:name="T1446" style:parent-style-name="DefaultParagraphFont" style:family="text">
      <style:text-properties style:font-name="Sylfaen" style:font-name-complex="Sylfaen" fo:color="#333333" fo:background-color="#FFFFFF"/>
    </style:style>
    <style:style style:name="T1447" style:parent-style-name="DefaultParagraphFont" style:family="text">
      <style:text-properties fo:color="#333333" fo:background-color="#FFFFFF"/>
    </style:style>
    <style:style style:name="T1448" style:parent-style-name="DefaultParagraphFont" style:family="text">
      <style:text-properties style:font-name="Sylfaen" style:font-name-complex="Sylfaen" fo:color="#333333" fo:background-color="#FFFFFF"/>
    </style:style>
    <style:style style:name="T1449" style:parent-style-name="DefaultParagraphFont" style:family="text">
      <style:text-properties fo:color="#333333" fo:background-color="#FFFFFF"/>
    </style:style>
    <style:style style:name="T1450" style:parent-style-name="DefaultParagraphFont" style:family="text">
      <style:text-properties style:font-name="Sylfaen" style:font-name-complex="Sylfaen" fo:color="#333333" fo:background-color="#FFFFFF"/>
    </style:style>
    <style:style style:name="T1451" style:parent-style-name="DefaultParagraphFont" style:family="text">
      <style:text-properties fo:color="#333333" fo:background-color="#FFFFFF"/>
    </style:style>
    <style:style style:name="T1452" style:parent-style-name="DefaultParagraphFont" style:family="text">
      <style:text-properties fo:color="#000000" fo:background-color="#FFFFFF"/>
    </style:style>
    <style:style style:name="T1453" style:parent-style-name="DefaultParagraphFont" style:family="text">
      <style:text-properties style:font-name="Sylfaen" style:font-name-complex="Sylfaen" fo:color="#000000" fo:background-color="#FFFFFF"/>
    </style:style>
    <style:style style:name="T1454" style:parent-style-name="DefaultParagraphFont" style:family="text">
      <style:text-properties fo:color="#000000" fo:background-color="#FFFFFF"/>
    </style:style>
    <style:style style:name="T1455" style:parent-style-name="DefaultParagraphFont" style:family="text">
      <style:text-properties style:font-name="Sylfaen" style:font-name-complex="Sylfaen" fo:color="#000000" fo:background-color="#FFFFFF"/>
    </style:style>
    <style:style style:name="T1456" style:parent-style-name="DefaultParagraphFont" style:family="text">
      <style:text-properties fo:color="#000000" fo:background-color="#FFFFFF"/>
    </style:style>
    <style:style style:name="P1457" style:parent-style-name="NormalWeb" style:family="paragraph">
      <style:paragraph-properties fo:margin-top="0in" fo:margin-bottom="0in" fo:text-indent="0.4444in"/>
    </style:style>
    <style:style style:name="P1458" style:parent-style-name="NormalWeb" style:family="paragraph">
      <style:paragraph-properties fo:margin-top="0in" fo:margin-bottom="0in" fo:text-indent="0.4444in"/>
    </style:style>
    <style:style style:name="P1459" style:parent-style-name="NormalWeb" style:family="paragraph">
      <style:paragraph-properties fo:margin-top="0in" fo:margin-bottom="0in" fo:text-indent="0.4444in"/>
    </style:style>
    <style:style style:name="T1460" style:parent-style-name="DefaultParagraphFont" style:family="text">
      <style:text-properties fo:color="#000000" fo:background-color="#FFFFFF"/>
    </style:style>
    <style:style style:name="T1461" style:parent-style-name="DefaultParagraphFont" style:family="text">
      <style:text-properties style:font-name="Sylfaen" style:font-name-complex="Sylfaen" fo:color="#000000" fo:background-color="#FFFFFF"/>
    </style:style>
    <style:style style:name="T1462" style:parent-style-name="DefaultParagraphFont" style:family="text">
      <style:text-properties fo:color="#000000" fo:background-color="#FFFFFF"/>
    </style:style>
    <style:style style:name="T1463" style:parent-style-name="DefaultParagraphFont" style:family="text">
      <style:text-properties style:font-name="Sylfaen" style:font-name-complex="Sylfaen" fo:color="#000000" fo:background-color="#FFFFFF"/>
    </style:style>
    <style:style style:name="T1464" style:parent-style-name="DefaultParagraphFont" style:family="text">
      <style:text-properties fo:color="#000000" fo:background-color="#FFFFFF"/>
    </style:style>
    <style:style style:name="T1465" style:parent-style-name="DefaultParagraphFont" style:family="text">
      <style:text-properties style:font-name="Sylfaen" style:font-name-complex="Sylfaen" fo:color="#000000" fo:background-color="#FFFFFF"/>
    </style:style>
    <style:style style:name="T1466" style:parent-style-name="DefaultParagraphFont" style:family="text">
      <style:text-properties fo:color="#000000" fo:background-color="#FFFFFF"/>
    </style:style>
    <style:style style:name="T1467" style:parent-style-name="DefaultParagraphFont" style:family="text">
      <style:text-properties style:font-name="Sylfaen" style:font-name-complex="Sylfaen" fo:color="#000000" fo:background-color="#FFFFFF"/>
    </style:style>
    <style:style style:name="T1468" style:parent-style-name="DefaultParagraphFont" style:family="text">
      <style:text-properties fo:color="#000000" fo:background-color="#FFFFFF"/>
    </style:style>
    <style:style style:name="T1469" style:parent-style-name="DefaultParagraphFont" style:family="text">
      <style:text-properties style:font-name="Sylfaen" style:font-name-complex="Sylfaen" fo:color="#000000" fo:background-color="#FFFFFF"/>
    </style:style>
    <style:style style:name="T1470" style:parent-style-name="DefaultParagraphFont" style:family="text">
      <style:text-properties fo:color="#000000" fo:background-color="#FFFFFF"/>
    </style:style>
    <style:style style:name="T1471" style:parent-style-name="DefaultParagraphFont" style:family="text">
      <style:text-properties style:font-name="Sylfaen" style:font-name-complex="Sylfaen" fo:color="#000000" fo:background-color="#FFFFFF"/>
    </style:style>
    <style:style style:name="T1472" style:parent-style-name="DefaultParagraphFont" style:family="text">
      <style:text-properties fo:color="#000000" fo:background-color="#FFFFFF"/>
    </style:style>
    <style:style style:name="T1473" style:parent-style-name="DefaultParagraphFont" style:family="text">
      <style:text-properties fo:color="#1155CC" fo:background-color="#FFFFFF"/>
    </style:style>
    <style:style style:name="T1474" style:parent-style-name="DefaultParagraphFont" style:family="text">
      <style:text-properties fo:color="#000000" fo:background-color="#FFFFFF"/>
    </style:style>
    <style:style style:name="T1475" style:parent-style-name="DefaultParagraphFont" style:family="text">
      <style:text-properties style:font-name="Sylfaen" style:font-name-complex="Sylfaen" fo:color="#000000" fo:background-color="#FFFFFF"/>
    </style:style>
    <style:style style:name="T1476" style:parent-style-name="DefaultParagraphFont" style:family="text">
      <style:text-properties fo:color="#000000" fo:background-color="#FFFFFF"/>
    </style:style>
    <style:style style:name="T1477" style:parent-style-name="DefaultParagraphFont" style:family="text">
      <style:text-properties style:font-name="Sylfaen" style:font-name-complex="Sylfaen" fo:color="#000000" fo:background-color="#FFFFFF"/>
    </style:style>
    <style:style style:name="T1478" style:parent-style-name="DefaultParagraphFont" style:family="text">
      <style:text-properties fo:color="#000000" fo:background-color="#FFFFFF"/>
    </style:style>
    <style:style style:name="T1479" style:parent-style-name="DefaultParagraphFont" style:family="text">
      <style:text-properties style:font-name="Sylfaen" style:font-name-complex="Sylfaen" fo:color="#000000" fo:background-color="#FFFFFF"/>
    </style:style>
    <style:style style:name="T1480" style:parent-style-name="DefaultParagraphFont" style:family="text">
      <style:text-properties fo:color="#000000" fo:background-color="#FFFFFF"/>
    </style:style>
    <style:style style:name="P1481" style:parent-style-name="NormalWeb" style:family="paragraph">
      <style:paragraph-properties fo:margin-top="0in" fo:margin-bottom="0in" fo:text-indent="0.4444in"/>
    </style:style>
    <style:style style:name="T1482" style:parent-style-name="Hyperlink" style:family="text">
      <style:text-properties fo:background-color="#FFFFFF"/>
    </style:style>
    <style:style style:name="P1483" style:parent-style-name="NormalWeb" style:family="paragraph">
      <style:paragraph-properties fo:margin-top="0in" fo:margin-bottom="0in" fo:text-indent="0.4444in"/>
      <style:text-properties fo:color="#000000" fo:background-color="#FFFFFF"/>
    </style:style>
    <style:style style:name="P1484" style:parent-style-name="NormalWeb" style:family="paragraph">
      <style:paragraph-properties fo:margin-top="0in" fo:margin-bottom="0in" fo:text-indent="0.4444in"/>
    </style:style>
    <style:style style:name="P1485" style:parent-style-name="NormalWeb" style:family="paragraph">
      <style:paragraph-properties fo:margin-top="0in" fo:margin-bottom="0in" fo:text-indent="0.4444in"/>
    </style:style>
    <style:style style:name="T1486" style:parent-style-name="DefaultParagraphFont" style:family="text">
      <style:text-properties fo:color="#000000" fo:background-color="#FFFFFF"/>
    </style:style>
    <style:style style:name="T1487" style:parent-style-name="DefaultParagraphFont" style:family="text">
      <style:text-properties style:font-name="Sylfaen" style:font-name-complex="Sylfaen" fo:color="#000000" fo:background-color="#FFFFFF"/>
    </style:style>
    <style:style style:name="T1488" style:parent-style-name="DefaultParagraphFont" style:family="text">
      <style:text-properties fo:color="#000000" fo:background-color="#FFFFFF"/>
    </style:style>
    <style:style style:name="T1489" style:parent-style-name="DefaultParagraphFont" style:family="text">
      <style:text-properties style:font-name="Sylfaen" style:font-name-complex="Sylfaen" fo:color="#000000" fo:background-color="#FFFFFF"/>
    </style:style>
    <style:style style:name="T1490" style:parent-style-name="DefaultParagraphFont" style:family="text">
      <style:text-properties fo:color="#000000" fo:background-color="#FFFFFF"/>
    </style:style>
    <style:style style:name="P1491" style:parent-style-name="NormalWeb" style:family="paragraph">
      <style:paragraph-properties fo:margin-top="0in" fo:margin-bottom="0in" fo:text-indent="0.4444in"/>
    </style:style>
    <style:style style:name="T1492" style:parent-style-name="Hyperlink" style:family="text">
      <style:text-properties fo:background-color="#FFFFFF"/>
    </style:style>
    <style:style style:name="P1493" style:parent-style-name="NormalWeb" style:family="paragraph">
      <style:paragraph-properties fo:margin-top="0in" fo:margin-bottom="0in" fo:text-indent="0.4444in"/>
      <style:text-properties fo:color="#000000" fo:background-color="#FFFFFF"/>
    </style:style>
    <style:style style:name="P1494" style:parent-style-name="NormalWeb" style:family="paragraph">
      <style:paragraph-properties fo:margin-top="0in" fo:margin-bottom="0in" fo:text-indent="0.4444in"/>
      <style:text-properties fo:color="#000000" fo:background-color="#FFFFFF"/>
    </style:style>
    <style:style style:name="P1495" style:parent-style-name="NormalWeb" style:family="paragraph">
      <style:paragraph-properties fo:margin-top="0in" fo:margin-bottom="0in" fo:text-indent="0.4444in"/>
    </style:style>
    <style:style style:name="T1496" style:parent-style-name="DefaultParagraphFont" style:family="text">
      <style:text-properties fo:color="#000000" fo:background-color="#FFFFFF"/>
    </style:style>
    <style:style style:name="T1497" style:parent-style-name="DefaultParagraphFont" style:family="text">
      <style:text-properties fo:color="#333333" fo:background-color="#FFFFFF"/>
    </style:style>
    <style:style style:name="T1498" style:parent-style-name="DefaultParagraphFont" style:family="text">
      <style:text-properties style:font-name="Sylfaen" style:font-name-complex="Sylfaen" fo:color="#333333" fo:background-color="#FFFFFF"/>
    </style:style>
    <style:style style:name="T1499" style:parent-style-name="DefaultParagraphFont" style:family="text">
      <style:text-properties fo:color="#333333" fo:background-color="#FFFFFF"/>
    </style:style>
    <style:style style:name="T1500" style:parent-style-name="DefaultParagraphFont" style:family="text">
      <style:text-properties style:font-name="Sylfaen" style:font-name-complex="Sylfaen" fo:color="#333333" fo:background-color="#FFFFFF"/>
    </style:style>
    <style:style style:name="T1501" style:parent-style-name="DefaultParagraphFont" style:family="text">
      <style:text-properties fo:color="#333333" fo:background-color="#FFFFFF"/>
    </style:style>
    <style:style style:name="T1502" style:parent-style-name="DefaultParagraphFont" style:family="text">
      <style:text-properties style:font-name="Sylfaen" style:font-name-complex="Sylfaen" fo:color="#333333" fo:background-color="#FFFFFF"/>
    </style:style>
    <style:style style:name="T1503" style:parent-style-name="DefaultParagraphFont" style:family="text">
      <style:text-properties fo:color="#333333" fo:background-color="#FFFFFF"/>
    </style:style>
    <style:style style:name="T1504" style:parent-style-name="DefaultParagraphFont" style:family="text">
      <style:text-properties style:font-name="Sylfaen" style:font-name-complex="Sylfaen" fo:color="#333333" fo:background-color="#FFFFFF"/>
    </style:style>
    <style:style style:name="T1505" style:parent-style-name="DefaultParagraphFont" style:family="text">
      <style:text-properties fo:color="#333333" fo:background-color="#FFFFFF"/>
    </style:style>
    <style:style style:name="T1506" style:parent-style-name="DefaultParagraphFont" style:family="text">
      <style:text-properties style:font-name="Sylfaen" style:font-name-complex="Sylfaen" fo:color="#333333" fo:background-color="#FFFFFF"/>
    </style:style>
    <style:style style:name="T1507" style:parent-style-name="DefaultParagraphFont" style:family="text">
      <style:text-properties fo:color="#333333" fo:background-color="#FFFFFF"/>
    </style:style>
    <style:style style:name="T1508" style:parent-style-name="DefaultParagraphFont" style:family="text">
      <style:text-properties style:font-name="Sylfaen" style:font-name-complex="Sylfaen" fo:color="#333333" fo:background-color="#FFFFFF"/>
    </style:style>
    <style:style style:name="T1509" style:parent-style-name="DefaultParagraphFont" style:family="text">
      <style:text-properties fo:color="#333333" fo:background-color="#FFFFFF"/>
    </style:style>
    <style:style style:name="T1510" style:parent-style-name="DefaultParagraphFont" style:family="text">
      <style:text-properties style:font-name="Sylfaen" style:font-name-complex="Sylfaen" fo:color="#333333" fo:background-color="#FFFFFF"/>
    </style:style>
    <style:style style:name="T1511" style:parent-style-name="DefaultParagraphFont" style:family="text">
      <style:text-properties style:font-name="Sylfaen" style:font-name-complex="Sylfaen" fo:color="#333333" fo:background-color="#FFFFFF"/>
    </style:style>
    <style:style style:name="T1512" style:parent-style-name="DefaultParagraphFont" style:family="text">
      <style:text-properties fo:color="#333333" fo:background-color="#FFFFFF"/>
    </style:style>
    <style:style style:name="T1513" style:parent-style-name="DefaultParagraphFont" style:family="text">
      <style:text-properties style:font-name="Sylfaen" style:font-name-complex="Sylfaen" fo:color="#333333" fo:background-color="#FFFFFF"/>
    </style:style>
    <style:style style:name="T1514" style:parent-style-name="DefaultParagraphFont" style:family="text">
      <style:text-properties fo:color="#333333" fo:background-color="#FFFFFF"/>
    </style:style>
    <style:style style:name="T1515" style:parent-style-name="DefaultParagraphFont" style:family="text">
      <style:text-properties style:font-name="Sylfaen" style:font-name-complex="Sylfaen" fo:color="#333333" fo:background-color="#FFFFFF"/>
    </style:style>
    <style:style style:name="T1516" style:parent-style-name="DefaultParagraphFont" style:family="text">
      <style:text-properties fo:color="#333333" fo:background-color="#FFFFFF"/>
    </style:style>
    <style:style style:name="T1517" style:parent-style-name="DefaultParagraphFont" style:family="text">
      <style:text-properties style:font-name="Sylfaen" style:font-name-complex="Sylfaen" fo:color="#333333" fo:background-color="#FFFFFF"/>
    </style:style>
    <style:style style:name="T1518" style:parent-style-name="DefaultParagraphFont" style:family="text">
      <style:text-properties fo:color="#333333" fo:background-color="#FFFFFF"/>
    </style:style>
    <style:style style:name="T1519" style:parent-style-name="DefaultParagraphFont" style:family="text">
      <style:text-properties style:font-name="Sylfaen" style:font-name-complex="Sylfaen" fo:color="#333333" fo:background-color="#FFFFFF"/>
    </style:style>
    <style:style style:name="T1520" style:parent-style-name="DefaultParagraphFont" style:family="text">
      <style:text-properties fo:color="#333333" fo:background-color="#FFFFFF"/>
    </style:style>
    <style:style style:name="T1521" style:parent-style-name="DefaultParagraphFont" style:family="text">
      <style:text-properties style:font-name="Sylfaen" style:font-name-complex="Sylfaen" fo:color="#333333" fo:background-color="#FFFFFF"/>
    </style:style>
    <style:style style:name="T1522" style:parent-style-name="DefaultParagraphFont" style:family="text">
      <style:text-properties fo:color="#333333" fo:background-color="#FFFFFF"/>
    </style:style>
    <style:style style:name="T1523" style:parent-style-name="DefaultParagraphFont" style:family="text">
      <style:text-properties fo:color="#1155CC" fo:background-color="#FFFFFF"/>
    </style:style>
    <style:style style:name="T1524" style:parent-style-name="DefaultParagraphFont" style:family="text">
      <style:text-properties fo:color="#333333" fo:background-color="#FFFFFF"/>
    </style:style>
    <style:style style:name="T1525" style:parent-style-name="DefaultParagraphFont" style:family="text">
      <style:text-properties style:font-name="Sylfaen" style:font-name-complex="Sylfaen" fo:color="#333333" fo:background-color="#FFFFFF"/>
    </style:style>
    <style:style style:name="T1526" style:parent-style-name="DefaultParagraphFont" style:family="text">
      <style:text-properties fo:color="#333333" fo:background-color="#FFFFFF"/>
    </style:style>
    <style:style style:name="T1527" style:parent-style-name="DefaultParagraphFont" style:family="text">
      <style:text-properties style:font-name="Sylfaen" style:font-name-complex="Sylfaen" fo:color="#333333" fo:background-color="#FFFFFF"/>
    </style:style>
    <style:style style:name="T1528" style:parent-style-name="DefaultParagraphFont" style:family="text">
      <style:text-properties fo:color="#333333" fo:background-color="#FFFFFF"/>
    </style:style>
    <style:style style:name="P1529" style:parent-style-name="NormalWeb" style:family="paragraph">
      <style:paragraph-properties fo:margin-top="0in" fo:margin-bottom="0in" fo:text-indent="0.4444in"/>
    </style:style>
    <style:style style:name="T1530" style:parent-style-name="DefaultParagraphFont" style:family="text">
      <style:text-properties fo:color="#333333" fo:background-color="#FFFFFF"/>
    </style:style>
    <style:style style:name="T1531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532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533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534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535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536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537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538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539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540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541" style:parent-style-name="DefaultParagraphFont" style:family="text">
      <style:text-properties style:font-name="Arial" style:font-name-complex="Arial" fo:color="#4A442A" fo:background-color="#FFFFFF"/>
    </style:style>
    <style:style style:name="P1542" style:parent-style-name="NormalWeb" style:family="paragraph">
      <style:paragraph-properties fo:margin-top="0in" fo:margin-bottom="0in" fo:text-indent="0.4444in"/>
    </style:style>
    <style:style style:name="T1543" style:parent-style-name="Hyperlink" style:family="text">
      <style:text-properties style:font-name="Arial" style:font-name-complex="Arial" fo:background-color="#FFFFFF"/>
    </style:style>
    <style:style style:name="P1544" style:parent-style-name="NormalWeb" style:family="paragraph">
      <style:paragraph-properties fo:margin-top="0in" fo:margin-bottom="0in" fo:text-indent="0.4444in"/>
      <style:text-properties style:font-name="Arial" style:font-name-complex="Arial" fo:color="#4A442A" fo:background-color="#FFFFFF"/>
    </style:style>
    <style:style style:name="P1545" style:parent-style-name="NormalWeb" style:family="paragraph">
      <style:paragraph-properties fo:margin-top="0in" fo:margin-bottom="0in" fo:text-indent="0.4444in"/>
    </style:style>
    <style:style style:name="P1546" style:parent-style-name="NormalWeb" style:family="paragraph">
      <style:paragraph-properties fo:margin-top="0in" fo:margin-bottom="0in" fo:text-indent="0.4444in"/>
    </style:style>
    <style:style style:name="T1547" style:parent-style-name="DefaultParagraphFont" style:family="text">
      <style:text-properties fo:color="#000000" fo:background-color="#FFFFFF"/>
    </style:style>
    <style:style style:name="T1548" style:parent-style-name="DefaultParagraphFont" style:family="text">
      <style:text-properties style:font-name="Sylfaen" style:font-name-complex="Sylfaen" fo:color="#222222" fo:background-color="#FFFFFF"/>
    </style:style>
    <style:style style:name="T1549" style:parent-style-name="DefaultParagraphFont" style:family="text">
      <style:text-properties fo:color="#222222" fo:background-color="#FFFFFF"/>
    </style:style>
    <style:style style:name="T1550" style:parent-style-name="DefaultParagraphFont" style:family="text">
      <style:text-properties style:font-name="Sylfaen" style:font-name-complex="Sylfaen" fo:color="#222222" fo:background-color="#FFFFFF"/>
    </style:style>
    <style:style style:name="T1551" style:parent-style-name="DefaultParagraphFont" style:family="text">
      <style:text-properties fo:color="#222222" fo:background-color="#FFFFFF"/>
    </style:style>
    <style:style style:name="T1552" style:parent-style-name="DefaultParagraphFont" style:family="text">
      <style:text-properties style:font-name="Sylfaen" style:font-name-complex="Sylfaen" fo:color="#222222" fo:background-color="#FFFFFF"/>
    </style:style>
    <style:style style:name="T1553" style:parent-style-name="DefaultParagraphFont" style:family="text">
      <style:text-properties fo:color="#222222" fo:background-color="#FFFFFF"/>
    </style:style>
    <style:style style:name="T1554" style:parent-style-name="DefaultParagraphFont" style:family="text">
      <style:text-properties style:font-name="Sylfaen" style:font-name-complex="Sylfaen" fo:color="#222222" fo:background-color="#FFFFFF"/>
    </style:style>
    <style:style style:name="T1555" style:parent-style-name="DefaultParagraphFont" style:family="text">
      <style:text-properties fo:color="#222222" fo:background-color="#FFFFFF"/>
    </style:style>
    <style:style style:name="T1556" style:parent-style-name="DefaultParagraphFont" style:family="text">
      <style:text-properties style:font-name="Sylfaen" style:font-name-complex="Sylfaen" fo:color="#222222" fo:background-color="#FFFFFF"/>
    </style:style>
    <style:style style:name="T1557" style:parent-style-name="DefaultParagraphFont" style:family="text">
      <style:text-properties fo:color="#222222" fo:background-color="#FFFFFF"/>
    </style:style>
    <style:style style:name="T1558" style:parent-style-name="DefaultParagraphFont" style:family="text">
      <style:text-properties style:font-name="Sylfaen" style:font-name-complex="Sylfaen" fo:color="#222222" fo:background-color="#FFFFFF"/>
    </style:style>
    <style:style style:name="T1559" style:parent-style-name="DefaultParagraphFont" style:family="text">
      <style:text-properties fo:color="#222222" fo:background-color="#FFFFFF"/>
    </style:style>
    <style:style style:name="T1560" style:parent-style-name="DefaultParagraphFont" style:family="text">
      <style:text-properties style:font-name="Sylfaen" style:font-name-complex="Sylfaen" fo:color="#222222" fo:background-color="#FFFFFF"/>
    </style:style>
    <style:style style:name="T1561" style:parent-style-name="DefaultParagraphFont" style:family="text">
      <style:text-properties fo:color="#222222" fo:background-color="#FFFFFF"/>
    </style:style>
    <style:style style:name="P1562" style:parent-style-name="NormalWeb" style:family="paragraph">
      <style:paragraph-properties fo:margin-top="0in" fo:margin-bottom="0in" fo:text-indent="0.4444in"/>
    </style:style>
    <style:style style:name="P1563" style:parent-style-name="NormalWeb" style:family="paragraph">
      <style:paragraph-properties fo:margin-top="0in" fo:margin-bottom="0in" fo:text-indent="0.4444in"/>
    </style:style>
    <style:style style:name="P1564" style:parent-style-name="NormalWeb" style:family="paragraph">
      <style:paragraph-properties fo:margin-top="0in" fo:margin-bottom="0in" fo:text-indent="0.4444in"/>
    </style:style>
    <style:style style:name="P1565" style:parent-style-name="NormalWeb" style:family="paragraph">
      <style:paragraph-properties fo:margin-top="0in" fo:margin-bottom="0in" fo:text-indent="0.4444in"/>
    </style:style>
    <style:style style:name="T1566" style:parent-style-name="DefaultParagraphFont" style:family="text">
      <style:text-properties fo:color="#000000" fo:background-color="#FFFFFF"/>
    </style:style>
    <style:style style:name="T1567" style:parent-style-name="DefaultParagraphFont" style:family="text">
      <style:text-properties fo:color="#333333" fo:background-color="#FFFFFF"/>
    </style:style>
    <style:style style:name="T1568" style:parent-style-name="DefaultParagraphFont" style:family="text">
      <style:text-properties style:font-name="Sylfaen" style:font-name-complex="Sylfaen" fo:color="#333333" fo:background-color="#FFFFFF"/>
    </style:style>
    <style:style style:name="T1569" style:parent-style-name="DefaultParagraphFont" style:family="text">
      <style:text-properties fo:color="#333333" fo:background-color="#FFFFFF"/>
    </style:style>
    <style:style style:name="T1570" style:parent-style-name="DefaultParagraphFont" style:family="text">
      <style:text-properties style:font-name="Sylfaen" style:font-name-complex="Sylfaen" fo:color="#333333" fo:background-color="#FFFFFF"/>
    </style:style>
    <style:style style:name="T1571" style:parent-style-name="DefaultParagraphFont" style:family="text">
      <style:text-properties fo:color="#333333" fo:background-color="#FFFFFF"/>
    </style:style>
    <style:style style:name="T1572" style:parent-style-name="DefaultParagraphFont" style:family="text">
      <style:text-properties style:font-name="Sylfaen" style:font-name-complex="Sylfaen" fo:color="#333333" fo:background-color="#FFFFFF"/>
    </style:style>
    <style:style style:name="T1573" style:parent-style-name="DefaultParagraphFont" style:family="text">
      <style:text-properties fo:color="#333333" fo:background-color="#FFFFFF"/>
    </style:style>
    <style:style style:name="T1574" style:parent-style-name="DefaultParagraphFont" style:family="text">
      <style:text-properties style:font-name="Sylfaen" style:font-name-complex="Sylfaen" fo:color="#333333" fo:background-color="#FFFFFF"/>
    </style:style>
    <style:style style:name="T1575" style:parent-style-name="DefaultParagraphFont" style:family="text">
      <style:text-properties fo:color="#333333" fo:background-color="#FFFFFF"/>
    </style:style>
    <style:style style:name="T1576" style:parent-style-name="DefaultParagraphFont" style:family="text">
      <style:text-properties style:font-name="Sylfaen" style:font-name-complex="Sylfaen" fo:color="#333333" fo:background-color="#FFFFFF"/>
    </style:style>
    <style:style style:name="T1577" style:parent-style-name="DefaultParagraphFont" style:family="text">
      <style:text-properties fo:color="#333333" fo:background-color="#FFFFFF"/>
    </style:style>
    <style:style style:name="T1578" style:parent-style-name="DefaultParagraphFont" style:family="text">
      <style:text-properties style:font-name="Sylfaen" style:font-name-complex="Sylfaen" fo:color="#333333" fo:background-color="#FFFFFF"/>
    </style:style>
    <style:style style:name="T1579" style:parent-style-name="DefaultParagraphFont" style:family="text">
      <style:text-properties fo:color="#333333" fo:background-color="#FFFFFF"/>
    </style:style>
    <style:style style:name="T1580" style:parent-style-name="DefaultParagraphFont" style:family="text">
      <style:text-properties style:font-name="Sylfaen" style:font-name-complex="Sylfaen" fo:color="#333333" fo:background-color="#FFFFFF"/>
    </style:style>
    <style:style style:name="T1581" style:parent-style-name="DefaultParagraphFont" style:family="text">
      <style:text-properties fo:color="#333333" fo:background-color="#FFFFFF"/>
    </style:style>
    <style:style style:name="T1582" style:parent-style-name="DefaultParagraphFont" style:family="text">
      <style:text-properties style:font-name="Sylfaen" style:font-name-complex="Sylfaen" fo:color="#333333" fo:background-color="#FFFFFF"/>
    </style:style>
    <style:style style:name="T1583" style:parent-style-name="DefaultParagraphFont" style:family="text">
      <style:text-properties fo:color="#333333" fo:background-color="#FFFFFF"/>
    </style:style>
    <style:style style:name="T1584" style:parent-style-name="DefaultParagraphFont" style:family="text">
      <style:text-properties style:font-name="Sylfaen" style:font-name-complex="Sylfaen" fo:color="#333333" fo:background-color="#FFFFFF"/>
    </style:style>
    <style:style style:name="T1585" style:parent-style-name="DefaultParagraphFont" style:family="text">
      <style:text-properties fo:color="#333333" fo:background-color="#FFFFFF"/>
    </style:style>
    <style:style style:name="T1586" style:parent-style-name="DefaultParagraphFont" style:family="text">
      <style:text-properties style:font-name="Sylfaen" style:font-name-complex="Sylfaen" fo:color="#333333" fo:background-color="#FFFFFF"/>
    </style:style>
    <style:style style:name="T1587" style:parent-style-name="DefaultParagraphFont" style:family="text">
      <style:text-properties fo:color="#333333" fo:background-color="#FFFFFF"/>
    </style:style>
    <style:style style:name="T1588" style:parent-style-name="DefaultParagraphFont" style:family="text">
      <style:text-properties style:font-name="Sylfaen" style:font-name-complex="Sylfaen" fo:color="#333333" fo:background-color="#FFFFFF"/>
    </style:style>
    <style:style style:name="T1589" style:parent-style-name="DefaultParagraphFont" style:family="text">
      <style:text-properties fo:color="#333333" fo:background-color="#FFFFFF"/>
    </style:style>
    <style:style style:name="T1590" style:parent-style-name="DefaultParagraphFont" style:family="text">
      <style:text-properties style:font-name="Sylfaen" style:font-name-complex="Sylfaen" fo:color="#333333" fo:background-color="#FFFFFF"/>
    </style:style>
    <style:style style:name="T1591" style:parent-style-name="DefaultParagraphFont" style:family="text">
      <style:text-properties fo:color="#333333" fo:background-color="#FFFFFF"/>
    </style:style>
    <style:style style:name="T1592" style:parent-style-name="DefaultParagraphFont" style:family="text">
      <style:text-properties style:font-name="Tahoma" style:font-name-complex="Tahoma" fo:color="#333333" fo:background-color="#FFFFFF"/>
    </style:style>
    <style:style style:name="T1593" style:parent-style-name="DefaultParagraphFont" style:family="text">
      <style:text-properties fo:color="#333333" fo:background-color="#FFFFFF"/>
    </style:style>
    <style:style style:name="T1594" style:parent-style-name="DefaultParagraphFont" style:family="text">
      <style:text-properties style:font-name="Sylfaen" style:font-name-complex="Sylfaen" fo:color="#333333" fo:background-color="#FFFFFF"/>
    </style:style>
    <style:style style:name="T1595" style:parent-style-name="DefaultParagraphFont" style:family="text">
      <style:text-properties fo:color="#333333" fo:background-color="#FFFFFF"/>
    </style:style>
    <style:style style:name="T1596" style:parent-style-name="DefaultParagraphFont" style:family="text">
      <style:text-properties style:font-name="Sylfaen" style:font-name-complex="Sylfaen" fo:color="#333333" fo:background-color="#FFFFFF"/>
    </style:style>
    <style:style style:name="T1597" style:parent-style-name="DefaultParagraphFont" style:family="text">
      <style:text-properties fo:color="#333333" fo:background-color="#FFFFFF"/>
    </style:style>
    <style:style style:name="T1598" style:parent-style-name="DefaultParagraphFont" style:family="text">
      <style:text-properties style:font-name="Sylfaen" style:font-name-complex="Sylfaen" fo:color="#333333" fo:background-color="#FFFFFF"/>
    </style:style>
    <style:style style:name="T1599" style:parent-style-name="DefaultParagraphFont" style:family="text">
      <style:text-properties fo:color="#333333" fo:background-color="#FFFFFF"/>
    </style:style>
    <style:style style:name="T1600" style:parent-style-name="DefaultParagraphFont" style:family="text">
      <style:text-properties style:font-name="Sylfaen" style:font-name-complex="Sylfaen" fo:color="#333333" fo:background-color="#FFFFFF"/>
    </style:style>
    <style:style style:name="T1601" style:parent-style-name="DefaultParagraphFont" style:family="text">
      <style:text-properties fo:color="#333333" fo:background-color="#FFFFFF"/>
    </style:style>
    <style:style style:name="T1602" style:parent-style-name="DefaultParagraphFont" style:family="text">
      <style:text-properties style:font-name="Sylfaen" style:font-name-complex="Sylfaen" fo:color="#333333" fo:background-color="#FFFFFF"/>
    </style:style>
    <style:style style:name="T1603" style:parent-style-name="DefaultParagraphFont" style:family="text">
      <style:text-properties fo:color="#333333" fo:background-color="#FFFFFF"/>
    </style:style>
    <style:style style:name="T1604" style:parent-style-name="DefaultParagraphFont" style:family="text">
      <style:text-properties style:font-name="Sylfaen" style:font-name-complex="Sylfaen" fo:color="#333333" fo:background-color="#FFFFFF"/>
    </style:style>
    <style:style style:name="T1605" style:parent-style-name="DefaultParagraphFont" style:family="text">
      <style:text-properties fo:color="#333333" fo:background-color="#FFFFFF"/>
    </style:style>
    <style:style style:name="T1606" style:parent-style-name="DefaultParagraphFont" style:family="text">
      <style:text-properties style:font-name="Sylfaen" style:font-name-complex="Sylfaen" fo:color="#333333" fo:background-color="#FFFFFF"/>
    </style:style>
    <style:style style:name="T1607" style:parent-style-name="DefaultParagraphFont" style:family="text">
      <style:text-properties fo:color="#333333" fo:background-color="#FFFFFF"/>
    </style:style>
    <style:style style:name="T1608" style:parent-style-name="DefaultParagraphFont" style:family="text">
      <style:text-properties style:font-name="Sylfaen" style:font-name-complex="Sylfaen" fo:color="#333333" fo:background-color="#FFFFFF"/>
    </style:style>
    <style:style style:name="T1609" style:parent-style-name="DefaultParagraphFont" style:family="text">
      <style:text-properties fo:color="#333333" fo:background-color="#FFFFFF"/>
    </style:style>
    <style:style style:name="T1610" style:parent-style-name="DefaultParagraphFont" style:family="text">
      <style:text-properties style:font-name="Sylfaen" style:font-name-complex="Sylfaen" fo:color="#333333" fo:background-color="#FFFFFF"/>
    </style:style>
    <style:style style:name="T1611" style:parent-style-name="DefaultParagraphFont" style:family="text">
      <style:text-properties fo:color="#333333" fo:background-color="#FFFFFF"/>
    </style:style>
    <style:style style:name="T1612" style:parent-style-name="DefaultParagraphFont" style:family="text">
      <style:text-properties style:font-name="Sylfaen" style:font-name-complex="Sylfaen" fo:color="#333333" fo:background-color="#FFFFFF"/>
    </style:style>
    <style:style style:name="T1613" style:parent-style-name="DefaultParagraphFont" style:family="text">
      <style:text-properties fo:color="#333333" fo:background-color="#FFFFFF"/>
    </style:style>
    <style:style style:name="T1614" style:parent-style-name="DefaultParagraphFont" style:family="text">
      <style:text-properties fo:color="#333333" fo:background-color="#FFFFFF"/>
    </style:style>
    <style:style style:name="T1615" style:parent-style-name="DefaultParagraphFont" style:family="text">
      <style:text-properties fo:color="#1155CC" fo:background-color="#FFFFFF"/>
    </style:style>
    <style:style style:name="P1616" style:parent-style-name="NormalWeb" style:family="paragraph">
      <style:paragraph-properties fo:margin-top="0in" fo:margin-bottom="0in" fo:text-indent="0.4444in"/>
    </style:style>
    <style:style style:name="T1617" style:parent-style-name="Hyperlink" style:family="text">
      <style:text-properties fo:background-color="#FFFFFF"/>
    </style:style>
    <style:style style:name="P1618" style:parent-style-name="NormalWeb" style:family="paragraph">
      <style:paragraph-properties fo:margin-top="0in" fo:margin-bottom="0in" fo:text-indent="0.4444in"/>
      <style:text-properties fo:color="#1155CC" fo:background-color="#FFFFFF"/>
    </style:style>
    <style:style style:name="P1619" style:parent-style-name="NormalWeb" style:family="paragraph">
      <style:paragraph-properties fo:margin-top="0in" fo:margin-bottom="0in" fo:text-indent="0.4444in"/>
    </style:style>
    <style:style style:name="P1620" style:parent-style-name="NormalWeb" style:family="paragraph">
      <style:paragraph-properties fo:margin-top="0in" fo:margin-bottom="0in" fo:text-indent="0.4444in"/>
    </style:style>
    <style:style style:name="T1621" style:parent-style-name="DefaultParagraphFont" style:family="text">
      <style:text-properties fo:color="#000000" fo:background-color="#FFFFFF"/>
    </style:style>
    <style:style style:name="T1622" style:parent-style-name="DefaultParagraphFont" style:family="text">
      <style:text-properties style:font-name="Sylfaen" style:font-name-complex="Sylfaen" fo:color="#000000" fo:background-color="#FFFFFF"/>
    </style:style>
    <style:style style:name="T1623" style:parent-style-name="DefaultParagraphFont" style:family="text">
      <style:text-properties fo:color="#000000" fo:background-color="#FFFFFF"/>
    </style:style>
    <style:style style:name="T1624" style:parent-style-name="DefaultParagraphFont" style:family="text">
      <style:text-properties style:font-name="Sylfaen" style:font-name-complex="Sylfaen" fo:color="#000000" fo:background-color="#FFFFFF"/>
    </style:style>
    <style:style style:name="T1625" style:parent-style-name="DefaultParagraphFont" style:family="text">
      <style:text-properties fo:color="#000000" fo:background-color="#FFFFFF"/>
    </style:style>
    <style:style style:name="T1626" style:parent-style-name="DefaultParagraphFont" style:family="text">
      <style:text-properties style:font-name="Sylfaen" style:font-name-complex="Sylfaen" fo:color="#000000" fo:background-color="#FFFFFF"/>
    </style:style>
    <style:style style:name="T1627" style:parent-style-name="DefaultParagraphFont" style:family="text">
      <style:text-properties fo:color="#000000" fo:background-color="#FFFFFF"/>
    </style:style>
    <style:style style:name="T1628" style:parent-style-name="DefaultParagraphFont" style:family="text">
      <style:text-properties style:font-name="Sylfaen" style:font-name-complex="Sylfaen" fo:color="#000000" fo:background-color="#FFFFFF"/>
    </style:style>
    <style:style style:name="T1629" style:parent-style-name="DefaultParagraphFont" style:family="text">
      <style:text-properties fo:color="#000000" fo:background-color="#FFFFFF"/>
    </style:style>
    <style:style style:name="T1630" style:parent-style-name="DefaultParagraphFont" style:family="text">
      <style:text-properties style:font-name="Sylfaen" style:font-name-complex="Sylfaen" fo:color="#000000" fo:background-color="#FFFFFF"/>
    </style:style>
    <style:style style:name="T1631" style:parent-style-name="DefaultParagraphFont" style:family="text">
      <style:text-properties fo:color="#000000" fo:background-color="#FFFFFF"/>
    </style:style>
    <style:style style:name="T1632" style:parent-style-name="DefaultParagraphFont" style:family="text">
      <style:text-properties style:font-name="Sylfaen" style:font-name-complex="Sylfaen" fo:color="#000000" fo:background-color="#FFFFFF"/>
    </style:style>
    <style:style style:name="T1633" style:parent-style-name="DefaultParagraphFont" style:family="text">
      <style:text-properties fo:color="#000000" fo:background-color="#FFFFFF"/>
    </style:style>
    <style:style style:name="T1634" style:parent-style-name="DefaultParagraphFont" style:family="text">
      <style:text-properties style:font-name="Sylfaen" style:font-name-complex="Sylfaen" fo:color="#000000" fo:background-color="#FFFFFF"/>
    </style:style>
    <style:style style:name="T1635" style:parent-style-name="DefaultParagraphFont" style:family="text">
      <style:text-properties fo:color="#000000" fo:background-color="#FFFFFF"/>
    </style:style>
    <style:style style:name="T1636" style:parent-style-name="DefaultParagraphFont" style:family="text">
      <style:text-properties style:font-name="Sylfaen" style:font-name-complex="Sylfaen" fo:color="#000000" fo:background-color="#FFFFFF"/>
    </style:style>
    <style:style style:name="T1637" style:parent-style-name="DefaultParagraphFont" style:family="text">
      <style:text-properties fo:color="#000000" fo:background-color="#FFFFFF"/>
    </style:style>
    <style:style style:name="T1638" style:parent-style-name="DefaultParagraphFont" style:family="text">
      <style:text-properties style:font-name="Sylfaen" style:font-name-complex="Sylfaen" fo:color="#000000" fo:background-color="#FFFFFF"/>
    </style:style>
    <style:style style:name="T1639" style:parent-style-name="DefaultParagraphFont" style:family="text">
      <style:text-properties fo:color="#000000" fo:background-color="#FFFFFF"/>
    </style:style>
    <style:style style:name="T1640" style:parent-style-name="DefaultParagraphFont" style:family="text">
      <style:text-properties style:font-name="Sylfaen" style:font-name-complex="Sylfaen" fo:color="#000000" fo:background-color="#FFFFFF"/>
    </style:style>
    <style:style style:name="T1641" style:parent-style-name="DefaultParagraphFont" style:family="text">
      <style:text-properties fo:color="#000000" fo:background-color="#FFFFFF"/>
    </style:style>
    <style:style style:name="T1642" style:parent-style-name="DefaultParagraphFont" style:family="text">
      <style:text-properties style:font-name="Sylfaen" style:font-name-complex="Sylfaen" fo:color="#000000" fo:background-color="#FFFFFF"/>
    </style:style>
    <style:style style:name="T1643" style:parent-style-name="DefaultParagraphFont" style:family="text">
      <style:text-properties fo:color="#000000" fo:background-color="#FFFFFF"/>
    </style:style>
    <style:style style:name="T1644" style:parent-style-name="DefaultParagraphFont" style:family="text">
      <style:text-properties style:font-name="Sylfaen" style:font-name-complex="Sylfaen" fo:color="#000000" fo:background-color="#FFFFFF"/>
    </style:style>
    <style:style style:name="T1645" style:parent-style-name="DefaultParagraphFont" style:family="text">
      <style:text-properties fo:color="#000000" fo:background-color="#FFFFFF"/>
    </style:style>
    <style:style style:name="T1646" style:parent-style-name="DefaultParagraphFont" style:family="text">
      <style:text-properties style:font-name="Sylfaen" style:font-name-complex="Sylfaen" fo:color="#000000" fo:background-color="#FFFFFF"/>
    </style:style>
    <style:style style:name="T1647" style:parent-style-name="DefaultParagraphFont" style:family="text">
      <style:text-properties fo:color="#000000" fo:background-color="#FFFFFF"/>
    </style:style>
    <style:style style:name="T1648" style:parent-style-name="DefaultParagraphFont" style:family="text">
      <style:text-properties style:font-name="Sylfaen" style:font-name-complex="Sylfaen" fo:color="#000000" fo:background-color="#FFFFFF"/>
    </style:style>
    <style:style style:name="T1649" style:parent-style-name="DefaultParagraphFont" style:family="text">
      <style:text-properties fo:color="#000000" fo:background-color="#FFFFFF"/>
    </style:style>
    <style:style style:name="T1650" style:parent-style-name="DefaultParagraphFont" style:family="text">
      <style:text-properties style:font-name="Sylfaen" style:font-name-complex="Sylfaen" fo:color="#000000" fo:background-color="#FFFFFF"/>
    </style:style>
    <style:style style:name="T1651" style:parent-style-name="DefaultParagraphFont" style:family="text">
      <style:text-properties fo:color="#000000" fo:background-color="#FFFFFF"/>
    </style:style>
    <style:style style:name="T1652" style:parent-style-name="DefaultParagraphFont" style:family="text">
      <style:text-properties style:font-name="Sylfaen" style:font-name-complex="Sylfaen" fo:color="#000000" fo:background-color="#FFFFFF"/>
    </style:style>
    <style:style style:name="T1653" style:parent-style-name="DefaultParagraphFont" style:family="text">
      <style:text-properties fo:color="#000000" fo:background-color="#FFFFFF"/>
    </style:style>
    <style:style style:name="T1654" style:parent-style-name="DefaultParagraphFont" style:family="text">
      <style:text-properties style:font-name="Sylfaen" style:font-name-complex="Sylfaen" fo:color="#000000" fo:background-color="#FFFFFF"/>
    </style:style>
    <style:style style:name="T1655" style:parent-style-name="DefaultParagraphFont" style:family="text">
      <style:text-properties fo:color="#000000" fo:background-color="#FFFFFF"/>
    </style:style>
    <style:style style:name="T1656" style:parent-style-name="DefaultParagraphFont" style:family="text">
      <style:text-properties style:font-name="Sylfaen" style:font-name-complex="Sylfaen" fo:color="#000000" fo:background-color="#FFFFFF"/>
    </style:style>
    <style:style style:name="T1657" style:parent-style-name="DefaultParagraphFont" style:family="text">
      <style:text-properties fo:color="#000000" fo:background-color="#FFFFFF"/>
    </style:style>
    <style:style style:name="T1658" style:parent-style-name="DefaultParagraphFont" style:family="text">
      <style:text-properties style:font-name="Sylfaen" style:font-name-complex="Sylfaen" fo:color="#000000" fo:background-color="#FFFFFF"/>
    </style:style>
    <style:style style:name="T1659" style:parent-style-name="DefaultParagraphFont" style:family="text">
      <style:text-properties fo:color="#000000" fo:background-color="#FFFFFF"/>
    </style:style>
    <style:style style:name="T1660" style:parent-style-name="DefaultParagraphFont" style:family="text">
      <style:text-properties style:font-name="Sylfaen" style:font-name-complex="Sylfaen" fo:color="#000000" fo:background-color="#FFFFFF"/>
    </style:style>
    <style:style style:name="T1661" style:parent-style-name="DefaultParagraphFont" style:family="text">
      <style:text-properties fo:color="#000000" fo:background-color="#FFFFFF"/>
    </style:style>
    <style:style style:name="T1662" style:parent-style-name="DefaultParagraphFont" style:family="text">
      <style:text-properties style:font-name="Sylfaen" style:font-name-complex="Sylfaen" fo:color="#000000" fo:background-color="#FFFFFF"/>
    </style:style>
    <style:style style:name="T1663" style:parent-style-name="DefaultParagraphFont" style:family="text">
      <style:text-properties fo:color="#000000" fo:background-color="#FFFFFF"/>
    </style:style>
    <style:style style:name="T1664" style:parent-style-name="DefaultParagraphFont" style:family="text">
      <style:text-properties style:font-name="Sylfaen" style:font-name-complex="Sylfaen" fo:color="#000000" fo:background-color="#FFFFFF"/>
    </style:style>
    <style:style style:name="T1665" style:parent-style-name="DefaultParagraphFont" style:family="text">
      <style:text-properties fo:color="#000000" fo:background-color="#FFFFFF"/>
    </style:style>
    <style:style style:name="T1666" style:parent-style-name="DefaultParagraphFont" style:family="text">
      <style:text-properties style:font-name="Sylfaen" style:font-name-complex="Sylfaen" fo:color="#000000" fo:background-color="#FFFFFF"/>
    </style:style>
    <style:style style:name="T1667" style:parent-style-name="DefaultParagraphFont" style:family="text">
      <style:text-properties fo:color="#000000" fo:background-color="#FFFFFF"/>
    </style:style>
    <style:style style:name="T1668" style:parent-style-name="DefaultParagraphFont" style:family="text">
      <style:text-properties style:font-name="Sylfaen" style:font-name-complex="Sylfaen" fo:color="#000000" fo:background-color="#FFFFFF"/>
    </style:style>
    <style:style style:name="T1669" style:parent-style-name="DefaultParagraphFont" style:family="text">
      <style:text-properties fo:color="#000000" fo:background-color="#FFFFFF"/>
    </style:style>
    <style:style style:name="T1670" style:parent-style-name="DefaultParagraphFont" style:family="text">
      <style:text-properties style:font-name="Sylfaen" style:font-name-complex="Sylfaen" fo:color="#000000" fo:background-color="#FFFFFF"/>
    </style:style>
    <style:style style:name="T1671" style:parent-style-name="DefaultParagraphFont" style:family="text">
      <style:text-properties fo:color="#000000" fo:background-color="#FFFFFF"/>
    </style:style>
    <style:style style:name="T1672" style:parent-style-name="DefaultParagraphFont" style:family="text">
      <style:text-properties style:font-name="Sylfaen" style:font-name-complex="Sylfaen" fo:color="#000000" fo:background-color="#FFFFFF"/>
    </style:style>
    <style:style style:name="T1673" style:parent-style-name="DefaultParagraphFont" style:family="text">
      <style:text-properties fo:color="#000000" fo:background-color="#FFFFFF"/>
    </style:style>
    <style:style style:name="P1674" style:parent-style-name="NormalWeb" style:family="paragraph">
      <style:paragraph-properties fo:margin-top="0in" fo:margin-bottom="0in" fo:text-indent="0.4444in"/>
    </style:style>
    <style:style style:name="T1675" style:parent-style-name="Hyperlink" style:family="text">
      <style:text-properties fo:background-color="#FFFFFF"/>
    </style:style>
    <style:style style:name="P1676" style:parent-style-name="NormalWeb" style:family="paragraph">
      <style:paragraph-properties fo:margin-top="0in" fo:margin-bottom="0in" fo:text-indent="0.4444in"/>
      <style:text-properties fo:color="#000000" fo:background-color="#FFFFFF"/>
    </style:style>
    <style:style style:name="P1677" style:parent-style-name="NormalWeb" style:family="paragraph">
      <style:paragraph-properties fo:margin-top="0in" fo:margin-bottom="0in" fo:text-indent="0.4444in"/>
    </style:style>
    <style:style style:name="P1678" style:parent-style-name="NormalWeb" style:family="paragraph">
      <style:paragraph-properties fo:margin-top="0in" fo:margin-bottom="0in" fo:text-indent="0.4444in"/>
    </style:style>
    <style:style style:name="T1679" style:parent-style-name="DefaultParagraphFont" style:family="text">
      <style:text-properties fo:color="#000000" fo:background-color="#FFFFFF"/>
    </style:style>
    <style:style style:name="T1680" style:parent-style-name="DefaultParagraphFont" style:family="text">
      <style:text-properties style:font-name="Sylfaen" style:font-name-complex="Sylfaen" fo:color="#000000" fo:background-color="#FFFFFF"/>
    </style:style>
    <style:style style:name="T1681" style:parent-style-name="DefaultParagraphFont" style:family="text">
      <style:text-properties fo:color="#000000" fo:background-color="#FFFFFF"/>
    </style:style>
    <style:style style:name="T1682" style:parent-style-name="DefaultParagraphFont" style:family="text">
      <style:text-properties style:font-name="Sylfaen" style:font-name-complex="Sylfaen" fo:color="#000000" fo:background-color="#FFFFFF"/>
    </style:style>
    <style:style style:name="T1683" style:parent-style-name="DefaultParagraphFont" style:family="text">
      <style:text-properties fo:color="#000000" fo:background-color="#FFFFFF"/>
    </style:style>
    <style:style style:name="T1684" style:parent-style-name="DefaultParagraphFont" style:family="text">
      <style:text-properties style:font-name="Sylfaen" style:font-name-complex="Sylfaen" fo:color="#000000" fo:background-color="#FFFFFF"/>
    </style:style>
    <style:style style:name="T1685" style:parent-style-name="DefaultParagraphFont" style:family="text">
      <style:text-properties fo:color="#000000" fo:background-color="#FFFFFF"/>
    </style:style>
    <style:style style:name="T1686" style:parent-style-name="DefaultParagraphFont" style:family="text">
      <style:text-properties style:font-name="Sylfaen" style:font-name-complex="Sylfaen" fo:color="#000000" fo:background-color="#FFFFFF"/>
    </style:style>
    <style:style style:name="T1687" style:parent-style-name="DefaultParagraphFont" style:family="text">
      <style:text-properties fo:color="#000000" fo:background-color="#FFFFFF"/>
    </style:style>
    <style:style style:name="T1688" style:parent-style-name="DefaultParagraphFont" style:family="text">
      <style:text-properties style:font-name="Sylfaen" style:font-name-complex="Sylfaen" fo:color="#000000" fo:background-color="#FFFFFF"/>
    </style:style>
    <style:style style:name="T1689" style:parent-style-name="DefaultParagraphFont" style:family="text">
      <style:text-properties fo:color="#000000" fo:background-color="#FFFFFF"/>
    </style:style>
    <style:style style:name="T1690" style:parent-style-name="DefaultParagraphFont" style:family="text">
      <style:text-properties style:font-name="Sylfaen" style:font-name-complex="Sylfaen" fo:color="#000000" fo:background-color="#FFFFFF"/>
    </style:style>
    <style:style style:name="T1691" style:parent-style-name="DefaultParagraphFont" style:family="text">
      <style:text-properties fo:color="#000000" fo:background-color="#FFFFFF"/>
    </style:style>
    <style:style style:name="T1692" style:parent-style-name="DefaultParagraphFont" style:family="text">
      <style:text-properties style:font-name="Sylfaen" style:font-name-complex="Sylfaen" fo:color="#000000" fo:background-color="#FFFFFF"/>
    </style:style>
    <style:style style:name="T1693" style:parent-style-name="DefaultParagraphFont" style:family="text">
      <style:text-properties fo:color="#000000" fo:background-color="#FFFFFF"/>
    </style:style>
    <style:style style:name="T1694" style:parent-style-name="DefaultParagraphFont" style:family="text">
      <style:text-properties style:font-name="Sylfaen" style:font-name-complex="Sylfaen" fo:color="#000000" fo:background-color="#FFFFFF"/>
    </style:style>
    <style:style style:name="T1695" style:parent-style-name="DefaultParagraphFont" style:family="text">
      <style:text-properties fo:color="#000000" fo:background-color="#FFFFFF"/>
    </style:style>
    <style:style style:name="T1696" style:parent-style-name="DefaultParagraphFont" style:family="text">
      <style:text-properties style:font-name="Sylfaen" style:font-name-complex="Sylfaen" fo:color="#000000" fo:background-color="#FFFFFF"/>
    </style:style>
    <style:style style:name="T1697" style:parent-style-name="DefaultParagraphFont" style:family="text">
      <style:text-properties fo:color="#000000" fo:background-color="#FFFFFF"/>
    </style:style>
    <style:style style:name="T1698" style:parent-style-name="DefaultParagraphFont" style:family="text">
      <style:text-properties style:font-name="Sylfaen" style:font-name-complex="Sylfaen" fo:color="#000000" fo:background-color="#FFFFFF"/>
    </style:style>
    <style:style style:name="T1699" style:parent-style-name="DefaultParagraphFont" style:family="text">
      <style:text-properties fo:color="#000000" fo:background-color="#FFFFFF"/>
    </style:style>
    <style:style style:name="T1700" style:parent-style-name="DefaultParagraphFont" style:family="text">
      <style:text-properties style:font-name="Sylfaen" style:font-name-complex="Sylfaen" fo:color="#000000" fo:background-color="#FFFFFF"/>
    </style:style>
    <style:style style:name="T1701" style:parent-style-name="DefaultParagraphFont" style:family="text">
      <style:text-properties fo:color="#000000" fo:background-color="#FFFFFF"/>
    </style:style>
    <style:style style:name="T1702" style:parent-style-name="DefaultParagraphFont" style:family="text">
      <style:text-properties style:font-name="Sylfaen" style:font-name-complex="Sylfaen" fo:color="#000000" fo:background-color="#FFFFFF"/>
    </style:style>
    <style:style style:name="T1703" style:parent-style-name="DefaultParagraphFont" style:family="text">
      <style:text-properties fo:color="#000000" fo:background-color="#FFFFFF"/>
    </style:style>
    <style:style style:name="T1704" style:parent-style-name="DefaultParagraphFont" style:family="text">
      <style:text-properties style:font-name="Sylfaen" style:font-name-complex="Sylfaen" fo:color="#000000" fo:background-color="#FFFFFF"/>
    </style:style>
    <style:style style:name="T1705" style:parent-style-name="DefaultParagraphFont" style:family="text">
      <style:text-properties fo:color="#000000" fo:background-color="#FFFFFF"/>
    </style:style>
    <style:style style:name="T1706" style:parent-style-name="DefaultParagraphFont" style:family="text">
      <style:text-properties style:font-name="Sylfaen" style:font-name-complex="Sylfaen" fo:color="#000000" fo:background-color="#FFFFFF"/>
    </style:style>
    <style:style style:name="T1707" style:parent-style-name="DefaultParagraphFont" style:family="text">
      <style:text-properties fo:color="#000000" fo:background-color="#FFFFFF"/>
    </style:style>
    <style:style style:name="T1708" style:parent-style-name="DefaultParagraphFont" style:family="text">
      <style:text-properties style:font-name="Sylfaen" style:font-name-complex="Sylfaen" fo:color="#000000" fo:background-color="#FFFFFF"/>
    </style:style>
    <style:style style:name="T1709" style:parent-style-name="DefaultParagraphFont" style:family="text">
      <style:text-properties fo:color="#000000" fo:background-color="#FFFFFF"/>
    </style:style>
    <style:style style:name="T1710" style:parent-style-name="DefaultParagraphFont" style:family="text">
      <style:text-properties style:font-name="Sylfaen" style:font-name-complex="Sylfaen" fo:color="#000000" fo:background-color="#FFFFFF"/>
    </style:style>
    <style:style style:name="T1711" style:parent-style-name="DefaultParagraphFont" style:family="text">
      <style:text-properties fo:color="#000000" fo:background-color="#FFFFFF"/>
    </style:style>
    <style:style style:name="T1712" style:parent-style-name="DefaultParagraphFont" style:family="text">
      <style:text-properties style:font-name="Sylfaen" style:font-name-complex="Sylfaen" fo:color="#000000" fo:background-color="#FFFFFF"/>
    </style:style>
    <style:style style:name="T1713" style:parent-style-name="DefaultParagraphFont" style:family="text">
      <style:text-properties fo:color="#000000" fo:background-color="#FFFFFF"/>
    </style:style>
    <style:style style:name="T1714" style:parent-style-name="DefaultParagraphFont" style:family="text">
      <style:text-properties style:font-name="Sylfaen" style:font-name-complex="Sylfaen" fo:color="#000000" fo:background-color="#FFFFFF"/>
    </style:style>
    <style:style style:name="T1715" style:parent-style-name="DefaultParagraphFont" style:family="text">
      <style:text-properties fo:color="#000000" fo:background-color="#FFFFFF"/>
    </style:style>
    <style:style style:name="T1716" style:parent-style-name="DefaultParagraphFont" style:family="text">
      <style:text-properties style:font-name="Tahoma" style:font-name-complex="Tahoma" fo:color="#000000" fo:background-color="#FFFFFF"/>
    </style:style>
    <style:style style:name="T1717" style:parent-style-name="DefaultParagraphFont" style:family="text">
      <style:text-properties fo:color="#000000" fo:background-color="#FFFFFF"/>
    </style:style>
    <style:style style:name="T1718" style:parent-style-name="DefaultParagraphFont" style:family="text">
      <style:text-properties style:font-name="Sylfaen" style:font-name-complex="Sylfaen" fo:color="#000000" fo:background-color="#FFFFFF"/>
    </style:style>
    <style:style style:name="T1719" style:parent-style-name="DefaultParagraphFont" style:family="text">
      <style:text-properties fo:color="#000000" fo:background-color="#FFFFFF"/>
    </style:style>
    <style:style style:name="T1720" style:parent-style-name="DefaultParagraphFont" style:family="text">
      <style:text-properties style:font-name="Sylfaen" style:font-name-complex="Sylfaen" fo:color="#000000" fo:background-color="#FFFFFF"/>
    </style:style>
    <style:style style:name="T1721" style:parent-style-name="DefaultParagraphFont" style:family="text">
      <style:text-properties fo:color="#000000" fo:background-color="#FFFFFF"/>
    </style:style>
    <style:style style:name="T1722" style:parent-style-name="DefaultParagraphFont" style:family="text">
      <style:text-properties style:font-name="Sylfaen" style:font-name-complex="Sylfaen" fo:color="#000000" fo:background-color="#FFFFFF"/>
    </style:style>
    <style:style style:name="T1723" style:parent-style-name="DefaultParagraphFont" style:family="text">
      <style:text-properties fo:color="#000000" fo:background-color="#FFFFFF"/>
    </style:style>
    <style:style style:name="T1724" style:parent-style-name="DefaultParagraphFont" style:family="text">
      <style:text-properties style:font-name="Sylfaen" style:font-name-complex="Sylfaen" fo:color="#000000" fo:background-color="#FFFFFF"/>
    </style:style>
    <style:style style:name="P1725" style:parent-style-name="NormalWeb" style:family="paragraph">
      <style:paragraph-properties fo:margin-top="0in" fo:margin-bottom="0in" fo:text-indent="0.4444in"/>
    </style:style>
    <style:style style:name="T1726" style:parent-style-name="Hyperlink" style:family="text">
      <style:text-properties style:font-name="Sylfaen" style:font-name-complex="Sylfaen" fo:background-color="#FFFFFF"/>
    </style:style>
    <style:style style:name="P1727" style:parent-style-name="NormalWeb" style:family="paragraph">
      <style:paragraph-properties fo:margin-top="0in" fo:margin-bottom="0in" fo:text-indent="0.4444in"/>
      <style:text-properties style:font-name="Sylfaen" style:font-name-complex="Sylfaen" fo:color="#000000" fo:background-color="#FFFFFF"/>
    </style:style>
    <style:style style:name="P1728" style:parent-style-name="NormalWeb" style:family="paragraph">
      <style:paragraph-properties fo:margin-top="0in" fo:margin-bottom="0in" fo:text-indent="0.4444in"/>
    </style:style>
    <style:style style:name="P1729" style:parent-style-name="NormalWeb" style:family="paragraph">
      <style:paragraph-properties fo:margin-top="0in" fo:margin-bottom="0in" fo:text-indent="0.4444in"/>
    </style:style>
    <style:style style:name="T1730" style:parent-style-name="DefaultParagraphFont" style:family="text">
      <style:text-properties fo:color="#000000" fo:background-color="#FFFFFF"/>
    </style:style>
    <style:style style:name="T1731" style:parent-style-name="DefaultParagraphFont" style:family="text">
      <style:text-properties style:font-name="Sylfaen" style:font-name-complex="Sylfaen" fo:color="#222222" fo:background-color="#FFFFFF"/>
    </style:style>
    <style:style style:name="T1732" style:parent-style-name="DefaultParagraphFont" style:family="text">
      <style:text-properties fo:color="#222222" fo:background-color="#FFFFFF"/>
    </style:style>
    <style:style style:name="T1733" style:parent-style-name="DefaultParagraphFont" style:family="text">
      <style:text-properties style:font-name="Sylfaen" style:font-name-complex="Sylfaen" fo:color="#222222" fo:background-color="#FFFFFF"/>
    </style:style>
    <style:style style:name="T1734" style:parent-style-name="DefaultParagraphFont" style:family="text">
      <style:text-properties fo:color="#222222" fo:background-color="#FFFFFF"/>
    </style:style>
    <style:style style:name="T1735" style:parent-style-name="DefaultParagraphFont" style:family="text">
      <style:text-properties style:font-name="Sylfaen" style:font-name-complex="Sylfaen" fo:color="#111111" fo:background-color="#FFFFFF"/>
    </style:style>
    <style:style style:name="T1736" style:parent-style-name="DefaultParagraphFont" style:family="text">
      <style:text-properties fo:color="#111111" fo:background-color="#FFFFFF"/>
    </style:style>
    <style:style style:name="T1737" style:parent-style-name="DefaultParagraphFont" style:family="text">
      <style:text-properties style:font-name="Sylfaen" style:font-name-complex="Sylfaen" fo:color="#111111" fo:background-color="#FFFFFF"/>
    </style:style>
    <style:style style:name="T1738" style:parent-style-name="DefaultParagraphFont" style:family="text">
      <style:text-properties fo:color="#111111" fo:background-color="#FFFFFF"/>
    </style:style>
    <style:style style:name="T1739" style:parent-style-name="DefaultParagraphFont" style:family="text">
      <style:text-properties style:font-name="Sylfaen" style:font-name-complex="Sylfaen" fo:color="#111111" fo:background-color="#FFFFFF"/>
    </style:style>
    <style:style style:name="T1740" style:parent-style-name="DefaultParagraphFont" style:family="text">
      <style:text-properties fo:color="#111111" fo:background-color="#FFFFFF"/>
    </style:style>
    <style:style style:name="T1741" style:parent-style-name="DefaultParagraphFont" style:family="text">
      <style:text-properties style:font-name="Sylfaen" style:font-name-complex="Sylfaen" fo:color="#111111" fo:background-color="#FFFFFF"/>
    </style:style>
    <style:style style:name="T1742" style:parent-style-name="DefaultParagraphFont" style:family="text">
      <style:text-properties fo:color="#111111" fo:background-color="#FFFFFF"/>
    </style:style>
    <style:style style:name="T1743" style:parent-style-name="DefaultParagraphFont" style:family="text">
      <style:text-properties style:font-name="Sylfaen" style:font-name-complex="Sylfaen" fo:color="#111111" fo:background-color="#FFFFFF"/>
    </style:style>
    <style:style style:name="T1744" style:parent-style-name="DefaultParagraphFont" style:family="text">
      <style:text-properties fo:color="#111111" fo:background-color="#FFFFFF"/>
    </style:style>
    <style:style style:name="T1745" style:parent-style-name="DefaultParagraphFont" style:family="text">
      <style:text-properties fo:color="#222222" fo:background-color="#FFFFFF"/>
    </style:style>
    <style:style style:name="T1746" style:parent-style-name="DefaultParagraphFont" style:family="text">
      <style:text-properties fo:color="#1155CC" fo:background-color="#FFFFFF"/>
    </style:style>
    <style:style style:name="T1747" style:parent-style-name="DefaultParagraphFont" style:family="text">
      <style:text-properties fo:color="#111111" fo:background-color="#FFFFFF"/>
    </style:style>
    <style:style style:name="T1748" style:parent-style-name="DefaultParagraphFont" style:family="text">
      <style:text-properties fo:color="#222222" fo:background-color="#FFFFFF"/>
    </style:style>
    <style:style style:name="T1749" style:parent-style-name="DefaultParagraphFont" style:family="text">
      <style:text-properties style:font-name="Sylfaen" style:font-name-complex="Sylfaen" fo:color="#222222" fo:background-color="#FFFFFF"/>
    </style:style>
    <style:style style:name="T1750" style:parent-style-name="DefaultParagraphFont" style:family="text">
      <style:text-properties fo:color="#222222" fo:background-color="#FFFFFF"/>
    </style:style>
    <style:style style:name="P1751" style:parent-style-name="NormalWeb" style:family="paragraph">
      <style:paragraph-properties fo:margin-top="0in" fo:margin-bottom="0in" fo:text-indent="0.4444in"/>
    </style:style>
    <style:style style:name="P1752" style:parent-style-name="NormalWeb" style:family="paragraph">
      <style:paragraph-properties fo:margin-top="0in" fo:margin-bottom="0in" fo:text-indent="0.4444in"/>
    </style:style>
    <style:style style:name="T1753" style:parent-style-name="DefaultParagraphFont" style:family="text">
      <style:text-properties fo:color="#000000" fo:background-color="#FFFFFF"/>
    </style:style>
    <style:style style:name="T1754" style:parent-style-name="DefaultParagraphFont" style:family="text">
      <style:text-properties style:font-name="Sylfaen" style:font-name-complex="Sylfaen" fo:color="#000000" fo:background-color="#FFFFFF"/>
    </style:style>
    <style:style style:name="T1755" style:parent-style-name="DefaultParagraphFont" style:family="text">
      <style:text-properties fo:color="#000000" fo:background-color="#FFFFFF"/>
    </style:style>
    <style:style style:name="T1756" style:parent-style-name="DefaultParagraphFont" style:family="text">
      <style:text-properties style:font-name="Sylfaen" style:font-name-complex="Sylfaen" fo:color="#000000" fo:background-color="#FFFFFF"/>
    </style:style>
    <style:style style:name="T1757" style:parent-style-name="DefaultParagraphFont" style:family="text">
      <style:text-properties fo:color="#000000" fo:background-color="#FFFFFF"/>
    </style:style>
    <style:style style:name="T1758" style:parent-style-name="DefaultParagraphFont" style:family="text">
      <style:text-properties style:font-name="Sylfaen" style:font-name-complex="Sylfaen" fo:color="#000000" fo:background-color="#FFFFFF"/>
    </style:style>
    <style:style style:name="T1759" style:parent-style-name="DefaultParagraphFont" style:family="text">
      <style:text-properties fo:color="#000000" fo:background-color="#FFFFFF"/>
    </style:style>
    <style:style style:name="T1760" style:parent-style-name="DefaultParagraphFont" style:family="text">
      <style:text-properties style:font-name="Sylfaen" style:font-name-complex="Sylfaen" fo:color="#000000" fo:background-color="#FFFFFF"/>
    </style:style>
    <style:style style:name="T1761" style:parent-style-name="DefaultParagraphFont" style:family="text">
      <style:text-properties fo:color="#000000" fo:background-color="#FFFFFF"/>
    </style:style>
    <style:style style:name="T1762" style:parent-style-name="DefaultParagraphFont" style:family="text">
      <style:text-properties style:font-name="Sylfaen" style:font-name-complex="Sylfaen" fo:color="#000000" fo:background-color="#FFFFFF"/>
    </style:style>
    <style:style style:name="T1763" style:parent-style-name="DefaultParagraphFont" style:family="text">
      <style:text-properties fo:color="#000000" fo:background-color="#FFFFFF"/>
    </style:style>
    <style:style style:name="T1764" style:parent-style-name="DefaultParagraphFont" style:family="text">
      <style:text-properties style:font-name="Sylfaen" style:font-name-complex="Sylfaen" fo:color="#000000" fo:background-color="#FFFFFF"/>
    </style:style>
    <style:style style:name="T1765" style:parent-style-name="DefaultParagraphFont" style:family="text">
      <style:text-properties fo:color="#000000" fo:background-color="#FFFFFF"/>
    </style:style>
    <style:style style:name="T1766" style:parent-style-name="DefaultParagraphFont" style:family="text">
      <style:text-properties style:font-name="Sylfaen" style:font-name-complex="Sylfaen" fo:color="#000000" fo:background-color="#FFFFFF"/>
    </style:style>
    <style:style style:name="T1767" style:parent-style-name="DefaultParagraphFont" style:family="text">
      <style:text-properties fo:color="#000000" fo:background-color="#FFFFFF"/>
    </style:style>
    <style:style style:name="T1768" style:parent-style-name="DefaultParagraphFont" style:family="text">
      <style:text-properties style:font-name="Sylfaen" style:font-name-complex="Sylfaen" fo:color="#000000" fo:background-color="#FFFFFF"/>
    </style:style>
    <style:style style:name="T1769" style:parent-style-name="DefaultParagraphFont" style:family="text">
      <style:text-properties fo:color="#000000" fo:background-color="#FFFFFF"/>
    </style:style>
    <style:style style:name="T1770" style:parent-style-name="DefaultParagraphFont" style:family="text">
      <style:text-properties style:font-name="Sylfaen" style:font-name-complex="Sylfaen" fo:color="#222222" fo:background-color="#FFFFFF"/>
    </style:style>
    <style:style style:name="T1771" style:parent-style-name="DefaultParagraphFont" style:family="text">
      <style:text-properties fo:color="#222222" fo:background-color="#FFFFFF"/>
    </style:style>
    <style:style style:name="T1772" style:parent-style-name="DefaultParagraphFont" style:family="text">
      <style:text-properties fo:color="#000000" fo:background-color="#FFFFFF"/>
    </style:style>
    <style:style style:name="T1773" style:parent-style-name="DefaultParagraphFont" style:family="text">
      <style:text-properties fo:color="#1155CC" fo:background-color="#FFFFFF"/>
    </style:style>
    <style:style style:name="T1774" style:parent-style-name="DefaultParagraphFont" style:family="text">
      <style:text-properties fo:color="#000000" fo:background-color="#FFFFFF"/>
    </style:style>
    <style:style style:name="T1775" style:parent-style-name="DefaultParagraphFont" style:family="text">
      <style:text-properties fo:color="#222222" fo:background-color="#FFFFFF"/>
    </style:style>
    <style:style style:name="T1776" style:parent-style-name="DefaultParagraphFont" style:family="text">
      <style:text-properties style:font-name="Sylfaen" style:font-name-complex="Sylfaen" fo:color="#222222" fo:background-color="#FFFFFF"/>
    </style:style>
    <style:style style:name="T1777" style:parent-style-name="DefaultParagraphFont" style:family="text">
      <style:text-properties fo:color="#222222" fo:background-color="#FFFFFF"/>
    </style:style>
    <style:style style:name="P1778" style:parent-style-name="NormalWeb" style:family="paragraph">
      <style:paragraph-properties fo:margin-top="0in" fo:margin-bottom="0in" fo:text-indent="0.4444in"/>
    </style:style>
    <style:style style:name="P1779" style:parent-style-name="NormalWeb" style:family="paragraph">
      <style:paragraph-properties fo:margin-top="0.0277in" fo:text-indent="0.4444in"/>
    </style:style>
    <style:style style:name="T1780" style:parent-style-name="DefaultParagraphFont" style:family="text">
      <style:text-properties fo:color="#000000" fo:background-color="#FFFFFF"/>
    </style:style>
    <style:style style:name="T1781" style:parent-style-name="DefaultParagraphFont" style:family="text">
      <style:text-properties style:font-name="Sylfaen" style:font-name-complex="Sylfaen" fo:color="#000000" fo:background-color="#FFFFFF"/>
    </style:style>
    <style:style style:name="T1782" style:parent-style-name="DefaultParagraphFont" style:family="text">
      <style:text-properties fo:color="#000000" fo:background-color="#FFFFFF"/>
    </style:style>
    <style:style style:name="T1783" style:parent-style-name="DefaultParagraphFont" style:family="text">
      <style:text-properties style:font-name="Sylfaen" style:font-name-complex="Sylfaen" fo:color="#000000" fo:background-color="#FFFFFF"/>
    </style:style>
    <style:style style:name="T1784" style:parent-style-name="DefaultParagraphFont" style:family="text">
      <style:text-properties fo:color="#000000" fo:background-color="#FFFFFF"/>
    </style:style>
    <style:style style:name="T1785" style:parent-style-name="DefaultParagraphFont" style:family="text">
      <style:text-properties style:font-name="Sylfaen" style:font-name-complex="Sylfaen" fo:color="#000000" fo:background-color="#FFFFFF"/>
    </style:style>
    <style:style style:name="T1786" style:parent-style-name="DefaultParagraphFont" style:family="text">
      <style:text-properties fo:color="#000000" fo:background-color="#FFFFFF"/>
    </style:style>
    <style:style style:name="T1787" style:parent-style-name="DefaultParagraphFont" style:family="text">
      <style:text-properties style:font-name="Sylfaen" style:font-name-complex="Sylfaen" fo:color="#000000" fo:background-color="#FFFFFF"/>
    </style:style>
    <style:style style:name="T1788" style:parent-style-name="DefaultParagraphFont" style:family="text">
      <style:text-properties fo:color="#000000" fo:background-color="#FFFFFF"/>
    </style:style>
    <style:style style:name="T1789" style:parent-style-name="DefaultParagraphFont" style:family="text">
      <style:text-properties style:font-name="Sylfaen" style:font-name-complex="Sylfaen" fo:color="#000000" fo:background-color="#FFFFFF"/>
    </style:style>
    <style:style style:name="T1790" style:parent-style-name="DefaultParagraphFont" style:family="text">
      <style:text-properties fo:color="#000000" fo:background-color="#FFFFFF"/>
    </style:style>
    <style:style style:name="T1791" style:parent-style-name="DefaultParagraphFont" style:family="text">
      <style:text-properties style:font-name="Sylfaen" style:font-name-complex="Sylfaen" fo:color="#000000" fo:background-color="#FFFFFF"/>
    </style:style>
    <style:style style:name="T1792" style:parent-style-name="DefaultParagraphFont" style:family="text">
      <style:text-properties fo:color="#000000" fo:background-color="#FFFFFF"/>
    </style:style>
    <style:style style:name="T1793" style:parent-style-name="DefaultParagraphFont" style:family="text">
      <style:text-properties style:font-name="Sylfaen" style:font-name-complex="Sylfaen" fo:color="#000000" fo:background-color="#FFFFFF"/>
    </style:style>
    <style:style style:name="T1794" style:parent-style-name="DefaultParagraphFont" style:family="text">
      <style:text-properties fo:color="#000000" fo:background-color="#FFFFFF"/>
    </style:style>
    <style:style style:name="T1795" style:parent-style-name="DefaultParagraphFont" style:family="text">
      <style:text-properties style:font-name="Sylfaen" style:font-name-complex="Sylfaen" fo:color="#000000" fo:background-color="#FFFFFF"/>
    </style:style>
    <style:style style:name="T1796" style:parent-style-name="DefaultParagraphFont" style:family="text">
      <style:text-properties fo:color="#000000" fo:background-color="#FFFFFF"/>
    </style:style>
    <style:style style:name="T1797" style:parent-style-name="DefaultParagraphFont" style:family="text">
      <style:text-properties style:font-name="Sylfaen" style:font-name-complex="Sylfaen" fo:color="#000000" fo:background-color="#FFFFFF"/>
    </style:style>
    <style:style style:name="T1798" style:parent-style-name="DefaultParagraphFont" style:family="text">
      <style:text-properties fo:color="#000000" fo:background-color="#FFFFFF"/>
    </style:style>
    <style:style style:name="T1799" style:parent-style-name="DefaultParagraphFont" style:family="text">
      <style:text-properties style:font-name="Sylfaen" style:font-name-complex="Sylfaen" fo:color="#000000" fo:background-color="#FFFFFF"/>
    </style:style>
    <style:style style:name="T1800" style:parent-style-name="DefaultParagraphFont" style:family="text">
      <style:text-properties fo:color="#000000" fo:background-color="#FFFFFF"/>
    </style:style>
    <style:style style:name="T1801" style:parent-style-name="DefaultParagraphFont" style:family="text">
      <style:text-properties style:font-name="Sylfaen" style:font-name-complex="Sylfaen" fo:color="#000000" fo:background-color="#FFFFFF"/>
    </style:style>
    <style:style style:name="T1802" style:parent-style-name="DefaultParagraphFont" style:family="text">
      <style:text-properties fo:color="#000000" fo:background-color="#FFFFFF"/>
    </style:style>
    <style:style style:name="T1803" style:parent-style-name="DefaultParagraphFont" style:family="text">
      <style:text-properties style:font-name="Sylfaen" style:font-name-complex="Sylfaen" fo:color="#000000" fo:background-color="#FFFFFF"/>
    </style:style>
    <style:style style:name="T1804" style:parent-style-name="DefaultParagraphFont" style:family="text">
      <style:text-properties fo:color="#000000" fo:background-color="#FFFFFF"/>
    </style:style>
    <style:style style:name="T1805" style:parent-style-name="DefaultParagraphFont" style:family="text">
      <style:text-properties fo:color="#1155CC" fo:background-color="#FFFFFF"/>
    </style:style>
    <style:style style:name="T1806" style:parent-style-name="DefaultParagraphFont" style:family="text">
      <style:text-properties fo:color="#000000" fo:background-color="#FFFFFF"/>
    </style:style>
    <style:style style:name="T1807" style:parent-style-name="DefaultParagraphFont" style:family="text">
      <style:text-properties style:font-name="Sylfaen" style:font-name-complex="Sylfaen" fo:color="#000000" fo:background-color="#FFFFFF"/>
    </style:style>
    <style:style style:name="T1808" style:parent-style-name="DefaultParagraphFont" style:family="text">
      <style:text-properties fo:color="#000000" fo:background-color="#FFFFFF"/>
    </style:style>
    <style:style style:name="T1809" style:parent-style-name="DefaultParagraphFont" style:family="text">
      <style:text-properties style:font-name="Sylfaen" style:font-name-complex="Sylfaen" fo:color="#000000" fo:background-color="#FFFFFF"/>
    </style:style>
    <style:style style:name="T1810" style:parent-style-name="DefaultParagraphFont" style:family="text">
      <style:text-properties fo:color="#000000" fo:background-color="#FFFFFF"/>
    </style:style>
    <style:style style:name="T1811" style:parent-style-name="DefaultParagraphFont" style:family="text">
      <style:text-properties style:font-name="Sylfaen" style:font-name-complex="Sylfaen" fo:color="#000000" fo:background-color="#FFFFFF"/>
    </style:style>
    <style:style style:name="T1812" style:parent-style-name="DefaultParagraphFont" style:family="text">
      <style:text-properties fo:color="#000000" fo:background-color="#FFFFFF"/>
    </style:style>
    <style:style style:name="T1813" style:parent-style-name="DefaultParagraphFont" style:family="text">
      <style:text-properties style:font-name="Sylfaen" style:font-name-complex="Sylfaen" fo:color="#000000" fo:background-color="#FFFFFF"/>
    </style:style>
    <style:style style:name="T1814" style:parent-style-name="DefaultParagraphFont" style:family="text">
      <style:text-properties fo:color="#000000" fo:background-color="#FFFFFF"/>
    </style:style>
    <style:style style:name="T1815" style:parent-style-name="DefaultParagraphFont" style:family="text">
      <style:text-properties style:font-name="Sylfaen" style:font-name-complex="Sylfaen" fo:color="#000000" fo:background-color="#FFFFFF"/>
    </style:style>
    <style:style style:name="T1816" style:parent-style-name="DefaultParagraphFont" style:family="text">
      <style:text-properties fo:color="#000000" fo:background-color="#FFFFFF"/>
    </style:style>
    <style:style style:name="P1817" style:parent-style-name="NormalWeb" style:family="paragraph">
      <style:paragraph-properties fo:margin-top="0.0277in" fo:text-indent="0.4444in"/>
    </style:style>
    <style:style style:name="T1818" style:parent-style-name="DefaultParagraphFont" style:family="text">
      <style:text-properties fo:color="#000000" fo:background-color="#FFFFFF"/>
    </style:style>
    <style:style style:name="T1819" style:parent-style-name="DefaultParagraphFont" style:family="text">
      <style:text-properties style:font-name="Sylfaen" style:font-name-complex="Sylfaen" fo:color="#000000" fo:background-color="#FFFFFF"/>
    </style:style>
    <style:style style:name="T1820" style:parent-style-name="DefaultParagraphFont" style:family="text">
      <style:text-properties fo:color="#000000" fo:background-color="#FFFFFF"/>
    </style:style>
    <style:style style:name="T1821" style:parent-style-name="DefaultParagraphFont" style:family="text">
      <style:text-properties style:font-name="Sylfaen" style:font-name-complex="Sylfaen" fo:color="#000000" fo:background-color="#FFFFFF"/>
    </style:style>
    <style:style style:name="T1822" style:parent-style-name="DefaultParagraphFont" style:family="text">
      <style:text-properties fo:color="#000000" fo:background-color="#FFFFFF"/>
    </style:style>
    <style:style style:name="T1823" style:parent-style-name="DefaultParagraphFont" style:family="text">
      <style:text-properties style:font-name="Sylfaen" style:font-name-complex="Sylfaen" fo:color="#000000" fo:background-color="#FFFFFF"/>
    </style:style>
    <style:style style:name="T1824" style:parent-style-name="DefaultParagraphFont" style:family="text">
      <style:text-properties fo:color="#000000" fo:background-color="#FFFFFF"/>
    </style:style>
    <style:style style:name="T1825" style:parent-style-name="DefaultParagraphFont" style:family="text">
      <style:text-properties style:font-name="Sylfaen" style:font-name-complex="Sylfaen" fo:color="#000000" fo:background-color="#FFFFFF"/>
    </style:style>
    <style:style style:name="T1826" style:parent-style-name="DefaultParagraphFont" style:family="text">
      <style:text-properties fo:color="#000000" fo:background-color="#FFFFFF"/>
    </style:style>
    <style:style style:name="T1827" style:parent-style-name="DefaultParagraphFont" style:family="text">
      <style:text-properties style:font-name="Sylfaen" style:font-name-complex="Sylfaen" fo:color="#000000" fo:background-color="#FFFFFF"/>
    </style:style>
    <style:style style:name="T1828" style:parent-style-name="DefaultParagraphFont" style:family="text">
      <style:text-properties fo:color="#000000" fo:background-color="#FFFFFF"/>
    </style:style>
    <style:style style:name="T1829" style:parent-style-name="DefaultParagraphFont" style:family="text">
      <style:text-properties style:font-name="Sylfaen" style:font-name-complex="Sylfaen" fo:color="#000000" fo:background-color="#FFFFFF"/>
    </style:style>
    <style:style style:name="T1830" style:parent-style-name="DefaultParagraphFont" style:family="text">
      <style:text-properties fo:color="#000000" fo:background-color="#FFFFFF"/>
    </style:style>
    <style:style style:name="T1831" style:parent-style-name="DefaultParagraphFont" style:family="text">
      <style:text-properties style:font-name="Sylfaen" style:font-name-complex="Sylfaen" fo:color="#000000" fo:background-color="#FFFFFF"/>
    </style:style>
    <style:style style:name="T1832" style:parent-style-name="DefaultParagraphFont" style:family="text">
      <style:text-properties fo:color="#000000" fo:background-color="#FFFFFF"/>
    </style:style>
    <style:style style:name="T1833" style:parent-style-name="DefaultParagraphFont" style:family="text">
      <style:text-properties style:font-name="Sylfaen" style:font-name-complex="Sylfaen" fo:color="#000000" fo:background-color="#FFFFFF"/>
    </style:style>
    <style:style style:name="T1834" style:parent-style-name="DefaultParagraphFont" style:family="text">
      <style:text-properties fo:color="#000000" fo:background-color="#FFFFFF"/>
    </style:style>
    <style:style style:name="T1835" style:parent-style-name="DefaultParagraphFont" style:family="text">
      <style:text-properties style:font-name="Sylfaen" style:font-name-complex="Sylfaen" fo:color="#000000" fo:background-color="#FFFFFF"/>
    </style:style>
    <style:style style:name="T1836" style:parent-style-name="DefaultParagraphFont" style:family="text">
      <style:text-properties fo:color="#000000" fo:background-color="#FFFFFF"/>
    </style:style>
    <style:style style:name="T1837" style:parent-style-name="DefaultParagraphFont" style:family="text">
      <style:text-properties style:font-name="Sylfaen" style:font-name-complex="Sylfaen" fo:color="#000000" fo:background-color="#FFFFFF"/>
    </style:style>
    <style:style style:name="T1838" style:parent-style-name="DefaultParagraphFont" style:family="text">
      <style:text-properties fo:color="#000000" fo:background-color="#FFFFFF"/>
    </style:style>
    <style:style style:name="T1839" style:parent-style-name="DefaultParagraphFont" style:family="text">
      <style:text-properties style:font-name="Sylfaen" style:font-name-complex="Sylfaen" fo:color="#000000" fo:background-color="#FFFFFF"/>
    </style:style>
    <style:style style:name="T1840" style:parent-style-name="DefaultParagraphFont" style:family="text">
      <style:text-properties fo:color="#000000" fo:background-color="#FFFFFF"/>
    </style:style>
    <style:style style:name="T1841" style:parent-style-name="DefaultParagraphFont" style:family="text">
      <style:text-properties style:font-name="Sylfaen" style:font-name-complex="Sylfaen" fo:color="#000000" fo:background-color="#FFFFFF"/>
    </style:style>
    <style:style style:name="T1842" style:parent-style-name="DefaultParagraphFont" style:family="text">
      <style:text-properties fo:color="#000000" fo:background-color="#FFFFFF"/>
    </style:style>
    <style:style style:name="T1843" style:parent-style-name="DefaultParagraphFont" style:family="text">
      <style:text-properties style:font-name="Sylfaen" style:font-name-complex="Sylfaen" fo:color="#000000" fo:background-color="#FFFFFF"/>
    </style:style>
    <style:style style:name="T1844" style:parent-style-name="DefaultParagraphFont" style:family="text">
      <style:text-properties fo:color="#000000" fo:background-color="#FFFFFF"/>
    </style:style>
    <style:style style:name="T1845" style:parent-style-name="DefaultParagraphFont" style:family="text">
      <style:text-properties style:font-name="Sylfaen" style:font-name-complex="Sylfaen" fo:color="#000000" fo:background-color="#FFFFFF"/>
    </style:style>
    <style:style style:name="T1846" style:parent-style-name="DefaultParagraphFont" style:family="text">
      <style:text-properties fo:color="#000000" fo:background-color="#FFFFFF"/>
    </style:style>
    <style:style style:name="T1847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848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849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850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851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852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853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854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855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856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857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858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1859" style:parent-style-name="NormalWeb" style:family="paragraph">
      <style:paragraph-properties fo:margin-top="0.0277in" fo:text-indent="0.4444in"/>
    </style:style>
    <style:style style:name="T1860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861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862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863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864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865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866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1867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1868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P1869" style:parent-style-name="NormalWeb" style:family="paragraph">
      <style:paragraph-properties fo:margin-top="0.0277in" fo:text-indent="0.4444in"/>
    </style:style>
    <style:style style:name="P1870" style:parent-style-name="NormalWeb" style:family="paragraph">
      <style:paragraph-properties fo:margin-top="0.0277in" fo:text-indent="0.4444in"/>
    </style:style>
    <style:style style:name="P1871" style:parent-style-name="NormalWeb" style:family="paragraph">
      <style:paragraph-properties fo:margin-top="0in" fo:margin-bottom="0in" fo:text-indent="0.4444in"/>
    </style:style>
    <style:style style:name="T1872" style:parent-style-name="DefaultParagraphFont" style:family="text">
      <style:text-properties fo:color="#000000" fo:background-color="#FFFFFF"/>
    </style:style>
    <style:style style:name="T1873" style:parent-style-name="DefaultParagraphFont" style:family="text">
      <style:text-properties fo:color="#1155CC" fo:background-color="#FFFFFF"/>
    </style:style>
    <style:style style:name="T1874" style:parent-style-name="DefaultParagraphFont" style:family="text">
      <style:text-properties fo:color="#1155CC" fo:background-color="#FFFFFF"/>
    </style:style>
    <style:style style:name="T1875" style:parent-style-name="DefaultParagraphFont" style:family="text">
      <style:text-properties fo:color="#333333" fo:background-color="#FFFFFF"/>
    </style:style>
    <style:style style:name="T1876" style:parent-style-name="DefaultParagraphFont" style:family="text">
      <style:text-properties style:font-name="Sylfaen" style:font-name-complex="Sylfaen" fo:color="#333333" fo:background-color="#FFFFFF"/>
    </style:style>
    <style:style style:name="T1877" style:parent-style-name="DefaultParagraphFont" style:family="text">
      <style:text-properties fo:color="#333333" fo:background-color="#FFFFFF"/>
    </style:style>
    <style:style style:name="T1878" style:parent-style-name="DefaultParagraphFont" style:family="text">
      <style:text-properties style:font-name="Sylfaen" style:font-name-complex="Sylfaen" fo:color="#333333" fo:background-color="#FFFFFF"/>
    </style:style>
    <style:style style:name="T1879" style:parent-style-name="DefaultParagraphFont" style:family="text">
      <style:text-properties fo:color="#333333" fo:background-color="#FFFFFF"/>
    </style:style>
    <style:style style:name="T1880" style:parent-style-name="DefaultParagraphFont" style:family="text">
      <style:text-properties style:font-name="Sylfaen" style:font-name-complex="Sylfaen" fo:color="#333333" fo:background-color="#FFFFFF"/>
    </style:style>
    <style:style style:name="T1881" style:parent-style-name="DefaultParagraphFont" style:family="text">
      <style:text-properties fo:color="#333333" fo:background-color="#FFFFFF"/>
    </style:style>
    <style:style style:name="T1882" style:parent-style-name="DefaultParagraphFont" style:family="text">
      <style:text-properties style:font-name="Sylfaen" style:font-name-complex="Sylfaen" fo:color="#333333" fo:background-color="#FFFFFF"/>
    </style:style>
    <style:style style:name="T1883" style:parent-style-name="DefaultParagraphFont" style:family="text">
      <style:text-properties fo:color="#333333" fo:background-color="#FFFFFF"/>
    </style:style>
    <style:style style:name="T1884" style:parent-style-name="DefaultParagraphFont" style:family="text">
      <style:text-properties style:font-name="Sylfaen" style:font-name-complex="Sylfaen" fo:color="#333333" fo:background-color="#FFFFFF"/>
    </style:style>
    <style:style style:name="T1885" style:parent-style-name="DefaultParagraphFont" style:family="text">
      <style:text-properties fo:color="#333333" fo:background-color="#FFFFFF"/>
    </style:style>
    <style:style style:name="T1886" style:parent-style-name="DefaultParagraphFont" style:family="text">
      <style:text-properties style:font-name="Sylfaen" style:font-name-complex="Sylfaen" fo:color="#333333" fo:background-color="#FFFFFF"/>
    </style:style>
    <style:style style:name="T1887" style:parent-style-name="DefaultParagraphFont" style:family="text">
      <style:text-properties fo:color="#333333" fo:background-color="#FFFFFF"/>
    </style:style>
    <style:style style:name="T1888" style:parent-style-name="DefaultParagraphFont" style:family="text">
      <style:text-properties style:font-name="Sylfaen" style:font-name-complex="Sylfaen" fo:color="#333333" fo:background-color="#FFFFFF"/>
    </style:style>
    <style:style style:name="T1889" style:parent-style-name="DefaultParagraphFont" style:family="text">
      <style:text-properties fo:color="#333333" fo:background-color="#FFFFFF"/>
    </style:style>
    <style:style style:name="T1890" style:parent-style-name="DefaultParagraphFont" style:family="text">
      <style:text-properties style:font-name="Sylfaen" style:font-name-complex="Sylfaen" fo:color="#333333" fo:background-color="#FFFFFF"/>
    </style:style>
    <style:style style:name="T1891" style:parent-style-name="DefaultParagraphFont" style:family="text">
      <style:text-properties fo:color="#333333" fo:background-color="#FFFFFF"/>
    </style:style>
    <style:style style:name="T1892" style:parent-style-name="DefaultParagraphFont" style:family="text">
      <style:text-properties style:font-name="Sylfaen" style:font-name-complex="Sylfaen" fo:color="#333333" fo:background-color="#FFFFFF"/>
    </style:style>
    <style:style style:name="T1893" style:parent-style-name="DefaultParagraphFont" style:family="text">
      <style:text-properties fo:color="#333333" fo:background-color="#FFFFFF"/>
    </style:style>
    <style:style style:name="T1894" style:parent-style-name="DefaultParagraphFont" style:family="text">
      <style:text-properties style:font-name="Sylfaen" style:font-name-complex="Sylfaen" fo:color="#333333" fo:background-color="#FFFFFF"/>
    </style:style>
    <style:style style:name="T1895" style:parent-style-name="DefaultParagraphFont" style:family="text">
      <style:text-properties fo:color="#333333" fo:background-color="#FFFFFF"/>
    </style:style>
    <style:style style:name="T1896" style:parent-style-name="DefaultParagraphFont" style:family="text">
      <style:text-properties style:font-name="Sylfaen" style:font-name-complex="Sylfaen" fo:color="#333333" fo:background-color="#FFFFFF"/>
    </style:style>
    <style:style style:name="T1897" style:parent-style-name="DefaultParagraphFont" style:family="text">
      <style:text-properties fo:color="#333333" fo:background-color="#FFFFFF"/>
    </style:style>
    <style:style style:name="T1898" style:parent-style-name="DefaultParagraphFont" style:family="text">
      <style:text-properties style:font-name="Sylfaen" style:font-name-complex="Sylfaen" fo:color="#333333" fo:background-color="#FFFFFF"/>
    </style:style>
    <style:style style:name="T1899" style:parent-style-name="DefaultParagraphFont" style:family="text">
      <style:text-properties fo:color="#333333" fo:background-color="#FFFFFF"/>
    </style:style>
    <style:style style:name="T1900" style:parent-style-name="DefaultParagraphFont" style:family="text">
      <style:text-properties style:font-name="Sylfaen" style:font-name-complex="Sylfaen" fo:color="#333333" fo:background-color="#FFFFFF"/>
    </style:style>
    <style:style style:name="T1901" style:parent-style-name="DefaultParagraphFont" style:family="text">
      <style:text-properties fo:color="#333333" fo:background-color="#FFFFFF"/>
    </style:style>
    <style:style style:name="P1902" style:parent-style-name="NormalWeb" style:family="paragraph">
      <style:paragraph-properties fo:margin-top="0in" fo:margin-bottom="0in" fo:text-indent="0.4444in"/>
    </style:style>
    <style:style style:name="T1903" style:parent-style-name="Hyperlink" style:family="text">
      <style:text-properties fo:background-color="#FFFFFF"/>
    </style:style>
    <style:style style:name="P1904" style:parent-style-name="NormalWeb" style:family="paragraph">
      <style:paragraph-properties fo:margin-top="0in" fo:margin-bottom="0in" fo:text-indent="0.4444in"/>
      <style:text-properties fo:color="#333333" fo:background-color="#FFFFFF"/>
    </style:style>
    <style:style style:name="P1905" style:parent-style-name="NormalWeb" style:family="paragraph">
      <style:paragraph-properties fo:margin-top="0in" fo:margin-bottom="0in" fo:text-indent="0.4444in"/>
    </style:style>
    <style:style style:name="P1906" style:parent-style-name="NormalWeb" style:family="paragraph">
      <style:paragraph-properties fo:margin-top="0in" fo:margin-bottom="0in" fo:text-indent="0.4444in"/>
    </style:style>
    <style:style style:name="T1907" style:parent-style-name="DefaultParagraphFont" style:family="text">
      <style:text-properties fo:color="#333333" fo:background-color="#FFFFFF"/>
    </style:style>
    <style:style style:name="T1908" style:parent-style-name="DefaultParagraphFont" style:family="text">
      <style:text-properties style:font-name="Sylfaen" style:font-name-complex="Sylfaen" fo:color="#333333" fo:background-color="#FFFFFF"/>
    </style:style>
    <style:style style:name="T1909" style:parent-style-name="DefaultParagraphFont" style:family="text">
      <style:text-properties fo:color="#333333" fo:background-color="#FFFFFF"/>
    </style:style>
    <style:style style:name="T1910" style:parent-style-name="DefaultParagraphFont" style:family="text">
      <style:text-properties style:font-name="Sylfaen" style:font-name-complex="Sylfaen" fo:color="#333333" fo:background-color="#FFFFFF"/>
    </style:style>
    <style:style style:name="T1911" style:parent-style-name="DefaultParagraphFont" style:family="text">
      <style:text-properties fo:color="#333333" fo:background-color="#FFFFFF"/>
    </style:style>
    <style:style style:name="T1912" style:parent-style-name="DefaultParagraphFont" style:family="text">
      <style:text-properties style:font-name="Sylfaen" style:font-name-complex="Sylfaen" fo:color="#333333" fo:background-color="#FFFFFF"/>
    </style:style>
    <style:style style:name="T1913" style:parent-style-name="DefaultParagraphFont" style:family="text">
      <style:text-properties fo:color="#333333" fo:background-color="#FFFFFF"/>
    </style:style>
    <style:style style:name="T1914" style:parent-style-name="DefaultParagraphFont" style:family="text">
      <style:text-properties style:font-name="Sylfaen" style:font-name-complex="Sylfaen" fo:color="#333333" fo:background-color="#FFFFFF"/>
    </style:style>
    <style:style style:name="T1915" style:parent-style-name="DefaultParagraphFont" style:family="text">
      <style:text-properties fo:color="#333333" fo:background-color="#FFFFFF"/>
    </style:style>
    <style:style style:name="T1916" style:parent-style-name="DefaultParagraphFont" style:family="text">
      <style:text-properties style:font-name="Sylfaen" style:font-name-complex="Sylfaen" fo:color="#333333" fo:background-color="#FFFFFF"/>
    </style:style>
    <style:style style:name="T1917" style:parent-style-name="DefaultParagraphFont" style:family="text">
      <style:text-properties fo:color="#333333" fo:background-color="#FFFFFF"/>
    </style:style>
    <style:style style:name="T1918" style:parent-style-name="DefaultParagraphFont" style:family="text">
      <style:text-properties style:font-name="Sylfaen" style:font-name-complex="Sylfaen" fo:color="#333333" fo:background-color="#FFFFFF"/>
    </style:style>
    <style:style style:name="T1919" style:parent-style-name="DefaultParagraphFont" style:family="text">
      <style:text-properties fo:color="#333333" fo:background-color="#FFFFFF"/>
    </style:style>
    <style:style style:name="T1920" style:parent-style-name="DefaultParagraphFont" style:family="text">
      <style:text-properties style:font-name="Sylfaen" style:font-name-complex="Sylfaen" fo:color="#333333" fo:background-color="#FFFFFF"/>
    </style:style>
    <style:style style:name="T1921" style:parent-style-name="DefaultParagraphFont" style:family="text">
      <style:text-properties fo:color="#333333" fo:background-color="#FFFFFF"/>
    </style:style>
    <style:style style:name="T1922" style:parent-style-name="DefaultParagraphFont" style:family="text">
      <style:text-properties style:font-name="Sylfaen" style:font-name-complex="Sylfaen" fo:color="#333333" fo:background-color="#FFFFFF"/>
    </style:style>
    <style:style style:name="T1923" style:parent-style-name="DefaultParagraphFont" style:family="text">
      <style:text-properties fo:color="#333333" fo:background-color="#FFFFFF"/>
    </style:style>
    <style:style style:name="T1924" style:parent-style-name="DefaultParagraphFont" style:family="text">
      <style:text-properties style:font-name="Sylfaen" style:font-name-complex="Sylfaen" fo:color="#333333" fo:background-color="#FFFFFF"/>
    </style:style>
    <style:style style:name="T1925" style:parent-style-name="DefaultParagraphFont" style:family="text">
      <style:text-properties fo:color="#333333" fo:background-color="#FFFFFF"/>
    </style:style>
    <style:style style:name="T1926" style:parent-style-name="DefaultParagraphFont" style:family="text">
      <style:text-properties style:font-name="Sylfaen" style:font-name-complex="Sylfaen" fo:color="#333333" fo:background-color="#FFFFFF"/>
    </style:style>
    <style:style style:name="T1927" style:parent-style-name="DefaultParagraphFont" style:family="text">
      <style:text-properties fo:color="#333333" fo:background-color="#FFFFFF"/>
    </style:style>
    <style:style style:name="T1928" style:parent-style-name="DefaultParagraphFont" style:family="text">
      <style:text-properties style:font-name="Sylfaen" style:font-name-complex="Sylfaen" fo:color="#333333" fo:background-color="#FFFFFF"/>
    </style:style>
    <style:style style:name="T1929" style:parent-style-name="DefaultParagraphFont" style:family="text">
      <style:text-properties fo:color="#333333" fo:background-color="#FFFFFF"/>
    </style:style>
    <style:style style:name="T1930" style:parent-style-name="DefaultParagraphFont" style:family="text">
      <style:text-properties style:font-name="Sylfaen" style:font-name-complex="Sylfaen" fo:color="#333333" fo:background-color="#FFFFFF"/>
    </style:style>
    <style:style style:name="T1931" style:parent-style-name="DefaultParagraphFont" style:family="text">
      <style:text-properties fo:color="#333333" fo:background-color="#FFFFFF"/>
    </style:style>
    <style:style style:name="T1932" style:parent-style-name="DefaultParagraphFont" style:family="text">
      <style:text-properties style:font-name="Sylfaen" style:font-name-complex="Sylfaen" fo:color="#333333" fo:background-color="#FFFFFF"/>
    </style:style>
    <style:style style:name="T1933" style:parent-style-name="DefaultParagraphFont" style:family="text">
      <style:text-properties fo:color="#333333" fo:background-color="#FFFFFF"/>
    </style:style>
    <style:style style:name="T1934" style:parent-style-name="DefaultParagraphFont" style:family="text">
      <style:text-properties style:font-name="Arial" style:font-name-complex="Arial" fo:color="#4A442A" fo:background-color="#FFFFFF"/>
    </style:style>
    <style:style style:name="T1935" style:parent-style-name="DefaultParagraphFont" style:family="text">
      <style:text-properties style:font-name="Sylfaen" style:font-name-complex="Sylfaen" fo:color="#4A442A" fo:background-color="#FFFFFF"/>
    </style:style>
    <style:style style:name="T1936" style:parent-style-name="DefaultParagraphFont" style:family="text">
      <style:text-properties style:font-name="Arial" style:font-name-complex="Arial" fo:color="#4A442A" fo:background-color="#FFFFFF"/>
    </style:style>
    <style:style style:name="T1937" style:parent-style-name="DefaultParagraphFont" style:family="text">
      <style:text-properties style:font-name="Sylfaen" style:font-name-complex="Sylfaen" fo:color="#4A442A" fo:background-color="#FFFFFF"/>
    </style:style>
    <style:style style:name="T1938" style:parent-style-name="DefaultParagraphFont" style:family="text">
      <style:text-properties style:font-name="Arial" style:font-name-complex="Arial" fo:color="#4A442A" fo:background-color="#FFFFFF"/>
    </style:style>
    <style:style style:name="T1939" style:parent-style-name="DefaultParagraphFont" style:family="text">
      <style:text-properties style:font-name="Sylfaen" style:font-name-complex="Sylfaen" fo:color="#4A442A" fo:background-color="#FFFFFF"/>
    </style:style>
    <style:style style:name="T1940" style:parent-style-name="DefaultParagraphFont" style:family="text">
      <style:text-properties style:font-name="Arial" style:font-name-complex="Arial" fo:color="#4A442A" fo:background-color="#FFFFFF"/>
    </style:style>
    <style:style style:name="T1941" style:parent-style-name="DefaultParagraphFont" style:family="text">
      <style:text-properties style:font-name="Sylfaen" style:font-name-complex="Sylfaen" fo:color="#4A442A" fo:background-color="#FFFFFF"/>
    </style:style>
    <style:style style:name="T1942" style:parent-style-name="DefaultParagraphFont" style:family="text">
      <style:text-properties style:font-name="Arial" style:font-name-complex="Arial" fo:color="#4A442A" fo:background-color="#FFFFFF"/>
    </style:style>
    <style:style style:name="T1943" style:parent-style-name="DefaultParagraphFont" style:family="text">
      <style:text-properties style:font-name="Sylfaen" style:font-name-complex="Sylfaen" fo:color="#4A442A" fo:background-color="#FFFFFF"/>
    </style:style>
    <style:style style:name="T1944" style:parent-style-name="DefaultParagraphFont" style:family="text">
      <style:text-properties style:font-name="Arial" style:font-name-complex="Arial" fo:color="#4A442A" fo:background-color="#FFFFFF"/>
    </style:style>
    <style:style style:name="T1945" style:parent-style-name="DefaultParagraphFont" style:family="text">
      <style:text-properties style:font-name="Sylfaen" style:font-name-complex="Sylfaen" fo:color="#4A442A" fo:background-color="#FFFFFF"/>
    </style:style>
    <style:style style:name="T1946" style:parent-style-name="DefaultParagraphFont" style:family="text">
      <style:text-properties style:font-name="Arial" style:font-name-complex="Arial" fo:color="#4A442A" fo:background-color="#FFFFFF"/>
    </style:style>
    <style:style style:name="T1947" style:parent-style-name="DefaultParagraphFont" style:family="text">
      <style:text-properties style:font-name="Sylfaen" style:font-name-complex="Sylfaen" fo:color="#4A442A" fo:background-color="#FFFFFF"/>
    </style:style>
    <style:style style:name="P1948" style:parent-style-name="NormalWeb" style:family="paragraph">
      <style:paragraph-properties fo:margin-top="0in" fo:margin-bottom="0in" fo:text-indent="0.4444in"/>
    </style:style>
    <style:style style:name="T1949" style:parent-style-name="Hyperlink" style:family="text">
      <style:text-properties style:font-name="Sylfaen" style:font-name-complex="Sylfaen" fo:background-color="#FFFFFF"/>
    </style:style>
    <style:style style:name="P1950" style:parent-style-name="NormalWeb" style:family="paragraph">
      <style:paragraph-properties fo:margin-top="0in" fo:margin-bottom="0in" fo:text-indent="0.4444in"/>
      <style:text-properties style:font-name="Sylfaen" style:font-name-complex="Sylfaen" fo:color="#4A442A" fo:background-color="#FFFFFF"/>
    </style:style>
    <style:style style:name="P1951" style:parent-style-name="NormalWeb" style:family="paragraph">
      <style:paragraph-properties fo:margin-top="0in" fo:margin-bottom="0in" fo:text-indent="0.4444in"/>
    </style:style>
    <style:style style:name="P1952" style:parent-style-name="NormalWeb" style:family="paragraph">
      <style:paragraph-properties fo:margin-top="0in" fo:margin-bottom="0in" fo:text-indent="0.4444in"/>
    </style:style>
    <style:style style:name="T1953" style:parent-style-name="DefaultParagraphFont" style:family="text">
      <style:text-properties fo:color="#000000" fo:background-color="#FFFFFF"/>
    </style:style>
    <style:style style:name="T1954" style:parent-style-name="DefaultParagraphFont" style:family="text">
      <style:text-properties style:font-name="Sylfaen" style:font-name-complex="Sylfaen" fo:color="#000000" fo:background-color="#FFFFFF"/>
    </style:style>
    <style:style style:name="T1955" style:parent-style-name="DefaultParagraphFont" style:family="text">
      <style:text-properties fo:color="#000000" fo:background-color="#FFFFFF"/>
    </style:style>
    <style:style style:name="T1956" style:parent-style-name="DefaultParagraphFont" style:family="text">
      <style:text-properties style:font-name="Sylfaen" style:font-name-complex="Sylfaen" fo:color="#000000" fo:background-color="#FFFFFF"/>
    </style:style>
    <style:style style:name="T1957" style:parent-style-name="DefaultParagraphFont" style:family="text">
      <style:text-properties fo:color="#000000" fo:background-color="#FFFFFF"/>
    </style:style>
    <style:style style:name="T1958" style:parent-style-name="DefaultParagraphFont" style:family="text">
      <style:text-properties style:font-name="Sylfaen" style:font-name-complex="Sylfaen" fo:color="#000000" fo:background-color="#FFFFFF"/>
    </style:style>
    <style:style style:name="T1959" style:parent-style-name="DefaultParagraphFont" style:family="text">
      <style:text-properties fo:color="#000000" fo:background-color="#FFFFFF"/>
    </style:style>
    <style:style style:name="T1960" style:parent-style-name="DefaultParagraphFont" style:family="text">
      <style:text-properties style:font-name="Sylfaen" style:font-name-complex="Sylfaen" fo:color="#000000" fo:background-color="#FFFFFF"/>
    </style:style>
    <style:style style:name="T1961" style:parent-style-name="DefaultParagraphFont" style:family="text">
      <style:text-properties fo:color="#000000" fo:background-color="#FFFFFF"/>
    </style:style>
    <style:style style:name="T1962" style:parent-style-name="DefaultParagraphFont" style:family="text">
      <style:text-properties style:font-name="Sylfaen" style:font-name-complex="Sylfaen" fo:color="#000000" fo:background-color="#FFFFFF"/>
    </style:style>
    <style:style style:name="T1963" style:parent-style-name="DefaultParagraphFont" style:family="text">
      <style:text-properties fo:color="#000000" fo:background-color="#FFFFFF"/>
    </style:style>
    <style:style style:name="T1964" style:parent-style-name="DefaultParagraphFont" style:family="text">
      <style:text-properties style:font-name="Sylfaen" style:font-name-complex="Sylfaen" fo:color="#000000" fo:background-color="#FFFFFF"/>
    </style:style>
    <style:style style:name="T1965" style:parent-style-name="DefaultParagraphFont" style:family="text">
      <style:text-properties fo:color="#000000" fo:background-color="#FFFFFF"/>
    </style:style>
    <style:style style:name="T1966" style:parent-style-name="DefaultParagraphFont" style:family="text">
      <style:text-properties style:font-name="Sylfaen" style:font-name-complex="Sylfaen" fo:color="#000000" fo:background-color="#FFFFFF"/>
    </style:style>
    <style:style style:name="P1967" style:parent-style-name="NormalWeb" style:family="paragraph">
      <style:paragraph-properties fo:margin-top="0in" fo:margin-bottom="0in" fo:text-indent="0.4444in"/>
    </style:style>
    <style:style style:name="T1968" style:parent-style-name="DefaultParagraphFont" style:family="text">
      <style:text-properties style:font-name="Sylfaen" style:font-name-complex="Sylfaen" fo:color="#000000" fo:background-color="#FFFFFF"/>
    </style:style>
    <style:style style:name="T1969" style:parent-style-name="DefaultParagraphFont" style:family="text">
      <style:text-properties fo:color="#000000" fo:background-color="#FFFFFF"/>
    </style:style>
    <style:style style:name="T1970" style:parent-style-name="DefaultParagraphFont" style:family="text">
      <style:text-properties style:font-name="Sylfaen" style:font-name-complex="Sylfaen" fo:color="#000000" fo:background-color="#FFFFFF"/>
    </style:style>
    <style:style style:name="T1971" style:parent-style-name="DefaultParagraphFont" style:family="text">
      <style:text-properties fo:color="#000000" fo:background-color="#FFFFFF"/>
    </style:style>
    <style:style style:name="T1972" style:parent-style-name="DefaultParagraphFont" style:family="text">
      <style:text-properties style:font-name="Sylfaen" style:font-name-complex="Sylfaen" fo:color="#000000" fo:background-color="#FFFFFF"/>
    </style:style>
    <style:style style:name="T1973" style:parent-style-name="DefaultParagraphFont" style:family="text">
      <style:text-properties fo:color="#000000" fo:background-color="#FFFFFF"/>
    </style:style>
    <style:style style:name="T1974" style:parent-style-name="DefaultParagraphFont" style:family="text">
      <style:text-properties style:font-name="Sylfaen" style:font-name-complex="Sylfaen" fo:color="#000000" fo:background-color="#FFFFFF"/>
    </style:style>
    <style:style style:name="T1975" style:parent-style-name="DefaultParagraphFont" style:family="text">
      <style:text-properties fo:color="#000000" fo:background-color="#FFFFFF"/>
    </style:style>
    <style:style style:name="T1976" style:parent-style-name="DefaultParagraphFont" style:family="text">
      <style:text-properties style:font-name="Sylfaen" style:font-name-complex="Sylfaen" fo:color="#000000" fo:background-color="#FFFFFF"/>
    </style:style>
    <style:style style:name="P1977" style:parent-style-name="NormalWeb" style:family="paragraph">
      <style:paragraph-properties fo:margin-top="0in" fo:margin-bottom="0in" fo:text-indent="0.4444in"/>
    </style:style>
    <style:style style:name="P1978" style:parent-style-name="NormalWeb" style:family="paragraph">
      <style:paragraph-properties fo:margin-top="0in" fo:margin-bottom="0in" fo:text-indent="0.4444in"/>
    </style:style>
    <style:style style:name="T1979" style:parent-style-name="DefaultParagraphFont" style:family="text">
      <style:text-properties fo:color="#000000" fo:background-color="#FFFFFF"/>
    </style:style>
    <style:style style:name="T1980" style:parent-style-name="DefaultParagraphFont" style:family="text">
      <style:text-properties style:font-name="Sylfaen" style:font-name-complex="Sylfaen" fo:color="#000000" fo:background-color="#FFFFFF"/>
    </style:style>
    <style:style style:name="T1981" style:parent-style-name="DefaultParagraphFont" style:family="text">
      <style:text-properties fo:color="#000000" fo:background-color="#FFFFFF"/>
    </style:style>
    <style:style style:name="T1982" style:parent-style-name="DefaultParagraphFont" style:family="text">
      <style:text-properties style:font-name="Sylfaen" style:font-name-complex="Sylfaen" fo:color="#000000" fo:background-color="#FFFFFF"/>
    </style:style>
    <style:style style:name="T1983" style:parent-style-name="DefaultParagraphFont" style:family="text">
      <style:text-properties fo:color="#000000" fo:background-color="#FFFFFF"/>
    </style:style>
    <style:style style:name="T1984" style:parent-style-name="DefaultParagraphFont" style:family="text">
      <style:text-properties style:font-name="Sylfaen" style:font-name-complex="Sylfaen" fo:color="#000000" fo:background-color="#FFFFFF"/>
    </style:style>
    <style:style style:name="T1985" style:parent-style-name="DefaultParagraphFont" style:family="text">
      <style:text-properties fo:color="#000000" fo:background-color="#FFFFFF"/>
    </style:style>
    <style:style style:name="T1986" style:parent-style-name="DefaultParagraphFont" style:family="text">
      <style:text-properties style:font-name="Sylfaen" style:font-name-complex="Sylfaen" fo:color="#000000" fo:background-color="#FFFFFF"/>
    </style:style>
    <style:style style:name="T1987" style:parent-style-name="DefaultParagraphFont" style:family="text">
      <style:text-properties fo:color="#000000" fo:background-color="#FFFFFF"/>
    </style:style>
    <style:style style:name="T1988" style:parent-style-name="DefaultParagraphFont" style:family="text">
      <style:text-properties style:font-name="Sylfaen" style:font-name-complex="Sylfaen" fo:color="#000000" fo:background-color="#FFFFFF"/>
    </style:style>
    <style:style style:name="T1989" style:parent-style-name="DefaultParagraphFont" style:family="text">
      <style:text-properties fo:color="#000000" fo:background-color="#FFFFFF"/>
    </style:style>
    <style:style style:name="T1990" style:parent-style-name="DefaultParagraphFont" style:family="text">
      <style:text-properties style:font-name="Sylfaen" style:font-name-complex="Sylfaen" fo:color="#000000" fo:background-color="#FFFFFF"/>
    </style:style>
    <style:style style:name="T1991" style:parent-style-name="DefaultParagraphFont" style:family="text">
      <style:text-properties fo:color="#000000" fo:background-color="#FFFFFF"/>
    </style:style>
    <style:style style:name="T1992" style:parent-style-name="DefaultParagraphFont" style:family="text">
      <style:text-properties style:font-name="Sylfaen" style:font-name-complex="Sylfaen" fo:color="#000000" fo:background-color="#FFFFFF"/>
    </style:style>
    <style:style style:name="T1993" style:parent-style-name="DefaultParagraphFont" style:family="text">
      <style:text-properties fo:color="#000000" fo:background-color="#FFFFFF"/>
    </style:style>
    <style:style style:name="T1994" style:parent-style-name="DefaultParagraphFont" style:family="text">
      <style:text-properties style:font-name="Sylfaen" style:font-name-complex="Sylfaen" fo:color="#000000" fo:background-color="#FFFFFF"/>
    </style:style>
    <style:style style:name="T1995" style:parent-style-name="DefaultParagraphFont" style:family="text">
      <style:text-properties fo:color="#000000" fo:background-color="#FFFFFF"/>
    </style:style>
    <style:style style:name="T1996" style:parent-style-name="DefaultParagraphFont" style:family="text">
      <style:text-properties style:font-name="Sylfaen" style:font-name-complex="Sylfaen" fo:color="#000000" fo:background-color="#FFFFFF"/>
    </style:style>
    <style:style style:name="T1997" style:parent-style-name="DefaultParagraphFont" style:family="text">
      <style:text-properties fo:color="#000000" fo:background-color="#FFFFFF"/>
    </style:style>
    <style:style style:name="T1998" style:parent-style-name="DefaultParagraphFont" style:family="text">
      <style:text-properties fo:color="#1155CC" fo:background-color="#FFFFFF"/>
    </style:style>
    <style:style style:name="T1999" style:parent-style-name="DefaultParagraphFont" style:family="text">
      <style:text-properties fo:color="#1155CC" fo:background-color="#FFFFFF"/>
    </style:style>
    <style:style style:name="P2000" style:parent-style-name="NormalWeb" style:family="paragraph">
      <style:paragraph-properties fo:margin-top="0in" fo:margin-bottom="0in" fo:text-indent="0.4444in"/>
    </style:style>
    <style:style style:name="T2001" style:parent-style-name="DefaultParagraphFont" style:family="text">
      <style:text-properties fo:color="#1155CC" fo:background-color="#FFFFFF"/>
    </style:style>
    <style:style style:name="P2002" style:parent-style-name="NormalWeb" style:family="paragraph">
      <style:paragraph-properties fo:margin-top="0in" fo:margin-bottom="0in" fo:text-indent="0.4444in"/>
    </style:style>
    <style:style style:name="T2003" style:parent-style-name="DefaultParagraphFont" style:family="text">
      <style:text-properties fo:color="#000000" fo:background-color="#FFFFFF"/>
    </style:style>
    <style:style style:name="P2004" style:parent-style-name="NormalWeb" style:family="paragraph">
      <style:paragraph-properties fo:margin-top="0in" fo:margin-bottom="0in" fo:text-indent="0.4444in"/>
    </style:style>
    <style:style style:name="T2005" style:parent-style-name="DefaultParagraphFont" style:family="text">
      <style:text-properties fo:color="#000000" fo:background-color="#FFFFFF"/>
    </style:style>
    <style:style style:name="T2006" style:parent-style-name="DefaultParagraphFont" style:family="text">
      <style:text-properties style:font-name="Sylfaen" style:font-name-complex="Sylfaen" fo:color="#000000" fo:background-color="#FFFFFF"/>
    </style:style>
    <style:style style:name="T2007" style:parent-style-name="DefaultParagraphFont" style:family="text">
      <style:text-properties fo:color="#000000" fo:background-color="#FFFFFF"/>
    </style:style>
    <style:style style:name="T2008" style:parent-style-name="DefaultParagraphFont" style:family="text">
      <style:text-properties style:font-name="Sylfaen" style:font-name-complex="Sylfaen" fo:color="#000000" fo:background-color="#FFFFFF"/>
    </style:style>
    <style:style style:name="T2009" style:parent-style-name="DefaultParagraphFont" style:family="text">
      <style:text-properties fo:color="#000000" fo:background-color="#FFFFFF"/>
    </style:style>
    <style:style style:name="T2010" style:parent-style-name="DefaultParagraphFont" style:family="text">
      <style:text-properties style:font-name="Sylfaen" style:font-name-complex="Sylfaen" fo:color="#000000" fo:background-color="#FFFFFF"/>
    </style:style>
    <style:style style:name="T2011" style:parent-style-name="DefaultParagraphFont" style:family="text">
      <style:text-properties fo:color="#000000" fo:background-color="#FFFFFF"/>
    </style:style>
    <style:style style:name="T2012" style:parent-style-name="DefaultParagraphFont" style:family="text">
      <style:text-properties style:font-name="Sylfaen" style:font-name-complex="Sylfaen" fo:color="#000000" fo:background-color="#FFFFFF"/>
    </style:style>
    <style:style style:name="T2013" style:parent-style-name="DefaultParagraphFont" style:family="text">
      <style:text-properties fo:color="#000000" fo:background-color="#FFFFFF"/>
    </style:style>
    <style:style style:name="T2014" style:parent-style-name="DefaultParagraphFont" style:family="text">
      <style:text-properties fo:color="#1155CC" fo:background-color="#FFFFFF"/>
    </style:style>
    <style:style style:name="T2015" style:parent-style-name="DefaultParagraphFont" style:family="text">
      <style:text-properties fo:color="#000000" fo:background-color="#FFFFFF"/>
    </style:style>
    <style:style style:name="T2016" style:parent-style-name="DefaultParagraphFont" style:family="text">
      <style:text-properties style:font-name="Sylfaen" style:font-name-complex="Sylfaen" fo:color="#000000" fo:background-color="#FFFFFF"/>
    </style:style>
    <style:style style:name="T2017" style:parent-style-name="DefaultParagraphFont" style:family="text">
      <style:text-properties fo:color="#000000" fo:background-color="#FFFFFF"/>
    </style:style>
    <style:style style:name="P2018" style:parent-style-name="NormalWeb" style:family="paragraph">
      <style:paragraph-properties fo:margin-top="0in" fo:margin-bottom="0in" fo:text-indent="0.4444in"/>
    </style:style>
    <style:style style:name="P2019" style:parent-style-name="NormalWeb" style:family="paragraph">
      <style:paragraph-properties fo:margin-top="0in" fo:margin-bottom="0in" fo:text-indent="0.4444in"/>
    </style:style>
    <style:style style:name="P2020" style:parent-style-name="NormalWeb" style:family="paragraph">
      <style:paragraph-properties fo:margin-top="0in" fo:margin-bottom="0in" fo:text-indent="0.4444in"/>
    </style:style>
    <style:style style:name="T2021" style:parent-style-name="DefaultParagraphFont" style:family="text">
      <style:text-properties fo:color="#000000" fo:background-color="#FFFFFF"/>
    </style:style>
    <style:style style:name="T2022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2023" style:parent-style-name="DefaultParagraphFont" style:family="text">
      <style:text-properties fo:color="#000000" fo:background-color="#FFFFFF"/>
    </style:style>
    <style:style style:name="T2024" style:parent-style-name="DefaultParagraphFont" style:family="text">
      <style:text-properties fo:color="#1155CC" fo:background-color="#FFFFFF"/>
    </style:style>
    <style:style style:name="P2025" style:parent-style-name="NormalWeb" style:family="paragraph">
      <style:paragraph-properties fo:margin-top="0in" fo:margin-bottom="0in" fo:text-indent="0.4444in"/>
    </style:style>
    <style:style style:name="P2026" style:parent-style-name="NormalWeb" style:family="paragraph">
      <style:paragraph-properties fo:margin-top="0in" fo:margin-bottom="0in" fo:text-indent="0.4444in"/>
    </style:style>
    <style:style style:name="T2027" style:parent-style-name="DefaultParagraphFont" style:family="text">
      <style:text-properties fo:color="#000000" fo:background-color="#FFFFFF"/>
    </style:style>
    <style:style style:name="T2028" style:parent-style-name="DefaultParagraphFont" style:family="text">
      <style:text-properties style:font-name="Sylfaen" style:font-name-complex="Sylfaen" fo:color="#000000" fo:background-color="#FFFFFF"/>
    </style:style>
    <style:style style:name="T2029" style:parent-style-name="DefaultParagraphFont" style:family="text">
      <style:text-properties fo:color="#000000" fo:background-color="#FFFFFF"/>
    </style:style>
    <style:style style:name="T2030" style:parent-style-name="DefaultParagraphFont" style:family="text">
      <style:text-properties style:font-name="Sylfaen" style:font-name-complex="Sylfaen" fo:color="#000000" fo:background-color="#FFFFFF"/>
    </style:style>
    <style:style style:name="T2031" style:parent-style-name="DefaultParagraphFont" style:family="text">
      <style:text-properties fo:color="#000000" fo:background-color="#FFFFFF"/>
    </style:style>
    <style:style style:name="T2032" style:parent-style-name="DefaultParagraphFont" style:family="text">
      <style:text-properties style:font-name="Sylfaen" style:font-name-complex="Sylfaen" fo:color="#000000" fo:background-color="#FFFFFF"/>
    </style:style>
    <style:style style:name="T2033" style:parent-style-name="DefaultParagraphFont" style:family="text">
      <style:text-properties fo:color="#000000" fo:background-color="#FFFFFF"/>
    </style:style>
    <style:style style:name="T2034" style:parent-style-name="DefaultParagraphFont" style:family="text">
      <style:text-properties style:font-name="Sylfaen" style:font-name-complex="Sylfaen" fo:color="#000000" fo:background-color="#FFFFFF"/>
    </style:style>
    <style:style style:name="T2035" style:parent-style-name="DefaultParagraphFont" style:family="text">
      <style:text-properties fo:color="#000000" fo:background-color="#FFFFFF"/>
    </style:style>
    <style:style style:name="T2036" style:parent-style-name="DefaultParagraphFont" style:family="text">
      <style:text-properties style:font-name="Sylfaen" style:font-name-complex="Sylfaen" fo:color="#000000" fo:background-color="#FFFFFF"/>
    </style:style>
    <style:style style:name="T2037" style:parent-style-name="DefaultParagraphFont" style:family="text">
      <style:text-properties fo:color="#000000" fo:background-color="#FFFFFF"/>
    </style:style>
    <style:style style:name="T2038" style:parent-style-name="DefaultParagraphFont" style:family="text">
      <style:text-properties style:font-name="Sylfaen" style:font-name-complex="Sylfaen" fo:color="#000000" fo:background-color="#FFFFFF"/>
    </style:style>
    <style:style style:name="T2039" style:parent-style-name="DefaultParagraphFont" style:family="text">
      <style:text-properties fo:color="#000000" fo:background-color="#FFFFFF"/>
    </style:style>
    <style:style style:name="T2040" style:parent-style-name="DefaultParagraphFont" style:family="text">
      <style:text-properties style:font-name="Sylfaen" style:font-name-complex="Sylfaen" fo:color="#000000" fo:background-color="#FFFFFF"/>
    </style:style>
    <style:style style:name="T2041" style:parent-style-name="DefaultParagraphFont" style:family="text">
      <style:text-properties fo:color="#000000" fo:background-color="#FFFFFF"/>
    </style:style>
    <style:style style:name="T2042" style:parent-style-name="DefaultParagraphFont" style:family="text">
      <style:text-properties style:font-name="Sylfaen" style:font-name-complex="Sylfaen" fo:color="#000000" fo:background-color="#FFFFFF"/>
    </style:style>
    <style:style style:name="T2043" style:parent-style-name="DefaultParagraphFont" style:family="text">
      <style:text-properties fo:color="#000000" fo:background-color="#FFFFFF"/>
    </style:style>
    <style:style style:name="T2044" style:parent-style-name="DefaultParagraphFont" style:family="text">
      <style:text-properties style:font-name="Sylfaen" style:font-name-complex="Sylfaen" fo:color="#000000" fo:background-color="#FFFFFF"/>
    </style:style>
    <style:style style:name="T2045" style:parent-style-name="DefaultParagraphFont" style:family="text">
      <style:text-properties fo:color="#000000" fo:background-color="#FFFFFF"/>
    </style:style>
    <style:style style:name="T2046" style:parent-style-name="DefaultParagraphFont" style:family="text">
      <style:text-properties style:font-name="Sylfaen" style:font-name-complex="Sylfaen" fo:color="#000000" fo:background-color="#FFFFFF"/>
    </style:style>
    <style:style style:name="T2047" style:parent-style-name="DefaultParagraphFont" style:family="text">
      <style:text-properties fo:color="#000000" fo:background-color="#FFFFFF"/>
    </style:style>
    <style:style style:name="T2048" style:parent-style-name="DefaultParagraphFont" style:family="text">
      <style:text-properties style:font-name="Sylfaen" style:font-name-complex="Sylfaen" fo:color="#000000" fo:background-color="#FFFFFF"/>
    </style:style>
    <style:style style:name="T2049" style:parent-style-name="DefaultParagraphFont" style:family="text">
      <style:text-properties fo:color="#000000" fo:background-color="#FFFFFF"/>
    </style:style>
    <style:style style:name="T2050" style:parent-style-name="DefaultParagraphFont" style:family="text">
      <style:text-properties style:font-name="Sylfaen" style:font-name-complex="Sylfaen" fo:color="#000000" fo:background-color="#FFFFFF"/>
    </style:style>
    <style:style style:name="T2051" style:parent-style-name="DefaultParagraphFont" style:family="text">
      <style:text-properties fo:color="#000000" fo:background-color="#FFFFFF"/>
    </style:style>
    <style:style style:name="T2052" style:parent-style-name="DefaultParagraphFont" style:family="text">
      <style:text-properties style:font-name="Sylfaen" style:font-name-complex="Sylfaen" fo:color="#000000" fo:background-color="#FFFFFF"/>
    </style:style>
    <style:style style:name="T2053" style:parent-style-name="DefaultParagraphFont" style:family="text">
      <style:text-properties fo:color="#000000" fo:background-color="#FFFFFF"/>
    </style:style>
    <style:style style:name="T2054" style:parent-style-name="DefaultParagraphFont" style:family="text">
      <style:text-properties style:font-name="Sylfaen" style:font-name-complex="Sylfaen" fo:color="#000000" fo:background-color="#FFFFFF"/>
    </style:style>
    <style:style style:name="T2055" style:parent-style-name="DefaultParagraphFont" style:family="text">
      <style:text-properties fo:color="#000000" fo:background-color="#FFFFFF"/>
    </style:style>
    <style:style style:name="T2056" style:parent-style-name="DefaultParagraphFont" style:family="text">
      <style:text-properties style:font-name="Sylfaen" style:font-name-complex="Sylfaen" fo:color="#000000" fo:background-color="#FFFFFF"/>
    </style:style>
    <style:style style:name="T2057" style:parent-style-name="DefaultParagraphFont" style:family="text">
      <style:text-properties fo:color="#000000" fo:background-color="#FFFFFF"/>
    </style:style>
    <style:style style:name="T2058" style:parent-style-name="DefaultParagraphFont" style:family="text">
      <style:text-properties style:font-name="Sylfaen" style:font-name-complex="Sylfaen" fo:color="#000000" fo:background-color="#FFFFFF"/>
    </style:style>
    <style:style style:name="T2059" style:parent-style-name="DefaultParagraphFont" style:family="text">
      <style:text-properties fo:color="#000000" fo:background-color="#FFFFFF"/>
    </style:style>
    <style:style style:name="T2060" style:parent-style-name="DefaultParagraphFont" style:family="text">
      <style:text-properties style:font-name="Sylfaen" style:font-name-complex="Sylfaen" fo:color="#000000" fo:background-color="#FFFFFF"/>
    </style:style>
    <style:style style:name="T2061" style:parent-style-name="DefaultParagraphFont" style:family="text">
      <style:text-properties fo:color="#000000" fo:background-color="#FFFFFF"/>
    </style:style>
    <style:style style:name="T2062" style:parent-style-name="DefaultParagraphFont" style:family="text">
      <style:text-properties style:font-name="Sylfaen" style:font-name-complex="Sylfaen" fo:color="#000000" fo:background-color="#FFFFFF"/>
    </style:style>
    <style:style style:name="T2063" style:parent-style-name="DefaultParagraphFont" style:family="text">
      <style:text-properties fo:color="#000000" fo:background-color="#FFFFFF"/>
    </style:style>
    <style:style style:name="T2064" style:parent-style-name="DefaultParagraphFont" style:family="text">
      <style:text-properties style:font-name="Sylfaen" style:font-name-complex="Sylfaen" fo:color="#000000" fo:background-color="#FFFFFF"/>
    </style:style>
    <style:style style:name="T2065" style:parent-style-name="DefaultParagraphFont" style:family="text">
      <style:text-properties fo:color="#000000" fo:background-color="#FFFFFF"/>
    </style:style>
    <style:style style:name="P2066" style:parent-style-name="NormalWeb" style:family="paragraph">
      <style:paragraph-properties fo:margin-top="0in" fo:margin-bottom="0in" fo:text-indent="0.4444in"/>
    </style:style>
    <style:style style:name="T2067" style:parent-style-name="DefaultParagraphFont" style:family="text">
      <style:text-properties style:font-name="Arial" style:font-name-complex="Arial" fo:color="#4A442A" fo:background-color="#FFFFFF"/>
    </style:style>
    <style:style style:name="T2068" style:parent-style-name="DefaultParagraphFont" style:family="text">
      <style:text-properties style:font-name="Sylfaen" style:font-name-complex="Sylfaen" fo:color="#4A442A" fo:background-color="#FFFFFF"/>
    </style:style>
    <style:style style:name="T2069" style:parent-style-name="DefaultParagraphFont" style:family="text">
      <style:text-properties style:font-name="Arial" style:font-name-complex="Arial" fo:color="#4A442A" fo:background-color="#FFFFFF"/>
    </style:style>
    <style:style style:name="T2070" style:parent-style-name="DefaultParagraphFont" style:family="text">
      <style:text-properties style:font-name="Sylfaen" style:font-name-complex="Sylfaen" fo:color="#4A442A" fo:background-color="#FFFFFF"/>
    </style:style>
    <style:style style:name="T2071" style:parent-style-name="DefaultParagraphFont" style:family="text">
      <style:text-properties style:font-name="Arial" style:font-name-complex="Arial" fo:color="#4A442A" fo:background-color="#FFFFFF"/>
    </style:style>
    <style:style style:name="T2072" style:parent-style-name="DefaultParagraphFont" style:family="text">
      <style:text-properties style:font-name="Sylfaen" style:font-name-complex="Sylfaen" fo:color="#4A442A" fo:background-color="#FFFFFF"/>
    </style:style>
    <style:style style:name="T2073" style:parent-style-name="DefaultParagraphFont" style:family="text">
      <style:text-properties style:font-name="Arial" style:font-name-complex="Arial" fo:color="#4A442A" fo:background-color="#FFFFFF"/>
    </style:style>
    <style:style style:name="T2074" style:parent-style-name="DefaultParagraphFont" style:family="text">
      <style:text-properties style:font-name="Sylfaen" style:font-name-complex="Sylfaen" fo:color="#4A442A" fo:background-color="#FFFFFF"/>
    </style:style>
    <style:style style:name="T2075" style:parent-style-name="DefaultParagraphFont" style:family="text">
      <style:text-properties style:font-name="Arial" style:font-name-complex="Arial" fo:color="#4A442A" fo:background-color="#FFFFFF"/>
    </style:style>
    <style:style style:name="T2076" style:parent-style-name="DefaultParagraphFont" style:family="text">
      <style:text-properties style:font-name="Sylfaen" style:font-name-complex="Sylfaen" fo:color="#4A442A" fo:background-color="#FFFFFF"/>
    </style:style>
    <style:style style:name="T2077" style:parent-style-name="DefaultParagraphFont" style:family="text">
      <style:text-properties style:font-name="Arial" style:font-name-complex="Arial" fo:color="#4A442A" fo:background-color="#FFFFFF"/>
    </style:style>
    <style:style style:name="T2078" style:parent-style-name="DefaultParagraphFont" style:family="text">
      <style:text-properties fo:color="#4A442A" fo:background-color="#FFFFFF"/>
    </style:style>
    <style:style style:name="T2079" style:parent-style-name="DefaultParagraphFont" style:family="text">
      <style:text-properties style:font-name="Sylfaen" style:font-name-complex="Sylfaen" fo:color="#4A442A" fo:background-color="#FFFFFF"/>
    </style:style>
    <style:style style:name="P2080" style:parent-style-name="NormalWeb" style:family="paragraph">
      <style:paragraph-properties fo:margin-top="0in" fo:margin-bottom="0in" fo:text-indent="0.4444in"/>
    </style:style>
    <style:style style:name="T2081" style:parent-style-name="Hyperlink" style:family="text">
      <style:text-properties style:font-name="Sylfaen" style:font-name-complex="Sylfaen" fo:background-color="#FFFFFF"/>
    </style:style>
    <style:style style:name="P2082" style:parent-style-name="NormalWeb" style:family="paragraph">
      <style:paragraph-properties fo:margin-top="0in" fo:margin-bottom="0in" fo:text-indent="0.4444in"/>
      <style:text-properties style:font-name="Sylfaen" style:font-name-complex="Sylfaen" fo:color="#4A442A" fo:background-color="#FFFFFF"/>
    </style:style>
    <style:style style:name="P2083" style:parent-style-name="NormalWeb" style:family="paragraph">
      <style:paragraph-properties fo:margin-top="0in" fo:margin-bottom="0in" fo:text-indent="0.4444in"/>
    </style:style>
    <style:style style:name="P2084" style:parent-style-name="NormalWeb" style:family="paragraph">
      <style:paragraph-properties fo:margin-top="0in" fo:margin-bottom="0in" fo:text-indent="0.4444in"/>
    </style:style>
    <style:style style:name="T2085" style:parent-style-name="DefaultParagraphFont" style:family="text">
      <style:text-properties fo:color="#4A442A" fo:background-color="#FFFFFF"/>
    </style:style>
    <style:style style:name="T2086" style:parent-style-name="DefaultParagraphFont" style:family="text">
      <style:text-properties style:font-name="Sylfaen" style:font-name-complex="Sylfaen" fo:color="#4A442A" fo:background-color="#FFFFFF"/>
    </style:style>
    <style:style style:name="T2087" style:parent-style-name="DefaultParagraphFont" style:family="text">
      <style:text-properties fo:color="#4A442A" fo:background-color="#FFFFFF"/>
    </style:style>
    <style:style style:name="T2088" style:parent-style-name="DefaultParagraphFont" style:family="text">
      <style:text-properties style:font-name="Sylfaen" style:font-name-complex="Sylfaen" fo:color="#4A442A" fo:background-color="#FFFFFF"/>
    </style:style>
    <style:style style:name="T2089" style:parent-style-name="DefaultParagraphFont" style:family="text">
      <style:text-properties fo:color="#4A442A" fo:background-color="#FFFFFF"/>
    </style:style>
    <style:style style:name="T2090" style:parent-style-name="DefaultParagraphFont" style:family="text">
      <style:text-properties style:font-name="Sylfaen" style:font-name-complex="Sylfaen" fo:color="#4A442A" fo:background-color="#FFFFFF"/>
    </style:style>
    <style:style style:name="T2091" style:parent-style-name="DefaultParagraphFont" style:family="text">
      <style:text-properties fo:color="#4A442A" fo:background-color="#FFFFFF"/>
    </style:style>
    <style:style style:name="T2092" style:parent-style-name="DefaultParagraphFont" style:family="text">
      <style:text-properties style:font-name="Sylfaen" style:font-name-complex="Sylfaen" fo:color="#4A442A" fo:background-color="#FFFFFF"/>
    </style:style>
    <style:style style:name="T2093" style:parent-style-name="DefaultParagraphFont" style:family="text">
      <style:text-properties fo:color="#4A442A" fo:background-color="#FFFFFF"/>
    </style:style>
    <style:style style:name="T2094" style:parent-style-name="DefaultParagraphFont" style:family="text">
      <style:text-properties style:font-name="Sylfaen" style:font-name-complex="Sylfaen" fo:color="#4A442A" fo:background-color="#FFFFFF"/>
    </style:style>
    <style:style style:name="T2095" style:parent-style-name="DefaultParagraphFont" style:family="text">
      <style:text-properties fo:color="#4A442A" fo:background-color="#FFFFFF"/>
    </style:style>
    <style:style style:name="T2096" style:parent-style-name="DefaultParagraphFont" style:family="text">
      <style:text-properties fo:color="#1155CC" fo:background-color="#FFFFFF"/>
    </style:style>
    <style:style style:name="T2097" style:parent-style-name="DefaultParagraphFont" style:family="text">
      <style:text-properties fo:color="#4A442A" fo:background-color="#FFFFFF"/>
    </style:style>
    <style:style style:name="T2098" style:parent-style-name="DefaultParagraphFont" style:family="text">
      <style:text-properties style:font-name="Sylfaen" style:font-name-complex="Sylfaen" fo:color="#4A442A" fo:background-color="#FFFFFF"/>
    </style:style>
    <style:style style:name="T2099" style:parent-style-name="DefaultParagraphFont" style:family="text">
      <style:text-properties fo:color="#4A442A" fo:background-color="#FFFFFF"/>
    </style:style>
    <style:style style:name="P2100" style:parent-style-name="NormalWeb" style:family="paragraph">
      <style:paragraph-properties fo:margin-top="0in" fo:margin-bottom="0in" fo:text-indent="0.4444in"/>
    </style:style>
    <style:style style:name="T2101" style:parent-style-name="DefaultParagraphFont" style:family="text">
      <style:text-properties fo:color="#4A442A" fo:background-color="#FFFFFF"/>
    </style:style>
    <style:style style:name="T2102" style:parent-style-name="DefaultParagraphFont" style:family="text">
      <style:text-properties fo:color="#1155CC" fo:background-color="#FFFFFF"/>
    </style:style>
    <style:style style:name="T2103" style:parent-style-name="DefaultParagraphFont" style:family="text">
      <style:text-properties fo:color="#4A442A" fo:background-color="#FFFFFF"/>
    </style:style>
    <style:style style:name="P2104" style:parent-style-name="NormalWeb" style:family="paragraph">
      <style:paragraph-properties fo:margin-top="0in" fo:margin-bottom="0in" fo:text-indent="0.4444in"/>
    </style:style>
    <style:style style:name="T2105" style:parent-style-name="DefaultParagraphFont" style:family="text">
      <style:text-properties style:font-name="Arial" style:font-name-complex="Arial" fo:color="#4A442A" fo:background-color="#FFFFFF"/>
    </style:style>
    <style:style style:name="T2106" style:parent-style-name="DefaultParagraphFont" style:family="text">
      <style:text-properties style:font-name="Sylfaen" style:font-name-complex="Sylfaen" fo:color="#4A442A" fo:background-color="#FFFFFF"/>
    </style:style>
    <style:style style:name="T2107" style:parent-style-name="DefaultParagraphFont" style:family="text">
      <style:text-properties style:font-name="Arial" style:font-name-complex="Arial" fo:color="#4A442A" fo:background-color="#FFFFFF"/>
    </style:style>
    <style:style style:name="T2108" style:parent-style-name="DefaultParagraphFont" style:family="text">
      <style:text-properties style:font-name="Sylfaen" style:font-name-complex="Sylfaen" fo:color="#4A442A" fo:background-color="#FFFFFF"/>
    </style:style>
    <style:style style:name="T2109" style:parent-style-name="DefaultParagraphFont" style:family="text">
      <style:text-properties style:font-name="Arial" style:font-name-complex="Arial" fo:color="#4A442A" fo:background-color="#FFFFFF"/>
    </style:style>
    <style:style style:name="T2110" style:parent-style-name="DefaultParagraphFont" style:family="text">
      <style:text-properties style:font-name="Sylfaen" style:font-name-complex="Sylfaen" fo:color="#4A442A" fo:background-color="#FFFFFF"/>
    </style:style>
    <style:style style:name="T2111" style:parent-style-name="DefaultParagraphFont" style:family="text">
      <style:text-properties style:font-name="Arial" style:font-name-complex="Arial" fo:color="#4A442A" fo:background-color="#FFFFFF"/>
    </style:style>
    <style:style style:name="T2112" style:parent-style-name="DefaultParagraphFont" style:family="text">
      <style:text-properties style:font-name="Sylfaen" style:font-name-complex="Sylfaen" fo:color="#4A442A" fo:background-color="#FFFFFF"/>
    </style:style>
    <style:style style:name="T2113" style:parent-style-name="DefaultParagraphFont" style:family="text">
      <style:text-properties style:font-name="Arial" style:font-name-complex="Arial" fo:color="#4A442A" fo:background-color="#FFFFFF"/>
    </style:style>
    <style:style style:name="T2114" style:parent-style-name="DefaultParagraphFont" style:family="text">
      <style:text-properties style:font-name="Sylfaen" style:font-name-complex="Sylfaen" fo:color="#4A442A" fo:background-color="#FFFFFF"/>
    </style:style>
    <style:style style:name="T2115" style:parent-style-name="DefaultParagraphFont" style:family="text">
      <style:text-properties style:font-name="Arial" style:font-name-complex="Arial" fo:color="#4A442A" fo:background-color="#FFFFFF"/>
    </style:style>
    <style:style style:name="T2116" style:parent-style-name="DefaultParagraphFont" style:family="text">
      <style:text-properties style:font-name="Sylfaen" style:font-name-complex="Sylfaen" fo:color="#4A442A" fo:background-color="#FFFFFF"/>
    </style:style>
    <style:style style:name="T2117" style:parent-style-name="DefaultParagraphFont" style:family="text">
      <style:text-properties style:font-name="Arial" style:font-name-complex="Arial" fo:color="#4A442A" fo:background-color="#FFFFFF"/>
    </style:style>
    <style:style style:name="T2118" style:parent-style-name="DefaultParagraphFont" style:family="text">
      <style:text-properties style:font-name="Sylfaen" style:font-name-complex="Sylfaen" fo:color="#4A442A" fo:background-color="#FFFFFF"/>
    </style:style>
    <style:style style:name="P2119" style:parent-style-name="NormalWeb" style:family="paragraph">
      <style:paragraph-properties fo:margin-top="0in" fo:margin-bottom="0in" fo:text-indent="0.4444in"/>
    </style:style>
    <style:style style:name="P2120" style:parent-style-name="NormalWeb" style:family="paragraph">
      <style:paragraph-properties fo:margin-top="0in" fo:margin-bottom="0in" fo:text-indent="0.4444in"/>
    </style:style>
    <style:style style:name="P2121" style:parent-style-name="NormalWeb" style:family="paragraph">
      <style:paragraph-properties fo:margin-top="0in" fo:margin-bottom="0in" fo:text-indent="0.4444in"/>
    </style:style>
    <style:style style:name="T2122" style:parent-style-name="DefaultParagraphFont" style:family="text">
      <style:text-properties fo:color="#4A442A" fo:background-color="#FFFFFF"/>
    </style:style>
    <style:style style:name="T2123" style:parent-style-name="DefaultParagraphFont" style:family="text">
      <style:text-properties style:font-name="Sylfaen" style:font-name-complex="Sylfaen" fo:font-weight="bold" style:font-weight-asian="bold" style:font-weight-complex="bold" fo:font-style="italic" style:font-style-asian="italic" style:font-style-complex="italic" fo:color="#4A442A" fo:background-color="#FFFFFF"/>
    </style:style>
    <style:style style:name="T2124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4A442A" fo:background-color="#FFFFFF"/>
    </style:style>
    <style:style style:name="T2125" style:parent-style-name="DefaultParagraphFont" style:family="text">
      <style:text-properties style:font-name="Sylfaen" style:font-name-complex="Sylfaen" fo:font-weight="bold" style:font-weight-asian="bold" style:font-weight-complex="bold" fo:font-style="italic" style:font-style-asian="italic" style:font-style-complex="italic" fo:color="#4A442A" fo:background-color="#FFFFFF"/>
    </style:style>
    <style:style style:name="T2126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4A442A" fo:background-color="#FFFFFF"/>
    </style:style>
    <style:style style:name="T2127" style:parent-style-name="DefaultParagraphFont" style:family="text">
      <style:text-properties style:font-name="Sylfaen" style:font-name-complex="Sylfaen" fo:font-weight="bold" style:font-weight-asian="bold" style:font-weight-complex="bold" fo:font-style="italic" style:font-style-asian="italic" style:font-style-complex="italic" fo:color="#4A442A" fo:background-color="#FFFFFF"/>
    </style:style>
    <style:style style:name="P2128" style:parent-style-name="NormalWeb" style:family="paragraph">
      <style:paragraph-properties fo:margin-top="0in" fo:margin-bottom="0in" fo:text-indent="0.4444in"/>
    </style:style>
    <style:style style:name="T2129" style:parent-style-name="Hyperlink" style:family="text">
      <style:text-properties style:font-name="Sylfaen" style:font-name-complex="Sylfaen" fo:font-weight="bold" style:font-weight-asian="bold" style:font-weight-complex="bold" fo:font-style="italic" style:font-style-asian="italic" style:font-style-complex="italic" fo:background-color="#FFFFFF"/>
    </style:style>
    <style:style style:name="P2130" style:parent-style-name="NormalWeb" style:family="paragraph">
      <style:paragraph-properties fo:margin-top="0in" fo:margin-bottom="0in" fo:text-indent="0.4444in"/>
      <style:text-properties style:font-name="Sylfaen" style:font-name-complex="Sylfaen" fo:font-weight="bold" style:font-weight-asian="bold" style:font-weight-complex="bold" fo:font-style="italic" style:font-style-asian="italic" style:font-style-complex="italic" fo:color="#4A442A" fo:background-color="#FFFFFF"/>
    </style:style>
    <style:style style:name="P2131" style:parent-style-name="NormalWeb" style:family="paragraph">
      <style:paragraph-properties fo:margin-top="0in" fo:margin-bottom="0in" fo:text-indent="0.4444in"/>
    </style:style>
    <style:style style:name="P2132" style:parent-style-name="NormalWeb" style:family="paragraph">
      <style:paragraph-properties fo:margin-top="0in" fo:margin-bottom="0in" fo:text-indent="0.4444in"/>
    </style:style>
    <style:style style:name="T2133" style:parent-style-name="DefaultParagraphFont" style:family="text">
      <style:text-properties fo:color="#4A442A" fo:background-color="#FFFFFF"/>
    </style:style>
    <style:style style:name="T2134" style:parent-style-name="DefaultParagraphFont" style:family="text">
      <style:text-properties style:font-name="Sylfaen" style:font-name-complex="Sylfaen" fo:color="#4A442A" fo:background-color="#FFFFFF"/>
    </style:style>
    <style:style style:name="T2135" style:parent-style-name="DefaultParagraphFont" style:family="text">
      <style:text-properties fo:color="#4A442A" fo:background-color="#FFFFFF"/>
    </style:style>
    <style:style style:name="T2136" style:parent-style-name="DefaultParagraphFont" style:family="text">
      <style:text-properties style:font-name="Sylfaen" style:font-name-complex="Sylfaen" fo:color="#4A442A" fo:background-color="#FFFFFF"/>
    </style:style>
    <style:style style:name="T2137" style:parent-style-name="DefaultParagraphFont" style:family="text">
      <style:text-properties fo:color="#4A442A" fo:background-color="#FFFFFF"/>
    </style:style>
    <style:style style:name="T2138" style:parent-style-name="DefaultParagraphFont" style:family="text">
      <style:text-properties style:font-name="Sylfaen" style:font-name-complex="Sylfaen" fo:color="#4A442A" fo:background-color="#FFFFFF"/>
    </style:style>
    <style:style style:name="T2139" style:parent-style-name="DefaultParagraphFont" style:family="text">
      <style:text-properties fo:color="#4A442A" fo:background-color="#FFFFFF"/>
    </style:style>
    <style:style style:name="T2140" style:parent-style-name="DefaultParagraphFont" style:family="text">
      <style:text-properties style:font-name="Sylfaen" style:font-name-complex="Sylfaen" fo:color="#4A442A" fo:background-color="#FFFFFF"/>
    </style:style>
    <style:style style:name="T2141" style:parent-style-name="DefaultParagraphFont" style:family="text">
      <style:text-properties fo:color="#4A442A" fo:background-color="#FFFFFF"/>
    </style:style>
    <style:style style:name="T2142" style:parent-style-name="DefaultParagraphFont" style:family="text">
      <style:text-properties style:font-name="Sylfaen" style:font-name-complex="Sylfaen" fo:color="#4A442A" fo:background-color="#FFFFFF"/>
    </style:style>
    <style:style style:name="T2143" style:parent-style-name="DefaultParagraphFont" style:family="text">
      <style:text-properties fo:color="#4A442A" fo:background-color="#FFFFFF"/>
    </style:style>
    <style:style style:name="T2144" style:parent-style-name="DefaultParagraphFont" style:family="text">
      <style:text-properties style:font-name="Sylfaen" style:font-name-complex="Sylfaen" fo:color="#4A442A" fo:background-color="#FFFFFF"/>
    </style:style>
    <style:style style:name="T2145" style:parent-style-name="DefaultParagraphFont" style:family="text">
      <style:text-properties fo:color="#4A442A" fo:background-color="#FFFFFF"/>
    </style:style>
    <style:style style:name="T2146" style:parent-style-name="DefaultParagraphFont" style:family="text">
      <style:text-properties style:font-name="Sylfaen" style:font-name-complex="Sylfaen" fo:color="#4A442A" fo:background-color="#FFFFFF"/>
    </style:style>
    <style:style style:name="T2147" style:parent-style-name="DefaultParagraphFont" style:family="text">
      <style:text-properties fo:color="#4A442A" fo:background-color="#FFFFFF"/>
    </style:style>
    <style:style style:name="T2148" style:parent-style-name="DefaultParagraphFont" style:family="text">
      <style:text-properties style:font-name="Sylfaen" style:font-name-complex="Sylfaen" fo:color="#4A442A" fo:background-color="#FFFFFF"/>
    </style:style>
    <style:style style:name="P2149" style:parent-style-name="NormalWeb" style:family="paragraph">
      <style:paragraph-properties fo:margin-top="0in" fo:margin-bottom="0in" fo:text-indent="0.4444in"/>
    </style:style>
    <style:style style:name="P2150" style:parent-style-name="NormalWeb" style:family="paragraph">
      <style:paragraph-properties fo:margin-top="0in" fo:margin-bottom="0in" fo:text-indent="0.4444in"/>
    </style:style>
    <style:style style:name="P2151" style:parent-style-name="NormalWeb" style:family="paragraph">
      <style:paragraph-properties fo:margin-top="0in" fo:margin-bottom="0in" fo:text-indent="0.4444in"/>
    </style:style>
    <style:style style:name="T2152" style:parent-style-name="DefaultParagraphFont" style:family="text">
      <style:text-properties fo:color="#4A442A" fo:background-color="#FFFFFF"/>
    </style:style>
    <style:style style:name="T2153" style:parent-style-name="DefaultParagraphFont" style:family="text">
      <style:text-properties style:font-name="Sylfaen" style:font-name-complex="Sylfaen" fo:color="#4A442A" fo:background-color="#FFFFFF"/>
    </style:style>
    <style:style style:name="T2154" style:parent-style-name="DefaultParagraphFont" style:family="text">
      <style:text-properties fo:color="#4A442A" fo:background-color="#FFFFFF"/>
    </style:style>
    <style:style style:name="T2155" style:parent-style-name="DefaultParagraphFont" style:family="text">
      <style:text-properties style:font-name="Sylfaen" style:font-name-complex="Sylfaen" fo:color="#4A442A" fo:background-color="#FFFFFF"/>
    </style:style>
    <style:style style:name="T2156" style:parent-style-name="DefaultParagraphFont" style:family="text">
      <style:text-properties fo:color="#4A442A" fo:background-color="#FFFFFF"/>
    </style:style>
    <style:style style:name="T2157" style:parent-style-name="DefaultParagraphFont" style:family="text">
      <style:text-properties style:font-name="Sylfaen" style:font-name-complex="Sylfaen" fo:color="#4A442A" fo:background-color="#FFFFFF"/>
    </style:style>
    <style:style style:name="T2158" style:parent-style-name="DefaultParagraphFont" style:family="text">
      <style:text-properties fo:color="#4A442A" fo:background-color="#FFFFFF"/>
    </style:style>
    <style:style style:name="T2159" style:parent-style-name="DefaultParagraphFont" style:family="text">
      <style:text-properties style:font-name="Sylfaen" style:font-name-complex="Sylfaen" fo:color="#4A442A" fo:background-color="#FFFFFF"/>
    </style:style>
    <style:style style:name="T2160" style:parent-style-name="DefaultParagraphFont" style:family="text">
      <style:text-properties fo:color="#4A442A" fo:background-color="#FFFFFF"/>
    </style:style>
    <style:style style:name="T2161" style:parent-style-name="DefaultParagraphFont" style:family="text">
      <style:text-properties style:font-name="Sylfaen" style:font-name-complex="Sylfaen" fo:color="#4A442A" fo:background-color="#FFFFFF"/>
    </style:style>
    <style:style style:name="T2162" style:parent-style-name="DefaultParagraphFont" style:family="text">
      <style:text-properties fo:color="#4A442A" fo:background-color="#FFFFFF"/>
    </style:style>
    <style:style style:name="T2163" style:parent-style-name="DefaultParagraphFont" style:family="text">
      <style:text-properties style:font-name="Sylfaen" style:font-name-complex="Sylfaen" fo:color="#4A442A" fo:background-color="#FFFFFF"/>
    </style:style>
    <style:style style:name="T2164" style:parent-style-name="DefaultParagraphFont" style:family="text">
      <style:text-properties fo:color="#4A442A" fo:background-color="#FFFFFF"/>
    </style:style>
    <style:style style:name="T2165" style:parent-style-name="DefaultParagraphFont" style:family="text">
      <style:text-properties style:font-name="Sylfaen" style:font-name-complex="Sylfaen" fo:color="#4A442A" fo:background-color="#FFFFFF"/>
    </style:style>
    <style:style style:name="T2166" style:parent-style-name="DefaultParagraphFont" style:family="text">
      <style:text-properties fo:color="#4A442A" fo:background-color="#FFFFFF"/>
    </style:style>
    <style:style style:name="T2167" style:parent-style-name="DefaultParagraphFont" style:family="text">
      <style:text-properties style:font-name="Sylfaen" style:font-name-complex="Sylfaen" fo:color="#4A442A" fo:background-color="#FFFFFF"/>
    </style:style>
    <style:style style:name="T2168" style:parent-style-name="DefaultParagraphFont" style:family="text">
      <style:text-properties fo:color="#4A442A" fo:background-color="#FFFFFF"/>
    </style:style>
    <style:style style:name="T2169" style:parent-style-name="DefaultParagraphFont" style:family="text">
      <style:text-properties style:font-name="Sylfaen" style:font-name-complex="Sylfaen" fo:color="#4A442A" fo:background-color="#FFFFFF"/>
    </style:style>
    <style:style style:name="T2170" style:parent-style-name="DefaultParagraphFont" style:family="text">
      <style:text-properties fo:color="#4A442A" fo:background-color="#FFFFFF"/>
    </style:style>
    <style:style style:name="T2171" style:parent-style-name="DefaultParagraphFont" style:family="text">
      <style:text-properties style:font-name="Sylfaen" style:font-name-complex="Sylfaen" fo:color="#4A442A" fo:background-color="#FFFFFF"/>
    </style:style>
    <style:style style:name="T2172" style:parent-style-name="DefaultParagraphFont" style:family="text">
      <style:text-properties fo:color="#4A442A" fo:background-color="#FFFFFF"/>
    </style:style>
    <style:style style:name="T2173" style:parent-style-name="DefaultParagraphFont" style:family="text">
      <style:text-properties style:font-name="Sylfaen" style:font-name-complex="Sylfaen" fo:color="#4A442A" fo:background-color="#FFFFFF"/>
    </style:style>
    <style:style style:name="T2174" style:parent-style-name="DefaultParagraphFont" style:family="text">
      <style:text-properties fo:color="#4A442A" fo:background-color="#FFFFFF"/>
    </style:style>
    <style:style style:name="T2175" style:parent-style-name="DefaultParagraphFont" style:family="text">
      <style:text-properties style:font-name="Sylfaen" style:font-name-complex="Sylfaen" fo:color="#4A442A" fo:background-color="#FFFFFF"/>
    </style:style>
    <style:style style:name="T2176" style:parent-style-name="DefaultParagraphFont" style:family="text">
      <style:text-properties fo:color="#4A442A" fo:background-color="#FFFFFF"/>
    </style:style>
    <style:style style:name="T2177" style:parent-style-name="DefaultParagraphFont" style:family="text">
      <style:text-properties style:font-name="Sylfaen" style:font-name-complex="Sylfaen" fo:color="#4A442A" fo:background-color="#FFFFFF"/>
    </style:style>
    <style:style style:name="T2178" style:parent-style-name="DefaultParagraphFont" style:family="text">
      <style:text-properties style:font-name="Sylfaen" style:font-name-complex="Sylfaen" fo:color="#4A442A" fo:background-color="#FFFFFF"/>
    </style:style>
    <style:style style:name="P2179" style:parent-style-name="NormalWeb" style:family="paragraph">
      <style:paragraph-properties fo:margin-top="0in" fo:margin-bottom="0in" fo:text-indent="0.4444in"/>
    </style:style>
    <style:style style:name="T2180" style:parent-style-name="Hyperlink" style:family="text">
      <style:text-properties style:font-name="Sylfaen" style:font-name-complex="Sylfaen" fo:background-color="#FFFFFF"/>
    </style:style>
    <style:style style:name="P2181" style:parent-style-name="NormalWeb" style:family="paragraph">
      <style:paragraph-properties fo:margin-top="0in" fo:margin-bottom="0in" fo:text-indent="0.4444in"/>
      <style:text-properties style:font-name="Sylfaen" style:font-name-complex="Sylfaen" fo:color="#4A442A" fo:background-color="#FFFFFF"/>
    </style:style>
    <style:style style:name="P2182" style:parent-style-name="NormalWeb" style:family="paragraph">
      <style:paragraph-properties fo:margin-top="0in" fo:margin-bottom="0in" fo:text-indent="0.4444in"/>
      <style:text-properties style:font-name="Sylfaen" style:font-name-complex="Sylfaen" fo:color="#4A442A" fo:background-color="#FFFFFF"/>
    </style:style>
    <style:style style:name="P2183" style:parent-style-name="NormalWeb" style:family="paragraph">
      <style:paragraph-properties fo:margin-top="0in" fo:margin-bottom="0in" fo:text-indent="0.4444in"/>
    </style:style>
    <style:style style:name="T2184" style:parent-style-name="DefaultParagraphFont" style:family="text">
      <style:text-properties fo:color="#4A442A" fo:background-color="#FFFFFF"/>
    </style:style>
    <style:style style:name="T2185" style:parent-style-name="DefaultParagraphFont" style:family="text">
      <style:text-properties style:font-name="Sylfaen" style:font-name-complex="Sylfaen" fo:color="#000000" fo:background-color="#FFFFFF"/>
    </style:style>
    <style:style style:name="T2186" style:parent-style-name="DefaultParagraphFont" style:family="text">
      <style:text-properties fo:color="#000000" fo:background-color="#FFFFFF"/>
    </style:style>
    <style:style style:name="T2187" style:parent-style-name="DefaultParagraphFont" style:family="text">
      <style:text-properties style:font-name="Sylfaen" style:font-name-complex="Sylfaen" fo:color="#000000" fo:background-color="#FFFFFF"/>
    </style:style>
    <style:style style:name="T2188" style:parent-style-name="DefaultParagraphFont" style:family="text">
      <style:text-properties fo:color="#000000" fo:background-color="#FFFFFF"/>
    </style:style>
    <style:style style:name="T2189" style:parent-style-name="DefaultParagraphFont" style:family="text">
      <style:text-properties style:font-name="Sylfaen" style:font-name-complex="Sylfaen" fo:color="#000000" fo:background-color="#FFFFFF"/>
    </style:style>
    <style:style style:name="T2190" style:parent-style-name="DefaultParagraphFont" style:family="text">
      <style:text-properties fo:color="#000000" fo:background-color="#FFFFFF"/>
    </style:style>
    <style:style style:name="T2191" style:parent-style-name="DefaultParagraphFont" style:family="text">
      <style:text-properties style:font-name="Sylfaen" style:font-name-complex="Sylfaen" fo:color="#000000" fo:background-color="#FFFFFF"/>
    </style:style>
    <style:style style:name="T2192" style:parent-style-name="DefaultParagraphFont" style:family="text">
      <style:text-properties fo:color="#000000" fo:background-color="#FFFFFF"/>
    </style:style>
    <style:style style:name="T2193" style:parent-style-name="DefaultParagraphFont" style:family="text">
      <style:text-properties style:font-name="Sylfaen" style:font-name-complex="Sylfaen" fo:color="#000000" fo:background-color="#FFFFFF"/>
    </style:style>
    <style:style style:name="T2194" style:parent-style-name="DefaultParagraphFont" style:family="text">
      <style:text-properties fo:color="#000000" fo:background-color="#FFFFFF"/>
    </style:style>
    <style:style style:name="T2195" style:parent-style-name="DefaultParagraphFont" style:family="text">
      <style:text-properties style:font-name="Sylfaen" style:font-name-complex="Sylfaen" fo:color="#000000" fo:background-color="#FFFFFF"/>
    </style:style>
    <style:style style:name="T2196" style:parent-style-name="DefaultParagraphFont" style:family="text">
      <style:text-properties fo:color="#000000" fo:background-color="#FFFFFF"/>
    </style:style>
    <style:style style:name="T2197" style:parent-style-name="DefaultParagraphFont" style:family="text">
      <style:text-properties style:font-name="Sylfaen" style:font-name-complex="Sylfaen" fo:color="#000000" fo:background-color="#FFFFFF"/>
    </style:style>
    <style:style style:name="T2198" style:parent-style-name="DefaultParagraphFont" style:family="text">
      <style:text-properties fo:color="#000000" fo:background-color="#FFFFFF"/>
    </style:style>
    <style:style style:name="T2199" style:parent-style-name="DefaultParagraphFont" style:family="text">
      <style:text-properties style:font-name="Sylfaen" style:font-name-complex="Sylfaen" fo:color="#000000" fo:background-color="#FFFFFF"/>
    </style:style>
    <style:style style:name="T2200" style:parent-style-name="DefaultParagraphFont" style:family="text">
      <style:text-properties fo:color="#000000" fo:background-color="#FFFFFF"/>
    </style:style>
    <style:style style:name="T2201" style:parent-style-name="DefaultParagraphFont" style:family="text">
      <style:text-properties style:font-name="Sylfaen" style:font-name-complex="Sylfaen" fo:color="#000000" fo:background-color="#FFFFFF"/>
    </style:style>
    <style:style style:name="T2202" style:parent-style-name="DefaultParagraphFont" style:family="text">
      <style:text-properties fo:color="#000000" fo:background-color="#FFFFFF"/>
    </style:style>
    <style:style style:name="T2203" style:parent-style-name="DefaultParagraphFont" style:family="text">
      <style:text-properties style:font-name="Sylfaen" style:font-name-complex="Sylfaen" fo:color="#000000" fo:background-color="#FFFFFF"/>
    </style:style>
    <style:style style:name="T2204" style:parent-style-name="DefaultParagraphFont" style:family="text">
      <style:text-properties fo:color="#000000" fo:background-color="#FFFFFF"/>
    </style:style>
    <style:style style:name="T2205" style:parent-style-name="DefaultParagraphFont" style:family="text">
      <style:text-properties style:font-name="Sylfaen" style:font-name-complex="Sylfaen" fo:color="#000000" fo:background-color="#FFFFFF"/>
    </style:style>
    <style:style style:name="T2206" style:parent-style-name="DefaultParagraphFont" style:family="text">
      <style:text-properties fo:color="#000000" fo:background-color="#FFFFFF"/>
    </style:style>
    <style:style style:name="T2207" style:parent-style-name="DefaultParagraphFont" style:family="text">
      <style:text-properties style:font-name="Sylfaen" style:font-name-complex="Sylfaen" fo:color="#000000" fo:background-color="#FFFFFF"/>
    </style:style>
    <style:style style:name="T2208" style:parent-style-name="DefaultParagraphFont" style:family="text">
      <style:text-properties fo:color="#000000" fo:background-color="#FFFFFF"/>
    </style:style>
    <style:style style:name="T2209" style:parent-style-name="DefaultParagraphFont" style:family="text">
      <style:text-properties style:font-name="Sylfaen" style:font-name-complex="Sylfaen" fo:color="#000000" fo:background-color="#FFFFFF"/>
    </style:style>
    <style:style style:name="T2210" style:parent-style-name="DefaultParagraphFont" style:family="text">
      <style:text-properties fo:color="#000000" fo:background-color="#FFFFFF"/>
    </style:style>
    <style:style style:name="T2211" style:parent-style-name="DefaultParagraphFont" style:family="text">
      <style:text-properties style:font-name="Sylfaen" style:font-name-complex="Sylfaen" fo:color="#000000" fo:background-color="#FFFFFF"/>
    </style:style>
    <style:style style:name="T2212" style:parent-style-name="DefaultParagraphFont" style:family="text">
      <style:text-properties fo:color="#000000" fo:background-color="#FFFFFF"/>
    </style:style>
    <style:style style:name="T2213" style:parent-style-name="DefaultParagraphFont" style:family="text">
      <style:text-properties style:font-name="Sylfaen" style:font-name-complex="Sylfaen" fo:color="#000000" fo:background-color="#FFFFFF"/>
    </style:style>
    <style:style style:name="T2214" style:parent-style-name="DefaultParagraphFont" style:family="text">
      <style:text-properties fo:color="#000000" fo:background-color="#FFFFFF"/>
    </style:style>
    <style:style style:name="T2215" style:parent-style-name="DefaultParagraphFont" style:family="text">
      <style:text-properties style:font-name="Arial" style:font-name-complex="Arial" fo:color="#4A442A" fo:background-color="#FFFFFF"/>
    </style:style>
    <style:style style:name="T2216" style:parent-style-name="DefaultParagraphFont" style:family="text">
      <style:text-properties style:font-name="Sylfaen" style:font-name-complex="Sylfaen" fo:color="#4A442A" fo:background-color="#FFFFFF"/>
    </style:style>
    <style:style style:name="T2217" style:parent-style-name="DefaultParagraphFont" style:family="text">
      <style:text-properties style:font-name="Arial" style:font-name-complex="Arial" fo:color="#4A442A" fo:background-color="#FFFFFF"/>
    </style:style>
    <style:style style:name="T2218" style:parent-style-name="DefaultParagraphFont" style:family="text">
      <style:text-properties style:font-name="Sylfaen" style:font-name-complex="Sylfaen" fo:color="#4A442A" fo:background-color="#FFFFFF"/>
    </style:style>
    <style:style style:name="T2219" style:parent-style-name="DefaultParagraphFont" style:family="text">
      <style:text-properties style:font-name="Arial" style:font-name-complex="Arial" fo:color="#4A442A" fo:background-color="#FFFFFF"/>
    </style:style>
    <style:style style:name="T2220" style:parent-style-name="DefaultParagraphFont" style:family="text">
      <style:text-properties style:font-name="Sylfaen" style:font-name-complex="Sylfaen" fo:color="#4A442A" fo:background-color="#FFFFFF"/>
    </style:style>
    <style:style style:name="T2221" style:parent-style-name="DefaultParagraphFont" style:family="text">
      <style:text-properties style:font-name="Arial" style:font-name-complex="Arial" fo:color="#4A442A" fo:background-color="#FFFFFF"/>
    </style:style>
    <style:style style:name="T2222" style:parent-style-name="DefaultParagraphFont" style:family="text">
      <style:text-properties style:font-name="Sylfaen" style:font-name-complex="Sylfaen" fo:color="#4A442A" fo:background-color="#FFFFFF"/>
    </style:style>
    <style:style style:name="T2223" style:parent-style-name="DefaultParagraphFont" style:family="text">
      <style:text-properties style:font-name="Arial" style:font-name-complex="Arial" fo:color="#4A442A" fo:background-color="#FFFFFF"/>
    </style:style>
    <style:style style:name="T2224" style:parent-style-name="DefaultParagraphFont" style:family="text">
      <style:text-properties style:font-name="Sylfaen" style:font-name-complex="Sylfaen" fo:color="#4A442A" fo:background-color="#FFFFFF"/>
    </style:style>
    <style:style style:name="T2225" style:parent-style-name="DefaultParagraphFont" style:family="text">
      <style:text-properties style:font-name="Arial" style:font-name-complex="Arial" fo:color="#4A442A" fo:background-color="#FFFFFF"/>
    </style:style>
    <style:style style:name="T2226" style:parent-style-name="DefaultParagraphFont" style:family="text">
      <style:text-properties style:font-name="Sylfaen" style:font-name-complex="Sylfaen" fo:color="#4A442A" fo:background-color="#FFFFFF"/>
    </style:style>
    <style:style style:name="T2227" style:parent-style-name="DefaultParagraphFont" style:family="text">
      <style:text-properties style:font-name="Arial" style:font-name-complex="Arial" fo:color="#4A442A" fo:background-color="#FFFFFF"/>
    </style:style>
    <style:style style:name="T2228" style:parent-style-name="DefaultParagraphFont" style:family="text">
      <style:text-properties style:font-name="Sylfaen" style:font-name-complex="Sylfaen" fo:color="#4A442A" fo:background-color="#FFFFFF"/>
    </style:style>
    <style:style style:name="P2229" style:parent-style-name="NormalWeb" style:family="paragraph">
      <style:paragraph-properties fo:margin-top="0in" fo:margin-bottom="0in" fo:text-indent="0.4444in"/>
    </style:style>
    <style:style style:name="T2230" style:parent-style-name="Hyperlink" style:family="text">
      <style:text-properties style:font-name="Sylfaen" style:font-name-complex="Sylfaen" fo:background-color="#FFFFFF"/>
    </style:style>
    <style:style style:name="P2231" style:parent-style-name="NormalWeb" style:family="paragraph">
      <style:paragraph-properties fo:margin-top="0in" fo:margin-bottom="0in" fo:text-indent="0.4444in"/>
      <style:text-properties style:font-name="Sylfaen" style:font-name-complex="Sylfaen" fo:color="#4A442A" fo:background-color="#FFFFFF"/>
    </style:style>
    <style:style style:name="P2232" style:parent-style-name="NormalWeb" style:family="paragraph">
      <style:paragraph-properties fo:margin-top="0in" fo:margin-bottom="0in" fo:text-indent="0.4444in"/>
    </style:style>
    <style:style style:name="P2233" style:parent-style-name="NormalWeb" style:family="paragraph">
      <style:paragraph-properties fo:margin-top="0in" fo:margin-bottom="0in" fo:text-indent="0.4444in"/>
    </style:style>
    <style:style style:name="T2234" style:parent-style-name="DefaultParagraphFont" style:family="text">
      <style:text-properties fo:color="#000000" fo:background-color="#FFFFFF"/>
    </style:style>
    <style:style style:name="T2235" style:parent-style-name="DefaultParagraphFont" style:family="text">
      <style:text-properties style:font-name="Sylfaen" style:font-name-complex="Sylfaen" fo:color="#000000" fo:background-color="#FFFFFF"/>
    </style:style>
    <style:style style:name="T2236" style:parent-style-name="DefaultParagraphFont" style:family="text">
      <style:text-properties fo:color="#000000" fo:background-color="#FFFFFF"/>
    </style:style>
    <style:style style:name="T2237" style:parent-style-name="DefaultParagraphFont" style:family="text">
      <style:text-properties style:font-name="Sylfaen" style:font-name-complex="Sylfaen" fo:color="#000000" fo:background-color="#FFFFFF"/>
    </style:style>
    <style:style style:name="T2238" style:parent-style-name="DefaultParagraphFont" style:family="text">
      <style:text-properties fo:color="#000000" fo:background-color="#FFFFFF"/>
    </style:style>
    <style:style style:name="T2239" style:parent-style-name="DefaultParagraphFont" style:family="text">
      <style:text-properties style:font-name="Sylfaen" style:font-name-complex="Sylfaen" fo:color="#000000" fo:background-color="#FFFFFF"/>
    </style:style>
    <style:style style:name="T2240" style:parent-style-name="DefaultParagraphFont" style:family="text">
      <style:text-properties fo:color="#000000" fo:background-color="#FFFFFF"/>
    </style:style>
    <style:style style:name="T2241" style:parent-style-name="DefaultParagraphFont" style:family="text">
      <style:text-properties style:font-name="Sylfaen" style:font-name-complex="Sylfaen" fo:color="#000000" fo:background-color="#FFFFFF"/>
    </style:style>
    <style:style style:name="T2242" style:parent-style-name="DefaultParagraphFont" style:family="text">
      <style:text-properties fo:color="#000000" fo:background-color="#FFFFFF"/>
    </style:style>
    <style:style style:name="T2243" style:parent-style-name="DefaultParagraphFont" style:family="text">
      <style:text-properties style:font-name="Sylfaen" style:font-name-complex="Sylfaen" fo:color="#000000" fo:background-color="#FFFFFF"/>
    </style:style>
    <style:style style:name="T2244" style:parent-style-name="DefaultParagraphFont" style:family="text">
      <style:text-properties fo:color="#000000" fo:background-color="#FFFFFF"/>
    </style:style>
    <style:style style:name="T2245" style:parent-style-name="DefaultParagraphFont" style:family="text">
      <style:text-properties style:font-name="Sylfaen" style:font-name-complex="Sylfaen" fo:color="#000000" fo:background-color="#FFFFFF"/>
    </style:style>
    <style:style style:name="T2246" style:parent-style-name="DefaultParagraphFont" style:family="text">
      <style:text-properties fo:color="#000000" fo:background-color="#FFFFFF"/>
    </style:style>
    <style:style style:name="T2247" style:parent-style-name="DefaultParagraphFont" style:family="text">
      <style:text-properties style:font-name="Sylfaen" style:font-name-complex="Sylfaen" fo:color="#000000" fo:background-color="#FFFFFF"/>
    </style:style>
    <style:style style:name="T2248" style:parent-style-name="DefaultParagraphFont" style:family="text">
      <style:text-properties fo:color="#000000" fo:background-color="#FFFFFF"/>
    </style:style>
    <style:style style:name="T2249" style:parent-style-name="DefaultParagraphFont" style:family="text">
      <style:text-properties style:font-name="Sylfaen" style:font-name-complex="Sylfaen" fo:color="#000000" fo:background-color="#FFFFFF"/>
    </style:style>
    <style:style style:name="T2250" style:parent-style-name="DefaultParagraphFont" style:family="text">
      <style:text-properties fo:color="#000000" fo:background-color="#FFFFFF"/>
    </style:style>
    <style:style style:name="T2251" style:parent-style-name="DefaultParagraphFont" style:family="text">
      <style:text-properties style:font-name="Sylfaen" style:font-name-complex="Sylfaen" fo:color="#000000" fo:background-color="#FFFFFF"/>
    </style:style>
    <style:style style:name="T2252" style:parent-style-name="DefaultParagraphFont" style:family="text">
      <style:text-properties fo:color="#000000" fo:background-color="#FFFFFF"/>
    </style:style>
    <style:style style:name="T2253" style:parent-style-name="DefaultParagraphFont" style:family="text">
      <style:text-properties style:font-name="Sylfaen" style:font-name-complex="Sylfaen" fo:color="#000000" fo:background-color="#FFFFFF"/>
    </style:style>
    <style:style style:name="T2254" style:parent-style-name="DefaultParagraphFont" style:family="text">
      <style:text-properties fo:color="#000000" fo:background-color="#FFFFFF"/>
    </style:style>
    <style:style style:name="T2255" style:parent-style-name="DefaultParagraphFont" style:family="text">
      <style:text-properties style:font-name="Sylfaen" style:font-name-complex="Sylfaen" fo:color="#000000" fo:background-color="#FFFFFF"/>
    </style:style>
    <style:style style:name="T2256" style:parent-style-name="DefaultParagraphFont" style:family="text">
      <style:text-properties fo:color="#000000" fo:background-color="#FFFFFF"/>
    </style:style>
    <style:style style:name="T2257" style:parent-style-name="DefaultParagraphFont" style:family="text">
      <style:text-properties style:font-name="Sylfaen" style:font-name-complex="Sylfaen" fo:color="#000000" fo:background-color="#FFFFFF"/>
    </style:style>
    <style:style style:name="T2258" style:parent-style-name="DefaultParagraphFont" style:family="text">
      <style:text-properties fo:color="#000000" fo:background-color="#FFFFFF"/>
    </style:style>
    <style:style style:name="T2259" style:parent-style-name="DefaultParagraphFont" style:family="text">
      <style:text-properties style:font-name="Sylfaen" style:font-name-complex="Sylfaen" fo:color="#000000" fo:background-color="#FFFFFF"/>
    </style:style>
    <style:style style:name="T2260" style:parent-style-name="DefaultParagraphFont" style:family="text">
      <style:text-properties fo:color="#000000" fo:background-color="#FFFFFF"/>
    </style:style>
    <style:style style:name="T2261" style:parent-style-name="DefaultParagraphFont" style:family="text">
      <style:text-properties style:font-name="Sylfaen" style:font-name-complex="Sylfaen" fo:color="#000000" fo:background-color="#FFFFFF"/>
    </style:style>
    <style:style style:name="T2262" style:parent-style-name="DefaultParagraphFont" style:family="text">
      <style:text-properties fo:color="#000000" fo:background-color="#FFFFFF"/>
    </style:style>
    <style:style style:name="T2263" style:parent-style-name="DefaultParagraphFont" style:family="text">
      <style:text-properties style:font-name="Sylfaen" style:font-name-complex="Sylfaen" fo:color="#000000" fo:background-color="#FFFFFF"/>
    </style:style>
    <style:style style:name="T2264" style:parent-style-name="DefaultParagraphFont" style:family="text">
      <style:text-properties fo:color="#000000" fo:background-color="#FFFFFF"/>
    </style:style>
    <style:style style:name="T2265" style:parent-style-name="DefaultParagraphFont" style:family="text">
      <style:text-properties style:font-name="Sylfaen" style:font-name-complex="Sylfaen" fo:color="#000000" fo:background-color="#FFFFFF"/>
    </style:style>
    <style:style style:name="T2266" style:parent-style-name="DefaultParagraphFont" style:family="text">
      <style:text-properties fo:color="#000000" fo:background-color="#FFFFFF"/>
    </style:style>
    <style:style style:name="T2267" style:parent-style-name="DefaultParagraphFont" style:family="text">
      <style:text-properties style:font-name="Arial" style:font-name-complex="Arial" fo:color="#4A442A" fo:background-color="#FFFFFF"/>
    </style:style>
    <style:style style:name="T2268" style:parent-style-name="DefaultParagraphFont" style:family="text">
      <style:text-properties style:font-name="Sylfaen" style:font-name-complex="Sylfaen" fo:color="#4A442A" fo:background-color="#FFFFFF"/>
    </style:style>
    <style:style style:name="T2269" style:parent-style-name="DefaultParagraphFont" style:family="text">
      <style:text-properties style:font-name="Arial" style:font-name-complex="Arial" fo:color="#4A442A" fo:background-color="#FFFFFF"/>
    </style:style>
    <style:style style:name="T2270" style:parent-style-name="DefaultParagraphFont" style:family="text">
      <style:text-properties style:font-name="Sylfaen" style:font-name-complex="Sylfaen" fo:color="#4A442A" fo:background-color="#FFFFFF"/>
    </style:style>
    <style:style style:name="T2271" style:parent-style-name="DefaultParagraphFont" style:family="text">
      <style:text-properties style:font-name="Arial" style:font-name-complex="Arial" fo:color="#4A442A" fo:background-color="#FFFFFF"/>
    </style:style>
    <style:style style:name="T2272" style:parent-style-name="DefaultParagraphFont" style:family="text">
      <style:text-properties style:font-name="Sylfaen" style:font-name-complex="Sylfaen" fo:color="#4A442A" fo:background-color="#FFFFFF"/>
    </style:style>
    <style:style style:name="T2273" style:parent-style-name="DefaultParagraphFont" style:family="text">
      <style:text-properties style:font-name="Arial" style:font-name-complex="Arial" fo:color="#4A442A" fo:background-color="#FFFFFF"/>
    </style:style>
    <style:style style:name="T2274" style:parent-style-name="DefaultParagraphFont" style:family="text">
      <style:text-properties style:font-name="Sylfaen" style:font-name-complex="Sylfaen" fo:color="#4A442A" fo:background-color="#FFFFFF"/>
    </style:style>
    <style:style style:name="T2275" style:parent-style-name="DefaultParagraphFont" style:family="text">
      <style:text-properties style:font-name="Arial" style:font-name-complex="Arial" fo:color="#4A442A" fo:background-color="#FFFFFF"/>
    </style:style>
    <style:style style:name="T2276" style:parent-style-name="DefaultParagraphFont" style:family="text">
      <style:text-properties style:font-name="Sylfaen" style:font-name-complex="Sylfaen" fo:color="#4A442A" fo:background-color="#FFFFFF"/>
    </style:style>
    <style:style style:name="T2277" style:parent-style-name="DefaultParagraphFont" style:family="text">
      <style:text-properties style:font-name="Arial" style:font-name-complex="Arial" fo:color="#4A442A" fo:background-color="#FFFFFF"/>
    </style:style>
    <style:style style:name="T2278" style:parent-style-name="DefaultParagraphFont" style:family="text">
      <style:text-properties style:font-name="Sylfaen" style:font-name-complex="Sylfaen" fo:color="#4A442A" fo:background-color="#FFFFFF"/>
    </style:style>
    <style:style style:name="T2279" style:parent-style-name="DefaultParagraphFont" style:family="text">
      <style:text-properties style:font-name="Sylfaen" style:font-name-complex="Sylfaen" fo:color="#4A442A" fo:background-color="#FFFFFF"/>
    </style:style>
    <style:style style:name="T2280" style:parent-style-name="DefaultParagraphFont" style:family="text">
      <style:text-properties style:font-name="Arial" style:font-name-complex="Arial" fo:color="#4A442A" fo:background-color="#FFFFFF"/>
    </style:style>
    <style:style style:name="T2281" style:parent-style-name="DefaultParagraphFont" style:family="text">
      <style:text-properties style:font-name="Sylfaen" style:font-name-complex="Sylfaen" fo:color="#4A442A" fo:background-color="#FFFFFF"/>
    </style:style>
    <style:style style:name="T2282" style:parent-style-name="DefaultParagraphFont" style:family="text">
      <style:text-properties style:font-name="Arial" style:font-name-complex="Arial" fo:color="#4A442A" fo:background-color="#FFFFFF"/>
    </style:style>
    <style:style style:name="T2283" style:parent-style-name="DefaultParagraphFont" style:family="text">
      <style:text-properties style:font-name="Sylfaen" style:font-name-complex="Sylfaen" fo:font-weight="bold" style:font-weight-asian="bold" style:font-weight-complex="bold" fo:color="#4A442A" fo:background-color="#FFFFFF"/>
    </style:style>
    <style:style style:name="T2284" style:parent-style-name="DefaultParagraphFont" style:family="text">
      <style:text-properties style:font-name="Arial" style:font-name-complex="Arial" fo:font-weight="bold" style:font-weight-asian="bold" style:font-weight-complex="bold" fo:color="#4A442A" fo:background-color="#FFFFFF"/>
    </style:style>
    <style:style style:name="T2285" style:parent-style-name="DefaultParagraphFont" style:family="text">
      <style:text-properties style:font-name="Sylfaen" style:font-name-complex="Sylfaen" fo:font-weight="bold" style:font-weight-asian="bold" style:font-weight-complex="bold" fo:color="#4A442A" fo:background-color="#FFFFFF"/>
    </style:style>
    <style:style style:name="T2286" style:parent-style-name="DefaultParagraphFont" style:family="text">
      <style:text-properties style:font-name="Arial" style:font-name-complex="Arial" fo:font-weight="bold" style:font-weight-asian="bold" style:font-weight-complex="bold" fo:color="#4A442A" fo:background-color="#FFFFFF"/>
    </style:style>
    <style:style style:name="T2287" style:parent-style-name="DefaultParagraphFont" style:family="text">
      <style:text-properties style:font-name="Sylfaen" style:font-name-complex="Sylfaen" fo:font-weight="bold" style:font-weight-asian="bold" style:font-weight-complex="bold" fo:color="#4A442A" fo:background-color="#FFFFFF"/>
    </style:style>
    <style:style style:name="T2288" style:parent-style-name="DefaultParagraphFont" style:family="text">
      <style:text-properties style:font-name="Arial" style:font-name-complex="Arial" fo:font-weight="bold" style:font-weight-asian="bold" style:font-weight-complex="bold" fo:color="#4A442A" fo:background-color="#FFFFFF"/>
    </style:style>
    <style:style style:name="T2289" style:parent-style-name="DefaultParagraphFont" style:family="text">
      <style:text-properties style:font-name="Sylfaen" style:font-name-complex="Sylfaen" fo:font-weight="bold" style:font-weight-asian="bold" style:font-weight-complex="bold" fo:color="#4A442A" fo:background-color="#FFFFFF"/>
    </style:style>
    <style:style style:name="T2290" style:parent-style-name="DefaultParagraphFont" style:family="text">
      <style:text-properties style:font-name="Arial" style:font-name-complex="Arial" fo:font-weight="bold" style:font-weight-asian="bold" style:font-weight-complex="bold" fo:color="#4A442A" fo:background-color="#FFFFFF"/>
    </style:style>
    <style:style style:name="T2291" style:parent-style-name="DefaultParagraphFont" style:family="text">
      <style:text-properties style:font-name="Sylfaen" style:font-name-complex="Sylfaen" fo:font-weight="bold" style:font-weight-asian="bold" style:font-weight-complex="bold" fo:color="#4A442A" fo:background-color="#FFFFFF"/>
    </style:style>
    <style:style style:name="T2292" style:parent-style-name="DefaultParagraphFont" style:family="text">
      <style:text-properties style:font-name="Arial" style:font-name-complex="Arial" fo:font-weight="bold" style:font-weight-asian="bold" style:font-weight-complex="bold" fo:color="#4A442A" fo:background-color="#FFFFFF"/>
    </style:style>
    <style:style style:name="T2293" style:parent-style-name="DefaultParagraphFont" style:family="text">
      <style:text-properties style:font-name="Sylfaen" style:font-name-complex="Sylfaen" fo:font-weight="bold" style:font-weight-asian="bold" style:font-weight-complex="bold" fo:color="#4A442A" fo:background-color="#FFFFFF"/>
    </style:style>
    <style:style style:name="T2294" style:parent-style-name="DefaultParagraphFont" style:family="text">
      <style:text-properties style:font-name="Arial" style:font-name-complex="Arial" fo:font-weight="bold" style:font-weight-asian="bold" style:font-weight-complex="bold" fo:color="#4A442A" fo:background-color="#FFFFFF"/>
    </style:style>
    <style:style style:name="T2295" style:parent-style-name="DefaultParagraphFont" style:family="text">
      <style:text-properties style:font-name="Sylfaen" style:font-name-complex="Sylfaen" fo:font-weight="bold" style:font-weight-asian="bold" style:font-weight-complex="bold" fo:color="#4A442A" fo:background-color="#FFFFFF"/>
    </style:style>
    <style:style style:name="T2296" style:parent-style-name="DefaultParagraphFont" style:family="text">
      <style:text-properties style:font-name="Arial" style:font-name-complex="Arial" fo:font-weight="bold" style:font-weight-asian="bold" style:font-weight-complex="bold" fo:color="#4A442A" fo:background-color="#FFFFFF"/>
    </style:style>
    <style:style style:name="T2297" style:parent-style-name="DefaultParagraphFont" style:family="text">
      <style:text-properties style:font-name="Sylfaen" style:font-name-complex="Sylfaen" fo:font-weight="bold" style:font-weight-asian="bold" style:font-weight-complex="bold" fo:color="#4A442A" fo:background-color="#FFFFFF"/>
    </style:style>
    <style:style style:name="T2298" style:parent-style-name="DefaultParagraphFont" style:family="text">
      <style:text-properties style:font-name="Arial" style:font-name-complex="Arial" fo:font-weight="bold" style:font-weight-asian="bold" style:font-weight-complex="bold" fo:color="#4A442A" fo:background-color="#FFFFFF"/>
    </style:style>
    <style:style style:name="T2299" style:parent-style-name="DefaultParagraphFont" style:family="text">
      <style:text-properties style:font-name="Sylfaen" style:font-name-complex="Sylfaen" fo:font-weight="bold" style:font-weight-asian="bold" style:font-weight-complex="bold" fo:color="#4A442A" fo:background-color="#FFFFFF"/>
    </style:style>
    <style:style style:name="T2300" style:parent-style-name="DefaultParagraphFont" style:family="text">
      <style:text-properties style:font-name="Arial" style:font-name-complex="Arial" fo:font-weight="bold" style:font-weight-asian="bold" style:font-weight-complex="bold" fo:color="#4A442A" fo:background-color="#FFFFFF"/>
    </style:style>
    <style:style style:name="T2301" style:parent-style-name="DefaultParagraphFont" style:family="text">
      <style:text-properties style:font-name="Sylfaen" style:font-name-complex="Sylfaen" fo:font-weight="bold" style:font-weight-asian="bold" style:font-weight-complex="bold" fo:color="#4A442A" fo:background-color="#FFFFFF"/>
    </style:style>
    <style:style style:name="T2302" style:parent-style-name="DefaultParagraphFont" style:family="text">
      <style:text-properties style:font-name="Arial" style:font-name-complex="Arial" fo:font-weight="bold" style:font-weight-asian="bold" style:font-weight-complex="bold" fo:color="#4A442A" fo:background-color="#FFFFFF"/>
    </style:style>
    <style:style style:name="T2303" style:parent-style-name="DefaultParagraphFont" style:family="text">
      <style:text-properties style:font-name="Sylfaen" style:font-name-complex="Sylfaen" fo:font-weight="bold" style:font-weight-asian="bold" style:font-weight-complex="bold" fo:color="#4A442A" fo:background-color="#FFFFFF"/>
    </style:style>
    <style:style style:name="T2304" style:parent-style-name="DefaultParagraphFont" style:family="text">
      <style:text-properties style:font-name="Arial" style:font-name-complex="Arial" fo:font-weight="bold" style:font-weight-asian="bold" style:font-weight-complex="bold" fo:color="#4A442A" fo:background-color="#FFFFFF"/>
    </style:style>
    <style:style style:name="T2305" style:parent-style-name="DefaultParagraphFont" style:family="text">
      <style:text-properties style:font-name="Sylfaen" style:font-name-complex="Sylfaen" fo:font-weight="bold" style:font-weight-asian="bold" style:font-weight-complex="bold" fo:color="#4A442A" fo:background-color="#FFFFFF"/>
    </style:style>
    <style:style style:name="T2306" style:parent-style-name="DefaultParagraphFont" style:family="text">
      <style:text-properties style:font-name="Arial" style:font-name-complex="Arial" fo:font-weight="bold" style:font-weight-asian="bold" style:font-weight-complex="bold" fo:color="#4A442A" fo:background-color="#FFFFFF"/>
    </style:style>
    <style:style style:name="T2307" style:parent-style-name="DefaultParagraphFont" style:family="text">
      <style:text-properties style:font-name="Sylfaen" style:font-name-complex="Sylfaen" fo:font-weight="bold" style:font-weight-asian="bold" style:font-weight-complex="bold" fo:color="#4A442A" fo:background-color="#FFFFFF"/>
    </style:style>
    <style:style style:name="P2308" style:parent-style-name="NormalWeb" style:family="paragraph">
      <style:paragraph-properties fo:margin-top="0in" fo:margin-bottom="0in" fo:text-indent="0.4444in"/>
    </style:style>
    <style:style style:name="T2309" style:parent-style-name="Hyperlink" style:family="text">
      <style:text-properties style:font-name="Sylfaen" style:font-name-complex="Sylfaen" fo:font-weight="bold" style:font-weight-asian="bold" style:font-weight-complex="bold" fo:background-color="#FFFFFF"/>
    </style:style>
    <style:style style:name="P2310" style:parent-style-name="NormalWeb" style:family="paragraph">
      <style:paragraph-properties fo:margin-top="0in" fo:margin-bottom="0in" fo:text-indent="0.4444in"/>
      <style:text-properties style:font-name="Sylfaen" style:font-name-complex="Sylfaen" fo:font-weight="bold" style:font-weight-asian="bold" style:font-weight-complex="bold" fo:color="#4A442A" fo:background-color="#FFFFFF"/>
    </style:style>
    <style:style style:name="P2311" style:parent-style-name="NormalWeb" style:family="paragraph">
      <style:paragraph-properties fo:margin-top="0in" fo:margin-bottom="0in" fo:text-indent="0.4444in"/>
    </style:style>
    <style:style style:name="P2312" style:parent-style-name="NormalWeb" style:family="paragraph">
      <style:paragraph-properties fo:margin-top="0in" fo:margin-bottom="0in" fo:text-indent="0.4444in"/>
    </style:style>
    <style:style style:name="T2313" style:parent-style-name="DefaultParagraphFont" style:family="text">
      <style:text-properties fo:color="#000000" fo:background-color="#FFFFFF"/>
    </style:style>
    <style:style style:name="T2314" style:parent-style-name="DefaultParagraphFont" style:family="text">
      <style:text-properties style:font-name="Sylfaen" style:font-name-complex="Sylfaen" fo:color="#000000" fo:background-color="#FFFFFF"/>
    </style:style>
    <style:style style:name="T2315" style:parent-style-name="DefaultParagraphFont" style:family="text">
      <style:text-properties fo:color="#000000" fo:background-color="#FFFFFF"/>
    </style:style>
    <style:style style:name="T2316" style:parent-style-name="DefaultParagraphFont" style:family="text">
      <style:text-properties fo:color="#4A442A" fo:background-color="#FFFFFF"/>
    </style:style>
    <style:style style:name="T2317" style:parent-style-name="DefaultParagraphFont" style:family="text">
      <style:text-properties style:font-name="Sylfaen" style:font-name-complex="Sylfaen" fo:color="#000000" fo:background-color="#FFFFFF"/>
    </style:style>
    <style:style style:name="T2318" style:parent-style-name="DefaultParagraphFont" style:family="text">
      <style:text-properties fo:color="#000000" fo:background-color="#FFFFFF"/>
    </style:style>
    <style:style style:name="T2319" style:parent-style-name="DefaultParagraphFont" style:family="text">
      <style:text-properties style:font-name="Sylfaen" style:font-name-complex="Sylfaen" fo:color="#000000" fo:background-color="#FFFFFF"/>
    </style:style>
    <style:style style:name="T2320" style:parent-style-name="DefaultParagraphFont" style:family="text">
      <style:text-properties fo:color="#000000" fo:background-color="#FFFFFF"/>
    </style:style>
    <style:style style:name="T2321" style:parent-style-name="DefaultParagraphFont" style:family="text">
      <style:text-properties style:font-name="Sylfaen" style:font-name-complex="Sylfaen" fo:color="#000000" fo:background-color="#FFFFFF"/>
    </style:style>
    <style:style style:name="T2322" style:parent-style-name="DefaultParagraphFont" style:family="text">
      <style:text-properties fo:color="#000000" fo:background-color="#FFFFFF"/>
    </style:style>
    <style:style style:name="T2323" style:parent-style-name="DefaultParagraphFont" style:family="text">
      <style:text-properties style:font-name="Sylfaen" style:font-name-complex="Sylfaen" fo:color="#000000" fo:background-color="#FFFFFF"/>
    </style:style>
    <style:style style:name="T2324" style:parent-style-name="DefaultParagraphFont" style:family="text">
      <style:text-properties fo:color="#000000" fo:background-color="#FFFFFF"/>
    </style:style>
    <style:style style:name="T2325" style:parent-style-name="DefaultParagraphFont" style:family="text">
      <style:text-properties style:font-name="Sylfaen" style:font-name-complex="Sylfaen" fo:color="#000000" fo:background-color="#FFFFFF"/>
    </style:style>
    <style:style style:name="T2326" style:parent-style-name="DefaultParagraphFont" style:family="text">
      <style:text-properties fo:color="#000000" fo:background-color="#FFFFFF"/>
    </style:style>
    <style:style style:name="T2327" style:parent-style-name="DefaultParagraphFont" style:family="text">
      <style:text-properties style:font-name="Sylfaen" style:font-name-complex="Sylfaen" fo:color="#000000" fo:background-color="#FFFFFF"/>
    </style:style>
    <style:style style:name="T2328" style:parent-style-name="DefaultParagraphFont" style:family="text">
      <style:text-properties fo:color="#000000" fo:background-color="#FFFFFF"/>
    </style:style>
    <style:style style:name="P2329" style:parent-style-name="NormalWeb" style:family="paragraph">
      <style:paragraph-properties fo:margin-top="0in" fo:margin-bottom="0in" fo:text-indent="0.4444in"/>
    </style:style>
    <style:style style:name="T2330" style:parent-style-name="Hyperlink" style:family="text">
      <style:text-properties style:font-name="Arial" style:font-name-complex="Arial" fo:background-color="#FFFFFF"/>
    </style:style>
    <style:style style:name="T2331" style:parent-style-name="DefaultParagraphFont" style:family="text">
      <style:text-properties style:font-name="Arial" style:font-name-complex="Arial" fo:color="#4A442A" fo:background-color="#FFFFFF"/>
    </style:style>
    <style:style style:name="P2332" style:parent-style-name="NormalWeb" style:family="paragraph">
      <style:paragraph-properties fo:margin-top="0in" fo:margin-bottom="0in" fo:text-indent="0.4444in"/>
      <style:text-properties style:font-name="Arial" style:font-name-complex="Arial" fo:color="#4A442A" fo:background-color="#FFFFFF"/>
    </style:style>
    <style:style style:name="P2333" style:parent-style-name="NormalWeb" style:family="paragraph">
      <style:paragraph-properties fo:margin-top="0in" fo:margin-bottom="0in" fo:text-indent="0.4444in"/>
    </style:style>
    <style:style style:name="T2334" style:parent-style-name="DefaultParagraphFont" style:family="text">
      <style:text-properties style:font-name="Arial" style:font-name-complex="Arial" fo:color="#4A442A" fo:background-color="#FFFFFF"/>
    </style:style>
    <style:style style:name="T2335" style:parent-style-name="DefaultParagraphFont" style:family="text">
      <style:text-properties style:font-name="Sylfaen" style:font-name-complex="Sylfaen" fo:color="#4A442A" fo:background-color="#FFFFFF"/>
    </style:style>
    <style:style style:name="T2336" style:parent-style-name="DefaultParagraphFont" style:family="text">
      <style:text-properties style:font-name="Arial" style:font-name-complex="Arial" fo:color="#4A442A" fo:background-color="#FFFFFF"/>
    </style:style>
    <style:style style:name="T2337" style:parent-style-name="DefaultParagraphFont" style:family="text">
      <style:text-properties style:font-name="Sylfaen" style:font-name-complex="Sylfaen" fo:color="#4A442A" fo:background-color="#FFFFFF"/>
    </style:style>
    <style:style style:name="T2338" style:parent-style-name="DefaultParagraphFont" style:family="text">
      <style:text-properties style:font-name="Arial" style:font-name-complex="Arial" fo:color="#4A442A" fo:background-color="#FFFFFF"/>
    </style:style>
    <style:style style:name="T2339" style:parent-style-name="DefaultParagraphFont" style:family="text">
      <style:text-properties style:font-name="Sylfaen" style:font-name-complex="Sylfaen" fo:color="#4A442A" fo:background-color="#FFFFFF"/>
    </style:style>
    <style:style style:name="T2340" style:parent-style-name="DefaultParagraphFont" style:family="text">
      <style:text-properties style:font-name="Arial" style:font-name-complex="Arial" fo:color="#4A442A" fo:background-color="#FFFFFF"/>
    </style:style>
    <style:style style:name="T2341" style:parent-style-name="DefaultParagraphFont" style:family="text">
      <style:text-properties style:font-name="Sylfaen" style:font-name-complex="Sylfaen" fo:color="#4A442A" fo:background-color="#FFFFFF"/>
    </style:style>
    <style:style style:name="T2342" style:parent-style-name="DefaultParagraphFont" style:family="text">
      <style:text-properties style:font-name="Arial" style:font-name-complex="Arial" fo:color="#4A442A" fo:background-color="#FFFFFF"/>
    </style:style>
    <style:style style:name="T2343" style:parent-style-name="DefaultParagraphFont" style:family="text">
      <style:text-properties style:font-name="Sylfaen" style:font-name-complex="Sylfaen" fo:color="#4A442A" fo:background-color="#FFFFFF"/>
    </style:style>
    <style:style style:name="T2344" style:parent-style-name="DefaultParagraphFont" style:family="text">
      <style:text-properties style:font-name="Arial" style:font-name-complex="Arial" fo:color="#4A442A" fo:background-color="#FFFFFF"/>
    </style:style>
    <style:style style:name="T2345" style:parent-style-name="DefaultParagraphFont" style:family="text">
      <style:text-properties style:font-name="Sylfaen" style:font-name-complex="Sylfaen" fo:color="#4A442A" fo:background-color="#FFFFFF"/>
    </style:style>
    <style:style style:name="T2346" style:parent-style-name="DefaultParagraphFont" style:family="text">
      <style:text-properties style:font-name="Arial" style:font-name-complex="Arial" fo:color="#4A442A" fo:background-color="#FFFFFF"/>
    </style:style>
    <style:style style:name="T2347" style:parent-style-name="DefaultParagraphFont" style:family="text">
      <style:text-properties style:font-name="Sylfaen" style:font-name-complex="Sylfaen" fo:color="#4A442A" fo:background-color="#FFFFFF"/>
    </style:style>
    <style:style style:name="T2348" style:parent-style-name="DefaultParagraphFont" style:family="text">
      <style:text-properties style:font-name="Arial" style:font-name-complex="Arial" fo:color="#4A442A" fo:background-color="#FFFFFF"/>
    </style:style>
    <style:style style:name="T2349" style:parent-style-name="DefaultParagraphFont" style:family="text">
      <style:text-properties style:font-name="Sylfaen" style:font-name-complex="Sylfaen" fo:color="#4A442A" fo:background-color="#FFFFFF"/>
    </style:style>
    <style:style style:name="T2350" style:parent-style-name="DefaultParagraphFont" style:family="text">
      <style:text-properties style:font-name="Arial" style:font-name-complex="Arial" fo:color="#4A442A" fo:background-color="#FFFFFF"/>
    </style:style>
    <style:style style:name="T2351" style:parent-style-name="DefaultParagraphFont" style:family="text">
      <style:text-properties style:font-name="Sylfaen" style:font-name-complex="Sylfaen" fo:color="#4A442A" fo:background-color="#FFFFFF"/>
    </style:style>
    <style:style style:name="T2352" style:parent-style-name="DefaultParagraphFont" style:family="text">
      <style:text-properties style:font-name="Arial" style:font-name-complex="Arial" fo:color="#4A442A" fo:background-color="#FFFFFF"/>
    </style:style>
    <style:style style:name="T2353" style:parent-style-name="DefaultParagraphFont" style:family="text">
      <style:text-properties style:font-name="Sylfaen" style:font-name-complex="Sylfaen" fo:color="#4A442A" fo:background-color="#FFFFFF"/>
    </style:style>
    <style:style style:name="T2354" style:parent-style-name="DefaultParagraphFont" style:family="text">
      <style:text-properties style:font-name="Arial" style:font-name-complex="Arial" fo:color="#4A442A" fo:background-color="#FFFFFF"/>
    </style:style>
    <style:style style:name="T2355" style:parent-style-name="DefaultParagraphFont" style:family="text">
      <style:text-properties style:font-name="Sylfaen" style:font-name-complex="Sylfaen" fo:color="#4A442A" fo:background-color="#FFFFFF"/>
    </style:style>
    <style:style style:name="T2356" style:parent-style-name="DefaultParagraphFont" style:family="text">
      <style:text-properties style:font-name="Arial" style:font-name-complex="Arial" fo:color="#4A442A" fo:background-color="#FFFFFF"/>
    </style:style>
    <style:style style:name="T2357" style:parent-style-name="DefaultParagraphFont" style:family="text">
      <style:text-properties style:font-name="Sylfaen" style:font-name-complex="Sylfaen" fo:color="#4A442A" fo:background-color="#FFFFFF"/>
    </style:style>
    <style:style style:name="T2358" style:parent-style-name="DefaultParagraphFont" style:family="text">
      <style:text-properties style:font-name="Arial" style:font-name-complex="Arial" fo:color="#4A442A" fo:background-color="#FFFFFF"/>
    </style:style>
    <style:style style:name="T2359" style:parent-style-name="DefaultParagraphFont" style:family="text">
      <style:text-properties style:font-name="Sylfaen" style:font-name-complex="Sylfaen" fo:color="#4A442A" fo:background-color="#FFFFFF"/>
    </style:style>
    <style:style style:name="T2360" style:parent-style-name="DefaultParagraphFont" style:family="text">
      <style:text-properties style:font-name="Arial" style:font-name-complex="Arial" fo:color="#4A442A" fo:background-color="#FFFFFF"/>
    </style:style>
    <style:style style:name="T2361" style:parent-style-name="DefaultParagraphFont" style:family="text">
      <style:text-properties style:font-name="Sylfaen" style:font-name-complex="Sylfaen" fo:color="#4A442A" fo:background-color="#FFFFFF"/>
    </style:style>
    <style:style style:name="T2362" style:parent-style-name="DefaultParagraphFont" style:family="text">
      <style:text-properties style:font-name="Arial" style:font-name-complex="Arial" fo:color="#4A442A" fo:background-color="#FFFFFF"/>
    </style:style>
    <style:style style:name="T2363" style:parent-style-name="DefaultParagraphFont" style:family="text">
      <style:text-properties style:font-name="Sylfaen" style:font-name-complex="Sylfaen" fo:color="#4A442A" fo:background-color="#FFFFFF"/>
    </style:style>
    <style:style style:name="T2364" style:parent-style-name="DefaultParagraphFont" style:family="text">
      <style:text-properties style:font-name="Arial" style:font-name-complex="Arial" fo:color="#4A442A" fo:background-color="#FFFFFF"/>
    </style:style>
    <style:style style:name="T2365" style:parent-style-name="DefaultParagraphFont" style:family="text">
      <style:text-properties style:font-name="Sylfaen" style:font-name-complex="Sylfaen" fo:color="#4A442A" fo:background-color="#FFFFFF"/>
    </style:style>
    <style:style style:name="T2366" style:parent-style-name="DefaultParagraphFont" style:family="text">
      <style:text-properties style:font-name="Arial" style:font-name-complex="Arial" fo:color="#4A442A" fo:background-color="#FFFFFF"/>
    </style:style>
    <style:style style:name="T2367" style:parent-style-name="DefaultParagraphFont" style:family="text">
      <style:text-properties style:font-name="Sylfaen" style:font-name-complex="Sylfaen" fo:color="#4A442A" fo:background-color="#FFFFFF"/>
    </style:style>
    <style:style style:name="T2368" style:parent-style-name="DefaultParagraphFont" style:family="text">
      <style:text-properties style:font-name="Arial" style:font-name-complex="Arial" fo:color="#4A442A" fo:background-color="#FFFFFF"/>
    </style:style>
    <style:style style:name="T2369" style:parent-style-name="DefaultParagraphFont" style:family="text">
      <style:text-properties style:font-name="Sylfaen" style:font-name-complex="Sylfaen" fo:font-weight="bold" style:font-weight-asian="bold" style:font-weight-complex="bold" fo:color="#4A442A" fo:background-color="#FFFFFF"/>
    </style:style>
    <style:style style:name="T2370" style:parent-style-name="DefaultParagraphFont" style:family="text">
      <style:text-properties style:font-name="Arial" style:font-name-complex="Arial" fo:color="#4A442A" fo:background-color="#FFFFFF"/>
    </style:style>
    <style:style style:name="T2371" style:parent-style-name="DefaultParagraphFont" style:family="text">
      <style:text-properties fo:color="#000000" fo:background-color="#FFFFFF"/>
    </style:style>
    <style:style style:name="T2372" style:parent-style-name="DefaultParagraphFont" style:family="text">
      <style:text-properties style:font-name="Arial" style:font-name-complex="Arial" fo:color="#4A442A" fo:background-color="#FFFFFF"/>
    </style:style>
    <style:style style:name="P2373" style:parent-style-name="NormalWeb" style:family="paragraph">
      <style:paragraph-properties fo:margin-top="0in" fo:margin-bottom="0in" fo:text-indent="0.4444in"/>
    </style:style>
    <style:style style:name="P2374" style:parent-style-name="NormalWeb" style:family="paragraph">
      <style:paragraph-properties fo:margin-top="0in" fo:margin-bottom="0in" fo:text-indent="0.4444in"/>
    </style:style>
    <style:style style:name="T2375" style:parent-style-name="DefaultParagraphFont" style:family="text">
      <style:text-properties fo:color="#000000" fo:background-color="#FFFFFF"/>
    </style:style>
    <style:style style:name="T2376" style:parent-style-name="DefaultParagraphFont" style:family="text">
      <style:text-properties style:font-name="Sylfaen" style:font-name-complex="Sylfaen" fo:color="#000000" fo:background-color="#FFFFFF"/>
    </style:style>
    <style:style style:name="T2377" style:parent-style-name="DefaultParagraphFont" style:family="text">
      <style:text-properties fo:color="#000000" fo:background-color="#FFFFFF"/>
    </style:style>
    <style:style style:name="T2378" style:parent-style-name="DefaultParagraphFont" style:family="text">
      <style:text-properties style:font-name="Sylfaen" style:font-name-complex="Sylfaen" fo:color="#000000" fo:background-color="#FFFFFF"/>
    </style:style>
    <style:style style:name="T2379" style:parent-style-name="DefaultParagraphFont" style:family="text">
      <style:text-properties fo:color="#000000" fo:background-color="#FFFFFF"/>
    </style:style>
    <style:style style:name="T2380" style:parent-style-name="DefaultParagraphFont" style:family="text">
      <style:text-properties style:font-name="MS Mincho" style:font-name-asian="MS Mincho" style:font-name-complex="MS Mincho" fo:color="#000000" fo:background-color="#FFFFFF"/>
    </style:style>
    <style:style style:name="T2381" style:parent-style-name="DefaultParagraphFont" style:family="text">
      <style:text-properties fo:color="#000000" fo:background-color="#FFFFFF"/>
    </style:style>
    <style:style style:name="T2382" style:parent-style-name="DefaultParagraphFont" style:family="text">
      <style:text-properties style:font-name="Sylfaen" style:font-name-complex="Sylfaen" fo:color="#000000" fo:background-color="#FFFFFF"/>
    </style:style>
    <style:style style:name="T2383" style:parent-style-name="DefaultParagraphFont" style:family="text">
      <style:text-properties fo:color="#000000" fo:background-color="#FFFFFF"/>
    </style:style>
    <style:style style:name="T2384" style:parent-style-name="DefaultParagraphFont" style:family="text">
      <style:text-properties style:font-name="Sylfaen" style:font-name-complex="Sylfaen" fo:color="#000000" fo:background-color="#FFFFFF"/>
    </style:style>
    <style:style style:name="T2385" style:parent-style-name="DefaultParagraphFont" style:family="text">
      <style:text-properties style:font-name="Sylfaen" style:font-name-complex="Sylfaen" fo:color="#000000" fo:background-color="#FFFFFF"/>
    </style:style>
    <style:style style:name="T2386" style:parent-style-name="DefaultParagraphFont" style:family="text">
      <style:text-properties fo:color="#000000" fo:background-color="#FFFFFF"/>
    </style:style>
    <style:style style:name="T2387" style:parent-style-name="DefaultParagraphFont" style:family="text">
      <style:text-properties style:font-name="Sylfaen" style:font-name-complex="Sylfaen" fo:color="#000000" fo:background-color="#FFFFFF"/>
    </style:style>
    <style:style style:name="T2388" style:parent-style-name="DefaultParagraphFont" style:family="text">
      <style:text-properties fo:color="#000000" fo:background-color="#FFFFFF"/>
    </style:style>
    <style:style style:name="T2389" style:parent-style-name="DefaultParagraphFont" style:family="text">
      <style:text-properties style:font-name="Sylfaen" style:font-name-complex="Sylfaen" fo:color="#000000" fo:background-color="#FFFFFF"/>
    </style:style>
    <style:style style:name="T2390" style:parent-style-name="DefaultParagraphFont" style:family="text">
      <style:text-properties fo:color="#000000" fo:background-color="#FFFFFF"/>
    </style:style>
    <style:style style:name="T2391" style:parent-style-name="DefaultParagraphFont" style:family="text">
      <style:text-properties style:font-name="Sylfaen" style:font-name-complex="Sylfaen" fo:color="#000000" fo:background-color="#FFFFFF"/>
    </style:style>
    <style:style style:name="T2392" style:parent-style-name="DefaultParagraphFont" style:family="text">
      <style:text-properties fo:color="#000000" fo:background-color="#FFFFFF"/>
    </style:style>
    <style:style style:name="T2393" style:parent-style-name="DefaultParagraphFont" style:family="text">
      <style:text-properties style:font-name="Sylfaen" style:font-name-complex="Sylfaen" fo:color="#000000" fo:background-color="#FFFFFF"/>
    </style:style>
    <style:style style:name="T2394" style:parent-style-name="DefaultParagraphFont" style:family="text">
      <style:text-properties fo:color="#000000" fo:background-color="#FFFFFF"/>
    </style:style>
    <style:style style:name="T2395" style:parent-style-name="DefaultParagraphFont" style:family="text">
      <style:text-properties style:font-name="Sylfaen" style:font-name-complex="Sylfaen" fo:color="#000000" fo:background-color="#FFFFFF"/>
    </style:style>
    <style:style style:name="T2396" style:parent-style-name="DefaultParagraphFont" style:family="text">
      <style:text-properties fo:color="#000000" fo:background-color="#FFFFFF"/>
    </style:style>
    <style:style style:name="T2397" style:parent-style-name="DefaultParagraphFont" style:family="text">
      <style:text-properties fo:color="#1155CC" fo:background-color="#FFFFFF"/>
    </style:style>
    <style:style style:name="T2398" style:parent-style-name="DefaultParagraphFont" style:family="text">
      <style:text-properties fo:color="#000000" fo:background-color="#FFFFFF"/>
    </style:style>
    <style:style style:name="T2399" style:parent-style-name="DefaultParagraphFont" style:family="text">
      <style:text-properties fo:color="#1155CC" fo:background-color="#FFFFFF"/>
    </style:style>
    <style:style style:name="T2400" style:parent-style-name="DefaultParagraphFont" style:family="text">
      <style:text-properties fo:color="#000000" fo:background-color="#FFFFFF"/>
    </style:style>
    <style:style style:name="T2401" style:parent-style-name="DefaultParagraphFont" style:family="text">
      <style:text-properties fo:color="#333333" fo:background-color="#FFFFFF"/>
    </style:style>
    <style:style style:name="T2402" style:parent-style-name="DefaultParagraphFont" style:family="text">
      <style:text-properties style:font-name="Sylfaen" style:font-name-complex="Sylfaen" fo:color="#333333" fo:background-color="#FFFFFF"/>
    </style:style>
    <style:style style:name="T2403" style:parent-style-name="DefaultParagraphFont" style:family="text">
      <style:text-properties fo:color="#333333" fo:background-color="#FFFFFF"/>
    </style:style>
    <style:style style:name="T2404" style:parent-style-name="DefaultParagraphFont" style:family="text">
      <style:text-properties style:font-name="Sylfaen" style:font-name-complex="Sylfaen" fo:color="#333333" fo:background-color="#FFFFFF"/>
    </style:style>
    <style:style style:name="T2405" style:parent-style-name="DefaultParagraphFont" style:family="text">
      <style:text-properties fo:color="#333333" fo:background-color="#FFFFFF"/>
    </style:style>
    <style:style style:name="T2406" style:parent-style-name="DefaultParagraphFont" style:family="text">
      <style:text-properties style:font-name="Sylfaen" style:font-name-complex="Sylfaen" fo:color="#333333" fo:background-color="#FFFFFF"/>
    </style:style>
    <style:style style:name="T2407" style:parent-style-name="DefaultParagraphFont" style:family="text">
      <style:text-properties fo:color="#333333" fo:background-color="#FFFFFF"/>
    </style:style>
    <style:style style:name="T2408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2409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2410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2411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2412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2413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2414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T2415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T2416" style:parent-style-name="DefaultParagraphFont" style:family="text">
      <style:text-properties style:font-name="Sylfaen" style:font-name-complex="Sylfaen" fo:font-weight="bold" style:font-weight-asian="bold" style:font-weight-complex="bold" fo:color="#000000" fo:background-color="#FFFFFF"/>
    </style:style>
    <style:style style:name="P2417" style:parent-style-name="NormalWeb" style:family="paragraph">
      <style:paragraph-properties fo:margin-top="0in" fo:margin-bottom="0in" fo:text-indent="0.4444in"/>
    </style:style>
    <style:style style:name="P2418" style:parent-style-name="NormalWeb" style:family="paragraph">
      <style:paragraph-properties fo:margin-top="0in" fo:margin-bottom="0in" fo:text-indent="0.4444in"/>
    </style:style>
    <style:style style:name="P2419" style:parent-style-name="NormalWeb" style:family="paragraph">
      <style:paragraph-properties fo:margin-top="0in" fo:margin-bottom="0in" fo:text-indent="0.4444in"/>
    </style:style>
    <style:style style:name="T2420" style:parent-style-name="DefaultParagraphFont" style:family="text">
      <style:text-properties fo:color="#333333" fo:background-color="#FFFFFF"/>
    </style:style>
    <style:style style:name="T2421" style:parent-style-name="DefaultParagraphFont" style:family="text">
      <style:text-properties style:font-name="Sylfaen" style:font-name-complex="Sylfaen" fo:color="#333333" fo:background-color="#FFFFFF"/>
    </style:style>
    <style:style style:name="T2422" style:parent-style-name="DefaultParagraphFont" style:family="text">
      <style:text-properties fo:color="#333333" fo:background-color="#FFFFFF"/>
    </style:style>
    <style:style style:name="T2423" style:parent-style-name="DefaultParagraphFont" style:family="text">
      <style:text-properties style:font-name="Sylfaen" style:font-name-complex="Sylfaen" fo:color="#333333" fo:background-color="#FFFFFF"/>
    </style:style>
    <style:style style:name="T2424" style:parent-style-name="DefaultParagraphFont" style:family="text">
      <style:text-properties fo:color="#333333" fo:background-color="#FFFFFF"/>
    </style:style>
    <style:style style:name="T2425" style:parent-style-name="DefaultParagraphFont" style:family="text">
      <style:text-properties style:font-name="Sylfaen" style:font-name-complex="Sylfaen" fo:color="#333333" fo:background-color="#FFFFFF"/>
    </style:style>
    <style:style style:name="T2426" style:parent-style-name="DefaultParagraphFont" style:family="text">
      <style:text-properties fo:color="#333333" fo:background-color="#FFFFFF"/>
    </style:style>
    <style:style style:name="T2427" style:parent-style-name="DefaultParagraphFont" style:family="text">
      <style:text-properties style:font-name="Sylfaen" style:font-name-complex="Sylfaen" fo:color="#333333" fo:background-color="#FFFFFF"/>
    </style:style>
    <style:style style:name="T2428" style:parent-style-name="DefaultParagraphFont" style:family="text">
      <style:text-properties fo:color="#333333" fo:background-color="#FFFFFF"/>
    </style:style>
    <style:style style:name="T2429" style:parent-style-name="DefaultParagraphFont" style:family="text">
      <style:text-properties style:font-name="Sylfaen" style:font-name-complex="Sylfaen" fo:color="#333333" fo:background-color="#FFFFFF"/>
    </style:style>
    <style:style style:name="T2430" style:parent-style-name="DefaultParagraphFont" style:family="text">
      <style:text-properties fo:color="#333333" fo:background-color="#FFFFFF"/>
    </style:style>
    <style:style style:name="T2431" style:parent-style-name="DefaultParagraphFont" style:family="text">
      <style:text-properties style:font-name="Sylfaen" style:font-name-complex="Sylfaen" fo:color="#333333" fo:background-color="#FFFFFF"/>
    </style:style>
    <style:style style:name="T2432" style:parent-style-name="DefaultParagraphFont" style:family="text">
      <style:text-properties fo:color="#333333" fo:background-color="#FFFFFF"/>
    </style:style>
    <style:style style:name="T2433" style:parent-style-name="DefaultParagraphFont" style:family="text">
      <style:text-properties style:font-name="Sylfaen" style:font-name-complex="Sylfaen" fo:color="#333333" fo:background-color="#FFFFFF"/>
    </style:style>
    <style:style style:name="T2434" style:parent-style-name="DefaultParagraphFont" style:family="text">
      <style:text-properties fo:color="#333333" fo:background-color="#FFFFFF"/>
    </style:style>
    <style:style style:name="T2435" style:parent-style-name="DefaultParagraphFont" style:family="text">
      <style:text-properties style:font-name="Sylfaen" style:font-name-complex="Sylfaen" fo:color="#333333" fo:background-color="#FFFFFF"/>
    </style:style>
    <style:style style:name="T2436" style:parent-style-name="DefaultParagraphFont" style:family="text">
      <style:text-properties fo:color="#333333" fo:background-color="#FFFFFF"/>
    </style:style>
    <style:style style:name="T2437" style:parent-style-name="DefaultParagraphFont" style:family="text">
      <style:text-properties style:font-name="Sylfaen" style:font-name-complex="Sylfaen" fo:color="#333333" fo:background-color="#FFFFFF"/>
    </style:style>
    <style:style style:name="T2438" style:parent-style-name="DefaultParagraphFont" style:family="text">
      <style:text-properties style:font-name="Sylfaen" style:font-name-complex="Sylfaen" fo:color="#333333" fo:background-color="#FFFFFF"/>
    </style:style>
    <style:style style:name="T2439" style:parent-style-name="DefaultParagraphFont" style:family="text">
      <style:text-properties fo:color="#333333" fo:background-color="#FFFFFF"/>
    </style:style>
    <style:style style:name="T2440" style:parent-style-name="DefaultParagraphFont" style:family="text">
      <style:text-properties style:font-name="Sylfaen" style:font-name-complex="Sylfaen" fo:color="#333333" fo:background-color="#FFFFFF"/>
    </style:style>
    <style:style style:name="T2441" style:parent-style-name="DefaultParagraphFont" style:family="text">
      <style:text-properties fo:color="#333333" fo:background-color="#FFFFFF"/>
    </style:style>
    <style:style style:name="T2442" style:parent-style-name="DefaultParagraphFont" style:family="text">
      <style:text-properties style:font-name="Sylfaen" style:font-name-complex="Sylfaen" fo:color="#333333" fo:background-color="#FFFFFF"/>
    </style:style>
    <style:style style:name="T2443" style:parent-style-name="DefaultParagraphFont" style:family="text">
      <style:text-properties fo:color="#333333" fo:background-color="#FFFFFF"/>
    </style:style>
    <style:style style:name="T2444" style:parent-style-name="DefaultParagraphFont" style:family="text">
      <style:text-properties style:font-name="Sylfaen" style:font-name-complex="Sylfaen" fo:color="#333333" fo:background-color="#FFFFFF"/>
    </style:style>
    <style:style style:name="T2445" style:parent-style-name="DefaultParagraphFont" style:family="text">
      <style:text-properties fo:color="#333333" fo:background-color="#FFFFFF"/>
    </style:style>
    <style:style style:name="T2446" style:parent-style-name="DefaultParagraphFont" style:family="text">
      <style:text-properties style:font-name="Sylfaen" style:font-name-complex="Sylfaen" fo:color="#333333" fo:background-color="#FFFFFF"/>
    </style:style>
    <style:style style:name="T2447" style:parent-style-name="DefaultParagraphFont" style:family="text">
      <style:text-properties fo:color="#333333" fo:background-color="#FFFFFF"/>
    </style:style>
    <style:style style:name="T2448" style:parent-style-name="DefaultParagraphFont" style:family="text">
      <style:text-properties style:font-name="Sylfaen" style:font-name-complex="Sylfaen" fo:color="#333333" fo:background-color="#FFFFFF"/>
    </style:style>
    <style:style style:name="T2449" style:parent-style-name="DefaultParagraphFont" style:family="text">
      <style:text-properties fo:color="#333333" fo:background-color="#FFFFFF"/>
    </style:style>
    <style:style style:name="T2450" style:parent-style-name="DefaultParagraphFont" style:family="text">
      <style:text-properties style:font-name="Sylfaen" style:font-name-complex="Sylfaen" fo:color="#333333" fo:background-color="#FFFFFF"/>
    </style:style>
    <style:style style:name="T2451" style:parent-style-name="DefaultParagraphFont" style:family="text">
      <style:text-properties fo:color="#333333" fo:background-color="#FFFFFF"/>
    </style:style>
    <style:style style:name="T2452" style:parent-style-name="DefaultParagraphFont" style:family="text">
      <style:text-properties style:font-name="Sylfaen" style:font-name-complex="Sylfaen" fo:color="#333333" fo:background-color="#FFFFFF"/>
    </style:style>
    <style:style style:name="T2453" style:parent-style-name="DefaultParagraphFont" style:family="text">
      <style:text-properties fo:color="#333333" fo:background-color="#FFFFFF"/>
    </style:style>
    <style:style style:name="T2454" style:parent-style-name="DefaultParagraphFont" style:family="text">
      <style:text-properties style:font-name="Sylfaen" style:font-name-complex="Sylfaen" fo:color="#333333" fo:background-color="#FFFFFF"/>
    </style:style>
    <style:style style:name="T2455" style:parent-style-name="DefaultParagraphFont" style:family="text">
      <style:text-properties fo:color="#333333" fo:background-color="#FFFFFF"/>
    </style:style>
    <style:style style:name="T2456" style:parent-style-name="DefaultParagraphFont" style:family="text">
      <style:text-properties style:font-name="Sylfaen" style:font-name-complex="Sylfaen" fo:color="#333333" fo:background-color="#FFFFFF"/>
    </style:style>
    <style:style style:name="T2457" style:parent-style-name="DefaultParagraphFont" style:family="text">
      <style:text-properties fo:color="#333333" fo:background-color="#FFFFFF"/>
    </style:style>
    <style:style style:name="T2458" style:parent-style-name="DefaultParagraphFont" style:family="text">
      <style:text-properties style:font-name="Sylfaen" style:font-name-complex="Sylfaen" fo:color="#333333" fo:background-color="#FFFFFF"/>
    </style:style>
    <style:style style:name="T2459" style:parent-style-name="DefaultParagraphFont" style:family="text">
      <style:text-properties fo:color="#333333" fo:background-color="#FFFFFF"/>
    </style:style>
    <style:style style:name="T2460" style:parent-style-name="DefaultParagraphFont" style:family="text">
      <style:text-properties style:font-name="Sylfaen" style:font-name-complex="Sylfaen" fo:color="#333333" fo:background-color="#FFFFFF"/>
    </style:style>
    <style:style style:name="T2461" style:parent-style-name="DefaultParagraphFont" style:family="text">
      <style:text-properties fo:color="#333333" fo:background-color="#FFFFFF"/>
    </style:style>
    <style:style style:name="T2462" style:parent-style-name="DefaultParagraphFont" style:family="text">
      <style:text-properties style:font-name="Sylfaen" style:font-name-complex="Sylfaen" fo:color="#333333" fo:background-color="#FFFFFF"/>
    </style:style>
    <style:style style:name="P2463" style:parent-style-name="NormalWeb" style:family="paragraph">
      <style:paragraph-properties fo:margin-top="0in" fo:margin-bottom="0in" fo:text-indent="0.4444in"/>
    </style:style>
    <style:style style:name="T2464" style:parent-style-name="Hyperlink" style:family="text">
      <style:text-properties style:font-name="Sylfaen" style:font-name-complex="Sylfaen" fo:background-color="#FFFFFF"/>
    </style:style>
    <style:style style:name="P2465" style:parent-style-name="NormalWeb" style:family="paragraph">
      <style:paragraph-properties fo:margin-top="0in" fo:margin-bottom="0in" fo:text-indent="0.4444in"/>
      <style:text-properties style:font-name="Sylfaen" style:font-name-complex="Sylfaen" fo:color="#333333" fo:background-color="#FFFFFF"/>
    </style:style>
    <style:style style:name="P2466" style:parent-style-name="NormalWeb" style:family="paragraph">
      <style:paragraph-properties fo:margin-top="0in" fo:margin-bottom="0in" fo:text-indent="0.4444in"/>
    </style:style>
    <style:style style:name="P2467" style:parent-style-name="NormalWeb" style:family="paragraph">
      <style:paragraph-properties fo:margin-top="0in" fo:margin-bottom="0in" fo:text-indent="0.4444in"/>
    </style:style>
    <style:style style:name="T2468" style:parent-style-name="DefaultParagraphFont" style:family="text">
      <style:text-properties fo:color="#333333" fo:background-color="#FFFFFF"/>
    </style:style>
    <style:style style:name="T2469" style:parent-style-name="DefaultParagraphFont" style:family="text">
      <style:text-properties style:font-name="Sylfaen" style:font-name-complex="Sylfaen" fo:color="#333333" fo:background-color="#FFFFFF"/>
    </style:style>
    <style:style style:name="T2470" style:parent-style-name="DefaultParagraphFont" style:family="text">
      <style:text-properties fo:color="#333333" fo:background-color="#FFFFFF"/>
    </style:style>
    <style:style style:name="T2471" style:parent-style-name="DefaultParagraphFont" style:family="text">
      <style:text-properties style:font-name="Sylfaen" style:font-name-complex="Sylfaen" fo:color="#333333" fo:background-color="#FFFFFF"/>
    </style:style>
    <style:style style:name="T2472" style:parent-style-name="DefaultParagraphFont" style:family="text">
      <style:text-properties fo:color="#333333" fo:background-color="#FFFFFF"/>
    </style:style>
    <style:style style:name="T2473" style:parent-style-name="DefaultParagraphFont" style:family="text">
      <style:text-properties style:font-name="Sylfaen" style:font-name-complex="Sylfaen" fo:color="#333333" fo:background-color="#FFFFFF"/>
    </style:style>
    <style:style style:name="T2474" style:parent-style-name="DefaultParagraphFont" style:family="text">
      <style:text-properties fo:color="#333333" fo:background-color="#FFFFFF"/>
    </style:style>
    <style:style style:name="T2475" style:parent-style-name="DefaultParagraphFont" style:family="text">
      <style:text-properties style:font-name="Sylfaen" style:font-name-complex="Sylfaen" fo:color="#333333" fo:background-color="#FFFFFF"/>
    </style:style>
    <style:style style:name="T2476" style:parent-style-name="DefaultParagraphFont" style:family="text">
      <style:text-properties fo:color="#333333" fo:background-color="#FFFFFF"/>
    </style:style>
    <style:style style:name="T2477" style:parent-style-name="DefaultParagraphFont" style:family="text">
      <style:text-properties style:font-name="Sylfaen" style:font-name-complex="Sylfaen" fo:color="#333333" fo:background-color="#FFFFFF"/>
    </style:style>
    <style:style style:name="T2478" style:parent-style-name="DefaultParagraphFont" style:family="text">
      <style:text-properties fo:color="#333333" fo:background-color="#FFFFFF"/>
    </style:style>
    <style:style style:name="T2479" style:parent-style-name="DefaultParagraphFont" style:family="text">
      <style:text-properties style:font-name="Sylfaen" style:font-name-complex="Sylfaen" fo:color="#333333" fo:background-color="#FFFFFF"/>
    </style:style>
    <style:style style:name="T2480" style:parent-style-name="DefaultParagraphFont" style:family="text">
      <style:text-properties fo:color="#333333" fo:background-color="#FFFFFF"/>
    </style:style>
    <style:style style:name="T2481" style:parent-style-name="DefaultParagraphFont" style:family="text">
      <style:text-properties style:font-name="Sylfaen" style:font-name-complex="Sylfaen" fo:color="#333333" fo:background-color="#FFFFFF"/>
    </style:style>
    <style:style style:name="T2482" style:parent-style-name="DefaultParagraphFont" style:family="text">
      <style:text-properties fo:color="#333333" fo:background-color="#FFFFFF"/>
    </style:style>
    <style:style style:name="T2483" style:parent-style-name="DefaultParagraphFont" style:family="text">
      <style:text-properties style:font-name="Sylfaen" style:font-name-complex="Sylfaen" fo:color="#333333" fo:background-color="#FFFFFF"/>
    </style:style>
    <style:style style:name="T2484" style:parent-style-name="DefaultParagraphFont" style:family="text">
      <style:text-properties fo:color="#333333" fo:background-color="#FFFFFF"/>
    </style:style>
    <style:style style:name="T2485" style:parent-style-name="DefaultParagraphFont" style:family="text">
      <style:text-properties style:font-name="Sylfaen" style:font-name-complex="Sylfaen" fo:color="#333333" fo:background-color="#FFFFFF"/>
    </style:style>
    <style:style style:name="T2486" style:parent-style-name="DefaultParagraphFont" style:family="text">
      <style:text-properties fo:color="#333333" fo:background-color="#FFFFFF"/>
    </style:style>
    <style:style style:name="T2487" style:parent-style-name="DefaultParagraphFont" style:family="text">
      <style:text-properties style:font-name="Sylfaen" style:font-name-complex="Sylfaen" fo:color="#333333" fo:background-color="#FFFFFF"/>
    </style:style>
    <style:style style:name="T2488" style:parent-style-name="DefaultParagraphFont" style:family="text">
      <style:text-properties fo:color="#333333" fo:background-color="#FFFFFF"/>
    </style:style>
    <style:style style:name="T2489" style:parent-style-name="DefaultParagraphFont" style:family="text">
      <style:text-properties style:font-name="Sylfaen" style:font-name-complex="Sylfaen" fo:color="#333333" fo:background-color="#FFFFFF"/>
    </style:style>
    <style:style style:name="T2490" style:parent-style-name="DefaultParagraphFont" style:family="text">
      <style:text-properties fo:color="#333333" fo:background-color="#FFFFFF"/>
    </style:style>
    <style:style style:name="T2491" style:parent-style-name="DefaultParagraphFont" style:family="text">
      <style:text-properties fo:color="#000000" fo:background-color="#FFFFFF"/>
    </style:style>
    <style:style style:name="T2492" style:parent-style-name="DefaultParagraphFont" style:family="text">
      <style:text-properties style:font-name="Sylfaen" style:font-name-complex="Sylfaen" fo:color="#000000" fo:background-color="#FFFFFF"/>
    </style:style>
    <style:style style:name="T2493" style:parent-style-name="DefaultParagraphFont" style:family="text">
      <style:text-properties fo:color="#000000" fo:background-color="#FFFFFF"/>
    </style:style>
    <style:style style:name="T2494" style:parent-style-name="DefaultParagraphFont" style:family="text">
      <style:text-properties style:font-name="Sylfaen" style:font-name-complex="Sylfaen" fo:color="#000000" fo:background-color="#FFFFFF"/>
    </style:style>
    <style:style style:name="T2495" style:parent-style-name="DefaultParagraphFont" style:family="text">
      <style:text-properties fo:color="#000000" fo:background-color="#FFFFFF"/>
    </style:style>
    <style:style style:name="T2496" style:parent-style-name="DefaultParagraphFont" style:family="text">
      <style:text-properties style:font-name="Sylfaen" style:font-name-complex="Sylfaen" fo:color="#000000" fo:background-color="#FFFFFF"/>
    </style:style>
    <style:style style:name="T2497" style:parent-style-name="DefaultParagraphFont" style:family="text">
      <style:text-properties fo:color="#000000" fo:background-color="#FFFFFF"/>
    </style:style>
    <style:style style:name="T2498" style:parent-style-name="DefaultParagraphFont" style:family="text">
      <style:text-properties style:font-name="Sylfaen" style:font-name-complex="Sylfaen" fo:color="#000000" fo:background-color="#FFFFFF"/>
    </style:style>
    <style:style style:name="T2499" style:parent-style-name="DefaultParagraphFont" style:family="text">
      <style:text-properties fo:color="#000000" fo:background-color="#FFFFFF"/>
    </style:style>
    <style:style style:name="T2500" style:parent-style-name="DefaultParagraphFont" style:family="text">
      <style:text-properties style:font-name="Sylfaen" style:font-name-complex="Sylfaen" fo:color="#000000" fo:background-color="#FFFFFF"/>
    </style:style>
    <style:style style:name="T2501" style:parent-style-name="DefaultParagraphFont" style:family="text">
      <style:text-properties fo:color="#000000" fo:background-color="#FFFFFF"/>
    </style:style>
    <style:style style:name="T2502" style:parent-style-name="DefaultParagraphFont" style:family="text">
      <style:text-properties fo:color="#1155CC" fo:background-color="#FFFFFF"/>
    </style:style>
    <style:style style:name="T2503" style:parent-style-name="DefaultParagraphFont" style:family="text">
      <style:text-properties fo:color="#333333" fo:background-color="#FFFFFF"/>
    </style:style>
    <style:style style:name="P2504" style:parent-style-name="NormalWeb" style:family="paragraph">
      <style:paragraph-properties fo:margin-top="0in" fo:margin-bottom="0in" fo:text-indent="0.4444in"/>
      <style:text-properties fo:color="#333333" fo:background-color="#FFFFFF"/>
    </style:style>
    <style:style style:name="P2505" style:parent-style-name="NormalWeb" style:family="paragraph">
      <style:paragraph-properties fo:margin-top="0in" fo:margin-bottom="0in" fo:text-indent="0.4444in"/>
    </style:style>
    <style:style style:name="P2506" style:parent-style-name="NormalWeb" style:family="paragraph">
      <style:paragraph-properties fo:margin-top="0in" fo:margin-bottom="0in" fo:text-indent="0.4444in"/>
    </style:style>
  </office:automatic-styles>
  <office:body>
    <office:text text:use-soft-page-breaks="true">
      <text:p text:style-name="P1"><text:span text:style-name="T2">ԼՐԱՏՈՒՆ</text:span><text:span text:style-name="T3"><text:s/>-2</text:span></text:p>
      <text:p text:style-name="P4"/>
      <text:p text:style-name="P5"><text:span text:style-name="T6">1.Parizyan_Surch.mp4<text:s/></text:span><text:span text:style-name="T7">Տեսակետների</text:span><text:span text:style-name="T8"><text:s/></text:span><text:span text:style-name="T9">խաչմերուկ</text:span><text:span text:style-name="T10">, 2011, 24<text:s/></text:span><text:span text:style-name="T11">դեկտեմբերի</text:span><text:a xlink:href="https://www.youtube.com/channel/UCcQXtTeOtC67KKuPJFUqtPg" office:target-frame-name="_top" xlink:show="replace"><text:span text:style-name="T12"><text:s/></text:span></text:a><text:a xlink:href="https://www.youtube.com/channel/UCcQXtTeOtC67KKuPJFUqtPg" office:target-frame-name="_top" xlink:show="replace"><text:span text:style-name="T13">Ազատություն</text:span></text:a></text:p>
      <text:p text:style-name="P14"><text:a xlink:href="https://vimeo.com/311882910/abafcd4df6" office:target-frame-name="_top" xlink:show="replace"><text:span text:style-name="T15">https://vimeo.com/311882910/abafcd4df6</text:span></text:a></text:p>
      <text:p text:style-name="P16"><text:a xlink:href="https://www.youtube.com/watch?v=bku4C1R58bs" office:target-frame-name="_top" xlink:show="replace"><text:span text:style-name="T17">https://www.youtube.com/watch?v=bku4C1R58bs</text:span></text:a></text:p>
      <text:p text:style-name="P18"><text:span text:style-name="T19">Վահագն</text:span><text:span text:style-name="T20"><text:s/></text:span><text:span text:style-name="T21">Հովնանյան</text:span><text:span text:style-name="T22">.<text:s/></text:span><text:span text:style-name="T23">Սփյուռքահայ</text:span><text:span text:style-name="T24"><text:s/></text:span><text:span text:style-name="T25">գործարարները</text:span><text:span text:style-name="T26"><text:s/>«</text:span><text:span text:style-name="T27">եղնիկի</text:span><text:span text:style-name="T28"><text:s/></text:span><text:span text:style-name="T29">պես</text:span><text:span text:style-name="T30"><text:s/></text:span><text:span text:style-name="T31">են</text:span><text:span text:style-name="T32">,<text:s/></text:span><text:span text:style-name="T33">անտառի</text:span><text:span text:style-name="T34"><text:s/></text:span><text:span text:style-name="T35">մ</text:span><text:span text:style-name="T36">եջ</text:span><text:span text:style-name="T37"><text:s/></text:span><text:span text:style-name="T38">եղնիկներ</text:span><text:span text:style-name="T39"><text:s/></text:span><text:span text:style-name="T40">են</text:span><text:span text:style-name="T41">`<text:s/></text:span><text:span text:style-name="T42">ամեն</text:span><text:span text:style-name="T43"><text:s/></text:span><text:span text:style-name="T44">տեսակ</text:span><text:span text:style-name="T45"><text:s/></text:span><text:span text:style-name="T46">որսորդներ</text:span><text:span text:style-name="T47"><text:s/></text:span><text:span text:style-name="T48">կան</text:span><text:span text:style-name="T49">»</text:span><text:span text:style-name="T50">։</text:span></text:p>
      <text:p text:style-name="P51"><text:span text:style-name="T52">«</text:span><text:span text:style-name="T53">Հովնանյան</text:span><text:span text:style-name="T54"><text:s/></text:span><text:span text:style-name="T55">ինթերնեյշնլ</text:span><text:span text:style-name="T56">»<text:s/></text:span><text:span text:style-name="T57">ընկերության</text:span><text:span text:style-name="T58"><text:s/></text:span><text:span text:style-name="T59">նախագահ</text:span><text:span text:style-name="T60"><text:s/></text:span><text:span text:style-name="T61">Վահագն</text:span><text:span text:style-name="T62"><text:s/></text:span><text:span text:style-name="T63">Հովնանյանը</text:span><text:span text:style-name="T64"><text:s/></text:span><text:span text:style-name="T65">եւ</text:span><text:span text:style-name="T66"><text:s/>«</text:span><text:span text:style-name="T67">Փարիզյան</text:span><text:span text:style-name="T68"><text:s/></text:span><text:span text:style-name="T69">սուրճ</text:span><text:span text:style-name="T70">»<text:s/></text:span><text:span text:style-name="T71">ընկերության</text:span><text:span text:style-name="T72"><text:s/></text:span><text:span text:style-name="T73">սեփականատեր</text:span><text:span text:style-name="T74"><text:s/></text:span><text:span text:style-name="T75">Վալերի</text:span><text:span text:style-name="T76">-</text:span><text:span text:style-name="T77">Աշխեն</text:span><text:span text:style-name="T78"><text:s/></text:span><text:span text:style-name="T79">Գործունյանը</text:span><text:span text:style-name="T80"><text:s/></text:span><text:span text:style-name="T81">խոսում</text:span><text:span text:style-name="T82"><text:s/></text:span><text:span text:style-name="T83">են</text:span><text:span text:style-name="T84">,<text:s/></text:span><text:span text:style-name="T85">թե</text:span><text:span text:style-name="T86"><text:s/></text:span><text:span text:style-name="T87">Հայաստանում</text:span><text:span text:style-name="T88">,<text:s/></text:span><text:span text:style-name="T89">հատկապես՝</text:span><text:span text:style-name="T90"><text:s/></text:span><text:span text:style-name="T91">բիզնես</text:span><text:span text:style-name="T92"><text:s/></text:span><text:span text:style-name="T93">ոլորտում</text:span><text:span text:style-name="T94">,<text:s/></text:span><text:span text:style-name="T95">ի՞նչ</text:span><text:span text:style-name="T96"><text:s/></text:span><text:span text:style-name="T97">խնդիրների</text:span><text:span text:style-name="T98"><text:s/></text:span><text:span text:style-name="T99">են</text:span><text:span text:style-name="T100"><text:s/></text:span><text:span text:style-name="T101">բախվում</text:span><text:span text:style-name="T102"><text:s/></text:span><text:span text:style-name="T103">սփյուռքահայերը</text:span><text:span text:style-name="T104"><text:s/></text:span><text:span text:style-name="T105">եւ</text:span><text:span text:style-name="T106"><text:s/></text:span><text:span text:style-name="T107">ինչո՞ւ</text:span><text:span text:style-name="T108">:<text:s/></text:span><text:span text:style-name="T109">Զրույցը</text:span><text:span text:style-name="T110"><text:s/></text:span><text:span text:style-name="T111">վարում</text:span><text:span text:style-name="T112"><text:s/></text:span><text:span text:style-name="T113">է</text:span><text:span text:style-name="T114"><text:s/></text:span><text:span text:style-name="T115">Աննա</text:span><text:span text:style-name="T116"><text:s/></text:span><text:span text:style-name="T117">Իսրայելյանը</text:span><text:span text:style-name="T118">:</text:span></text:p>
      <text:p text:style-name="P119"><text:span text:style-name="T120">(</text:span><text:span text:style-name="T121">Օտարերկրյա</text:span><text:span text:style-name="T122"><text:s/></text:span><text:span text:style-name="T123">ներդրող՝</text:span><text:span text:style-name="T124"><text:s/></text:span><text:span text:style-name="T125">դժբախտության</text:span><text:span text:style-name="T126"><text:s/></text:span><text:span text:style-name="T127">մեխանիկան</text:span><text:span text:style-name="T128">)</text:span><text:span text:style-name="T129"><text:s/></text:span><text:span text:style-name="T130">ՓԱԿ</text:span></text:p>
      <text:p text:style-name="P131"/>
      <text:p text:style-name="P132"><text:span text:style-name="T133">2.Tigran_Sargsyan.mp4    </text:span><text:span text:style-name="T134">Տեսակետների</text:span><text:span text:style-name="T135"><text:s/></text:span><text:span text:style-name="T136">խաչմերուկ</text:span><text:span text:style-name="T137">, 2011,<text:s/></text:span><text:span text:style-name="T138">դեկտեմբերի</text:span><text:span text:style-name="T139"><text:s/>30,<text:s/></text:span><text:span text:style-name="T140">Տիգրան</text:span><text:span text:style-name="T141"><text:s/></text:span><text:span text:style-name="T142">Սարգսյան</text:span><text:span text:style-name="T143"><text:s/>10</text:span><text:span text:style-name="T144">։</text:span><text:span text:style-name="T145">20-</text:span><text:span text:style-name="T146">ից</text:span><text:span text:style-name="T147"><text:s/>10</text:span><text:span text:style-name="T148">։</text:span><text:span text:style-name="T149">32</text:span><text:a xlink:href="https://www.youtube.com/watch?v=Gf-L_12hV5s" office:target-frame-name="_top" xlink:show="replace"><text:s/></text:a><text:a xlink:href="https://www.youtube.com/watch?v=Gf-L_12hV5s" office:target-frame-name="_top" xlink:show="replace"><text:span text:style-name="T150">https://www.youtube.com/watch?v=Gf-L_12hV5s</text:span></text:a></text:p>
      <text:p text:style-name="P151"><text:span text:style-name="T152">Տեսակետների</text:span><text:span text:style-name="T153"><text:s/></text:span><text:span text:style-name="T154">խաչմերուկ</text:span><text:span text:style-name="T155"><text:s/></text:span><text:span text:style-name="T156">հաղորդաշարի</text:span><text:span text:style-name="T157"><text:s/>2011<text:s/></text:span><text:span text:style-name="T158">թվականի</text:span><text:span text:style-name="T159"><text:s/></text:span><text:span text:style-name="T160">վերջին</text:span><text:span text:style-name="T161"><text:s/></text:span><text:span text:style-name="T162">թողարկման</text:span><text:span text:style-name="T163"><text:s/></text:span><text:span text:style-name="T164">հյուրը</text:span><text:span text:style-name="T165"><text:s/></text:span><text:span text:style-name="T166">ՀՀ</text:span><text:span text:style-name="T167"><text:s/></text:span><text:span text:style-name="T168">վարչապետ</text:span><text:span text:style-name="T169"><text:s/></text:span><text:span text:style-name="T170">Տիգրան</text:span><text:span text:style-name="T171"><text:s/></text:span><text:span text:style-name="T172">Ս</text:span><text:span text:style-name="T173">արգսյանն</text:span><text:span text:style-name="T174"><text:s/></text:span><text:span text:style-name="T175">է</text:span><text:span text:style-name="T176">: «</text:span><text:span text:style-name="T177">Պետությունը</text:span><text:span text:style-name="T178"><text:s/></text:span><text:span text:style-name="T179">պետք</text:span><text:span text:style-name="T180"><text:s/></text:span><text:span text:style-name="T181">է</text:span><text:span text:style-name="T182"><text:s/></text:span><text:span text:style-name="T183">լինի</text:span><text:span text:style-name="T184"><text:s/></text:span><text:span text:style-name="T185">սկզբունքային</text:span><text:span text:style-name="T186">,<text:s/></text:span><text:span text:style-name="T187">և</text:span><text:span text:style-name="T188"><text:s/></text:span><text:span text:style-name="T189">ոչ</text:span><text:span text:style-name="T190"><text:s/></text:span><text:span text:style-name="T191">մի</text:span><text:span text:style-name="T192"><text:s/></text:span><text:span text:style-name="T193">քաղաքական</text:span><text:span text:style-name="T194"><text:s/></text:span><text:span text:style-name="T195">ճնշումներ</text:span><text:span text:style-name="T196"><text:s/></text:span><text:span text:style-name="T197">կամ</text:span><text:span text:style-name="T198"><text:s/></text:span><text:span text:style-name="T199">հրապարակային</text:span><text:span text:style-name="T200"><text:s/></text:span><text:span text:style-name="T201">ճնշումներ</text:span><text:span text:style-name="T202">,<text:s/></text:span><text:span text:style-name="T203">հանրությանը</text:span><text:span text:style-name="T204"><text:s/></text:span><text:span text:style-name="T205">թյուրիմացության</text:span><text:span text:style-name="T206"><text:s/></text:span><text:span text:style-name="T207">մեջ</text:span><text:span text:style-name="T208"><text:s/></text:span><text:span text:style-name="T209">գցելու</text:span><text:span text:style-name="T210"><text:s/></text:span><text:span text:style-name="T211">փորձեր</text:span><text:span text:style-name="T212"><text:s/></text:span><text:span text:style-name="T213">մեր</text:span><text:span text:style-name="T214"><text:s/></text:span><text:span text:style-name="T215">վրա</text:span><text:span text:style-name="T216"><text:s/></text:span><text:span text:style-name="T217">չպետք</text:span><text:span text:style-name="T218"><text:s/></text:span><text:span text:style-name="T219">է</text:span><text:span text:style-name="T220"><text:s/></text:span><text:span text:style-name="T221">ազդի</text:span><text:span text:style-name="T222">.<text:s/></text:span><text:span text:style-name="T223">մարդիկ</text:span><text:span text:style-name="T224"><text:s/></text:span><text:span text:style-name="T225">օրենքի</text:span><text:span text:style-name="T226"><text:s/></text:span><text:span text:style-name="T227">առջև</text:span><text:span text:style-name="T228"><text:s/></text:span><text:span text:style-name="T229">պետք</text:span><text:span text:style-name="T230"><text:s/></text:span><text:span text:style-name="T231">է</text:span><text:span text:style-name="T232"><text:s/></text:span><text:span text:style-name="T233">հավասար</text:span><text:span text:style-name="T234"><text:s/></text:span><text:span text:style-name="T235">լինեն</text:span><text:span text:style-name="T236">»</text:span><text:span text:style-name="T237">։</text:span><text:span text:style-name="T238"><text:s/>  </text:span><text:span text:style-name="T239">ՓԱԿ</text:span></text:p>
      <text:p text:style-name="P240"><text:span text:style-name="T241">Հաղորդումը</text:span><text:span text:style-name="T242"><text:s/></text:span><text:span text:style-name="T243">վարում</text:span><text:span text:style-name="T244"><text:s/></text:span><text:span text:style-name="T245">են</text:span><text:span text:style-name="T246"><text:s/></text:span><text:span text:style-name="T247">Աննա</text:span><text:span text:style-name="T248"><text:s/></text:span><text:span text:style-name="T249">Իսրայելյանն</text:span><text:span text:style-name="T250"><text:s/></text:span><text:span text:style-name="T251">ու</text:span><text:span text:style-name="T252"><text:s/></text:span><text:span text:style-name="T253">Հովհաննես</text:span><text:span text:style-name="T254"><text:s/></text:span><text:span text:style-name="T255">Շողիկյանը</text:span><text:span text:style-name="T256">:</text:span></text:p>
      <text:p text:style-name="P257"><text:a xlink:href="https://vimeo.com/311882947/a3a75c0c35" office:target-frame-name="_top" xlink:show="replace"><text:span text:style-name="T258">https://vimeo.com/311882947/a3a75c0c35</text:span></text:a></text:p>
      <text:p text:style-name="P259"/>
      <text:p text:style-name="P260"/>
      <text:p text:style-name="P261"><text:span text:style-name="T262">5_roliknery_miasin_transperency.mp4  </text:span><text:span text:style-name="T263">Կոռուպցիայի</text:span><text:span text:style-name="T264"><text:s/></text:span><text:span text:style-name="T265">թեմայով</text:span><text:span text:style-name="T266"><text:s/>«</text:span><text:span text:style-name="T267">Թրանսփերենսի</text:span><text:span text:style-name="T268"><text:s/></text:span><text:span text:style-name="T269">ինտերնեշընլի</text:span><text:span text:style-name="T270">»<text:s/></text:span><text:span text:style-name="T271">տեսահոլովակների</text:span><text:span text:style-name="T272"><text:s/></text:span><text:span text:style-name="T273">ծաղկաքաղ</text:span><text:span text:style-name="T274"><text:s/></text:span><text:span text:style-name="T275">ԲԱՑ</text:span></text:p>
      <text:p text:style-name="P276"><text:a xlink:href="https://vimeo.com/311882979" office:target-frame-name="_top" xlink:show="replace"><text:span text:style-name="T277">https://vimeo.com/311882979</text:span></text:a></text:p>
      <text:p text:style-name="P278"/>
      <text:p text:style-name="P279"/>
      <text:p text:style-name="P280"><text:span text:style-name="T281">72_hours_part_1.mp4<text:s/></text:span><text:span text:style-name="T282">.  «72<text:s/></text:span><text:span text:style-name="T283">ժամ</text:span><text:span text:style-name="T284"><text:s/></text:span><text:span text:style-name="T285">ազատությունից</text:span><text:span text:style-name="T286"><text:s/></text:span><text:span text:style-name="T287">հետո</text:span><text:span text:style-name="T288">.<text:s/></text:span><text:span text:style-name="T289">խոշտանգումներ</text:span><text:span text:style-name="T290"><text:s/></text:span><text:span text:style-name="T291">ոստիկանությունում</text:span><text:span text:style-name="T292">»:<text:s/></text:span><text:span text:style-name="T293">Հեղինակ՝</text:span><text:span text:style-name="T294"><text:s/></text:span><text:span text:style-name="T295">Տիգրան</text:span><text:span text:style-name="T296"><text:s/></text:span><text:span text:style-name="T297">Պասկևիչյան</text:span><text:span text:style-name="T298"><text:s/></text:span><text:a xlink:href="https://www.youtube.com/watch?v=rJI3qoRN558" office:target-frame-name="_top" xlink:show="replace"><text:span text:style-name="T299">https://www.youtube.com/watch?v=rJI3qoRN558</text:span></text:a><text:span text:style-name="T300"><text:s/>(</text:span><text:span text:style-name="T301">կինոսրահ</text:span><text:span text:style-name="T302">)</text:span></text:p>
      <text:p text:style-name="P303"/>
      <text:p text:style-name="P304"><text:span text:style-name="T305">72_hours_part_2.mp4 «</text:span><text:span text:style-name="T306">72<text:s/></text:span><text:span text:style-name="T307">ժամ</text:span><text:span text:style-name="T308"><text:s/></text:span><text:span text:style-name="T309">ազատությունից</text:span><text:span text:style-name="T310"><text:s/></text:span><text:span text:style-name="T311">հետո</text:span><text:span text:style-name="T312">.<text:s/></text:span><text:span text:style-name="T313">խափանման</text:span><text:span text:style-name="T314"><text:s/></text:span><text:span text:style-name="T315">միջոցը</text:span><text:span text:style-name="T316"><text:s/></text:span><text:span text:style-name="T317">կալանք</text:span><text:span text:style-name="T318">»<text:s/></text:span><text:span text:style-name="T319">Հեղինակ՝</text:span><text:span text:style-name="T320"><text:s/></text:span><text:span text:style-name="T321">Տիգրան</text:span><text:span text:style-name="T322"><text:s/></text:span><text:span text:style-name="T323">Պասկևիչյան</text:span><text:span text:style-name="T324"><text:s/></text:span><text:span text:style-name="T325"> </text:span><text:a xlink:href="https://www.youtube.com/watch?v=BrMt66V1nlM" office:target-frame-name="_top" xlink:show="replace">https://www.youtube.com/watch?v=BrMt66V1nlM</text:a><text:span text:style-name="T326"><text:s/>   </text:span><text:span text:style-name="T327">(</text:span><text:span text:style-name="T328">կինոսրահ</text:span><text:span text:style-name="T329">)</text:span></text:p>
      <text:p text:style-name="P330"/>
      <text:p text:style-name="P331"><text:span text:style-name="T332">akanatesi_husher_yntrutunner.mp4<text:s/></text:span><text:span text:style-name="T333">«</text:span><text:span text:style-name="T334">Ականատեսի</text:span><text:span text:style-name="T335"><text:s/></text:span><text:span text:style-name="T336">հուշերը։</text:span><text:span text:style-name="T337"><text:s/></text:span><text:span text:style-name="T338">Ընտրությունները</text:span><text:span text:style-name="T339"><text:s/></text:span><text:span text:style-name="T340">Հայաստանում</text:span><text:span text:style-name="T341">, 1990-2013»,</text:span><text:span text:style-name="T342"><text:s/></text:span><text:span text:style-name="T343">հեղինակ՝</text:span><text:span text:style-name="T344"><text:s/></text:span><text:span text:style-name="T345">Տիգրան</text:span><text:span text:style-name="T346"><text:s/></text:span><text:span text:style-name="T347">Պասկևիչյան</text:span><text:span text:style-name="T348">,<text:s/></text:span><text:span text:style-name="T349">ռեժիսոր՝</text:span><text:span text:style-name="T350"><text:s/></text:span><text:span text:style-name="T351">Արա</text:span><text:span text:style-name="T352"><text:s/></text:span><text:span text:style-name="T353">Շիրինյան</text:span></text:p>
      <text:p text:style-name="P354"><text:a xlink:href="https://www.youtube.com/watch?v=AMzp5gfdKfQ" office:target-frame-name="_top" xlink:show="replace"><text:span text:style-name="T355">https://www.youtube.com/watch?v=AMzp5gfdKfQ</text:span></text:a><text:span text:style-name="T356"><text:s/></text:span><text:span text:style-name="T357">(</text:span><text:span text:style-name="T358">կինոսրահ</text:span><text:span text:style-name="T359">)</text:span></text:p>
      <text:p text:style-name="P360"><text:a xlink:href="https://vimeo.com/311883994" office:target-frame-name="_top" xlink:show="replace"><text:span text:style-name="T361">https://vimeo.com/311883994</text:span></text:a></text:p>
      <text:p text:style-name="P362"/>
      <text:p text:style-name="P363"/>
      <text:p text:style-name="P364"/>
      <text:p text:style-name="P365"><text:span text:style-name="T366">akanatesi-hushery-1990-2013.mp4 «</text:span><text:span text:style-name="T367">Ականատեսի</text:span><text:span text:style-name="T368"><text:s/></text:span><text:span text:style-name="T369">հուշերը։</text:span><text:span text:style-name="T370"><text:s/></text:span><text:span text:style-name="T371">Ընտրությունները</text:span><text:span text:style-name="T372"><text:s/></text:span><text:span text:style-name="T373">Հայաստանում</text:span><text:span text:style-name="T374">, 1990-2013»,</text:span><text:span text:style-name="T375"><text:s/></text:span><text:span text:style-name="T376">հատված</text:span><text:span text:style-name="T377">,<text:s/></text:span><text:span text:style-name="T378">հեղինակ՝</text:span><text:span text:style-name="T379"><text:s/></text:span><text:span text:style-name="T380">Տիգրան</text:span><text:span text:style-name="T381"><text:s/></text:span><text:span text:style-name="T382">Պասկևիչյան</text:span><text:span text:style-name="T383">,<text:s/></text:span><text:span text:style-name="T384">ռեժիսոր՝</text:span><text:span text:style-name="T385"><text:s/></text:span><text:span text:style-name="T386">Արա</text:span><text:span text:style-name="T387"><text:s/></text:span><text:span text:style-name="T388">Շիրինյան</text:span><text:span text:style-name="T389"><text:s/>(</text:span><text:span text:style-name="T390">Ընտրության</text:span><text:span text:style-name="T391"><text:s/></text:span><text:span text:style-name="T392">պատրանք</text:span><text:span text:style-name="T393">,<text:s/></text:span><text:span text:style-name="T394">մաս</text:span><text:span text:style-name="T395"><text:s/>2)<text:s/></text:span><text:span text:style-name="T396">ԲԱՑ</text:span></text:p>
      <text:p text:style-name="P397"><text:a xlink:href="https://vimeo.com/311885177" office:target-frame-name="_top" xlink:show="replace"><text:span text:style-name="T398">https://vimeo.com/311885177</text:span></text:a></text:p>
      <text:p text:style-name="P399"/>
      <text:p text:style-name="P400"/>
      <text:p text:style-name="P401"><text:span text:style-name="T402">alm_armentel.mp4<text:s/></text:span><text:span text:style-name="T403">ԱԼՄ</text:span><text:span text:style-name="T404"><text:s/></text:span><text:span text:style-name="T405">հ</text:span><text:span text:style-name="T406">/</text:span><text:span text:style-name="T407">ը</text:span><text:span text:style-name="T408"><text:s/>«</text:span><text:span text:style-name="T409">Իմ</text:span><text:span text:style-name="T410"><text:s/></text:span><text:span text:style-name="T411">քաղաքը</text:span><text:span text:style-name="T412">»<text:s/></text:span><text:span text:style-name="T413">հաղորդաշարը</text:span><text:span text:style-name="T414"><text:s/></text:span><text:span text:style-name="T415">լուսաբանում</text:span><text:span text:style-name="T416"><text:s/></text:span><text:span text:style-name="T417">է</text:span><text:span text:style-name="T418"><text:s/>«</text:span><text:span text:style-name="T419">Արմենտելի</text:span><text:span text:style-name="T420">»<text:s/></text:span><text:span text:style-name="T421">կոռուպցիոն</text:span><text:span text:style-name="T422"><text:s/></text:span><text:span text:style-name="T423">սկանդալը</text:span><text:span text:style-name="T424">,<text:s/></text:span><text:span text:style-name="T425">հատվածաբար։</text:span><text:span text:style-name="T426"><text:s/></text:span><text:span text:style-name="T427">Վերամոնտաժը՝</text:span><text:span text:style-name="T428"><text:s/></text:span><text:span text:style-name="T429">Մեդիանախաձեռնությունների</text:span><text:span text:style-name="T430"><text:s/></text:span><text:span text:style-name="T431">կենտրոնի</text:span><text:span text:style-name="T432"><text:s/>«</text:span><text:span text:style-name="T433">Լրատուն</text:span><text:span text:style-name="T434">»<text:s/></text:span><text:span text:style-name="T435">նախագծի։</text:span><text:span text:style-name="T436"><text:s/>(</text:span><text:span text:style-name="T437">Ներողություն</text:span><text:span text:style-name="T438"><text:s/></text:span><text:span text:style-name="T439">ենք</text:span><text:span text:style-name="T440"><text:s/></text:span><text:span text:style-name="T441">խնդրում՝</text:span><text:span text:style-name="T442"><text:s/></text:span><text:span text:style-name="T443">արխիվային</text:span><text:span text:style-name="T444"><text:s/></text:span><text:span text:style-name="T445">նյութի</text:span><text:span text:style-name="T446"><text:s/></text:span><text:span text:style-name="T447">որակի</text:span><text:span text:style-name="T448"><text:s/></text:span><text:span text:style-name="T449">համար</text:span><text:span text:style-name="T450">)</text:span><text:span text:style-name="T451">։</text:span><text:span text:style-name="T452"><text:s/></text:span><text:a xlink:href="https://www.youtube.com/watch?time_continue=3&amp;v=diXsLIa-RM4" office:target-frame-name="_top" xlink:show="replace"><text:span text:style-name="T453">https://www.youtube.com/watch?time_continue=3&amp;v=diXsLIa-RM4</text:span></text:a><text:span text:style-name="T454"><text:s/></text:span></text:p>
      <text:p text:style-name="P455"><text:a xlink:href="https://vimeo.com/311885280" office:target-frame-name="_top" xlink:show="replace"><text:span text:style-name="T456">https://vimeo.com/311885280</text:span></text:a></text:p>
      <text:p text:style-name="P457"/>
      <text:p text:style-name="P458"><text:span text:style-name="T459">  </text:span></text:p>
      <text:p text:style-name="P460"><text:span text:style-name="T461">Anna_Israelyan_1.mp4<text:s/></text:span><text:span text:style-name="T462">Լրագրող</text:span><text:span text:style-name="T463"><text:s/></text:span><text:span text:style-name="T464">Աննա</text:span><text:span text:style-name="T465"><text:s/></text:span><text:span text:style-name="T466">Իսրայելյանը՝</text:span><text:span text:style-name="T467"><text:s/></text:span><text:span text:style-name="T468">սփյուռքահայ</text:span><text:span text:style-name="T469"><text:s/></text:span><text:span text:style-name="T470">ներդրողների</text:span><text:span text:style-name="T471"><text:s/></text:span><text:span text:style-name="T472">կոռուպցիոն</text:span><text:span text:style-name="T473"><text:s/></text:span><text:span text:style-name="T474">ռիսկերի</text:span><text:span text:style-name="T475"><text:s/></text:span><text:span text:style-name="T476">մասին</text:span><text:span text:style-name="T477"><text:s/>(</text:span><text:span text:style-name="T478">Օտարերկրյա</text:span><text:span text:style-name="T479"><text:s/></text:span><text:span text:style-name="T480">ներդրող՝</text:span><text:span text:style-name="T481"><text:s/></text:span><text:span text:style-name="T482">դժբախտության</text:span><text:span text:style-name="T483"><text:s/></text:span><text:span text:style-name="T484">մեխանիկան</text:span><text:span text:style-name="T485">)<text:s/></text:span><text:span text:style-name="T486">ՓԱԿ</text:span></text:p>
      <text:p text:style-name="P487"><text:a xlink:href="https://vimeo.com/311885543/102a03edc0" office:target-frame-name="_top" xlink:show="replace"><text:span text:style-name="T488">https://vimeo.com/311885543/102a03edc0</text:span></text:a></text:p>
      <text:p text:style-name="P489"/>
      <text:p text:style-name="P490"/>
      <text:p text:style-name="P491"><text:span text:style-name="T492">Anna_Israelyan_2.mp4<text:s/></text:span><text:span text:style-name="T493">Լրագրող</text:span><text:span text:style-name="T494"><text:s/></text:span><text:span text:style-name="T495">Աննա</text:span><text:span text:style-name="T496"><text:s/></text:span><text:span text:style-name="T497">Իսրայելյանը՝</text:span><text:span text:style-name="T498"><text:s/></text:span><text:span text:style-name="T499">իշխանության</text:span><text:span text:style-name="T500"><text:s/></text:span><text:span text:style-name="T501">և</text:span><text:span text:style-name="T502"><text:s/></text:span><text:span text:style-name="T503">իրավապահների</text:span><text:span text:style-name="T504"><text:s/></text:span><text:span text:style-name="T505">կողմից</text:span><text:span text:style-name="T506"><text:s/></text:span><text:span text:style-name="T507">Սյունիքի</text:span><text:span text:style-name="T508"><text:s/></text:span><text:span text:style-name="T509">նախկին</text:span><text:span text:style-name="T510"><text:s/></text:span><text:span text:style-name="T511">մարզպետ</text:span><text:span text:style-name="T512"><text:s/></text:span><text:span text:style-name="T513">Սուրիկ</text:span><text:span text:style-name="T514"><text:s/></text:span><text:span text:style-name="T515">Խաչատրյանին</text:span><text:span text:style-name="T516"><text:s/></text:span><text:span text:style-name="T517">հովանավորելու</text:span><text:span text:style-name="T518"><text:s/></text:span><text:span text:style-name="T519">մասին</text:span><text:span text:style-name="T520"><text:s/>(</text:span><text:span text:style-name="T521">Օրենքի՞</text:span><text:span text:style-name="T522">,<text:s/></text:span><text:span text:style-name="T523">թե՞</text:span><text:span text:style-name="T524"><text:s/></text:span><text:span text:style-name="T525">իշխանության</text:span><text:span text:style-name="T526"><text:s/></text:span><text:span text:style-name="T527">ծառաներ</text:span><text:span text:style-name="T528">, 2-</text:span><text:span text:style-name="T529">րդ</text:span><text:span text:style-name="T530"><text:s/></text:span><text:span text:style-name="T531">բաժին</text:span><text:span text:style-name="T532">)<text:s/></text:span><text:span text:style-name="T533">ՓԱԿ</text:span></text:p>
      <text:p text:style-name="P534"><text:a xlink:href="https://vimeo.com/311885697/d6c9146318" office:target-frame-name="_top" xlink:show="replace"><text:span text:style-name="T535">https://vimeo.com/311885697/d6c9146318</text:span></text:a></text:p>
      <text:p text:style-name="P536"/>
      <text:p text:style-name="P537"/>
      <text:p text:style-name="P538"><text:span text:style-name="T539">Ara_Galoyan</text:span><text:span text:style-name="T540">_1.mp4<text:s/></text:span><text:span text:style-name="T541">Տնտեսական</text:span><text:span text:style-name="T542"><text:s/></text:span><text:span text:style-name="T543">լրագրող</text:span><text:span text:style-name="T544"><text:s/></text:span><text:span text:style-name="T545">Արա</text:span><text:span text:style-name="T546"><text:s/></text:span><text:span text:style-name="T547">Գալոյանը՝</text:span><text:span text:style-name="T548"><text:s/></text:span><text:span text:style-name="T549">«</text:span><text:span text:style-name="T550">Արմենտելի</text:span><text:span text:style-name="T551">»<text:s/></text:span><text:span text:style-name="T552">կոռուպցիոն</text:span><text:span text:style-name="T553"><text:s/></text:span><text:span text:style-name="T554">սկանդալի</text:span><text:span text:style-name="T555"><text:s/></text:span><text:span text:style-name="T556">մասին</text:span><text:span text:style-name="T557"><text:s/>   (</text:span><text:span text:style-name="T558">Արմենտելի</text:span><text:span text:style-name="T559"><text:s/></text:span><text:span text:style-name="T560">կծիկը</text:span><text:span text:style-name="T561">)</text:span></text:p>
      <text:p text:style-name="P562"><text:a xlink:href="https://vimeo.com/311885937/35bd7ec60a" office:target-frame-name="_top" xlink:show="replace"><text:span text:style-name="T563">https://vimeo.com/311885937/35bd7ec60a</text:span></text:a></text:p>
      <text:p text:style-name="P564"/>
      <text:p text:style-name="P565"/>
      <text:p text:style-name="P566"><text:span text:style-name="T567">Ara_Galoyan_2.mp4     </text:span><text:span text:style-name="T568">Տնտեսական</text:span><text:span text:style-name="T569"><text:s/></text:span><text:span text:style-name="T570">լրագրող</text:span><text:span text:style-name="T571"><text:s/></text:span><text:span text:style-name="T572">Արա</text:span><text:span text:style-name="T573"><text:s/></text:span><text:span text:style-name="T574">Գալոյանը՝</text:span><text:span text:style-name="T575"><text:s/>«</text:span><text:span text:style-name="T576">լափված</text:span><text:span text:style-name="T577"><text:s/></text:span><text:span text:style-name="T578">մազութի</text:span><text:span text:style-name="T579">»<text:s/></text:span><text:span text:style-name="T580">կոռուպցիոն</text:span><text:span text:style-name="T581"><text:s/></text:span><text:span text:style-name="T582">սկանդալի</text:span><text:span text:style-name="T583"><text:s/></text:span><text:span text:style-name="T584">մասին</text:span><text:span text:style-name="T585"><text:s/>(«</text:span><text:span text:style-name="T586">Անկախության</text:span><text:span text:style-name="T587"><text:s/></text:span><text:span text:style-name="T588">մութն</text:span><text:span text:style-name="T589"><text:s/></text:span><text:span text:style-name="T590">ու</text:span><text:span text:style-name="T591"><text:s/></text:span><text:span text:style-name="T592">ցուրտը</text:span><text:span text:style-name="T593">»)</text:span></text:p>
      <text:p text:style-name="P594"><text:a xlink:href="https://vimeo.com/311886211/1122ae5aa9" office:target-frame-name="_top" xlink:show="replace"><text:span text:style-name="T595">https://vimeo.com/311886211/1122ae5aa9</text:span></text:a></text:p>
      <text:p text:style-name="P596"/>
      <text:p text:style-name="P597"/>
      <text:p text:style-name="P598"><text:span text:style-name="T599">armcomedy_ss.mp4      «</text:span><text:span text:style-name="T600">Արմքոմեդի</text:span><text:span text:style-name="T601">»<text:s/></text:span><text:span text:style-name="T602">հաղորդաշարի</text:span><text:span text:style-name="T603"><text:s/></text:span><text:span text:style-name="T604">հեղինակների</text:span><text:span text:style-name="T605"><text:s/></text:span><text:span text:style-name="T606">հանդիպումը</text:span><text:span text:style-name="T607"><text:s/></text:span><text:span text:style-name="T608">Սերժ</text:span><text:span text:style-name="T609"><text:s/></text:span><text:span text:style-name="T610">Սարգսյանի</text:span><text:span text:style-name="T611"><text:s/></text:span><text:span text:style-name="T612">հետ</text:span><text:span text:style-name="T613">,<text:s/></text:span><text:span text:style-name="T614">հատված</text:span><text:span text:style-name="T615"><text:s/>«ArmComedy 500 -<text:s/></text:span><text:span text:style-name="T616">Հոբելյանական</text:span><text:span text:style-name="T617">»<text:s/></text:span><text:span text:style-name="T618">հաղորդումից</text:span><text:span text:style-name="T619">, ATV  </text:span><text:a xlink:href="https://www.youtube.com/watch?v=Lvs6Efrnppk" office:target-frame-name="_top" xlink:show="replace"><text:span text:style-name="T620">https://www.youtube.com/watch?v=Lvs6Efrnppk</text:span></text:a><text:span text:style-name="T621"><text:s/> </text:span><text:span text:style-name="T622">ԲԱՑ</text:span></text:p>
      <text:p text:style-name="P623"/>
      <text:soft-page-break/>
      <text:p text:style-name="P624"><text:span text:style-name="T625">(</text:span><text:span text:style-name="T626">անոնսի</text:span><text:span text:style-name="T627"><text:s/>4<text:s/></text:span><text:span text:style-name="T628">արձագանքներից</text:span><text:span text:style-name="T629"><text:s/></text:span><text:span text:style-name="T630">մեկը</text:span><text:span text:style-name="T631">.<text:s/></text:span><text:a xlink:href="https://www.youtube.com/channel/UCIbdJvdFV5Kua1qnz8D7dHA" office:target-frame-name="_top" xlink:show="replace">habet abelyan</text:a><text:a xlink:href="https://www.youtube.com/watch?v=mxqzpu-lO_c&amp;lc=UgjU9akA6MjsMXgCoAEC" office:target-frame-name="_top" xlink:show="replace"><text:s/>2 years ago<text:s/></text:a></text:p>
      <text:p text:style-name="P632">iroq sa dzer verjn er el iren hargox voch voq dzez chi nayi﻿)</text:p>
      <text:p text:style-name="P633"><text:a xlink:href="https://vimeo.com/311886642" office:target-frame-name="_top" xlink:show="replace"><text:span text:style-name="T634">https://vimeo.com/311886642</text:span></text:a></text:p>
      <text:p text:style-name="P635"/>
      <text:p text:style-name="P636"/>
      <text:p text:style-name="P637"><text:span text:style-name="T638">ar</text:span><text:span text:style-name="T639">mnews-a1plus-yes-no.mp4 «</text:span><text:span text:style-name="T640">Այո</text:span><text:span text:style-name="T641"><text:s/></text:span><text:span text:style-name="T642">և</text:span><text:span text:style-name="T643"><text:s/></text:span><text:span text:style-name="T644">ոչ</text:span><text:span text:style-name="T645">», Armnews &amp; A1+<text:s/></text:span><text:span text:style-name="T646">հ</text:span><text:span text:style-name="T647">/</text:span><text:span text:style-name="T648">ը</text:span><text:span text:style-name="T649">-</text:span><text:span text:style-name="T650">ների</text:span><text:span text:style-name="T651"><text:s/></text:span><text:span text:style-name="T652">ծանուցողական</text:span><text:span text:style-name="T653"><text:s/></text:span><text:span text:style-name="T654">տեսահոլովակը</text:span><text:span text:style-name="T655"><text:s/></text:span><text:span text:style-name="T656">ՓԱԿ</text:span><text:span text:style-name="T657"><text:s/>(</text:span><text:span text:style-name="T658">Ընտրության</text:span><text:span text:style-name="T659"><text:s/></text:span><text:span text:style-name="T660">պատրանք</text:span><text:span text:style-name="T661">, 1-</text:span><text:span text:style-name="T662">ին</text:span><text:span text:style-name="T663"><text:s/></text:span><text:span text:style-name="T664">մաս</text:span><text:span text:style-name="T665">, 3-</text:span><text:span text:style-name="T666">րդ</text:span><text:span text:style-name="T667"><text:s/></text:span><text:span text:style-name="T668">տող</text:span><text:span text:style-name="T669">,<text:s/></text:span><text:span text:style-name="T670">սկզբնաղբյուր</text:span><text:span text:style-name="T671">)</text:span></text:p>
      <text:p text:style-name="P672"><text:a xlink:href="https://vimeo.com/311886949/06b47e1c59" office:target-frame-name="_top" xlink:show="replace"><text:span text:style-name="T673">https://vimeo.com/311886949/06b47e1c59</text:span></text:a></text:p>
      <text:p text:style-name="P674"/>
      <text:p text:style-name="P675"/>
      <text:p text:style-name="P676"><text:span text:style-name="T677">Avetiq_Ishxanyan_1.mp4<text:s/></text:span><text:span text:style-name="T678">Իրավապաշտպան</text:span><text:span text:style-name="T679"><text:s/></text:span><text:span text:style-name="T680">Ավետիք</text:span><text:span text:style-name="T681"><text:s/></text:span><text:span text:style-name="T682">Իշխանյանը</text:span><text:span text:style-name="T683"><text:s/></text:span><text:span text:style-name="T684">բանակում</text:span><text:span text:style-name="T685"><text:s/></text:span><text:span text:style-name="T686">տիրող</text:span><text:span text:style-name="T687"><text:s/></text:span><text:span text:style-name="T688">բարքերի</text:span><text:span text:style-name="T689"><text:s/></text:span><text:span text:style-name="T690">լուսաբանման</text:span><text:span text:style-name="T691"><text:s/></text:span><text:span text:style-name="T692">մասին։</text:span><text:span text:style-name="T693"><text:s/> </text:span><text:span text:style-name="T694">ԲԱՑ</text:span><text:span text:style-name="T695"><text:s text:c="5"/></text:span><text:span text:style-name="T696">վերակազմ</text:span><text:span text:style-name="T697">ակերպել</text:span><text:span text:style-name="T698"><text:s/>-<text:s/></text:span><text:span text:style-name="T699">Իպրեսի</text:span><text:span text:style-name="T700"><text:s/></text:span><text:span text:style-name="T701">նյութը</text:span><text:span text:style-name="T702"><text:s/></text:span><text:span text:style-name="T703">բերել</text:span><text:span text:style-name="T704"><text:s/>1-</text:span><text:span text:style-name="T705">ին</text:span><text:span text:style-name="T706"><text:s/></text:span><text:span text:style-name="T707">պլան</text:span></text:p>
      <text:p text:style-name="P708"><text:a xlink:href="https://vimeo.com/311887002" office:target-frame-name="_top" xlink:show="replace"><text:span text:style-name="T709">https://vimeo.com/311887002</text:span></text:a></text:p>
      <text:p text:style-name="P710"/>
      <text:p text:style-name="P711"/>
      <text:p text:style-name="P712"><text:span text:style-name="T713">Avetiq_Ishxanyan_2.mp4<text:s/></text:span><text:span text:style-name="T714">Իրավապաշտպան</text:span><text:span text:style-name="T715"><text:s/></text:span><text:span text:style-name="T716">Ավետիք</text:span><text:span text:style-name="T717"><text:s/></text:span><text:span text:style-name="T718">Իշխանյանը</text:span><text:span text:style-name="T719"><text:s/></text:span><text:span text:style-name="T720">վերլուծում</text:span><text:span text:style-name="T721"><text:s/></text:span><text:span text:style-name="T722">է</text:span><text:span text:style-name="T723"><text:s/>06.12.2015-</text:span><text:span text:style-name="T724">ի</text:span><text:span text:style-name="T725"><text:s/></text:span><text:span text:style-name="T726">Սահմանադրական</text:span><text:span text:style-name="T727"><text:s/></text:span><text:span text:style-name="T728">հանրաքվեի</text:span><text:span text:style-name="T729"><text:s/></text:span><text:span text:style-name="T730">լուսաբանումը</text:span><text:span text:style-name="T731"><text:s/>(</text:span><text:span text:style-name="T732">Ընտրության</text:span><text:span text:style-name="T733"><text:s/></text:span><text:span text:style-name="T734">պատրանք</text:span><text:span text:style-name="T735">,<text:s/></text:span><text:span text:style-name="T736">Հանրաքվեն</text:span><text:span text:style-name="T737"><text:s/></text:span><text:span text:style-name="T738">յուր</text:span><text:span text:style-name="T739"><text:s/></text:span><text:span text:style-name="T740">ընտրակեղծիքով</text:span><text:span text:style-name="T741"><text:s/></text:span><text:span text:style-name="T742">մոռացել</text:span><text:span text:style-name="T743"><text:s/></text:span><text:span text:style-name="T744">են</text:span><text:span text:style-name="T745">)<text:s/></text:span><text:span text:style-name="T746">ԲԱՑ</text:span><text:span text:style-name="T747"><text:s/></text:span></text:p>
      <text:p text:style-name="P748"><text:a xlink:href="https://vimeo.com/311887283/086d0982ae" office:target-frame-name="_top" xlink:show="replace"><text:span text:style-name="T749">https://vimeo.com/311887283/086d0982ae</text:span></text:a></text:p>
      <text:p text:style-name="P750"/>
      <text:p text:style-name="P751"><text:span text:style-name="T752"> </text:span></text:p>
      <text:p text:style-name="P753"><text:span text:style-name="T754">azatvel_korupciaic.mp4  «</text:span><text:span text:style-name="T755">Ազատվել</text:span><text:span text:style-name="T756"><text:s/></text:span><text:span text:style-name="T757">կոռուպցիայից</text:span><text:span text:style-name="T758">»,<text:s/></text:span><text:span text:style-name="T759">Հանրային</text:span><text:span text:style-name="T760"><text:s/></text:span><text:span text:style-name="T761">հ</text:span><text:span text:style-name="T762">/</text:span><text:span text:style-name="T763">ը</text:span><text:span text:style-name="T764">, «</text:span><text:span text:style-name="T765">Մասնագիտությունը</text:span><text:span text:style-name="T766"><text:s/></text:span><text:span text:style-name="T767">լրագրող</text:span><text:span text:style-name="T768">»<text:s/></text:span><text:span text:style-name="T769">հաղորդաշար</text:span><text:span text:style-name="T770"><text:s/> (</text:span><text:span text:style-name="T771">Հաղորդումներ</text:span><text:span text:style-name="T772">)<text:s/></text:span><text:a xlink:href="https://www.youtube.com/watch?v=Qzimg70Uh-Q" office:target-frame-name="_top" xlink:show="replace"><text:span text:style-name="T773">https://www.youtube.com/watch?v=Qzimg70Uh-Q</text:span></text:a></text:p>
      <text:p text:style-name="P774"><text:a xlink:href="https://vimeo.com/311887759/49cab23203" office:target-frame-name="_top" xlink:show="replace"><text:span text:style-name="Hyperlink">https://vimeo.com/311887759/49cab23203</text:span></text:a></text:p>
      <text:p text:style-name="P775"/>
      <text:p text:style-name="P776"><text:span text:style-name="T777">Babken_Tunyan.mp4<text:s/></text:span><text:span text:style-name="T778">Տնտեսական</text:span><text:span text:style-name="T779"><text:s/></text:span><text:span text:style-name="T780">լրագրող</text:span><text:span text:style-name="T781"><text:s/></text:span><text:span text:style-name="T782">Բաբկեն</text:span><text:span text:style-name="T783"><text:s/></text:span><text:span text:style-name="T784">Թունյանը</text:span><text:span text:style-name="T785"><text:s/></text:span><text:span text:style-name="T786">նախկին</text:span><text:span text:style-name="T787"><text:s/></text:span><text:span text:style-name="T788">վարչապետ</text:span><text:span text:style-name="T789"><text:s/></text:span><text:span text:style-name="T790">Տիգրան</text:span><text:span text:style-name="T791"><text:s/></text:span><text:span text:style-name="T792">Սարգսյանի</text:span><text:span text:style-name="T793"><text:s/></text:span><text:span text:style-name="T794">գործունեության</text:span><text:span text:style-name="T795"><text:s/></text:span><text:span text:style-name="T796">հետ</text:span><text:span text:style-name="T797"><text:s/></text:span><text:span text:style-name="T798">կապված</text:span><text:span text:style-name="T799"><text:s/></text:span><text:span text:style-name="T800">կոռուպցիոն</text:span><text:span text:style-name="T801"><text:s/></text:span><text:span text:style-name="T802">կասկածների</text:span><text:span text:style-name="T803"><text:s/></text:span><text:span text:style-name="T804">մասին</text:span><text:span text:style-name="T805"><text:s/> (</text:span><text:span text:style-name="T806">Օֆշորային</text:span><text:span text:style-name="T807"><text:s/></text:span><text:span text:style-name="T808">դեգերումներ</text:span><text:span text:style-name="T809">)</text:span></text:p>
      <text:p text:style-name="P810"><text:a xlink:href="https://vimeo.com/311889284/e4516a88e3" office:target-frame-name="_top" xlink:show="replace"><text:span text:style-name="T811">https://vimeo.com/311889284/e4516a88e3</text:span></text:a></text:p>
      <text:p text:style-name="P812"/>
      <text:p text:style-name="P813"/>
      <text:p text:style-name="P814"><text:span text:style-name="T815">bantihac.mp4<text:s/></text:span><text:span text:style-name="T816">Բանտի</text:span><text:span text:style-name="T817"><text:s/></text:span><text:span text:style-name="T818">հացը</text:span><text:span text:style-name="T819">,<text:s/></text:span><text:span text:style-name="T820">հեղինակ՝</text:span><text:span text:style-name="T821"><text:s/></text:span><text:span text:style-name="T822">Զարուհի</text:span><text:span text:style-name="T823"><text:s/></text:span><text:span text:style-name="T824">Մեջլումյան</text:span><text:span text:style-name="T825">, HetqTV<text:s/></text:span><text:a xlink:href="https://www.youtube.com/watch?v=Yyy1Jf068sc" office:target-frame-name="_top" xlink:show="replace"><text:span text:style-name="T826">https://www.youtube.com/watch?v=Yyy1J</text:span><text:span text:style-name="T827">f068sc</text:span></text:a><text:span text:style-name="T828"><text:s/> (</text:span><text:span text:style-name="T829">կինոսրահ</text:span><text:span text:style-name="T830">)</text:span></text:p>
      <text:p text:style-name="P831"/>
      <text:p text:style-name="P832"><text:span text:style-name="T833">divadadar_hanraqve.mp4<text:s/></text:span><text:span text:style-name="T834">Դիվադադար</text:span><text:span text:style-name="T835">+</text:span><text:span text:style-name="T836">Հանրաքվեի</text:span><text:span text:style-name="T837"><text:s/></text:span><text:span text:style-name="T838">վերջը</text:span><text:span text:style-name="T839"><text:s/>(</text:span><text:span text:style-name="T840">Հաղորդումներ</text:span><text:span text:style-name="T841">,<text:s/></text:span><text:span text:style-name="T842">Ընտրության</text:span><text:span text:style-name="T843"><text:s/></text:span><text:span text:style-name="T844">պատրանք</text:span><text:span text:style-name="T845">)  </text:span><text:a xlink:href="https://www.youtube.com/watch?v=jP4UlMu-BfU" office:target-frame-name="_top" xlink:show="replace"><text:span text:style-name="T846">https://www.youtube.com/watch?v=jP4UlMu-BfU</text:span></text:a></text:p>
      <text:p text:style-name="P847"><text:a xlink:href="https://vimeo.com/311890024/6dea6cd00d" office:target-frame-name="_top" xlink:show="replace"><text:span text:style-name="T848">https://vimeo.com/311890024/6dea6cd00d</text:span></text:a></text:p>
      <text:p text:style-name="P849"/>
      <text:p text:style-name="P850"><text:span text:style-name="T851">divadatar (2).mp4  </text:span><text:span text:style-name="T852">Դիվադադար</text:span><text:span text:style-name="T853">+</text:span><text:span text:style-name="T854">Ետպատերազմական</text:span><text:span text:style-name="T855"><text:s/></text:span><text:span text:style-name="T856">հարցեր</text:span><text:span text:style-name="T857"><text:s/></text:span><text:a xlink:href="https://www.youtube.com/watch?v=nAMA-1elcHo" office:target-frame-name="_top" xlink:show="replace">https://www.youtube.com/watch?v=nAMA-1elcHo</text:a><text:span text:style-name="T858"><text:s/> (</text:span><text:span text:style-name="T859">Արդյո՞ք</text:span><text:span text:style-name="T860"><text:s/></text:span><text:span text:style-name="T861">բանակը</text:span><text:span text:style-name="T862">…,<text:s/></text:span><text:span text:style-name="T863">մաս</text:span><text:span text:style-name="T864"><text:s/>2)</text:span></text:p>
      <text:p text:style-name="P865"><text:a xlink:href="https://vimeo.com/311890250/2b036293c8" office:target-frame-name="_top" xlink:show="replace"><text:span text:style-name="T866">https://vimeo.com/311890250/2b036293c8</text:span></text:a></text:p>
      <text:soft-page-break/>
      <text:p text:style-name="P867"><text:span text:style-name="T868">Edik_Baghdasaryan_1.mp4  «</text:span><text:span text:style-name="T869">Հետք</text:span><text:span text:style-name="T870">»<text:s/></text:span><text:span text:style-name="T871">կայքի</text:span><text:span text:style-name="T872"><text:s/></text:span><text:span text:style-name="T873">գլխավոր</text:span><text:span text:style-name="T874"><text:s/></text:span><text:span text:style-name="T875">խմբագիր</text:span><text:span text:style-name="T876"><text:s/></text:span><text:span text:style-name="T877">Էդիկ</text:span><text:span text:style-name="T878"><text:s/></text:span><text:span text:style-name="T879">Բաղդասարյանը</text:span><text:span text:style-name="T880"><text:s/>   (</text:span><text:span text:style-name="T881">Արդյո՞ք</text:span><text:span text:style-name="T882"><text:s/></text:span><text:span text:style-name="T883">բանակը</text:span><text:span text:style-name="T884">…,<text:s/></text:span><text:span text:style-name="T885">մաս</text:span><text:span text:style-name="T886"><text:s/>2) <text:s/></text:span><text:span text:style-name="T887">վերակազմակերպել</text:span><text:span text:style-name="T888"><text:s/>- «4-</text:span><text:span text:style-name="T889">րդ</text:span><text:span text:style-name="T890"><text:s/></text:span><text:span text:style-name="T891">իշխանության</text:span><text:span text:style-name="T892">»<text:s/></text:span><text:span text:style-name="T893">նյութը</text:span><text:span text:style-name="T894"><text:s/></text:span><text:span text:style-name="T895">բերել</text:span><text:span text:style-name="T896"><text:s/>1-</text:span><text:span text:style-name="T897">ին</text:span><text:span text:style-name="T898"><text:s/></text:span><text:span text:style-name="T899">պլան</text:span></text:p>
      <text:p text:style-name="P900"><text:a xlink:href="https://vimeo.com/311890315/9cba214a17" office:target-frame-name="_top" xlink:show="replace"><text:span text:style-name="T901">https://vimeo.com/311890315/9cba214a17</text:span></text:a></text:p>
      <text:p text:style-name="P902"/>
      <text:p text:style-name="P903"/>
      <text:p text:style-name="P904"><text:span text:style-name="T905">Edik_Baghdasaryan_2.mp4   «</text:span><text:span text:style-name="T906">Հետք</text:span><text:span text:style-name="T907">»<text:s/></text:span><text:span text:style-name="T908">կայքի</text:span><text:span text:style-name="T909"><text:s/></text:span><text:span text:style-name="T910">գլխավոր</text:span><text:span text:style-name="T911"><text:s/></text:span><text:span text:style-name="T912">խմբագիր</text:span><text:span text:style-name="T913"><text:s/></text:span><text:span text:style-name="T914">Էդիկ</text:span><text:span text:style-name="T915"><text:s/></text:span><text:span text:style-name="T916">Բաղդասարյանը</text:span><text:span text:style-name="T917"><text:s/>«</text:span><text:span text:style-name="T918">Պանամական</text:span><text:span text:style-name="T919"><text:s/></text:span><text:span text:style-name="T920">փաստաթղթերի</text:span><text:span text:style-name="T921">»<text:s/></text:span><text:span text:style-name="T922">հիման</text:span><text:span text:style-name="T923"><text:s/></text:span><text:span text:style-name="T924">վրա</text:span><text:span text:style-name="T925"><text:s/></text:span><text:span text:style-name="T926">բացահայտված</text:span><text:span text:style-name="T927"><text:s/></text:span><text:span text:style-name="T928">գործեր</text:span><text:span text:style-name="T929">ը</text:span></text:p>
      <text:p text:style-name="P930"><text:a xlink:href="https://vimeo.com/311890369" office:target-frame-name="_top" xlink:show="replace"><text:span text:style-name="T931">https://vimeo.com/311890369</text:span></text:a></text:p>
      <text:p text:style-name="P932"/>
      <text:p text:style-name="P933"/>
      <text:p text:style-name="P934"><text:span text:style-name="T935">elektroenergia-qvener.mp4   </text:span><text:span text:style-name="T936">Քվեների</text:span><text:span text:style-name="T937"><text:s/></text:span><text:span text:style-name="T938">հրապարակման</text:span><text:span text:style-name="T939"><text:s/></text:span><text:span text:style-name="T940">անջատված</text:span><text:span text:style-name="T941"><text:s/></text:span><text:span text:style-name="T942">էլեկտրաէներգիան</text:span><text:span text:style-name="T943"><text:s/></text:span><text:span text:style-name="T944">և</text:span><text:span text:style-name="T945"><text:s/></text:span><text:span text:style-name="T946">դրա</text:span><text:span text:style-name="T947"><text:s/></text:span><text:span text:style-name="T948">հետեւանքները</text:span><text:span text:style-name="T949">, 7, 12, 2015, 05:12, «</text:span><text:span text:style-name="T950">Հետք</text:span><text:span text:style-name="T951">»<text:s/></text:span><text:span text:style-name="T952">(</text:span><text:span text:style-name="T953">Ընտրության</text:span><text:span text:style-name="T954"><text:s/></text:span><text:span text:style-name="T955">պատրանք</text:span><text:span text:style-name="T956">)     </text:span><text:span text:style-name="T957">Վիդեոն</text:span><text:span text:style-name="T958"><text:s/></text:span><text:span text:style-name="T959">կայքից</text:span><text:span text:style-name="T960"><text:s/></text:span><text:span text:style-name="T961">հեռացված</text:span><text:span text:style-name="T962"><text:s/></text:span><text:span text:style-name="T963">է</text:span></text:p>
      <text:p text:style-name="P964"><text:a xlink:href="https://vimeo.com/312479986" office:target-frame-name="_top" xlink:show="replace"><text:span text:style-name="T965">https://vimeo.com/312479986</text:span></text:a></text:p>
      <text:p text:style-name="P966"/>
      <text:p text:style-name="P967"/>
      <text:p text:style-name="P968"><text:span text:style-name="T969">Epress_inqnaspan_kalanavor.mp4 5. Epress.am, 2016,<text:s/></text:span><text:span text:style-name="T970">մարտի</text:span><text:span text:style-name="T971"><text:s/>28.<text:s/></text:span><text:span text:style-name="T972">Կալանավորն</text:span><text:span text:style-name="T973"><text:s/>«</text:span><text:span text:style-name="T974">ինքնասպան</text:span><text:span text:style-name="T975">»<text:s/></text:span><text:span text:style-name="T976">եղավ</text:span><text:span text:style-name="T977"><text:s/></text:span><text:span text:style-name="T978">ազատվելուց</text:span><text:span text:style-name="T979"><text:s/>2<text:s/></text:span><text:span text:style-name="T980">օր</text:span><text:span text:style-name="T981"><text:s/></text:span><text:span text:style-name="T982">առաջ</text:span><text:span text:style-name="T983">,<text:s/></text:span><text:span text:style-name="T984">հատված</text:span><text:span text:style-name="T985"><text:s/></text:span><text:span text:style-name="T986">համանուն</text:span><text:span text:style-name="T987"><text:s/></text:span><text:span text:style-name="T988">նյութից</text:span><text:span text:style-name="T989"><text:s/>(</text:span><text:span text:style-name="T990">Ահազանգեր</text:span><text:span text:style-name="T991"><text:s/></text:span><text:span text:style-name="T992">ճաղավանդակի</text:span><text:span text:style-name="T993"><text:s/></text:span><text:span text:style-name="T994">հետևից</text:span><text:span text:style-name="T995">)</text:span></text:p>
      <text:p text:style-name="P996"><text:a xlink:href="https://vimeo.com/312480232" office:target-frame-name="_top" xlink:show="replace"><text:span text:style-name="Hyperlink">https://vimeo.com/312480232</text:span></text:a></text:p>
      <text:p text:style-name="P997"/>
      <text:p text:style-name="P998"><text:a xlink:href="https://www.youtube.com/watch?v=-spTW69_AxM" office:target-frame-name="_top" xlink:show="replace"><text:span text:style-name="T999">https://www.youtube.com/watch?v=-spTW69_AxM</text:span></text:a><text:span text:style-name="T1000"><text:s/>3</text:span><text:span text:style-name="T1001">։</text:span><text:span text:style-name="T1002">02-3</text:span><text:span text:style-name="T1003">։</text:span><text:span text:style-name="T1004">09'</text:span></text:p>
      <text:p text:style-name="P1005"/>
      <text:p text:style-name="P1006"><text:span text:style-name="T1007">Epress_Ov_e_dimavorum_kalanavorin.mp4  </text:span><text:span text:style-name="T1008">Կալանավոր</text:span><text:span text:style-name="T1009"><text:s/></text:span><text:span text:style-name="T1010">պահելը</text:span><text:span text:style-name="T1011"><text:s/></text:span><text:span text:style-name="T1012">շահութաբեր</text:span><text:span text:style-name="T1013"><text:s/></text:span><text:span text:style-name="T1014">գործ</text:span><text:span text:style-name="T1015"><text:s/></text:span><text:span text:style-name="T1016">է</text:span><text:span text:style-name="T1017">, Epress.am, 2016,<text:s/></text:span><text:span text:style-name="T1018">ապրիլի</text:span><text:span text:style-name="T1019"><text:s/>7,<text:s/></text:span><text:span text:style-name="T1020">Նախկին</text:span><text:span text:style-name="T1021"><text:s/></text:span><text:span text:style-name="T1022">քաղկալանավոր</text:span><text:span text:style-name="T1023"><text:s/></text:span><text:span text:style-name="T1024">Վարդգես</text:span><text:span text:style-name="T1025"><text:s/></text:span><text:span text:style-name="T1026">Գասպարիի</text:span><text:span text:style-name="T1027"><text:s/></text:span><text:span text:style-name="T1028">հարցազրույցը</text:span></text:p>
      <text:p text:style-name="P1029"><text:a xlink:href="https://vimeo.com/312480252" office:target-frame-name="_top" xlink:show="replace"><text:span text:style-name="Hyperlink">https://vimeo.com/312480252</text:span></text:a></text:p>
      <text:p text:style-name="P1030"/>
      <text:p text:style-name="P1031"><text:a xlink:href="https://www.youtube.com/watch?time_continue=1&amp;v=QjGUN5AA_3U" office:target-frame-name="_top" xlink:show="replace"><text:span text:style-name="T1032">https://www.youtube.com/watch?time_continue=1&amp;v=QjGUN5AA_3U</text:span></text:a></text:p>
      <text:p text:style-name="P1033"><text:a xlink:href="https://www.youtube.com/watch?v=QjGUN5AA_3U" office:target-frame-name="_top" xlink:show="replace"><text:span text:style-name="T1034"><text:s/></text:span></text:a><text:a xlink:href="https://www.youtube.com/watch?v=QjGUN5AA_3U" office:target-frame-name="_top" xlink:show="replace"><text:span text:style-name="T1035">https://www.youtube.com/watch?v=QjGUN5AA_3U</text:span></text:a></text:p>
      <text:p text:style-name="P1036"/>
      <text:p text:style-name="P1037"><text:span text:style-name="T1038">Hakob Avetiqyan_1.mp4 «</text:span><text:span text:style-name="T1039">Ազգ</text:span><text:span text:style-name="T1040">»<text:s/></text:span><text:span text:style-name="T1041">պարբերականի</text:span><text:span text:style-name="T1042"><text:s/></text:span><text:span text:style-name="T1043">գլխավոր</text:span><text:span text:style-name="T1044"><text:s/></text:span><text:span text:style-name="T1045">խմբագիր</text:span><text:span text:style-name="T1046"><text:s/></text:span><text:span text:style-name="T1047">Հակոբ</text:span><text:span text:style-name="T1048"><text:s/></text:span><text:span text:style-name="T1049">Ավետիքյանը</text:span><text:span text:style-name="T1050"><text:s/>«</text:span><text:span text:style-name="T1051">լափված</text:span><text:span text:style-name="T1052"><text:s/></text:span><text:span text:style-name="T1053">մազութի</text:span><text:span text:style-name="T1054">»<text:s/></text:span><text:span text:style-name="T1055">գործի</text:span><text:span text:style-name="T1056"><text:s/></text:span><text:span text:style-name="T1057">մեդիա</text:span><text:span text:style-name="T1058">-</text:span><text:span text:style-name="T1059">իրազեկության</text:span><text:span text:style-name="T1060"><text:s/></text:span><text:span text:style-name="T1061">մասին</text:span><text:span text:style-name="T1062"><text:s/>(«</text:span><text:span text:style-name="T1063">Անկախության</text:span><text:span text:style-name="T1064"><text:s/></text:span><text:span text:style-name="T1065">մութն</text:span><text:span text:style-name="T1066"><text:s/></text:span><text:span text:style-name="T1067">ու</text:span><text:span text:style-name="T1068"><text:s/></text:span><text:span text:style-name="T1069">ցուրտը</text:span><text:span text:style-name="T1070">»,<text:s/></text:span><text:span text:style-name="T1071">մաս</text:span><text:span text:style-name="T1072"><text:s/>2)</text:span></text:p>
      <text:p text:style-name="P1073"><text:a xlink:href="https://vimeo.com/312480284" office:target-frame-name="_top" xlink:show="replace"><text:span text:style-name="T1074">https://vimeo.com/312480284</text:span></text:a></text:p>
      <text:p text:style-name="P1075"/>
      <text:p text:style-name="P1076"><text:span text:style-name="T1077">Hakob Avetiqyan_2.mp4 «</text:span><text:span text:style-name="T1078">Եվս</text:span><text:span text:style-name="T1079"><text:s/></text:span><text:span text:style-name="T1080">մի</text:span><text:span text:style-name="T1081"><text:s/></text:span><text:span text:style-name="T1082">էժան</text:span><text:span text:style-name="T1083"><text:s/></text:span><text:span text:style-name="T1084">ֆարսի</text:span><text:span text:style-name="T1085"><text:s/></text:span><text:span text:style-name="T1086">մասին</text:span><text:span text:style-name="T1087">, «</text:span><text:span text:style-name="T1088">Ազգ</text:span><text:span text:style-name="T1089">»<text:s/></text:span><text:span text:style-name="T1090">պարբերականի</text:span><text:span text:style-name="T1091"><text:s/></text:span><text:span text:style-name="T1092">գլխավոր</text:span><text:span text:style-name="T1093"><text:s/></text:span><text:span text:style-name="T1094">խմբագիր</text:span><text:span text:style-name="T1095"><text:s/></text:span><text:span text:style-name="T1096">Հակոբ</text:span><text:span text:style-name="T1097"><text:s/></text:span><text:span text:style-name="T1098">Ավետիքյան</text:span><text:span text:style-name="T1099"><text:s/></text:span><text:span text:style-name="T1100">(</text:span><text:span text:style-name="T1101">Օտարերկրյա</text:span><text:span text:style-name="T1102"><text:s/></text:span><text:span text:style-name="T1103">ներդրող՝</text:span><text:span text:style-name="T1104"><text:s/></text:span><text:span text:style-name="T1105">դժբախտության</text:span><text:span text:style-name="T1106"><text:s/></text:span><text:span text:style-name="T1107">մեխանիկան</text:span><text:span text:style-name="T1108">)</text:span></text:p>
      <text:p text:style-name="P1109"><text:a xlink:href="https://vimeo.com/312480483" office:target-frame-name="_top" xlink:show="replace"><text:span text:style-name="T1110">https://vimeo.com/312480483</text:span></text:a></text:p>
      <text:p text:style-name="P1111"/>
      <text:p text:style-name="P1112"/>
      <text:p text:style-name="P1113"><text:span text:style-name="T1114">hanun-hayastani-hanrapetutyan.mp4<text:s/></text:span><text:span text:style-name="T1115"> </text:span><text:span text:style-name="T1116">ԽՆԴԻՐ</text:span><text:span text:style-name="T1117"><text:s/>–</text:span><text:span text:style-name="T1118"><text:s/></text:span><text:span text:style-name="T1119">Հանուն</text:span><text:span text:style-name="T1120"><text:s/></text:span><text:span text:style-name="T1121">Հայաստանի</text:span><text:span text:style-name="T1122"><text:s/></text:span><text:span text:style-name="T1123">Հանրապետության</text:span><text:span text:style-name="T1124">,<text:s/></text:span><text:span text:style-name="T1125">մաս</text:span><text:span text:style-name="T1126"><text:s/>I, II, 2002<text:s/></text:span><text:span text:style-name="T1127">թ</text:span><text:span text:style-name="T1128">.</text:span><text:span text:style-name="T1129">։</text:span><text:span text:style-name="T1130"><text:s/></text:span><text:span text:style-name="T1131">Սպանությո՞ւն</text:span><text:span text:style-name="T1132">,<text:s/></text:span><text:span text:style-name="T1133">թե՞</text:span><text:span text:style-name="T1134"><text:s/></text:span><text:span text:style-name="T1135">ինքնասպանություն</text:span><text:span text:style-name="T1136"><text:s/></text:span><text:span text:style-name="T1137">դիրքերում</text:span><text:span text:style-name="T1138">»</text:span><text:span text:style-name="T1139">՝</text:span><text:span text:style-name="T1140"><text:s/></text:span><text:span text:style-name="T1141">Ինտերնյուսի</text:span><text:span text:style-name="T1142"><text:s/>(</text:span><text:span text:style-name="T1143">այսօր՝</text:span><text:span text:style-name="T1144"><text:s/></text:span><text:span text:style-name="T1145">Մեդիա</text:span><text:span text:style-name="T1146"><text:s/></text:span><text:span text:style-name="T1147">նախաձեռնությունների</text:span><text:span text:style-name="T1148"><text:s/></text:span><text:span text:style-name="T1149">կենտրոն</text:span><text:span text:style-name="T1150">)<text:s/></text:span><text:span text:style-name="T1151">հետաքննությունը։</text:span><text:span text:style-name="T1152"><text:s/></text:span><text:span text:style-name="T1153">Լրագրող՝</text:span><text:span text:style-name="T1154"><text:s/></text:span><text:span text:style-name="T1155">Նելլի</text:span><text:span text:style-name="T1156"><text:s/></text:span><text:span text:style-name="T1157">Ռաֆայելյան։</text:span><text:span text:style-name="T1158"><text:s/>   </text:span><text:a xlink:href="https://vimeo.com/channels/1243392/page:3" office:target-frame-name="_top" xlink:show="replace">https://vimeo.com/channels/1243392/page:3</text:a><text:span text:style-name="T1159"><text:s/></text:span><text:a xlink:href="https://vimeo.com/channels/1243392/page:2" office:target-frame-name="_top" xlink:show="replace"> https://vimeo.com/channels/1243392/page:2</text:a><text:span text:style-name="T1160"><text:s/>(</text:span><text:span text:style-name="T1161">կինոսրահ</text:span><text:span text:style-name="T1162">)</text:span></text:p>
      <text:p text:style-name="P1163"/>
      <text:p text:style-name="P1164"><text:span text:style-name="T1165">Hayk_1.mp4<text:s/></text:span><text:span text:style-name="T1166">Տնտեսական</text:span><text:span text:style-name="T1167"><text:s/></text:span><text:span text:style-name="T1168">լրագրող</text:span><text:span text:style-name="T1169"><text:s/></text:span><text:span text:style-name="T1170">Հայկ</text:span><text:span text:style-name="T1171"><text:s/></text:span><text:span text:style-name="T1172">Գևորգյանը՝</text:span><text:span text:style-name="T1173"><text:s/></text:span><text:span text:style-name="T1174">ոստիկանության</text:span><text:span text:style-name="T1175"><text:s/></text:span><text:span text:style-name="T1176">ճնշումների</text:span><text:span text:style-name="T1177"><text:s/></text:span><text:span text:style-name="T1178">մասին</text:span><text:span text:style-name="T1179"><text:s/></text:span><text:span text:style-name="T1180">(</text:span><text:span text:style-name="T1181">Օրենքի՞</text:span><text:span text:style-name="T1182">,<text:s/></text:span><text:span text:style-name="T1183">թե՞</text:span><text:span text:style-name="T1184"><text:s/></text:span><text:span text:style-name="T1185">իշխանության</text:span><text:span text:style-name="T1186"><text:s/></text:span><text:span text:style-name="T1187">ծառաներ</text:span><text:span text:style-name="T1188">, 2-</text:span><text:span text:style-name="T1189">րդ</text:span><text:span text:style-name="T1190"><text:s/></text:span><text:span text:style-name="T1191">բաժին</text:span><text:span text:style-name="T1192">)<text:s/></text:span><text:span text:style-name="T1193">ՓԱԿ</text:span></text:p>
      <text:p text:style-name="P1194"><text:a xlink:href="https://vimeo.com/312481194/fa8e6d4922" office:target-frame-name="_top" xlink:show="replace"><text:span text:style-name="T1195">https://vimeo.com/312481194/fa8e6d4922</text:span></text:a></text:p>
      <text:p text:style-name="P1196"/>
      <text:p text:style-name="P1197"/>
      <text:p text:style-name="P1198"><text:span text:style-name="T1199">Hayk_2.mp4 VOV TV,<text:s/></text:span><text:span text:style-name="T1200">Հայկ</text:span><text:span text:style-name="T1201"><text:s/></text:span><text:span text:style-name="T1202">Գեւորգյան</text:span><text:span text:style-name="T1203"><text:s/>-<text:s/></text:span><text:span text:style-name="T1204">հանցագործ</text:span><text:span text:style-name="T1205"><text:s/>(</text:span><text:span text:style-name="T1206">Օրենքի՞</text:span><text:span text:style-name="T1207">,<text:s/></text:span><text:span text:style-name="T1208">թե՞</text:span><text:span text:style-name="T1209"><text:s/></text:span><text:span text:style-name="T1210">իշխանության</text:span><text:span text:style-name="T1211"><text:s/></text:span><text:span text:style-name="T1212">ծառաներ</text:span><text:span text:style-name="T1213">, 2-</text:span><text:span text:style-name="T1214">րդ</text:span><text:span text:style-name="T1215"><text:s/></text:span><text:span text:style-name="T1216">բաժին</text:span><text:span text:style-name="T1217">,<text:s/></text:span><text:span text:style-name="T1218">սկզբնաղբյուր</text:span><text:span text:style-name="T1219">)   </text:span><text:span text:style-name="T1220"> </text:span><text:span text:style-name="T1221">վերակազմակերպել</text:span><text:span text:style-name="T1222"><text:s/>- «VOV TV»-</text:span><text:span text:style-name="T1223">ի</text:span><text:span text:style-name="T1224"><text:s/></text:span><text:span text:style-name="T1225">նյութը</text:span><text:span text:style-name="T1226"><text:s/></text:span><text:span text:style-name="T1227">բերել</text:span><text:span text:style-name="T1228"><text:s/>1-</text:span><text:span text:style-name="T1229">ին</text:span><text:span text:style-name="T1230"><text:s/></text:span><text:span text:style-name="T1231">պլան</text:span><text:span text:style-name="T1232"><text:s/></text:span><text:span text:style-name="T1233"> </text:span></text:p>
      <text:p text:style-name="P1234"><text:a xlink:href="https://vimeo.com/312481365/78bc92e26f" office:target-frame-name="_top" xlink:show="replace"><text:span text:style-name="T1235">https://vimeo.com/312481365/78bc92e26f</text:span></text:a></text:p>
      <text:p text:style-name="P1236"/>
      <text:p text:style-name="P1237"/>
      <text:p text:style-name="P1238"><text:span text:style-name="T1239">Hayk_konjoryan.mp4 «</text:span><text:span text:style-name="T1240">Մի</text:span><text:span text:style-name="T1241"><text:s/></text:span><text:span text:style-name="T1242">քանի</text:span><text:span text:style-name="T1243"><text:s/></text:span><text:span text:style-name="T1244">հարց</text:span><text:span text:style-name="T1245"><text:s/></text:span><text:span text:style-name="T1246">Հայկ</text:span><text:span text:style-name="T1247"><text:s/></text:span><text:span text:style-name="T1248">Կոնջորյանի</text:span><text:span text:style-name="T1249"><text:s/></text:span><text:span text:style-name="T1250">հետ</text:span><text:span text:style-name="T1251">.<text:s/></text:span><text:span text:style-name="T1252">Հայաստանից</text:span><text:span text:style-name="T1253"><text:s/></text:span><text:span text:style-name="T1254">գողացել</text:span><text:span text:style-name="T1255"><text:s/></text:span><text:span text:style-name="T1256">են</text:span><text:span text:style-name="T1257"><text:s/></text:span><text:span text:style-name="T1258">շուրջ</text:span><text:span text:style-name="T1259"><text:s/>10<text:s/></text:span><text:span text:style-name="T1260">մլրդ</text:span><text:span text:style-name="T1261"><text:s/></text:span><text:span text:style-name="T1262">դոլար</text:span><text:span text:style-name="T1263">», Lragir AM (</text:span><text:span text:style-name="T1264">հաղորդումներ</text:span><text:span text:style-name="T1265">)<text:s/></text:span><text:span text:style-name="T1266"> </text:span><text:a xlink:href="https://www.youtube.com/watch?v=hY5_kjpTwsU" office:target-frame-name="_top" xlink:show="replace"><text:span text:style-name="T1267">https://www.youtube.com/watch?v=hY5_kjpTwsU</text:span></text:a></text:p>
      <text:p text:style-name="P1268"><text:a xlink:href="https://vimeo.com/312481430" office:target-frame-name="_top" xlink:show="replace"><text:span text:style-name="T1269">https://vimeo.com/312481430</text:span></text:a></text:p>
      <text:p text:style-name="P1270"/>
      <text:p text:style-name="P1271"/>
      <text:p text:style-name="P1272"><text:span text:style-name="T1273">Haykazn_Pahriyan.mp4 «</text:span><text:span text:style-name="T1274">Լրագիր</text:span><text:span text:style-name="T1275">»<text:s/></text:span><text:span text:style-name="T1276">պարբերականի</text:span><text:span text:style-name="T1277"><text:s/></text:span><text:span text:style-name="T1278">գլխավոր</text:span><text:span text:style-name="T1279"><text:s/></text:span><text:span text:style-name="T1280">խմբագիր</text:span><text:span text:style-name="T1281"><text:s/></text:span><text:span text:style-name="T1282">Հայկազն</text:span><text:span text:style-name="T1283"><text:s/></text:span><text:span text:style-name="T1284">Ղահրիյանը</text:span><text:span text:style-name="T1285"><text:s/>«</text:span><text:span text:style-name="T1286">լափված</text:span><text:span text:style-name="T1287"><text:s/></text:span><text:span text:style-name="T1288">մազութի</text:span><text:span text:style-name="T1289">»<text:s/></text:span><text:span text:style-name="T1290">սկանդալի</text:span><text:span text:style-name="T1291"><text:s/></text:span><text:span text:style-name="T1292">մասին</text:span><text:span text:style-name="T1293"><text:s/>(«</text:span><text:span text:style-name="T1294">լափված</text:span><text:span text:style-name="T1295"><text:s/></text:span><text:span text:style-name="T1296">մազութի</text:span><text:span text:style-name="T1297">»<text:s/></text:span><text:span text:style-name="T1298">գործը</text:span><text:span text:style-name="T1299">,<text:s/></text:span><text:span text:style-name="T1300">Պետք</text:span><text:span text:style-name="T1301"><text:s/></text:span><text:span text:style-name="T1302">է</text:span><text:span text:style-name="T1303"><text:s/></text:span><text:span text:style-name="T1304">պատասխան</text:span><text:span text:style-name="T1305"><text:s/></text:span><text:span text:style-name="T1306">տան</text:span><text:span text:style-name="T1307"><text:s/></text:span><text:span text:style-name="T1308">օրենքի</text:span><text:span text:style-name="T1309"><text:s/></text:span><text:span text:style-name="T1310">առջև</text:span></text:p>
      <text:p text:style-name="P1311"><text:a xlink:href="https://vimeo.com/312481563" office:target-frame-name="_top" xlink:show="replace"><text:span text:style-name="T1312">https://vimeo.com/312481563</text:span></text:a></text:p>
      <text:p text:style-name="P1313"/>
      <text:p text:style-name="P1314"/>
      <text:p text:style-name="P1315"><text:span text:style-name="T1316">hayk-gevorgyan-hanchagorts.mp4 VOV TV,<text:s/></text:span><text:span text:style-name="T1317">Հայկ</text:span><text:span text:style-name="T1318"><text:s/></text:span><text:span text:style-name="T1319">Գեւորգյան</text:span><text:span text:style-name="T1320"><text:s/>-<text:s/></text:span><text:span text:style-name="T1321">հանցագործ</text:span><text:span text:style-name="T1322"><text:s/>(</text:span><text:span text:style-name="T1323">Օրենքի՞</text:span><text:span text:style-name="T1324">,<text:s/></text:span><text:span text:style-name="T1325">թե՞</text:span><text:span text:style-name="T1326"><text:s/></text:span><text:span text:style-name="T1327">իշխանության</text:span><text:span text:style-name="T1328"><text:s/></text:span><text:span text:style-name="T1329">ծառաներ</text:span><text:span text:style-name="T1330">, 2-</text:span><text:span text:style-name="T1331">րդ</text:span><text:span text:style-name="T1332"><text:s/></text:span><text:span text:style-name="T1333">բաժին</text:span><text:span text:style-name="T1334">)</text:span></text:p>
      <text:p text:style-name="P1335"><text:a xlink:href="https://vimeo.com/312481870" office:target-frame-name="_top" xlink:show="replace"><text:span text:style-name="T1336">https://vimeo.com/312481870</text:span></text:a></text:p>
      <text:p text:style-name="P1337"/>
      <text:p text:style-name="P1338"/>
      <text:p text:style-name="P1339"><text:span text:style-name="T1340">Heriqnaz_1.mp4<text:s/></text:span><text:span text:style-name="T1341">Իրավաբան</text:span><text:span text:style-name="T1342"><text:s/></text:span><text:span text:style-name="T1343">Հերիքնազ</text:span><text:span text:style-name="T1344"><text:s/></text:span><text:span text:style-name="T1345">Տիգրանյանը՝</text:span><text:span text:style-name="T1346"><text:s/></text:span><text:span text:style-name="T1347">մենաշնորհների</text:span><text:span text:style-name="T1348"><text:s/></text:span><text:span text:style-name="T1349">մասին</text:span><text:span text:style-name="T1350"><text:s/></text:span><text:span text:style-name="T1351"> (</text:span><text:span text:style-name="T1352">Արմենտելի</text:span><text:span text:style-name="T1353"><text:s/></text:span><text:span text:style-name="T1354">կծիկը</text:span><text:span text:style-name="T1355">,<text:s/></text:span><text:span text:style-name="T1356">Ուրիշի</text:span><text:span text:style-name="T1357"><text:s/></text:span><text:span text:style-name="T1358">պատասխանը</text:span><text:span text:style-name="T1359">….)</text:span></text:p>
      <text:p text:style-name="P1360"><text:a xlink:href="https://vimeo.com/312481925" office:target-frame-name="_top" xlink:show="replace"><text:span text:style-name="T1361">https://vimeo.com/312481925</text:span></text:a></text:p>
      <text:p text:style-name="P1362"/>
      <text:p text:style-name="P1363"/>
      <text:soft-page-break/>
      <text:p text:style-name="P1364"><text:span text:style-name="T1365">Heriqnaz_2.mp4<text:s/></text:span><text:span text:style-name="T1366">Իրավաբան</text:span><text:span text:style-name="T1367"><text:s/></text:span><text:span text:style-name="T1368">Հերիքնազ</text:span><text:span text:style-name="T1369"><text:s/></text:span><text:span text:style-name="T1370">Տիգրանյանը</text:span><text:span text:style-name="T1371"><text:s/></text:span><text:span text:style-name="T1372">06.12.2015-</text:span><text:span text:style-name="T1373">ի</text:span><text:span text:style-name="T1374"><text:s/></text:span><text:span text:style-name="T1375">Սահմանադրական</text:span><text:span text:style-name="T1376"><text:s/></text:span><text:span text:style-name="T1377">հանրաքվեի</text:span><text:span text:style-name="T1378"><text:s/></text:span><text:span text:style-name="T1379">լուսաբանման</text:span><text:span text:style-name="T1380"><text:s/></text:span><text:span text:style-name="T1381">մասին</text:span><text:span text:style-name="T1382">, «</text:span><text:span text:style-name="T1383">Այո</text:span><text:span text:style-name="T1384">»-</text:span><text:span text:style-name="T1385">ի</text:span><text:span text:style-name="T1386"><text:s/></text:span><text:span text:style-name="T1387">շտաբերում</text:span><text:span text:style-name="T1388"><text:s/>«</text:span><text:span text:style-name="T1389">սնունդ</text:span><text:span text:style-name="T1390"><text:s/></text:span><text:span text:style-name="T1391">են</text:span><text:span text:style-name="T1392"><text:s/></text:span><text:span text:style-name="T1393">բաժանում</text:span><text:span text:style-name="T1394">» -<text:s/></text:span><text:span text:style-name="T1395">ջնջել</text:span><text:span text:style-name="T1396"><text:s/></text:span><text:span text:style-name="T1397">սնունդի</text:span><text:span text:style-name="T1398"><text:s/></text:span><text:span text:style-name="T1399">չակերտը</text:span></text:p>
      <text:p text:style-name="P1400"><text:a xlink:href="https://vimeo.com/312482097" office:target-frame-name="_top" xlink:show="replace"><text:span text:style-name="T1401">https://vimeo.com/312482097</text:span></text:a></text:p>
      <text:p text:style-name="P1402"/>
      <text:p text:style-name="P1403"/>
      <text:p text:style-name="P1404"><text:span text:style-name="T1405">Heriqnaz_3.mp4<text:s/></text:span><text:span text:style-name="T1406"> </text:span><text:span text:style-name="T1407">Իրավաբան</text:span><text:span text:style-name="T1408"><text:s/></text:span><text:span text:style-name="T1409">Հերիքնազ</text:span><text:span text:style-name="T1410"><text:s/></text:span><text:span text:style-name="T1411">Տիգրանյանը</text:span><text:span text:style-name="T1412"><text:s/></text:span><text:span text:style-name="T1413">06.12.2015-</text:span><text:span text:style-name="T1414">ի</text:span><text:span text:style-name="T1415"><text:s/></text:span><text:span text:style-name="T1416">Սահմանադրական</text:span><text:span text:style-name="T1417"><text:s/></text:span><text:span text:style-name="T1418">հանրաքվեի</text:span><text:span text:style-name="T1419"><text:s/></text:span><text:span text:style-name="T1420">և</text:span><text:span text:style-name="T1421"><text:s/></text:span><text:span text:style-name="T1422">առհասարակ</text:span><text:span text:style-name="T1423"><text:s/></text:span><text:span text:style-name="T1424">ընտրությունների</text:span><text:span text:style-name="T1425"><text:s/></text:span><text:span text:style-name="T1426">ժամանակ</text:span><text:span text:style-name="T1427"><text:s/></text:span><text:span text:style-name="T1428">հոսանքի</text:span><text:span text:style-name="T1429"><text:s/></text:span><text:span text:style-name="T1430">անջատման</text:span><text:span text:style-name="T1431"><text:s/></text:span><text:span text:style-name="T1432">մասին</text:span><text:span text:style-name="T1433"><text:s/>          </text:span><text:span text:style-name="T1434">Քվեների</text:span><text:span text:style-name="T1435"><text:s/></text:span><text:span text:style-name="T1436">հրապարակման</text:span><text:span text:style-name="T1437"><text:s/></text:span><text:span text:style-name="T1438">անջատված</text:span><text:span text:style-name="T1439"><text:s/></text:span><text:span text:style-name="T1440">էլեկտրաէներգիան</text:span><text:span text:style-name="T1441"><text:s/></text:span><text:span text:style-name="T1442">և</text:span><text:span text:style-name="T1443"><text:s/></text:span><text:span text:style-name="T1444">դրա</text:span><text:span text:style-name="T1445"><text:s/></text:span><text:span text:style-name="T1446">հետեւանքները</text:span><text:span text:style-name="T1447"><text:s/>7<text:s/></text:span><text:span text:style-name="T1448">դկտ</text:span><text:span text:style-name="T1449"><text:s/>2015, 05:12, «</text:span><text:span text:style-name="T1450">Հետք</text:span><text:span text:style-name="T1451">»<text:s/></text:span><text:span text:style-name="T1452">(</text:span><text:span text:style-name="T1453">Ընտրության</text:span><text:span text:style-name="T1454"><text:s/></text:span><text:span text:style-name="T1455">պատրանք</text:span><text:span text:style-name="T1456">)  </text:span></text:p>
      <text:p text:style-name="P1457"><text:a xlink:href="https://vimeo.com/312482272" office:target-frame-name="_top" xlink:show="replace"><text:span text:style-name="Hyperlink">https://vimeo.com/312482272</text:span></text:a></text:p>
      <text:p text:style-name="P1458"/>
      <text:p text:style-name="P1459"><text:span text:style-name="T1460">how-to-register-offshore.mp4 «</text:span><text:span text:style-name="T1461">Ինչ</text:span><text:span text:style-name="T1462"><text:s/></text:span><text:span text:style-name="T1463">է</text:span><text:span text:style-name="T1464"><text:s/></text:span><text:span text:style-name="T1465">պետք</text:span><text:span text:style-name="T1466"><text:s/></text:span><text:span text:style-name="T1467">օֆշոր</text:span><text:span text:style-name="T1468"><text:s/></text:span><text:span text:style-name="T1469">գրանցելու</text:span><text:span text:style-name="T1470"><text:s/></text:span><text:span text:style-name="T1471">համար</text:span><text:span text:style-name="T1472">», Zham.am<text:s/></text:span><text:a xlink:href="https://www.youtube.com/watch?v=J3nuXSUPHn4" office:target-frame-name="_top" xlink:show="replace"><text:span text:style-name="T1473">https://www.youtube.com/watch?v=J3nuXSUPHn4</text:span></text:a><text:span text:style-name="T1474"><text:s/>(</text:span><text:span text:style-name="T1475">Երևան</text:span><text:span text:style-name="T1476">-</text:span><text:span text:style-name="T1477">օֆշոր</text:span><text:span text:style-name="T1478">,<text:s/></text:span><text:span text:style-name="T1479">մաս</text:span><text:span text:style-name="T1480"><text:s/>2)</text:span></text:p>
      <text:p text:style-name="P1481"><text:a xlink:href="https://vimeo.com/312482310" office:target-frame-name="_top" xlink:show="replace"><text:span text:style-name="T1482">https://vimeo.com/312482310</text:span></text:a></text:p>
      <text:p text:style-name="P1483"/>
      <text:p text:style-name="P1484"/>
      <text:p text:style-name="P1485"><text:span text:style-name="T1486">infografika.mp4<text:s/></text:span><text:span text:style-name="T1487">Տեղեկապատկերներ</text:span><text:span text:style-name="T1488">.<text:s/></text:span><text:span text:style-name="T1489">Լրագիր</text:span><text:span text:style-name="T1490">.am</text:span></text:p>
      <text:p text:style-name="P1491"><text:a xlink:href="https://vimeo.com/312482381" office:target-frame-name="_top" xlink:show="replace"><text:span text:style-name="T1492">https://vimeo.com/312482381</text:span></text:a></text:p>
      <text:p text:style-name="P1493"/>
      <text:p text:style-name="P1494"/>
      <text:p text:style-name="P1495"><text:span text:style-name="T1496">kentron-tv-Tigran-Sargsyan.mp4<text:s/></text:span><text:span text:style-name="T1497"> </text:span><text:span text:style-name="T1498">Տիգրան</text:span><text:span text:style-name="T1499"><text:s/></text:span><text:span text:style-name="T1500">Սարգսյանի</text:span><text:span text:style-name="T1501"><text:s/></text:span><text:span text:style-name="T1502">եւ</text:span><text:span text:style-name="T1503"><text:s/></text:span><text:span text:style-name="T1504">Հայաստանում</text:span><text:span text:style-name="T1505"><text:s/></text:span><text:span text:style-name="T1506">կենսաթոշակային</text:span><text:span text:style-name="T1507"><text:s/></text:span><text:span text:style-name="T1508">ֆոնդի</text:span><text:span text:style-name="T1509"><text:s/></text:span><text:span text:style-name="T1510">ղեկա</text:span><text:span text:style-name="T1511">վարի</text:span><text:span text:style-name="T1512"><text:s/></text:span><text:span text:style-name="T1513">վաղեմի</text:span><text:span text:style-name="T1514"><text:s/></text:span><text:span text:style-name="T1515">ծանոթությունը</text:span><text:span text:style-name="T1516"><text:s/></text:span><text:span text:style-name="T1517">բացահայտել</text:span><text:span text:style-name="T1518"><text:s/></text:span><text:span text:style-name="T1519">է</text:span><text:span text:style-name="T1520"><text:s/></text:span><text:span text:style-name="T1521">կայքը</text:span><text:span text:style-name="T1522"><text:s/></text:span><text:a xlink:href="https://www.youtube.com/watch?v=48PGo1ww_WI" office:target-frame-name="_top" xlink:show="replace"><text:span text:style-name="T1523">https://www.youtube.com/watch?v=48PGo1ww_WI</text:span></text:a><text:span text:style-name="T1524"><text:s/> (</text:span><text:span text:style-name="T1525">Օֆշորային</text:span><text:span text:style-name="T1526"><text:s/></text:span><text:span text:style-name="T1527">դեգերումներ</text:span><text:span text:style-name="T1528">)</text:span></text:p>
      <text:p text:style-name="P1529"><text:span text:style-name="T1530"><text:s/></text:span><text:span text:style-name="T1531">վերակազմակերպել</text:span><text:span text:style-name="T1532"><text:s/>-<text:s/></text:span><text:span text:style-name="T1533">նյութը</text:span><text:span text:style-name="T1534"><text:s/></text:span><text:span text:style-name="T1535">բերել</text:span><text:span text:style-name="T1536"><text:s/>1-</text:span><text:span text:style-name="T1537">ին</text:span><text:span text:style-name="T1538"><text:s/></text:span><text:span text:style-name="T1539">պլան</text:span><text:span text:style-name="T1540"><text:s/></text:span><text:span text:style-name="T1541"> </text:span></text:p>
      <text:p text:style-name="P1542"><text:a xlink:href="https://vimeo.com/312482535" office:target-frame-name="_top" xlink:show="replace"><text:span text:style-name="T1543">https://vimeo.com/312482535</text:span></text:a></text:p>
      <text:p text:style-name="P1544"/>
      <text:p text:style-name="P1545"/>
      <text:p text:style-name="P1546"><text:span text:style-name="T1547">kosh.mp4<text:s/></text:span><text:span text:style-name="T1548">Երկաթյա</text:span><text:span text:style-name="T1549"><text:s/></text:span><text:span text:style-name="T1550">դռներից</text:span><text:span text:style-name="T1551"><text:s/></text:span><text:span text:style-name="T1552">այն</text:span><text:span text:style-name="T1553"><text:s/></text:span><text:span text:style-name="T1554">կողմ</text:span><text:span text:style-name="T1555">. «</text:span><text:span text:style-name="T1556">Կոշ</text:span><text:span text:style-name="T1557">»<text:s/></text:span><text:span text:style-name="T1558">ՔԿՀ</text:span><text:span text:style-name="T1559">,<text:s/></text:span><text:span text:style-name="T1560">Ա</text:span><text:span text:style-name="T1561">1+</text:span><text:a xlink:href="https://www.youtube.com/watch?v=PYcW6NxWEjg" office:target-frame-name="_top" xlink:show="replace"><text:s/>https://www.youtube.com/watch?v=PYcW6NxWEjg</text:a></text:p>
      <text:p text:style-name="P1562"><text:a xlink:href="https://vimeo.com/312482559" office:target-frame-name="_top" xlink:show="replace"><text:span text:style-name="Hyperlink">https://vimeo.com/312482559</text:span></text:a></text:p>
      <text:p text:style-name="P1563"/>
      <text:p text:style-name="P1564"/>
      <text:p text:style-name="P1565"><text:span text:style-name="T1566">Linsi.mp4<text:s/></text:span><text:span text:style-name="T1567">«</text:span><text:span text:style-name="T1568">Լինսի</text:span><text:span text:style-name="T1569">»-</text:span><text:span text:style-name="T1570">ն</text:span><text:span text:style-name="T1571"><text:s/></text:span><text:span text:style-name="T1572">ինչո՞ւ</text:span><text:span text:style-name="T1573"><text:s/></text:span><text:span text:style-name="T1574">փակվեց</text:span><text:span text:style-name="T1575">,<text:s/></text:span><text:span text:style-name="T1576">Քըրքորյանի</text:span><text:span text:style-name="T1577"><text:s/></text:span><text:span text:style-name="T1578">միլիոններն</text:span><text:span text:style-name="T1579"><text:s/></text:span><text:span text:style-name="T1580">ինչպե՞ս</text:span><text:span text:style-name="T1581"><text:s/></text:span><text:span text:style-name="T1582">գնաց</text:span><text:span text:style-name="T1583">,<text:s/></text:span><text:span text:style-name="T1584">ո՞ւր</text:span><text:span text:style-name="T1585"><text:s/></text:span><text:span text:style-name="T1586">է</text:span><text:span text:style-name="T1587"><text:s/></text:span><text:span text:style-name="T1588">այդ</text:span><text:span text:style-name="T1589"><text:s/></text:span><text:span text:style-name="T1590">Արմենչիկը</text:span><text:span text:style-name="T1591">»</text:span><text:span text:style-name="T1592">։</text:span><text:span text:style-name="T1593"><text:s/></text:span><text:span text:style-name="T1594">Ազատամարտիկ</text:span><text:span text:style-name="T1595"><text:s/></text:span><text:span text:style-name="T1596">և</text:span><text:span text:style-name="T1597"><text:s/></text:span><text:span text:style-name="T1598">նախկին</text:span><text:span text:style-name="T1599"><text:s/></text:span><text:span text:style-name="T1600">քաղբանտարկյալ</text:span><text:span text:style-name="T1601"><text:s/></text:span><text:span text:style-name="T1602">Սարգիս</text:span><text:span text:style-name="T1603"><text:s/></text:span><text:span text:style-name="T1604">Հացպանյանը՝</text:span><text:span text:style-name="T1605"><text:s/>«</text:span><text:span text:style-name="T1606">Հայաստան</text:span><text:span text:style-name="T1607">»<text:s/></text:span><text:span text:style-name="T1608">համահայկական</text:span><text:span text:style-name="T1609"><text:s/></text:span><text:span text:style-name="T1610">հիմնադրամի</text:span><text:span text:style-name="T1611"><text:s/></text:span><text:span text:style-name="T1612">մասին</text:span><text:span text:style-name="T1613"><text:s/></text:span><text:a xlink:href="https://www.youtube.com/watch?v=5PqE1Tzf5tw" office:target-frame-name="_top" xlink:show="replace">https://www.youtube.com/watch?v=5PqE1Tzf5tw</text:a><text:span text:style-name="T1614"><text:s/></text:span><text:a xlink:href="https://www.youtube.com/channel/UCOmK_gu_TFctYow3U9p8G6Q" office:target-frame-name="_top" xlink:show="replace"> </text:a><text:a xlink:href="https://www.youtube.com/channel/UCOmK_gu_TFctYow3U9p8G6Q" office:target-frame-name="_top" xlink:show="replace"><text:span text:style-name="T1615">1in.am</text:span></text:a></text:p>
      <text:p text:style-name="P1616"><text:a xlink:href="https://vimeo.com/312483252" office:target-frame-name="_top" xlink:show="replace"><text:span text:style-name="T1617">https://vimeo.com/312483252</text:span></text:a></text:p>
      <text:p text:style-name="P1618"/>
      <text:p text:style-name="P1619"/>
      <text:p text:style-name="P1620"><text:span text:style-name="T1621">Margarit_Yesayan_1.mp4<text:s/></text:span><text:span text:style-name="T1622">Նախկին</text:span><text:span text:style-name="T1623"><text:s/></text:span><text:span text:style-name="T1624">լրագրող</text:span><text:span text:style-name="T1625">,<text:s/></text:span><text:span text:style-name="T1626">ԱԺ</text:span><text:span text:style-name="T1627"><text:s/></text:span><text:span text:style-name="T1628">նախկին</text:span><text:span text:style-name="T1629"><text:s/></text:span><text:span text:style-name="T1630">պատգամավոր</text:span><text:span text:style-name="T1631"><text:s/>(</text:span><text:span text:style-name="T1632">ՀՀԿ</text:span><text:span text:style-name="T1633">)<text:s/></text:span><text:span text:style-name="T1634">Մարգարիտ</text:span><text:span text:style-name="T1635"><text:s/></text:span><text:span text:style-name="T1636">Եսայանը</text:span><text:span text:style-name="T1637"><text:s/></text:span><text:span text:style-name="T1638">մեկնաբանում</text:span><text:span text:style-name="T1639"><text:s/></text:span><text:span text:style-name="T1640">է</text:span><text:span text:style-name="T1641"><text:s/></text:span><text:span text:style-name="T1642">Ռ</text:span><text:span text:style-name="T1643">.<text:s/></text:span><text:span text:style-name="T1644">Քոչարյանի</text:span><text:span text:style-name="T1645"><text:s/></text:span><text:span text:style-name="T1646">օրոք</text:span><text:span text:style-name="T1647">, 2007-</text:span><text:span text:style-name="T1648">ի</text:span><text:span text:style-name="T1649"><text:s/></text:span><text:span text:style-name="T1650">ԱԺ</text:span><text:span text:style-name="T1651"><text:s/></text:span><text:soft-page-break/><text:span text:style-name="T1652">ընտրություններում</text:span><text:span text:style-name="T1653"><text:s/></text:span><text:span text:style-name="T1654">ընտրակաշառքի</text:span><text:span text:style-name="T1655"><text:s/></text:span><text:span text:style-name="T1656">համատարած</text:span><text:span text:style-name="T1657"><text:s/></text:span><text:span text:style-name="T1658">բաժանման</text:span><text:span text:style-name="T1659"><text:s/></text:span><text:span text:style-name="T1660">դեպքերի</text:span><text:span text:style-name="T1661"><text:s/></text:span><text:span text:style-name="T1662">մասին</text:span><text:span text:style-name="T1663"><text:s/></text:span><text:span text:style-name="T1664">իր</text:span><text:span text:style-name="T1665"><text:s/></text:span><text:span text:style-name="T1666">հոդվածը</text:span><text:span text:style-name="T1667"><text:s/>(</text:span><text:span text:style-name="T1668">Ընտրության</text:span><text:span text:style-name="T1669"><text:s/></text:span><text:span text:style-name="T1670">պատրանք</text:span><text:span text:style-name="T1671">,<text:s/></text:span><text:span text:style-name="T1672">մաս</text:span><text:span text:style-name="T1673"><text:s/>2)</text:span></text:p>
      <text:p text:style-name="P1674"><text:a xlink:href="https://vimeo.com/312483692" office:target-frame-name="_top" xlink:show="replace"><text:span text:style-name="T1675">https://vimeo.com/312483692</text:span></text:a></text:p>
      <text:p text:style-name="P1676"/>
      <text:p text:style-name="P1677"/>
      <text:p text:style-name="P1678"><text:span text:style-name="T1679">Margarit_Yesayan_2.mp4<text:s/></text:span><text:span text:style-name="T1680">Նախկին</text:span><text:span text:style-name="T1681"><text:s/></text:span><text:span text:style-name="T1682">լրագրող</text:span><text:span text:style-name="T1683">,<text:s/></text:span><text:span text:style-name="T1684">ԱԺ</text:span><text:span text:style-name="T1685"><text:s/></text:span><text:span text:style-name="T1686">նախկին</text:span><text:span text:style-name="T1687"><text:s/></text:span><text:span text:style-name="T1688">պատգամավոր</text:span><text:span text:style-name="T1689"><text:s/>(</text:span><text:span text:style-name="T1690">ՀՀԿ</text:span><text:span text:style-name="T1691">)<text:s/></text:span><text:span text:style-name="T1692">Մարգարիտ</text:span><text:span text:style-name="T1693"><text:s/></text:span><text:span text:style-name="T1694">Եսայանը</text:span><text:span text:style-name="T1695"><text:s/></text:span><text:span text:style-name="T1696">մեկնաբանում</text:span><text:span text:style-name="T1697"><text:s/></text:span><text:span text:style-name="T1698">է</text:span><text:span text:style-name="T1699"><text:s/>06.12.2015-</text:span><text:span text:style-name="T1700">ի</text:span><text:span text:style-name="T1701"><text:s/></text:span><text:span text:style-name="T1702">Սահմանադրական</text:span><text:span text:style-name="T1703"><text:s/></text:span><text:span text:style-name="T1704">հանրաքվեի</text:span><text:span text:style-name="T1705"><text:s/></text:span><text:span text:style-name="T1706">մեդիալուսաբանումը</text:span><text:span text:style-name="T1707">. «</text:span><text:span text:style-name="T1708">Մեդիադաշտը</text:span><text:span text:style-name="T1709"><text:s/></text:span><text:span text:style-name="T1710">այսօր</text:span><text:span text:style-name="T1711"><text:s/></text:span><text:span text:style-name="T1712">ազատ</text:span><text:span text:style-name="T1713"><text:s/></text:span><text:span text:style-name="T1714">չէ</text:span><text:span text:style-name="T1715">»</text:span><text:span text:style-name="T1716">։</text:span><text:span text:style-name="T1717"><text:s/> (</text:span><text:span text:style-name="T1718">Ընտրության</text:span><text:span text:style-name="T1719"><text:s/></text:span><text:span text:style-name="T1720">պատրանք</text:span><text:span text:style-name="T1721">,<text:s/></text:span><text:span text:style-name="T1722">մաս</text:span><text:span text:style-name="T1723"><text:s/>1) <text:s/></text:span><text:span text:style-name="T1724">ՓԱԿ</text:span></text:p>
      <text:p text:style-name="P1725"><text:a xlink:href="https://vimeo.com/312479806/8582e4752f" office:target-frame-name="_top" xlink:show="replace"><text:span text:style-name="T1726">https://vimeo.com/312479806/8582e4752f</text:span></text:a></text:p>
      <text:p text:style-name="P1727"/>
      <text:p text:style-name="P1728"/>
      <text:p text:style-name="P1729"><text:span text:style-name="T1730">marionetner.mp4<text:s/></text:span><text:span text:style-name="T1731">Մարիոնետների</text:span><text:span text:style-name="T1732"><text:s/></text:span><text:span text:style-name="T1733">թատրոն։</text:span><text:span text:style-name="T1734"><text:s/></text:span><text:span text:style-name="T1735">Ֆիլմի</text:span><text:span text:style-name="T1736"><text:s/></text:span><text:span text:style-name="T1737">հեղինակ՝</text:span><text:span text:style-name="T1738"><text:s/></text:span><text:span text:style-name="T1739">Թեհմինե</text:span><text:span text:style-name="T1740"><text:s/></text:span><text:span text:style-name="T1741">Ենոքյան</text:span><text:span text:style-name="T1742">,<text:s/></text:span><text:span text:style-name="T1743">Լրագիր</text:span><text:span text:style-name="T1744"><text:s/>AM</text:span><text:a xlink:href="https://www.youtube.com/watch?v=Oh-TV0yz7K8" office:target-frame-name="_top" xlink:show="replace"><text:span text:style-name="T1745"><text:s/></text:span></text:a><text:a xlink:href="https://www.youtube.com/watch?v=Oh-TV0yz7K8" office:target-frame-name="_top" xlink:show="replace"><text:span text:style-name="T1746">https://www.youtube.com/watch?v=Oh-TV0yz7K8</text:span></text:a><text:a xlink:href="https://www.youtube.com/watch?v=Oh-TV0yz7K8" office:target-frame-name="_top" xlink:show="replace"><text:span text:style-name="T1747"><text:s/></text:span></text:a><text:span text:style-name="T1748">(</text:span><text:span text:style-name="T1749">կինոսրահ</text:span><text:span text:style-name="T1750">)</text:span></text:p>
      <text:p text:style-name="P1751"/>
      <text:p text:style-name="P1752"><text:span text:style-name="T1753">Martsiget.mp4 «</text:span><text:span text:style-name="T1754">Օկուպացված</text:span><text:span text:style-name="T1755">»<text:s/></text:span><text:span text:style-name="T1756">գետեր</text:span><text:span text:style-name="T1757">.<text:s/></text:span><text:span text:style-name="T1758">Մարցիգետ։</text:span><text:span text:style-name="T1759"><text:s/></text:span><text:span text:style-name="T1760">Հեղինակներ՝</text:span><text:span text:style-name="T1761"><text:s/></text:span><text:span text:style-name="T1762">Քրիստինե</text:span><text:span text:style-name="T1763"><text:s/></text:span><text:span text:style-name="T1764">Աղալարյան</text:span><text:span text:style-name="T1765">,<text:s/></text:span><text:span text:style-name="T1766">Դավիթ</text:span><text:span text:style-name="T1767"><text:s/></text:span><text:span text:style-name="T1768">Բանուչյան</text:span><text:span text:style-name="T1769">, «</text:span><text:span text:style-name="T1770">Հետք</text:span><text:span text:style-name="T1771">»</text:span><text:span text:style-name="T1772"><text:s/></text:span><text:a xlink:href="http://hetq.am/arm/multimedia/videos/319/" office:target-frame-name="_top" xlink:show="replace"><text:span text:style-name="T1773">http://hetq.am/arm/multimedia/videos/319/</text:span></text:a><text:span text:style-name="T1774"><text:s/></text:span><text:span text:style-name="T1775">(</text:span><text:span text:style-name="T1776">կինոսրահ</text:span><text:span text:style-name="T1777">)</text:span></text:p>
      <text:p text:style-name="P1778"/>
      <text:p text:style-name="P1779"><text:span text:style-name="T1780">Mi-sepakanashnorhman-patm.mp4<text:s/></text:span><text:span text:style-name="T1781">Մի</text:span><text:span text:style-name="T1782"><text:s/></text:span><text:span text:style-name="T1783">սեփականաշնորհման</text:span><text:span text:style-name="T1784"><text:s/></text:span><text:span text:style-name="T1785">պատմություն</text:span><text:span text:style-name="T1786">.  </text:span><text:span text:style-name="T1787">Հայաստանի</text:span><text:span text:style-name="T1788"><text:s/></text:span><text:span text:style-name="T1789">էներգետիկ</text:span><text:span text:style-name="T1790"><text:s/></text:span><text:span text:style-name="T1791">ռեֆորմները</text:span><text:span text:style-name="T1792"><text:s/>1991-2005,<text:s/></text:span><text:span text:style-name="T1793">հեղինակ՝</text:span><text:span text:style-name="T1794"><text:s/></text:span><text:span text:style-name="T1795">Տիգրան</text:span><text:span text:style-name="T1796"><text:s/></text:span><text:span text:style-name="T1797">Պասկևիչյան</text:span><text:span text:style-name="T1798">,<text:s/></text:span><text:span text:style-name="T1799">ռեժիսոր՝</text:span><text:span text:style-name="T1800"><text:s/></text:span><text:span text:style-name="T1801">Արա</text:span><text:span text:style-name="T1802"><text:s/></text:span><text:span text:style-name="T1803">Շիրինյան</text:span><text:span text:style-name="T1804"><text:s/> </text:span><text:a xlink:href="https://www.youtube.com/watch?v=s92YE9iEJqg" office:target-frame-name="_top" xlink:show="replace"><text:span text:style-name="T1805">https://www.youtube.com/watch?v=s92YE9iEJqg</text:span></text:a><text:span text:style-name="T1806"><text:s/>(«</text:span><text:span text:style-name="T1807">Անկախության</text:span><text:span text:style-name="T1808"><text:s/></text:span><text:span text:style-name="T1809">մութն</text:span><text:span text:style-name="T1810"><text:s/></text:span><text:span text:style-name="T1811">ու</text:span><text:span text:style-name="T1812"><text:s/></text:span><text:span text:style-name="T1813">ցուրտը</text:span><text:span text:style-name="T1814">»,<text:s/></text:span><text:span text:style-name="T1815">մաս</text:span><text:span text:style-name="T1816"><text:s/>2)</text:span></text:p>
      <text:p text:style-name="P1817"><text:span text:style-name="T1818">Movses_Aristakesyan.mp4  </text:span><text:span text:style-name="T1819">Փորձագետ</text:span><text:span text:style-name="T1820"><text:s/></text:span><text:span text:style-name="T1821">Մովսես</text:span><text:span text:style-name="T1822"><text:s/></text:span><text:span text:style-name="T1823">Արիստակեսյանը</text:span><text:span text:style-name="T1824"><text:s/></text:span><text:span text:style-name="T1825">ներկայացնում</text:span><text:span text:style-name="T1826"><text:s/></text:span><text:span text:style-name="T1827">և</text:span><text:span text:style-name="T1828"><text:s/></text:span><text:span text:style-name="T1829">մեկնաբանում</text:span><text:span text:style-name="T1830"><text:s/></text:span><text:span text:style-name="T1831">է</text:span><text:span text:style-name="T1832"><text:s/></text:span><text:span text:style-name="T1833">ՀՀ</text:span><text:span text:style-name="T1834"><text:s/></text:span><text:span text:style-name="T1835">առաջին</text:span><text:span text:style-name="T1836"><text:s/></text:span><text:span text:style-name="T1837">մենաշնորհի</text:span><text:span text:style-name="T1838"><text:s/></text:span><text:span text:style-name="T1839">պատմությունը</text:span><text:span text:style-name="T1840"><text:s/></text:span><text:span text:style-name="T1841">ՓԱԿ</text:span><text:span text:style-name="T1842"><text:s/> (</text:span><text:span text:style-name="T1843">Արմենտելի</text:span><text:span text:style-name="T1844"><text:s/></text:span><text:span text:style-name="T1845">կծիկը</text:span><text:span text:style-name="T1846">)<text:s/></text:span><text:span text:style-name="T1847">Լրացնել</text:span><text:span text:style-name="T1848"><text:s/></text:span><text:span text:style-name="T1849">մեջբերումը</text:span><text:span text:style-name="T1850">.<text:s/></text:span><text:span text:style-name="T1851">ՀՀ</text:span><text:span text:style-name="T1852"><text:s/></text:span><text:span text:style-name="T1853">վարչապետ</text:span><text:span text:style-name="T1854"><text:s/></text:span><text:span text:style-name="T1855">Արմեն</text:span><text:span text:style-name="T1856"><text:s/></text:span><text:span text:style-name="T1857">Դարբինյանը</text:span><text:span text:style-name="T1858">...</text:span></text:p>
      <text:p text:style-name="P1859"><text:span text:style-name="T1860">վերակազմակերպել</text:span><text:span text:style-name="T1861"><text:s/>-<text:s/></text:span><text:span text:style-name="T1862">նյութը</text:span><text:span text:style-name="T1863"><text:s/></text:span><text:span text:style-name="T1864">նույնպես</text:span><text:span text:style-name="T1865"><text:s/></text:span><text:span text:style-name="T1866">ներկայացնել</text:span><text:span text:style-name="T1867">,<text:s/></text:span><text:span text:style-name="T1868">զուգահեռաբար</text:span></text:p>
      <text:p text:style-name="P1869"><text:a xlink:href="https://vimeo.com/314243711/157029c4ec" office:target-frame-name="_top" xlink:show="replace"><text:span text:style-name="Hyperlink">https://vimeo.com/314243711/157029c4ec</text:span></text:a></text:p>
      <text:p text:style-name="P1870"/>
      <text:p text:style-name="P1871"><text:span text:style-name="T1872">nabasdak.mp4 Armenia, Yerevan's corrupt police harassment by false pull over<text:s/></text:span><text:a xlink:href="https://www.youtube.com/watch?v=UkOqBYgzZ1M" office:target-frame-name="_top" xlink:show="replace"><text:span text:style-name="T1873">https://www.yo</text:span><text:span text:style-name="T1874">utube.com/watch?v=UkOqBYgzZ1M</text:span></text:a><text:span text:style-name="T1875"><text:s/>nabasdak<text:s/></text:span><text:span text:style-name="T1876">ծածկանունով</text:span><text:span text:style-name="T1877"><text:s/></text:span><text:span text:style-name="T1878">օգտատերը</text:span><text:span text:style-name="T1879"><text:s/>«</text:span><text:span text:style-name="T1880">Յություբ</text:span><text:span text:style-name="T1881">»<text:s/></text:span><text:span text:style-name="T1882">է</text:span><text:span text:style-name="T1883"><text:s/></text:span><text:span text:style-name="T1884">ներբեռնել</text:span><text:span text:style-name="T1885"><text:s/></text:span><text:span text:style-name="T1886">իր</text:span><text:span text:style-name="T1887"><text:s/></text:span><text:span text:style-name="T1888">դիմադրությունը</text:span><text:span text:style-name="T1889"><text:s/></text:span><text:span text:style-name="T1890">ՀՀ</text:span><text:span text:style-name="T1891"><text:s/></text:span><text:span text:style-name="T1892">ոստիկանության</text:span><text:span text:style-name="T1893"><text:s/></text:span><text:span text:style-name="T1894">ոչ</text:span><text:span text:style-name="T1895"><text:s/></text:span><text:span text:style-name="T1896">օրինական</text:span><text:span text:style-name="T1897"><text:s/></text:span><text:span text:style-name="T1898">պահանջին</text:span><text:span text:style-name="T1899"><text:s/>(</text:span><text:span text:style-name="T1900">Հաղորդումներ</text:span><text:span text:style-name="T1901">)</text:span></text:p>
      <text:p text:style-name="P1902"><text:a xlink:href="https://vimeo.com/314243776/1879415707" office:target-frame-name="_top" xlink:show="replace"><text:span text:style-name="T1903">https://vimeo.com/314243776/1879415707</text:span></text:a></text:p>
      <text:p text:style-name="P1904"/>
      <text:p text:style-name="P1905"/>
      <text:soft-page-break/>
      <text:p text:style-name="P1906"><text:span text:style-name="T1907">Nikol_Pashinyan.mp4<text:s/></text:span><text:span text:style-name="T1908">Նախկին</text:span><text:span text:style-name="T1909"><text:s/></text:span><text:span text:style-name="T1910">լրագրող</text:span><text:span text:style-name="T1911"><text:s/></text:span><text:span text:style-name="T1912">և</text:span><text:span text:style-name="T1913"><text:s/></text:span><text:span text:style-name="T1914">քաղբանտարկյալ</text:span><text:span text:style-name="T1915">,<text:s/></text:span><text:span text:style-name="T1916">ՀՀ</text:span><text:span text:style-name="T1917"><text:s/></text:span><text:span text:style-name="T1918">վարչապետ</text:span><text:span text:style-name="T1919"><text:s/></text:span><text:span text:style-name="T1920">Նիկոլ</text:span><text:span text:style-name="T1921"><text:s/></text:span><text:span text:style-name="T1922">Փաշինյանը</text:span><text:span text:style-name="T1923"><text:s/></text:span><text:span text:style-name="T1924">ՔԿՀ</text:span><text:span text:style-name="T1925">-</text:span><text:span text:style-name="T1926">ներում</text:span><text:span text:style-name="T1927"><text:s/></text:span><text:span text:style-name="T1928">տիրող</text:span><text:span text:style-name="T1929"><text:s/></text:span><text:span text:style-name="T1930">վիճակի</text:span><text:span text:style-name="T1931"><text:s/></text:span><text:span text:style-name="T1932">մասին</text:span><text:span text:style-name="T1933"><text:s/></text:span><text:span text:style-name="T1934"> (</text:span><text:span text:style-name="T1935">Օրենքի՞</text:span><text:span text:style-name="T1936">,<text:s/></text:span><text:span text:style-name="T1937">թե՞</text:span><text:span text:style-name="T1938"><text:s/></text:span><text:span text:style-name="T1939">իշխանության</text:span><text:span text:style-name="T1940"><text:s/></text:span><text:span text:style-name="T1941">ծառաներ</text:span><text:span text:style-name="T1942">, 1-</text:span><text:span text:style-name="T1943">ին</text:span><text:span text:style-name="T1944"><text:s/></text:span><text:span text:style-name="T1945">բաժին</text:span><text:span text:style-name="T1946">)<text:s/></text:span><text:span text:style-name="T1947">ՓԱԿ</text:span></text:p>
      <text:p text:style-name="P1948"><text:a xlink:href="https://vimeo.com/314243845/878fee5bad" office:target-frame-name="_top" xlink:show="replace"><text:span text:style-name="T1949">https://vimeo.com/314243845/878fee5bad</text:span></text:a></text:p>
      <text:p text:style-name="P1950"/>
      <text:p text:style-name="P1951"/>
      <text:p text:style-name="P1952"><text:span text:style-name="T1953">otarum.mp4<text:s/></text:span><text:span text:style-name="T1954">Օտարում</text:span><text:span text:style-name="T1955">,<text:s/></text:span><text:span text:style-name="T1956">հեղինակ՝</text:span><text:span text:style-name="T1957"><text:s/></text:span><text:span text:style-name="T1958">Տիգրան</text:span><text:span text:style-name="T1959"><text:s/></text:span><text:span text:style-name="T1960">Պասկևիչյան</text:span><text:span text:style-name="T1961">,<text:s/></text:span><text:span text:style-name="T1962">ռեժիսոր՝</text:span><text:span text:style-name="T1963"><text:s/></text:span><text:span text:style-name="T1964">Կարեն</text:span><text:span text:style-name="T1965"><text:s/></text:span><text:span text:style-name="T1966">Ադամյան</text:span></text:p>
      <text:p text:style-name="P1967"><text:span text:style-name="T1968">Հյուսիսային</text:span><text:span text:style-name="T1969"><text:s/></text:span><text:span text:style-name="T1970">պողոտայի</text:span><text:span text:style-name="T1971"><text:s/></text:span><text:span text:style-name="T1972">կառուցման</text:span><text:span text:style-name="T1973"><text:s/></text:span><text:span text:style-name="T1974">ողբերգական</text:span><text:span text:style-name="T1975"><text:s/></text:span><text:span text:style-name="T1976">պատմությունը</text:span><text:a xlink:href="https://www.youtube.com/watch?v=1hl_E3vv-v8" office:target-frame-name="_top" xlink:show="replace"><text:s/>https://www.youtube.com/watch?v=1hl_E3vv-v8</text:a></text:p>
      <text:p text:style-name="P1977"/>
      <text:p text:style-name="P1978"><text:span text:style-name="T1979">panama-new-names.mp4<text:s/></text:span><text:span text:style-name="T1980">Հրապարակվել</text:span><text:span text:style-name="T1981"><text:s/></text:span><text:span text:style-name="T1982">են</text:span><text:span text:style-name="T1983"><text:s/>«</text:span><text:span text:style-name="T1984">պանամյան</text:span><text:span text:style-name="T1985"><text:s/></text:span><text:span text:style-name="T1986">փաստաթղթերում</text:span><text:span text:style-name="T1987">»<text:s/></text:span><text:span text:style-name="T1988">ընդգրկված</text:span><text:span text:style-name="T1989"><text:s/></text:span><text:span text:style-name="T1990">հայաստանցիների</text:span><text:span text:style-name="T1991"><text:s/></text:span><text:span text:style-name="T1992">նոր</text:span><text:span text:style-name="T1993"><text:s/></text:span><text:span text:style-name="T1994">անուններ</text:span><text:span text:style-name="T1995">,<text:s/></text:span><text:span text:style-name="T1996">Ազատություն</text:span><text:span text:style-name="T1997"><text:s/></text:span><text:a xlink:href="https://www.youtube.com/watch?v=efD-uPZqjDQ" office:target-frame-name="_top" xlink:show="replace"><text:span text:style-name="T1998">https://www.youtube.com/watch?v=efD-uPZ</text:span><text:span text:style-name="T1999">qjDQ</text:span></text:a></text:p>
      <text:p text:style-name="P2000"><text:a xlink:href="https://www.azatutyun.am/a/27726068.html" office:target-frame-name="_top" xlink:show="replace"><text:span text:style-name="T2001">https://www.azatutyun.am/a/27726068.html</text:span></text:a></text:p>
      <text:p text:style-name="P2002"><text:span text:style-name="T2003"><text:s/> </text:span></text:p>
      <text:p text:style-name="P2004"><text:span text:style-name="T2005">qo-grpanic.mp4<text:s/></text:span><text:span text:style-name="T2006">Քո</text:span><text:span text:style-name="T2007"><text:s/></text:span><text:span text:style-name="T2008">գրպանից՝</text:span><text:span text:style-name="T2009"><text:s/></text:span><text:span text:style-name="T2010">դատավորների</text:span><text:span text:style-name="T2011"><text:s/></text:span><text:span text:style-name="T2012">սխալներին</text:span><text:a xlink:href="https://www.youtube.com/channel/UCxPJyX0oQWmqZ5akbuN5DTg" office:target-frame-name="_top" xlink:show="replace"><text:span text:style-name="T2013"><text:s/></text:span></text:a><text:a xlink:href="https://www.youtube.com/channel/UCxPJyX0oQWmqZ5akbuN5DTg" office:target-frame-name="_top" xlink:show="replace"><text:span text:style-name="T2014">CivilNet TV</text:span></text:a><text:span text:style-name="T2015">, (</text:span><text:span text:style-name="T2016">հաղորդումներ</text:span><text:span text:style-name="T2017">)</text:span></text:p>
      <text:p text:style-name="P2018"><text:a xlink:href="https://vimeo.com/314244057" office:target-frame-name="_top" xlink:show="replace"><text:span text:style-name="Hyperlink">https://vimeo.com/314244057</text:span></text:a></text:p>
      <text:p text:style-name="P2019"/>
      <text:p text:style-name="P2020"><text:span text:style-name="T2021"><text:s/></text:span><text:span text:style-name="T2022">Published on Aug 14, 2016</text:span><text:span text:style-name="T2023"><text:s/> </text:span><text:a xlink:href="https://www.youtube.com/watch?v=a1qqryvNmac" office:target-frame-name="_top" xlink:show="replace"><text:span text:style-name="T2024">https://www.youtube.com/watch?v=a1qqryvNmac</text:span></text:a></text:p>
      <text:p text:style-name="P2025"/>
      <text:p text:style-name="P2026"><text:span text:style-name="T2027">Qristine.mp4<text:s/></text:span><text:span text:style-name="T2028">Հետաքննող</text:span><text:span text:style-name="T2029"><text:s/></text:span><text:span text:style-name="T2030">լրագրող</text:span><text:span text:style-name="T2031"><text:s/></text:span><text:span text:style-name="T2032">Քրիստինե</text:span><text:span text:style-name="T2033"><text:s/></text:span><text:span text:style-name="T2034">Աղալարյանը</text:span><text:span text:style-name="T2035"><text:s/></text:span><text:span text:style-name="T2036">մեկնաբանում</text:span><text:span text:style-name="T2037"><text:s/></text:span><text:span text:style-name="T2038">է</text:span><text:span text:style-name="T2039"><text:s/></text:span><text:span text:style-name="T2040">իր</text:span><text:span text:style-name="T2041"><text:s/>«</text:span><text:span text:style-name="T2042">Սփյուռքահայ</text:span><text:span text:style-name="T2043"><text:s/></text:span><text:span text:style-name="T2044">ներդրողների</text:span><text:span text:style-name="T2045"><text:s/></text:span><text:span text:style-name="T2046">շահերը</text:span><text:span text:style-name="T2047">,<text:s/></text:span><text:span text:style-name="T2048">հայրենիքի</text:span><text:span text:style-name="T2049"><text:s/></text:span><text:span text:style-name="T2050">պատիվն</text:span><text:span text:style-name="T2051"><text:s/></text:span><text:span text:style-name="T2052">ու</text:span><text:span text:style-name="T2053"><text:s/></text:span><text:span text:style-name="T2054">ՊԵԿ</text:span><text:span text:style-name="T2055">-</text:span><text:span text:style-name="T2056">ի</text:span><text:span text:style-name="T2057"><text:s/></text:span><text:span text:style-name="T2058">ներկայացուցիչը</text:span><text:span text:style-name="T2059">»<text:s/></text:span><text:span text:style-name="T2060">հոդվածը</text:span><text:span text:style-name="T2061"><text:s/>(«</text:span><text:span text:style-name="T2062">Հետք</text:span><text:span text:style-name="T2063">», 24<text:s/></text:span><text:span text:style-name="T2064">փտր</text:span><text:span text:style-name="T2065"><text:s/>2012)</text:span></text:p>
      <text:p text:style-name="P2066"><text:span text:style-name="T2067">(</text:span><text:span text:style-name="T2068">Օտարերկրյա</text:span><text:span text:style-name="T2069"><text:s/></text:span><text:span text:style-name="T2070">ներդրող՝</text:span><text:span text:style-name="T2071"><text:s/></text:span><text:span text:style-name="T2072">դժբախտության</text:span><text:span text:style-name="T2073"><text:s/></text:span><text:span text:style-name="T2074">մեխանիկան</text:span><text:span text:style-name="T2075">,<text:s/></text:span><text:span text:style-name="T2076">մաս</text:span><text:span text:style-name="T2077"><text:s/>2)</text:span><text:span text:style-name="T2078"><text:s/></text:span><text:span text:style-name="T2079">ՓԱԿ</text:span></text:p>
      <text:p text:style-name="P2080"><text:a xlink:href="https://vimeo.com/314244096/22f64f905c" office:target-frame-name="_top" xlink:show="replace"><text:span text:style-name="T2081">https://vimeo.com/314244096/22f64f905c</text:span></text:a></text:p>
      <text:p text:style-name="P2082"/>
      <text:p text:style-name="P2083"/>
      <text:p text:style-name="P2084"><text:span text:style-name="T2085">Sos_4_11.mp4  </text:span><text:span text:style-name="T2086">Հատվածներ</text:span><text:span text:style-name="T2087"><text:s/>SOS<text:s/></text:span><text:span text:style-name="T2088">երգիծական</text:span><text:span text:style-name="T2089"><text:s/></text:span><text:span text:style-name="T2090">հաղորդաշարից՝</text:span><text:span text:style-name="T2091"><text:s/></text:span><text:span text:style-name="T2092">ոստիկանների</text:span><text:span text:style-name="T2093"><text:s/></text:span><text:span text:style-name="T2094">թեմայով</text:span><text:span text:style-name="T2095"><text:s/> (#4 SOS<text:s/></text:span><text:a xlink:href="https://www.youtube.com/watch?v=alHG9B-A1MQ" office:target-frame-name="_top" xlink:show="replace"><text:span text:style-name="T2096">https://www.youtube.com/watch?v=alHG9B-A1MQ</text:span></text:a><text:span text:style-name="T2097"><text:s/></text:span><text:span text:style-name="T2098">և</text:span><text:span text:style-name="T2099"><text:s/>#11 SOS G/7</text:span></text:p>
      <text:p text:style-name="P2100"><text:span text:style-name="T2101"><text:s/></text:span><text:a xlink:href="https://www.youtube.com/watch?v=FxewVeQy1DA" office:target-frame-name="_top" xlink:show="replace"><text:span text:style-name="T2102">https://www.youtube.com/watch?v=FxewVeQy1DA</text:span></text:a><text:span text:style-name="T2103">)</text:span></text:p>
      <text:p text:style-name="P2104"><text:span text:style-name="T2105">(</text:span><text:span text:style-name="T2106">Օրենքի՞</text:span><text:span text:style-name="T2107">,<text:s/></text:span><text:span text:style-name="T2108">թե՞</text:span><text:span text:style-name="T2109"><text:s/></text:span><text:span text:style-name="T2110">իշխանության</text:span><text:span text:style-name="T2111"><text:s/></text:span><text:span text:style-name="T2112">ծառաներ</text:span><text:span text:style-name="T2113">, 2-</text:span><text:span text:style-name="T2114">րդ</text:span><text:span text:style-name="T2115"><text:s/></text:span><text:span text:style-name="T2116">բաժին</text:span><text:span text:style-name="T2117">)<text:s/></text:span><text:span text:style-name="T2118">ՓԱԿ</text:span></text:p>
      <text:p text:style-name="P2119"><text:a xlink:href="https://vimeo.com/314244268/05316f7579" office:target-frame-name="_top" xlink:show="replace"><text:span text:style-name="Hyperlink">https://vimeo.com/314244268/05316f7579</text:span></text:a></text:p>
      <text:p text:style-name="P2120"/>
      <text:p text:style-name="P2121"><text:span text:style-name="T2122"><text:s/>sos17.mp4 -<text:s/></text:span><text:span text:style-name="T2123">չեմ</text:span><text:span text:style-name="T2124"><text:s/></text:span><text:span text:style-name="T2125">գտնում</text:span><text:span text:style-name="T2126"><text:s/></text:span><text:span text:style-name="T2127">տեղը</text:span></text:p>
      <text:p text:style-name="P2128"><text:a xlink:href="https://vimeo.com/314244292/35285700ba" office:target-frame-name="_top" xlink:show="replace"><text:span text:style-name="T2129">https://vimeo.com/314244292/35285700ba</text:span></text:a></text:p>
      <text:p text:style-name="P2130"/>
      <text:p text:style-name="P2131"/>
      <text:p text:style-name="P2132"><text:span text:style-name="T2133">Stuzhe_for_Vahram_full_ditak.mp4 -<text:s/></text:span><text:span text:style-name="T2134">Ընտրակաշառքը՝</text:span><text:span text:style-name="T2135"><text:s/></text:span><text:span text:style-name="T2136">դեռ</text:span><text:span text:style-name="T2137"><text:s/>2000<text:s/></text:span><text:span text:style-name="T2138">դրամ</text:span><text:span text:style-name="T2139">,<text:s/></text:span><text:span text:style-name="T2140">Դիտակ</text:span><text:span text:style-name="T2141"><text:s/>- 69,<text:s/></text:span><text:span text:style-name="T2142">Ինտերնյուս</text:span><text:span text:style-name="T2143"><text:s/>(</text:span><text:span text:style-name="T2144">Ընտրության</text:span><text:span text:style-name="T2145"><text:s/></text:span><text:span text:style-name="T2146">պատրանք</text:span><text:span text:style-name="T2147">, 2)<text:s/></text:span><text:span text:style-name="T2148">ԲԱՑ</text:span></text:p>
      <text:p text:style-name="P2149"><text:a xlink:href="https://vimeo.com/314244422" office:target-frame-name="_top" xlink:show="replace"><text:span text:style-name="Hyperlink">https://vimeo.com/314244422</text:span></text:a></text:p>
      <text:p text:style-name="P2150"/>
      <text:soft-page-break/>
      <text:p text:style-name="P2151"><text:span text:style-name="T2152">Sut.am.mp4<text:s/></text:span><text:span text:style-name="T2153">Հատված</text:span><text:span text:style-name="T2154"><text:s/>Sut.am<text:s/></text:span><text:span text:style-name="T2155">կայքի</text:span><text:span text:style-name="T2156"><text:s/>«</text:span><text:span text:style-name="T2157">ՀՀԿ</text:span><text:span text:style-name="T2158">-</text:span><text:span text:style-name="T2159">ն</text:span><text:span text:style-name="T2160"><text:s/></text:span><text:span text:style-name="T2161">չարաշահում</text:span><text:span text:style-name="T2162"><text:s/></text:span><text:span text:style-name="T2163">է</text:span><text:span text:style-name="T2164"><text:s/></text:span><text:span text:style-name="T2165">վարչական</text:span><text:span text:style-name="T2166"><text:s/></text:span><text:span text:style-name="T2167">ռեսուրսը</text:span><text:span text:style-name="T2168"><text:s/></text:span><text:span text:style-name="T2169">դպրոցներում</text:span><text:span text:style-name="T2170"><text:s/></text:span><text:span text:style-name="T2171">ու</text:span><text:span text:style-name="T2172"><text:s/></text:span><text:span text:style-name="T2173">մանկապարտեզներում</text:span><text:span text:style-name="T2174"><text:s/>(114<text:s/></text:span><text:span text:style-name="T2175">ձայնագրություններ</text:span><text:span text:style-name="T2176">)»<text:s/></text:span><text:span text:style-name="T2177">նյութի</text:span><text:span text:style-name="T2178">ց</text:span></text:p>
      <text:p text:style-name="P2179"><text:a xlink:href="https://vimeo.com/314244578" office:target-frame-name="_top" xlink:show="replace"><text:span text:style-name="T2180">https://vimeo.com/314244578</text:span></text:a></text:p>
      <text:p text:style-name="P2181"/>
      <text:p text:style-name="P2182"/>
      <text:p text:style-name="P2183"><text:span text:style-name="T2184">Tigran_Paskevichyan_1_72_jam.mp4 «</text:span><text:span text:style-name="T2185">Օտարում</text:span><text:span text:style-name="T2186">»<text:s/></text:span><text:span text:style-name="T2187">տեսաֆիլմի</text:span><text:span text:style-name="T2188"><text:s/></text:span><text:span text:style-name="T2189">հեղինակ</text:span><text:span text:style-name="T2190"><text:s/></text:span><text:span text:style-name="T2191">Տիգրան</text:span><text:span text:style-name="T2192"><text:s/></text:span><text:span text:style-name="T2193">Պասկևիչյանը</text:span><text:span text:style-name="T2194"><text:s/></text:span><text:span text:style-name="T2195">խոսում</text:span><text:span text:style-name="T2196"><text:s/></text:span><text:span text:style-name="T2197">է</text:span><text:span text:style-name="T2198"><text:s/></text:span><text:span text:style-name="T2199">իրավապահների</text:span><text:span text:style-name="T2200"><text:s/></text:span><text:span text:style-name="T2201">գործած</text:span><text:span text:style-name="T2202"><text:s/></text:span><text:span text:style-name="T2203">ապօրինությունների</text:span><text:span text:style-name="T2204"><text:s/></text:span><text:span text:style-name="T2205">մասին</text:span><text:span text:style-name="T2206"><text:s/></text:span><text:span text:style-name="T2207">Հյուսիսային</text:span><text:span text:style-name="T2208"><text:s/></text:span><text:span text:style-name="T2209">պողոտայի</text:span><text:span text:style-name="T2210"><text:s/></text:span><text:span text:style-name="T2211">կառուցման</text:span><text:span text:style-name="T2212"><text:s/></text:span><text:span text:style-name="T2213">ընթացքում</text:span><text:span text:style-name="T2214"><text:s/></text:span><text:span text:style-name="T2215">(</text:span><text:span text:style-name="T2216">Օրենքի՞</text:span><text:span text:style-name="T2217">,<text:s/></text:span><text:span text:style-name="T2218">թե՞</text:span><text:span text:style-name="T2219"><text:s/></text:span><text:span text:style-name="T2220">իշխանության</text:span><text:span text:style-name="T2221"><text:s/></text:span><text:span text:style-name="T2222">ծառաներ</text:span><text:span text:style-name="T2223">, 2-</text:span><text:span text:style-name="T2224">րդ</text:span><text:span text:style-name="T2225"><text:s/></text:span><text:span text:style-name="T2226">բաժին</text:span><text:span text:style-name="T2227">)<text:s/></text:span><text:span text:style-name="T2228">ՓԱԿ</text:span></text:p>
      <text:p text:style-name="P2229"><text:a xlink:href="https://vimeo.com/314244661/79c3576bd5" office:target-frame-name="_top" xlink:show="replace"><text:span text:style-name="T2230">https://vimeo.com/314244661/79c3576bd5</text:span></text:a></text:p>
      <text:p text:style-name="P2231"/>
      <text:p text:style-name="P2232"/>
      <text:p text:style-name="P2233"><text:span text:style-name="T2234">Tigran_Paskevichyan_2_otarum.mp4 «72<text:s/></text:span><text:span text:style-name="T2235">ժամ</text:span><text:span text:style-name="T2236"><text:s/></text:span><text:span text:style-name="T2237">ազատությունից</text:span><text:span text:style-name="T2238"><text:s/></text:span><text:span text:style-name="T2239">հետո</text:span><text:span text:style-name="T2240">»<text:s/></text:span><text:span text:style-name="T2241">տեսաֆիլմի</text:span><text:span text:style-name="T2242"><text:s/></text:span><text:span text:style-name="T2243">հեղինակ</text:span><text:span text:style-name="T2244"><text:s/></text:span><text:span text:style-name="T2245">Տիգրան</text:span><text:span text:style-name="T2246"><text:s/></text:span><text:span text:style-name="T2247">Պասկևիչյանը</text:span><text:span text:style-name="T2248"><text:s/></text:span><text:span text:style-name="T2249">խոսում</text:span><text:span text:style-name="T2250"><text:s/></text:span><text:span text:style-name="T2251">է</text:span><text:span text:style-name="T2252"><text:s/></text:span><text:span text:style-name="T2253">նախնական</text:span><text:span text:style-name="T2254"><text:s/></text:span><text:span text:style-name="T2255">կալանք</text:span><text:span text:style-name="T2256"><text:s/></text:span><text:span text:style-name="T2257">կիրառելիս</text:span><text:span text:style-name="T2258"><text:s/></text:span><text:span text:style-name="T2259">իրավապահների</text:span><text:span text:style-name="T2260"><text:s/></text:span><text:span text:style-name="T2261">գործած</text:span><text:span text:style-name="T2262"><text:s/></text:span><text:span text:style-name="T2263">ապօրինությունների</text:span><text:span text:style-name="T2264"><text:s/></text:span><text:span text:style-name="T2265">մասին</text:span><text:span text:style-name="T2266"><text:s/></text:span><text:span text:style-name="T2267">(</text:span><text:span text:style-name="T2268">Օրենքի՞</text:span><text:span text:style-name="T2269">,<text:s/></text:span><text:span text:style-name="T2270">թե՞</text:span><text:span text:style-name="T2271"><text:s/></text:span><text:span text:style-name="T2272">իշխանության</text:span><text:span text:style-name="T2273"><text:s/></text:span><text:span text:style-name="T2274">ծառաներ</text:span><text:span text:style-name="T2275">, 2-</text:span><text:span text:style-name="T2276">րդ</text:span><text:span text:style-name="T2277"><text:s/></text:span><text:span text:style-name="T2278">բա</text:span><text:span text:style-name="T2279">ժին</text:span><text:span text:style-name="T2280">)<text:s/></text:span><text:span text:style-name="T2281">ՓԱԿ</text:span><text:span text:style-name="T2282"><text:s/>   </text:span><text:span text:style-name="T2283">պետք</text:span><text:span text:style-name="T2284"><text:s/></text:span><text:span text:style-name="T2285">է</text:span><text:span text:style-name="T2286"><text:s/></text:span><text:span text:style-name="T2287">էս</text:span><text:span text:style-name="T2288"><text:s/></text:span><text:span text:style-name="T2289">վերջին</text:span><text:span text:style-name="T2290"><text:s/></text:span><text:span text:style-name="T2291">երկուսի</text:span><text:span text:style-name="T2292"><text:s/></text:span><text:span text:style-name="T2293">տեղերը</text:span><text:span text:style-name="T2294"><text:s/></text:span><text:span text:style-name="T2295">փոխել</text:span><text:span text:style-name="T2296">,<text:s/></text:span><text:span text:style-name="T2297">օգտագործված</text:span><text:span text:style-name="T2298"><text:s/></text:span><text:span text:style-name="T2299">հատվածներն</text:span><text:span text:style-name="T2300"><text:s/></text:span><text:span text:style-name="T2301">ու</text:span><text:span text:style-name="T2302"><text:s/></text:span><text:span text:style-name="T2303">մեկնաբանությունները</text:span><text:span text:style-name="T2304"><text:s/></text:span><text:span text:style-name="T2305">զուգահեռ</text:span><text:span text:style-name="T2306"><text:s/></text:span><text:span text:style-name="T2307">ներկայացնել</text:span></text:p>
      <text:p text:style-name="P2308"><text:a xlink:href="https://vimeo.com/314244766/8e52fc9588" office:target-frame-name="_top" xlink:show="replace"><text:span text:style-name="T2309">https://vimeo.com/314244766/8e52fc9588</text:span></text:a></text:p>
      <text:p text:style-name="P2310"/>
      <text:p text:style-name="P2311"/>
      <text:p text:style-name="P2312"><text:span text:style-name="T2313">Tigran_Paskevichyan_film.mp4<text:s/></text:span><text:span text:style-name="T2314">Հատված</text:span><text:span text:style-name="T2315"><text:s/></text:span><text:span text:style-name="T2316">«</text:span><text:span text:style-name="T2317">Օտարում</text:span><text:span text:style-name="T2318">»<text:s/></text:span><text:span text:style-name="T2319">տեսաֆիլմից։</text:span><text:span text:style-name="T2320"><text:s/></text:span><text:span text:style-name="T2321">Հեղինակ՝</text:span><text:span text:style-name="T2322"><text:s/></text:span><text:span text:style-name="T2323">Տիգրան</text:span><text:span text:style-name="T2324"><text:s/></text:span><text:span text:style-name="T2325">Պասկևիչյան</text:span><text:span text:style-name="T2326"><text:s/></text:span><text:span text:style-name="T2327">ՓԱԿ</text:span><text:span text:style-name="T2328"><text:s/></text:span></text:p>
      <text:p text:style-name="P2329"><text:a xlink:href="https://vimeo.com/314244872/8dc0e37f6c" office:target-frame-name="_top" xlink:show="replace"><text:span text:style-name="T2330">https://vimeo.com/314244872/8dc0e37f6c</text:span></text:a><text:span text:style-name="T2331"><text:s/></text:span></text:p>
      <text:p text:style-name="P2332"/>
      <text:p text:style-name="P2333"><text:span text:style-name="T2334">(</text:span><text:span text:style-name="T2335">Օրենքի՞</text:span><text:span text:style-name="T2336">,<text:s/></text:span><text:span text:style-name="T2337">թե՞</text:span><text:span text:style-name="T2338"><text:s/></text:span><text:span text:style-name="T2339">իշխանության</text:span><text:span text:style-name="T2340"><text:s/></text:span><text:span text:style-name="T2341">ծառաներ</text:span><text:span text:style-name="T2342">, 2-</text:span><text:span text:style-name="T2343">րդ</text:span><text:span text:style-name="T2344"><text:s/></text:span><text:span text:style-name="T2345">բաժին</text:span><text:span text:style-name="T2346">,<text:s/></text:span><text:span text:style-name="T2347">առաջին</text:span><text:span text:style-name="T2348"><text:s/></text:span><text:span text:style-name="T2349">նյութի</text:span><text:span text:style-name="T2350"><text:s/></text:span><text:span text:style-name="T2351">սկզբնաղբյուրը</text:span><text:span text:style-name="T2352"><text:s/>-<text:s/></text:span><text:span text:style-name="T2353">հատվածների</text:span><text:span text:style-name="T2354"><text:s/></text:span><text:span text:style-name="T2355">դեպքում</text:span><text:span text:style-name="T2356"><text:s/></text:span><text:span text:style-name="T2357">փորձենք</text:span><text:span text:style-name="T2358"><text:s/></text:span><text:span text:style-name="T2359">տալ</text:span><text:span text:style-name="T2360"><text:s/></text:span><text:span text:style-name="T2361">նաև</text:span><text:span text:style-name="T2362"><text:s/></text:span><text:span text:style-name="T2363">ամբողջ</text:span><text:span text:style-name="T2364"><text:s/></text:span><text:span text:style-name="T2365">նյութի</text:span><text:span text:style-name="T2366"><text:s/></text:span><text:span text:style-name="T2367">հղումը</text:span><text:span text:style-name="T2368">,<text:s/></text:span><text:span text:style-name="T2369">Արտակ</text:span><text:span text:style-name="T2370"><text:s/></text:span><text:a xlink:href="https://www.youtube.com/watch?v=1hl_E3vv-v8" office:target-frame-name="_top" xlink:show="replace"><text:span text:style-name="T2371">https://www.youtube.com/watch?v=1hl_E3vv-v8</text:span></text:a><text:span text:style-name="T2372"><text:s/>)</text:span></text:p>
      <text:p text:style-name="P2373"/>
      <text:p text:style-name="P2374"><text:span text:style-name="T2375">Tipik-spanutyun.mp4 «</text:span><text:span text:style-name="T2376">Տիպիկ</text:span><text:span text:style-name="T2377"><text:s/></text:span><text:span text:style-name="T2378">սպանություն</text:span><text:span text:style-name="T2379">»</text:span><text:span text:style-name="T2380">․</text:span><text:span text:style-name="T2381"><text:s/></text:span><text:span text:style-name="T2382">փորձագետը</text:span><text:span text:style-name="T2383"><text:s/></text:span><text:span text:style-name="T2384">մասնա</text:span><text:span text:style-name="T2385">կցել</text:span><text:span text:style-name="T2386"><text:s/></text:span><text:span text:style-name="T2387">է</text:span><text:span text:style-name="T2388"><text:s/></text:span><text:span text:style-name="T2389">երեկ</text:span><text:span text:style-name="T2390"><text:s/></text:span><text:span text:style-name="T2391">զոհված</text:span><text:span text:style-name="T2392"><text:s/></text:span><text:span text:style-name="T2393">զինվորի</text:span><text:span text:style-name="T2394"><text:s/></text:span><text:span text:style-name="T2395">դիահերձմանը</text:span><text:span text:style-name="T2396">, Epress.am,<text:s/></text:span><text:a xlink:href="https://epress.am/2014/06/21/" office:target-frame-name="_top" xlink:show="replace"><text:span text:style-name="T2397">https://epress.am/2014/06/21/%C2%AB%D5%BF%D5%AB%D5%BA%D5%AB%D5%AF-%D5%BD%D5%BA%D5%A1%D5%B6%D5%B8%D6%82%D5%A9%D5%B5%D5%B8%D6%82%D5%B6%C2%BB%E2%80%A4-%D6%83%D5%B8%D6%80%D5%B1%D5%A1%D5%A3%D5%A5%D5%BF%D5%A8-%D5%B4%D5%A1%D5%BD%D5%B6.html</text:span></text:a><text:span text:style-name="T2398"><text:s/>    </text:span><text:a xlink:href="https://www.youtube.com/watch?v=bXhdlbskebo" office:target-frame-name="_top" xlink:show="replace"><text:span text:style-name="T2399">https://www.youtube.com/watch?v=bXhdlbskebo</text:span></text:a><text:span text:style-name="T2400"><text:s/></text:span><text:span text:style-name="T2401">(</text:span><text:span text:style-name="T2402">Արդյո՞ք</text:span><text:span text:style-name="T2403"><text:s/></text:span><text:span text:style-name="T2404">բանակը</text:span><text:span text:style-name="T2405">…,<text:s/></text:span><text:span text:style-name="T2406">մաս</text:span><text:span text:style-name="T2407"><text:s/>2)  </text:span><text:span text:style-name="T2408">վերակազմակերպել</text:span><text:span text:style-name="T2409"><text:s/>-<text:s/></text:span><text:span text:style-name="T2410">նյութը</text:span><text:span text:style-name="T2411"><text:s/></text:span><text:span text:style-name="T2412">նույնպես</text:span><text:span text:style-name="T2413"><text:s/></text:span><text:span text:style-name="T2414">ներկայացնել</text:span><text:span text:style-name="T2415">,<text:s/></text:span><text:span text:style-name="T2416">զուգահեռաբար</text:span></text:p>
      <text:p text:style-name="P2417"><text:a xlink:href="https://vimeo.com/314244902/b7abe99430" office:target-frame-name="_top" xlink:show="replace"><text:span text:style-name="Hyperlink">https://vimeo.com/314244902/b7abe99430</text:span></text:a></text:p>
      <text:p text:style-name="P2418"/>
      <text:p text:style-name="P2419"><text:span text:style-name="T2420">Vahe_Sarakhanyan.mp4 «</text:span><text:span text:style-name="T2421">Հետք</text:span><text:span text:style-name="T2422">»-</text:span><text:span text:style-name="T2423">ի</text:span><text:span text:style-name="T2424"><text:s/></text:span><text:span text:style-name="T2425">լրագրող</text:span><text:span text:style-name="T2426"><text:s/></text:span><text:span text:style-name="T2427">Վահե</text:span><text:span text:style-name="T2428"><text:s/></text:span><text:span text:style-name="T2429">Սարուխանյանը</text:span><text:span text:style-name="T2430"><text:s/></text:span><text:span text:style-name="T2431">խոսում</text:span><text:span text:style-name="T2432"><text:s/></text:span><text:span text:style-name="T2433">է</text:span><text:span text:style-name="T2434"><text:s/></text:span><text:span text:style-name="T2435">ենթադրական</text:span><text:span text:style-name="T2436"><text:s/></text:span><text:span text:style-name="T2437">կոծկումն</text:span><text:span text:style-name="T2438">երի</text:span><text:span text:style-name="T2439"><text:s/></text:span><text:span text:style-name="T2440">մասին</text:span><text:span text:style-name="T2441">,<text:s/></text:span><text:span text:style-name="T2442">որոնք</text:span><text:span text:style-name="T2443"><text:s/></text:span><text:span text:style-name="T2444">չբացահայտվեցին</text:span><text:span text:style-name="T2445"><text:s/>«</text:span><text:span text:style-name="T2446">Գոմեշի</text:span><text:span text:style-name="T2447"><text:s/></text:span><text:span text:style-name="T2448">մսի</text:span><text:span text:style-name="T2449">»<text:s/></text:span><text:span text:style-name="T2450">կոռուպցիոն</text:span><text:span text:style-name="T2451"><text:s/></text:span><text:span text:style-name="T2452">գործը</text:span><text:span text:style-name="T2453"><text:s/></text:span><text:span text:style-name="T2454">հետաքննելիս</text:span><text:span text:style-name="T2455"><text:s/>(</text:span><text:span text:style-name="T2456">Արդյո՞ք</text:span><text:span text:style-name="T2457"><text:s/></text:span><text:span text:style-name="T2458">բանակը</text:span><text:span text:style-name="T2459">…,<text:s/></text:span><text:span text:style-name="T2460">մաս</text:span><text:span text:style-name="T2461"><text:s/>1)<text:s/></text:span><text:span text:style-name="T2462">ՓԱԿ</text:span></text:p>
      <text:p text:style-name="P2463"><text:a xlink:href="https://vimeo.com/314245016/48eb13b3d7" office:target-frame-name="_top" xlink:show="replace"><text:span text:style-name="T2464">https://vimeo.com/314245016/48eb13b3d7</text:span></text:a></text:p>
      <text:p text:style-name="P2465"/>
      <text:p text:style-name="P2466"/>
      <text:p text:style-name="P2467"><text:span text:style-name="T2468">V-Sargsya-Mut-U-Curt.mp4<text:s/></text:span><text:span text:style-name="T2469">ՀՀ</text:span><text:span text:style-name="T2470"><text:s/></text:span><text:span text:style-name="T2471">պաշտպանության</text:span><text:span text:style-name="T2472"><text:s/></text:span><text:span text:style-name="T2473">նախարար</text:span><text:span text:style-name="T2474"><text:s/></text:span><text:span text:style-name="T2475">Վազգեն</text:span><text:span text:style-name="T2476"><text:s/></text:span><text:span text:style-name="T2477">Սարգսյանը</text:span><text:span text:style-name="T2478"><text:s/>«</text:span><text:span text:style-name="T2479">ցուրտ</text:span><text:span text:style-name="T2480"><text:s/></text:span><text:span text:style-name="T2481">ու</text:span><text:span text:style-name="T2482"><text:s/></text:span><text:span text:style-name="T2483">մութ</text:span><text:span text:style-name="T2484">»<text:s/></text:span><text:span text:style-name="T2485">տարիների</text:span><text:span text:style-name="T2486"><text:s/></text:span><text:span text:style-name="T2487">մասին</text:span><text:span text:style-name="T2488">, 1996</text:span><text:span text:style-name="T2489">թ</text:span><text:span text:style-name="T2490">.<text:s/></text:span><text:span text:style-name="T2491">(«</text:span><text:span text:style-name="T2492">Անկախության</text:span><text:span text:style-name="T2493"><text:s/></text:span><text:span text:style-name="T2494">մութն</text:span><text:span text:style-name="T2495"><text:s/></text:span><text:span text:style-name="T2496">ու</text:span><text:span text:style-name="T2497"><text:s/></text:span><text:span text:style-name="T2498">ցուրտը</text:span><text:span text:style-name="T2499">»,<text:s/></text:span><text:span text:style-name="T2500">մաս</text:span><text:span text:style-name="T2501"><text:s/>2)<text:s/></text:span><text:a xlink:href="https://www.youtube.com/watch?v=qNVZj-NI_jg" office:target-frame-name="_top" xlink:show="replace"><text:span text:style-name="T2502">https://www.youtube.com/watch?v=qNVZj-NI_jg</text:span></text:a><text:span text:style-name="T2503"><text:s/> </text:span></text:p>
      <text:p text:style-name="P2504"/>
      <text:p text:style-name="P2505"><text:a xlink:href="https://vimeo.com/314243546/52a02cf803" office:target-frame-name="_top" xlink:show="replace"><text:span text:style-name="Hyperlink">https://vimeo.com/314243546/52a02cf803</text:span></text:a></text:p>
      <text:p text:style-name="P250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ylfaen" svg:font-family="Sylfaen" style:font-family-generic="roman" style:font-pitch="variable" svg:panose-1="1 10 5 2 5 3 6 3 3 3"/>
    <style:font-face style:name="Helvetica" svg:font-family="Helvetica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sc-kafwex" style:display-name="sc-kafwex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Vahram Martirosyan</meta:initial-creator>
    <dc:creator>dvmaster</dc:creator>
    <meta:creation-date>2018-11-27T11:31:00Z</meta:creation-date>
    <dc:date>2019-02-11T12:57:00Z</dc:date>
    <meta:template xlink:href="Normal.dotm" xlink:type="simple"/>
    <meta:editing-cycles>26</meta:editing-cycles>
    <meta:editing-duration>PT355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40" meta:word-count="3005" meta:character-count="20095" meta:row-count="142" meta:non-whitespace-character-count="17130"/>
  </office:meta>
</office:document-meta>
</file>